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3" style:family="table-cell" style:parent-style-name="Default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4" style:family="table-cell" style:parent-style-name="Default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2.05316666666667cm"/>
    </style:style>
    <style:style style:name="co2" style:family="table-column">
      <style:table-column-properties fo:break-before="auto" style:column-width="2.243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87866666666667cm"/>
    </style:style>
    <style:style style:name="co6" style:family="table-column">
      <style:table-column-properties fo:break-before="auto" style:column-width="2.476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9.50383333333333cm"/>
    </style:style>
    <style:style style:name="co10" style:family="table-column">
      <style:table-column-properties fo:break-before="auto" style:column-width="1.778cm"/>
    </style:style>
    <style:style style:name="co11" style:family="table-column">
      <style:table-column-properties fo:break-before="auto" style:column-width="2.37066666666667cm"/>
    </style:style>
    <style:style style:name="co12" style:family="table-column">
      <style:table-column-properties fo:break-before="auto" style:column-width="2.032cm"/>
    </style:style>
    <style:style style:name="co13" style:family="table-column">
      <style:table-column-properties fo:break-before="auto" style:column-width="2.20133333333333cm"/>
    </style:style>
    <style:style style:name="co14" style:family="table-column">
      <style:table-column-properties fo:break-before="auto" style:column-width="3.048cm"/>
    </style:style>
    <style:style style:name="co15" style:family="table-column">
      <style:table-column-properties fo:break-before="auto" style:column-width="5.16466666666667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Движение_товаров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7" table:default-cell-style-name="ce3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2">
            <text:p>Дата</text:p>
          </table:table-cell>
          <table:table-cell office:value-type="string" table:style-name="ce2">
            <text:p>ID магазина</text:p>
          </table:table-cell>
          <table:table-cell office:value-type="string" table:style-name="ce2">
            <text:p>Артикул</text:p>
          </table:table-cell>
          <table:table-cell office:value-type="string" table:style-name="ce2">
            <text:p>Количество упаковок, шт</text:p>
          </table:table-cell>
          <table:table-cell office:value-type="string" table:style-name="ce2">
            <text:p>Тип операции</text:p>
          </table:table-cell>
          <table:table-cell table:style-name="ce2"/>
          <table:table-cell table:number-columns-repeated="16377"/>
        </table:table-row>
        <table:table-row table:style-name="ro2" table:visibility="filter">
          <table:table-cell office:value-type="float" office:value="1081" table:style-name="ce3">
            <text:p>108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1" table:style-name="ce3">
            <text:p>1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082" table:style-name="ce3">
            <text:p>108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2" table:style-name="ce3">
            <text:p>2</text:p>
          </table:table-cell>
          <table:table-cell office:value-type="float" office:value="142" table:style-name="ce3">
            <text:p>142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083" table:style-name="ce3">
            <text:p>108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3" table:style-name="ce3">
            <text:p>3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084" table:style-name="ce3">
            <text:p>108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4" table:style-name="ce3">
            <text:p>4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085" table:style-name="ce3">
            <text:p>108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5" table:style-name="ce3">
            <text:p>5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086" table:style-name="ce3">
            <text:p>108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6" table:style-name="ce3">
            <text:p>6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087" table:style-name="ce3">
            <text:p>108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7" table:style-name="ce3">
            <text:p>7</text:p>
          </table:table-cell>
          <table:table-cell office:value-type="float" office:value="196" table:style-name="ce3">
            <text:p>196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088" table:style-name="ce3">
            <text:p>108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8" table:style-name="ce3">
            <text:p>8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089" table:style-name="ce3">
            <text:p>108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9" table:style-name="ce3">
            <text:p>9</text:p>
          </table:table-cell>
          <table:table-cell office:value-type="float" office:value="111" table:style-name="ce3">
            <text:p>111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090" table:style-name="ce3">
            <text:p>109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10" table:style-name="ce3">
            <text:p>10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>
          <table:table-cell office:value-type="float" office:value="1091" table:style-name="ce3">
            <text:p>109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11" table:style-name="ce3">
            <text:p>11</text:p>
          </table:table-cell>
          <table:table-cell office:value-type="float" office:value="175" table:style-name="ce3">
            <text:p>175</text:p>
          </table:table-cell>
          <table:table-cell office:value-type="string" table:style-name="ce3">
            <text:p>Продажа</text:p>
          </table:table-cell>
          <table:table-cell office:value-type="float" office:value="1254" table:formula="of:=[.E12]+[.E132]+[.E732]+[.E852]+[.E1092]+[.E1212]+[.E1992]+[.E2112]" table:style-name="ce3">
            <text:p>125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2" table:style-name="ce3">
            <text:p>109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12" table:style-name="ce3">
            <text:p>12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093" table:style-name="ce3">
            <text:p>109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13" table:style-name="ce3">
            <text:p>13</text:p>
          </table:table-cell>
          <table:table-cell office:value-type="float" office:value="139" table:style-name="ce3">
            <text:p>139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094" table:style-name="ce3">
            <text:p>109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14" table:style-name="ce3">
            <text:p>14</text:p>
          </table:table-cell>
          <table:table-cell office:value-type="float" office:value="141" table:style-name="ce3">
            <text:p>141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095" table:style-name="ce3">
            <text:p>109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15" table:style-name="ce3">
            <text:p>15</text:p>
          </table:table-cell>
          <table:table-cell office:value-type="float" office:value="122" table:style-name="ce3">
            <text:p>122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096" table:style-name="ce3">
            <text:p>109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16" table:style-name="ce3">
            <text:p>16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7" table:style-name="ce3">
            <text:p>109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17" table:style-name="ce3">
            <text:p>17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8" table:style-name="ce3">
            <text:p>109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18" table:style-name="ce3">
            <text:p>18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9" table:style-name="ce3">
            <text:p>109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19" table:style-name="ce3">
            <text:p>19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0" table:style-name="ce3">
            <text:p>110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20" table:style-name="ce3">
            <text:p>20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1" table:style-name="ce3">
            <text:p>110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21" table:style-name="ce3">
            <text:p>21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2" table:style-name="ce3">
            <text:p>110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22" table:style-name="ce3">
            <text:p>22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3" table:style-name="ce3">
            <text:p>110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23" table:style-name="ce3">
            <text:p>23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4" table:style-name="ce3">
            <text:p>110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24" table:style-name="ce3">
            <text:p>24</text:p>
          </table:table-cell>
          <table:table-cell office:value-type="float" office:value="129" table:style-name="ce3">
            <text:p>12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5" table:style-name="ce3">
            <text:p>110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25" table:style-name="ce3">
            <text:p>25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6" table:style-name="ce3">
            <text:p>110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26" table:style-name="ce3">
            <text:p>26</text:p>
          </table:table-cell>
          <table:table-cell office:value-type="float" office:value="155" table:style-name="ce3">
            <text:p>1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7" table:style-name="ce3">
            <text:p>110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27" table:style-name="ce3">
            <text:p>27</text:p>
          </table:table-cell>
          <table:table-cell office:value-type="float" office:value="143" table:style-name="ce3">
            <text:p>1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8" table:style-name="ce3">
            <text:p>110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28" table:style-name="ce3">
            <text:p>28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9" table:style-name="ce3">
            <text:p>110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29" table:style-name="ce3">
            <text:p>29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0" table:style-name="ce3">
            <text:p>111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30" table:style-name="ce3">
            <text:p>30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1" table:style-name="ce3">
            <text:p>111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31" table:style-name="ce3">
            <text:p>31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2" table:style-name="ce3">
            <text:p>111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32" table:style-name="ce3">
            <text:p>32</text:p>
          </table:table-cell>
          <table:table-cell office:value-type="float" office:value="165" table:style-name="ce3">
            <text:p>1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3" table:style-name="ce3">
            <text:p>111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33" table:style-name="ce3">
            <text:p>33</text:p>
          </table:table-cell>
          <table:table-cell office:value-type="float" office:value="167" table:style-name="ce3">
            <text:p>16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4" table:style-name="ce3">
            <text:p>111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34" table:style-name="ce3">
            <text:p>34</text:p>
          </table:table-cell>
          <table:table-cell office:value-type="float" office:value="132" table:style-name="ce3">
            <text:p>13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5" table:style-name="ce3">
            <text:p>111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35" table:style-name="ce3">
            <text:p>35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6" table:style-name="ce3">
            <text:p>111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</text:p>
          </table:table-cell>
          <table:table-cell office:value-type="float" office:value="36" table:style-name="ce3">
            <text:p>36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9" table:style-name="ce3">
            <text:p>172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37" table:style-name="ce3">
            <text:p>37</text:p>
          </table:table-cell>
          <table:table-cell office:value-type="float" office:value="205" table:style-name="ce3">
            <text:p>2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0" table:style-name="ce3">
            <text:p>173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38" table:style-name="ce3">
            <text:p>38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1" table:style-name="ce3">
            <text:p>173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39" table:style-name="ce3">
            <text:p>39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2" table:style-name="ce3">
            <text:p>173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40" table:style-name="ce3">
            <text:p>40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3" table:style-name="ce3">
            <text:p>173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41" table:style-name="ce3">
            <text:p>41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4" table:style-name="ce3">
            <text:p>173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42" table:style-name="ce3">
            <text:p>42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5" table:style-name="ce3">
            <text:p>173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43" table:style-name="ce3">
            <text:p>43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6" table:style-name="ce3">
            <text:p>173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44" table:style-name="ce3">
            <text:p>44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7" table:style-name="ce3">
            <text:p>173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45" table:style-name="ce3">
            <text:p>45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8" table:style-name="ce3">
            <text:p>173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46" table:style-name="ce3">
            <text:p>46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9" table:style-name="ce3">
            <text:p>173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47" table:style-name="ce3">
            <text:p>47</text:p>
          </table:table-cell>
          <table:table-cell office:value-type="float" office:value="247" table:style-name="ce3">
            <text:p>2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0" table:style-name="ce3">
            <text:p>174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48" table:style-name="ce3">
            <text:p>48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1" table:style-name="ce3">
            <text:p>174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49" table:style-name="ce3">
            <text:p>49</text:p>
          </table:table-cell>
          <table:table-cell office:value-type="float" office:value="256" table:style-name="ce3">
            <text:p>2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2" table:style-name="ce3">
            <text:p>174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50" table:style-name="ce3">
            <text:p>50</text:p>
          </table:table-cell>
          <table:table-cell office:value-type="float" office:value="269" table:style-name="ce3">
            <text:p>2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3" table:style-name="ce3">
            <text:p>174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51" table:style-name="ce3">
            <text:p>51</text:p>
          </table:table-cell>
          <table:table-cell office:value-type="float" office:value="204" table:style-name="ce3">
            <text:p>20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4" table:style-name="ce3">
            <text:p>174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52" table:style-name="ce3">
            <text:p>52</text:p>
          </table:table-cell>
          <table:table-cell office:value-type="float" office:value="206" table:style-name="ce3">
            <text:p>20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5" table:style-name="ce3">
            <text:p>174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53" table:style-name="ce3">
            <text:p>53</text:p>
          </table:table-cell>
          <table:table-cell office:value-type="float" office:value="208" table:style-name="ce3">
            <text:p>20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6" table:style-name="ce3">
            <text:p>174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54" table:style-name="ce3">
            <text:p>54</text:p>
          </table:table-cell>
          <table:table-cell office:value-type="float" office:value="209" table:style-name="ce3">
            <text:p>20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7" table:style-name="ce3">
            <text:p>174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55" table:style-name="ce3">
            <text:p>55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8" table:style-name="ce3">
            <text:p>174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56" table:style-name="ce3">
            <text:p>56</text:p>
          </table:table-cell>
          <table:table-cell office:value-type="float" office:value="275" table:style-name="ce3">
            <text:p>2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9" table:style-name="ce3">
            <text:p>174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57" table:style-name="ce3">
            <text:p>57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0" table:style-name="ce3">
            <text:p>175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58" table:style-name="ce3">
            <text:p>58</text:p>
          </table:table-cell>
          <table:table-cell office:value-type="float" office:value="228" table:style-name="ce3">
            <text:p>2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1" table:style-name="ce3">
            <text:p>175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59" table:style-name="ce3">
            <text:p>59</text:p>
          </table:table-cell>
          <table:table-cell office:value-type="float" office:value="217" table:style-name="ce3">
            <text:p>21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2" table:style-name="ce3">
            <text:p>175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60" table:style-name="ce3">
            <text:p>60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1" table:style-name="ce3">
            <text:p>216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1" table:style-name="ce3">
            <text:p>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2" table:style-name="ce3">
            <text:p>216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2" table:style-name="ce3">
            <text:p>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3" table:style-name="ce3">
            <text:p>216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3" table:style-name="ce3">
            <text:p>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4" table:style-name="ce3">
            <text:p>216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4" table:style-name="ce3">
            <text:p>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5" table:style-name="ce3">
            <text:p>216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5" table:style-name="ce3">
            <text:p>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6" table:style-name="ce3">
            <text:p>216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6" table:style-name="ce3">
            <text:p>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7" table:style-name="ce3">
            <text:p>216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7" table:style-name="ce3">
            <text:p>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8" table:style-name="ce3">
            <text:p>216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8" table:style-name="ce3">
            <text:p>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9" table:style-name="ce3">
            <text:p>216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9" table:style-name="ce3">
            <text:p>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0" table:style-name="ce3">
            <text:p>217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10" table:style-name="ce3">
            <text:p>1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1" table:style-name="ce3">
            <text:p>217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11" table:style-name="ce3">
            <text:p>1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2" table:style-name="ce3">
            <text:p>217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12" table:style-name="ce3">
            <text:p>1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3" table:style-name="ce3">
            <text:p>217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13" table:style-name="ce3">
            <text:p>1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4" table:style-name="ce3">
            <text:p>217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14" table:style-name="ce3">
            <text:p>1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5" table:style-name="ce3">
            <text:p>217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15" table:style-name="ce3">
            <text:p>1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6" table:style-name="ce3">
            <text:p>217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16" table:style-name="ce3">
            <text:p>1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7" table:style-name="ce3">
            <text:p>217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17" table:style-name="ce3">
            <text:p>1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8" table:style-name="ce3">
            <text:p>217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18" table:style-name="ce3">
            <text:p>1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9" table:style-name="ce3">
            <text:p>217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19" table:style-name="ce3">
            <text:p>1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0" table:style-name="ce3">
            <text:p>218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20" table:style-name="ce3">
            <text:p>2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1" table:style-name="ce3">
            <text:p>218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21" table:style-name="ce3">
            <text:p>2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2" table:style-name="ce3">
            <text:p>218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22" table:style-name="ce3">
            <text:p>2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3" table:style-name="ce3">
            <text:p>218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23" table:style-name="ce3">
            <text:p>2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4" table:style-name="ce3">
            <text:p>218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24" table:style-name="ce3">
            <text:p>2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5" table:style-name="ce3">
            <text:p>218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25" table:style-name="ce3">
            <text:p>2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6" table:style-name="ce3">
            <text:p>218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26" table:style-name="ce3">
            <text:p>2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7" table:style-name="ce3">
            <text:p>218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27" table:style-name="ce3">
            <text:p>2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8" table:style-name="ce3">
            <text:p>218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28" table:style-name="ce3">
            <text:p>2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9" table:style-name="ce3">
            <text:p>218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29" table:style-name="ce3">
            <text:p>2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0" table:style-name="ce3">
            <text:p>219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30" table:style-name="ce3">
            <text:p>3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1" table:style-name="ce3">
            <text:p>219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31" table:style-name="ce3">
            <text:p>3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2" table:style-name="ce3">
            <text:p>219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32" table:style-name="ce3">
            <text:p>3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3" table:style-name="ce3">
            <text:p>219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33" table:style-name="ce3">
            <text:p>3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4" table:style-name="ce3">
            <text:p>219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34" table:style-name="ce3">
            <text:p>3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5" table:style-name="ce3">
            <text:p>219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35" table:style-name="ce3">
            <text:p>3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6" table:style-name="ce3">
            <text:p>219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</text:p>
          </table:table-cell>
          <table:table-cell office:value-type="float" office:value="36" table:style-name="ce3">
            <text:p>3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09" table:style-name="ce3">
            <text:p>280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</text:p>
          </table:table-cell>
          <table:table-cell office:value-type="float" office:value="37" table:style-name="ce3">
            <text:p>3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10" table:style-name="ce3">
            <text:p>281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</text:p>
          </table:table-cell>
          <table:table-cell office:value-type="float" office:value="38" table:style-name="ce3">
            <text:p>3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11" table:style-name="ce3">
            <text:p>281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</text:p>
          </table:table-cell>
          <table:table-cell office:value-type="float" office:value="39" table:style-name="ce3">
            <text:p>3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12" table:style-name="ce3">
            <text:p>281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</text:p>
          </table:table-cell>
          <table:table-cell office:value-type="float" office:value="40" table:style-name="ce3">
            <text:p>4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13" table:style-name="ce3">
            <text:p>281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</text:p>
          </table:table-cell>
          <table:table-cell office:value-type="float" office:value="41" table:style-name="ce3">
            <text:p>4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14" table:style-name="ce3">
            <text:p>281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</text:p>
          </table:table-cell>
          <table:table-cell office:value-type="float" office:value="42" table:style-name="ce3">
            <text:p>4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15" table:style-name="ce3">
            <text:p>281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</text:p>
          </table:table-cell>
          <table:table-cell office:value-type="float" office:value="43" table:style-name="ce3">
            <text:p>4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16" table:style-name="ce3">
            <text:p>281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</text:p>
          </table:table-cell>
          <table:table-cell office:value-type="float" office:value="44" table:style-name="ce3">
            <text:p>4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17" table:style-name="ce3">
            <text:p>281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</text:p>
          </table:table-cell>
          <table:table-cell office:value-type="float" office:value="45" table:style-name="ce3">
            <text:p>4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18" table:style-name="ce3">
            <text:p>281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</text:p>
          </table:table-cell>
          <table:table-cell office:value-type="float" office:value="46" table:style-name="ce3">
            <text:p>4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19" table:style-name="ce3">
            <text:p>281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</text:p>
          </table:table-cell>
          <table:table-cell office:value-type="float" office:value="47" table:style-name="ce3">
            <text:p>4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20" table:style-name="ce3">
            <text:p>282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</text:p>
          </table:table-cell>
          <table:table-cell office:value-type="float" office:value="48" table:style-name="ce3">
            <text:p>4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21" table:style-name="ce3">
            <text:p>282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</text:p>
          </table:table-cell>
          <table:table-cell office:value-type="float" office:value="49" table:style-name="ce3">
            <text:p>4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22" table:style-name="ce3">
            <text:p>282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</text:p>
          </table:table-cell>
          <table:table-cell office:value-type="float" office:value="50" table:style-name="ce3">
            <text:p>5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23" table:style-name="ce3">
            <text:p>282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</text:p>
          </table:table-cell>
          <table:table-cell office:value-type="float" office:value="51" table:style-name="ce3">
            <text:p>5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24" table:style-name="ce3">
            <text:p>282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</text:p>
          </table:table-cell>
          <table:table-cell office:value-type="float" office:value="52" table:style-name="ce3">
            <text:p>5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25" table:style-name="ce3">
            <text:p>282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</text:p>
          </table:table-cell>
          <table:table-cell office:value-type="float" office:value="53" table:style-name="ce3">
            <text:p>5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26" table:style-name="ce3">
            <text:p>282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</text:p>
          </table:table-cell>
          <table:table-cell office:value-type="float" office:value="54" table:style-name="ce3">
            <text:p>5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27" table:style-name="ce3">
            <text:p>282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</text:p>
          </table:table-cell>
          <table:table-cell office:value-type="float" office:value="55" table:style-name="ce3">
            <text:p>5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28" table:style-name="ce3">
            <text:p>282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</text:p>
          </table:table-cell>
          <table:table-cell office:value-type="float" office:value="56" table:style-name="ce3">
            <text:p>5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29" table:style-name="ce3">
            <text:p>282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</text:p>
          </table:table-cell>
          <table:table-cell office:value-type="float" office:value="57" table:style-name="ce3">
            <text:p>5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30" table:style-name="ce3">
            <text:p>283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</text:p>
          </table:table-cell>
          <table:table-cell office:value-type="float" office:value="58" table:style-name="ce3">
            <text:p>5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31" table:style-name="ce3">
            <text:p>283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</text:p>
          </table:table-cell>
          <table:table-cell office:value-type="float" office:value="59" table:style-name="ce3">
            <text:p>5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32" table:style-name="ce3">
            <text:p>283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</text:p>
          </table:table-cell>
          <table:table-cell office:value-type="float" office:value="60" table:style-name="ce3">
            <text:p>6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41" table:style-name="ce3">
            <text:p>324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1" table:style-name="ce3">
            <text:p>1</text:p>
          </table:table-cell>
          <table:table-cell office:value-type="float" office:value="280" table:style-name="ce3">
            <text:p>280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42" table:style-name="ce3">
            <text:p>324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2" table:style-name="ce3">
            <text:p>2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43" table:style-name="ce3">
            <text:p>324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3" table:style-name="ce3">
            <text:p>3</text:p>
          </table:table-cell>
          <table:table-cell office:value-type="float" office:value="142" table:style-name="ce3">
            <text:p>1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44" table:style-name="ce3">
            <text:p>324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4" table:style-name="ce3">
            <text:p>4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45" table:style-name="ce3">
            <text:p>324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5" table:style-name="ce3">
            <text:p>5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46" table:style-name="ce3">
            <text:p>324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6" table:style-name="ce3">
            <text:p>6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47" table:style-name="ce3">
            <text:p>324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7" table:style-name="ce3">
            <text:p>7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48" table:style-name="ce3">
            <text:p>324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8" table:style-name="ce3">
            <text:p>8</text:p>
          </table:table-cell>
          <table:table-cell office:value-type="float" office:value="196" table:style-name="ce3">
            <text:p>196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3249" table:style-name="ce3">
            <text:p>324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9" table:style-name="ce3">
            <text:p>9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3250" table:style-name="ce3">
            <text:p>325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10" table:style-name="ce3">
            <text:p>10</text:p>
          </table:table-cell>
          <table:table-cell office:value-type="float" office:value="111" table:style-name="ce3">
            <text:p>111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>
          <table:table-cell office:value-type="float" office:value="3251" table:style-name="ce3">
            <text:p>325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11" table:style-name="ce3">
            <text:p>11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office:value-type="string" table:style-name="ce3">
            <text:p>отве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52" table:style-name="ce3">
            <text:p>325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12" table:style-name="ce3">
            <text:p>12</text:p>
          </table:table-cell>
          <table:table-cell office:value-type="float" office:value="175" table:style-name="ce3">
            <text:p>175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3253" table:style-name="ce3">
            <text:p>325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13" table:style-name="ce3">
            <text:p>13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3254" table:style-name="ce3">
            <text:p>325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14" table:style-name="ce3">
            <text:p>14</text:p>
          </table:table-cell>
          <table:table-cell office:value-type="float" office:value="139" table:style-name="ce3">
            <text:p>139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3255" table:style-name="ce3">
            <text:p>325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15" table:style-name="ce3">
            <text:p>15</text:p>
          </table:table-cell>
          <table:table-cell office:value-type="float" office:value="141" table:style-name="ce3">
            <text:p>141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3256" table:style-name="ce3">
            <text:p>325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16" table:style-name="ce3">
            <text:p>16</text:p>
          </table:table-cell>
          <table:table-cell office:value-type="float" office:value="122" table:style-name="ce3">
            <text:p>122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3257" table:style-name="ce3">
            <text:p>325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17" table:style-name="ce3">
            <text:p>17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3258" table:style-name="ce3">
            <text:p>325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18" table:style-name="ce3">
            <text:p>18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3259" table:style-name="ce3">
            <text:p>325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19" table:style-name="ce3">
            <text:p>19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3260" table:style-name="ce3">
            <text:p>326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20" table:style-name="ce3">
            <text:p>20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3261" table:style-name="ce3">
            <text:p>326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21" table:style-name="ce3">
            <text:p>21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3262" table:style-name="ce3">
            <text:p>326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22" table:style-name="ce3">
            <text:p>22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3263" table:style-name="ce3">
            <text:p>326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23" table:style-name="ce3">
            <text:p>23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3264" table:style-name="ce3">
            <text:p>326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24" table:style-name="ce3">
            <text:p>24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65" table:style-name="ce3">
            <text:p>326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25" table:style-name="ce3">
            <text:p>25</text:p>
          </table:table-cell>
          <table:table-cell office:value-type="float" office:value="129" table:style-name="ce3">
            <text:p>12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66" table:style-name="ce3">
            <text:p>326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26" table:style-name="ce3">
            <text:p>26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67" table:style-name="ce3">
            <text:p>326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27" table:style-name="ce3">
            <text:p>27</text:p>
          </table:table-cell>
          <table:table-cell office:value-type="float" office:value="155" table:style-name="ce3">
            <text:p>1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68" table:style-name="ce3">
            <text:p>326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28" table:style-name="ce3">
            <text:p>28</text:p>
          </table:table-cell>
          <table:table-cell office:value-type="float" office:value="143" table:style-name="ce3">
            <text:p>1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69" table:style-name="ce3">
            <text:p>326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29" table:style-name="ce3">
            <text:p>29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70" table:style-name="ce3">
            <text:p>327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30" table:style-name="ce3">
            <text:p>30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71" table:style-name="ce3">
            <text:p>327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31" table:style-name="ce3">
            <text:p>31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72" table:style-name="ce3">
            <text:p>327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32" table:style-name="ce3">
            <text:p>32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73" table:style-name="ce3">
            <text:p>327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33" table:style-name="ce3">
            <text:p>33</text:p>
          </table:table-cell>
          <table:table-cell office:value-type="float" office:value="165" table:style-name="ce3">
            <text:p>1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74" table:style-name="ce3">
            <text:p>327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34" table:style-name="ce3">
            <text:p>34</text:p>
          </table:table-cell>
          <table:table-cell office:value-type="float" office:value="167" table:style-name="ce3">
            <text:p>16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75" table:style-name="ce3">
            <text:p>327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35" table:style-name="ce3">
            <text:p>35</text:p>
          </table:table-cell>
          <table:table-cell office:value-type="float" office:value="132" table:style-name="ce3">
            <text:p>13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76" table:style-name="ce3">
            <text:p>327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36" table:style-name="ce3">
            <text:p>36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89" table:style-name="ce3">
            <text:p>388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37" table:style-name="ce3">
            <text:p>37</text:p>
          </table:table-cell>
          <table:table-cell office:value-type="float" office:value="367" table:style-name="ce3">
            <text:p>36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90" table:style-name="ce3">
            <text:p>389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38" table:style-name="ce3">
            <text:p>38</text:p>
          </table:table-cell>
          <table:table-cell office:value-type="float" office:value="205" table:style-name="ce3">
            <text:p>2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91" table:style-name="ce3">
            <text:p>389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39" table:style-name="ce3">
            <text:p>39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92" table:style-name="ce3">
            <text:p>389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40" table:style-name="ce3">
            <text:p>40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93" table:style-name="ce3">
            <text:p>389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41" table:style-name="ce3">
            <text:p>41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94" table:style-name="ce3">
            <text:p>389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42" table:style-name="ce3">
            <text:p>42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95" table:style-name="ce3">
            <text:p>389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43" table:style-name="ce3">
            <text:p>43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96" table:style-name="ce3">
            <text:p>389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44" table:style-name="ce3">
            <text:p>44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97" table:style-name="ce3">
            <text:p>389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45" table:style-name="ce3">
            <text:p>45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98" table:style-name="ce3">
            <text:p>389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46" table:style-name="ce3">
            <text:p>46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99" table:style-name="ce3">
            <text:p>389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47" table:style-name="ce3">
            <text:p>47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00" table:style-name="ce3">
            <text:p>390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48" table:style-name="ce3">
            <text:p>48</text:p>
          </table:table-cell>
          <table:table-cell office:value-type="float" office:value="247" table:style-name="ce3">
            <text:p>2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01" table:style-name="ce3">
            <text:p>390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49" table:style-name="ce3">
            <text:p>49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02" table:style-name="ce3">
            <text:p>390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50" table:style-name="ce3">
            <text:p>50</text:p>
          </table:table-cell>
          <table:table-cell office:value-type="float" office:value="256" table:style-name="ce3">
            <text:p>2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03" table:style-name="ce3">
            <text:p>390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51" table:style-name="ce3">
            <text:p>51</text:p>
          </table:table-cell>
          <table:table-cell office:value-type="float" office:value="269" table:style-name="ce3">
            <text:p>2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04" table:style-name="ce3">
            <text:p>390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52" table:style-name="ce3">
            <text:p>52</text:p>
          </table:table-cell>
          <table:table-cell office:value-type="float" office:value="204" table:style-name="ce3">
            <text:p>20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05" table:style-name="ce3">
            <text:p>390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53" table:style-name="ce3">
            <text:p>53</text:p>
          </table:table-cell>
          <table:table-cell office:value-type="float" office:value="206" table:style-name="ce3">
            <text:p>20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06" table:style-name="ce3">
            <text:p>390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54" table:style-name="ce3">
            <text:p>54</text:p>
          </table:table-cell>
          <table:table-cell office:value-type="float" office:value="208" table:style-name="ce3">
            <text:p>20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07" table:style-name="ce3">
            <text:p>390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55" table:style-name="ce3">
            <text:p>55</text:p>
          </table:table-cell>
          <table:table-cell office:value-type="float" office:value="209" table:style-name="ce3">
            <text:p>20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08" table:style-name="ce3">
            <text:p>390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56" table:style-name="ce3">
            <text:p>56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09" table:style-name="ce3">
            <text:p>390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57" table:style-name="ce3">
            <text:p>57</text:p>
          </table:table-cell>
          <table:table-cell office:value-type="float" office:value="275" table:style-name="ce3">
            <text:p>2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10" table:style-name="ce3">
            <text:p>391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58" table:style-name="ce3">
            <text:p>58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11" table:style-name="ce3">
            <text:p>391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59" table:style-name="ce3">
            <text:p>59</text:p>
          </table:table-cell>
          <table:table-cell office:value-type="float" office:value="228" table:style-name="ce3">
            <text:p>2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12" table:style-name="ce3">
            <text:p>391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</text:p>
          </table:table-cell>
          <table:table-cell office:value-type="float" office:value="60" table:style-name="ce3">
            <text:p>60</text:p>
          </table:table-cell>
          <table:table-cell office:value-type="float" office:value="217" table:style-name="ce3">
            <text:p>21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9" table:style-name="ce3">
            <text:p>118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1" table:style-name="ce3">
            <text:p>1</text:p>
          </table:table-cell>
          <table:table-cell office:value-type="float" office:value="122" table:style-name="ce3">
            <text:p>1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0" table:style-name="ce3">
            <text:p>119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2" table:style-name="ce3">
            <text:p>2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1" table:style-name="ce3">
            <text:p>119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3" table:style-name="ce3">
            <text:p>3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2" table:style-name="ce3">
            <text:p>119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4" table:style-name="ce3">
            <text:p>4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3" table:style-name="ce3">
            <text:p>119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5" table:style-name="ce3">
            <text:p>5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4" table:style-name="ce3">
            <text:p>119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6" table:style-name="ce3">
            <text:p>6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5" table:style-name="ce3">
            <text:p>119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7" table:style-name="ce3">
            <text:p>7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6" table:style-name="ce3">
            <text:p>119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8" table:style-name="ce3">
            <text:p>8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7" table:style-name="ce3">
            <text:p>119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9" table:style-name="ce3">
            <text:p>9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8" table:style-name="ce3">
            <text:p>119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10" table:style-name="ce3">
            <text:p>10</text:p>
          </table:table-cell>
          <table:table-cell office:value-type="float" office:value="129" table:style-name="ce3">
            <text:p>12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9" table:style-name="ce3">
            <text:p>119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11" table:style-name="ce3">
            <text:p>11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0" table:style-name="ce3">
            <text:p>120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12" table:style-name="ce3">
            <text:p>12</text:p>
          </table:table-cell>
          <table:table-cell office:value-type="float" office:value="155" table:style-name="ce3">
            <text:p>1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1" table:style-name="ce3">
            <text:p>120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13" table:style-name="ce3">
            <text:p>13</text:p>
          </table:table-cell>
          <table:table-cell office:value-type="float" office:value="143" table:style-name="ce3">
            <text:p>1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2" table:style-name="ce3">
            <text:p>120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14" table:style-name="ce3">
            <text:p>14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3" table:style-name="ce3">
            <text:p>120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15" table:style-name="ce3">
            <text:p>15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4" table:style-name="ce3">
            <text:p>120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16" table:style-name="ce3">
            <text:p>16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5" table:style-name="ce3">
            <text:p>120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17" table:style-name="ce3">
            <text:p>17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6" table:style-name="ce3">
            <text:p>120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18" table:style-name="ce3">
            <text:p>18</text:p>
          </table:table-cell>
          <table:table-cell office:value-type="float" office:value="165" table:style-name="ce3">
            <text:p>1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7" table:style-name="ce3">
            <text:p>120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19" table:style-name="ce3">
            <text:p>19</text:p>
          </table:table-cell>
          <table:table-cell office:value-type="float" office:value="267" table:style-name="ce3">
            <text:p>26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8" table:style-name="ce3">
            <text:p>120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20" table:style-name="ce3">
            <text:p>20</text:p>
          </table:table-cell>
          <table:table-cell office:value-type="float" office:value="132" table:style-name="ce3">
            <text:p>13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9" table:style-name="ce3">
            <text:p>120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21" table:style-name="ce3">
            <text:p>21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0" table:style-name="ce3">
            <text:p>121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22" table:style-name="ce3">
            <text:p>22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1" table:style-name="ce3">
            <text:p>121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23" table:style-name="ce3">
            <text:p>23</text:p>
          </table:table-cell>
          <table:table-cell office:value-type="float" office:value="192" table:style-name="ce3">
            <text:p>1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2" table:style-name="ce3">
            <text:p>121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24" table:style-name="ce3">
            <text:p>24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3" table:style-name="ce3">
            <text:p>121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25" table:style-name="ce3">
            <text:p>25</text:p>
          </table:table-cell>
          <table:table-cell office:value-type="float" office:value="163" table:style-name="ce3">
            <text:p>16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4" table:style-name="ce3">
            <text:p>121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26" table:style-name="ce3">
            <text:p>26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5" table:style-name="ce3">
            <text:p>121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27" table:style-name="ce3">
            <text:p>27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6" table:style-name="ce3">
            <text:p>121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28" table:style-name="ce3">
            <text:p>28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7" table:style-name="ce3">
            <text:p>121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29" table:style-name="ce3">
            <text:p>29</text:p>
          </table:table-cell>
          <table:table-cell office:value-type="float" office:value="164" table:style-name="ce3">
            <text:p>1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8" table:style-name="ce3">
            <text:p>121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30" table:style-name="ce3">
            <text:p>30</text:p>
          </table:table-cell>
          <table:table-cell office:value-type="float" office:value="176" table:style-name="ce3">
            <text:p>1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9" table:style-name="ce3">
            <text:p>121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31" table:style-name="ce3">
            <text:p>31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0" table:style-name="ce3">
            <text:p>122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32" table:style-name="ce3">
            <text:p>32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1" table:style-name="ce3">
            <text:p>122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33" table:style-name="ce3">
            <text:p>33</text:p>
          </table:table-cell>
          <table:table-cell office:value-type="float" office:value="173" table:style-name="ce3">
            <text:p>1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2" table:style-name="ce3">
            <text:p>122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34" table:style-name="ce3">
            <text:p>34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3" table:style-name="ce3">
            <text:p>122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35" table:style-name="ce3">
            <text:p>35</text:p>
          </table:table-cell>
          <table:table-cell office:value-type="float" office:value="142" table:style-name="ce3">
            <text:p>1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4" table:style-name="ce3">
            <text:p>122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0</text:p>
          </table:table-cell>
          <table:table-cell office:value-type="float" office:value="36" table:style-name="ce3">
            <text:p>36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1" table:style-name="ce3">
            <text:p>180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37" table:style-name="ce3">
            <text:p>37</text:p>
          </table:table-cell>
          <table:table-cell office:value-type="float" office:value="237" table:style-name="ce3">
            <text:p>23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2" table:style-name="ce3">
            <text:p>180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38" table:style-name="ce3">
            <text:p>38</text:p>
          </table:table-cell>
          <table:table-cell office:value-type="float" office:value="218" table:style-name="ce3">
            <text:p>21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3" table:style-name="ce3">
            <text:p>180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39" table:style-name="ce3">
            <text:p>39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4" table:style-name="ce3">
            <text:p>180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40" table:style-name="ce3">
            <text:p>40</text:p>
          </table:table-cell>
          <table:table-cell office:value-type="float" office:value="273" table:style-name="ce3">
            <text:p>2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5" table:style-name="ce3">
            <text:p>180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41" table:style-name="ce3">
            <text:p>41</text:p>
          </table:table-cell>
          <table:table-cell office:value-type="float" office:value="284" table:style-name="ce3">
            <text:p>2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6" table:style-name="ce3">
            <text:p>180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42" table:style-name="ce3">
            <text:p>42</text:p>
          </table:table-cell>
          <table:table-cell office:value-type="float" office:value="253" table:style-name="ce3">
            <text:p>25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7" table:style-name="ce3">
            <text:p>180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43" table:style-name="ce3">
            <text:p>43</text:p>
          </table:table-cell>
          <table:table-cell office:value-type="float" office:value="261" table:style-name="ce3">
            <text:p>26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8" table:style-name="ce3">
            <text:p>180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44" table:style-name="ce3">
            <text:p>44</text:p>
          </table:table-cell>
          <table:table-cell office:value-type="float" office:value="276" table:style-name="ce3">
            <text:p>2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9" table:style-name="ce3">
            <text:p>180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45" table:style-name="ce3">
            <text:p>45</text:p>
          </table:table-cell>
          <table:table-cell office:value-type="float" office:value="205" table:style-name="ce3">
            <text:p>2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0" table:style-name="ce3">
            <text:p>181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46" table:style-name="ce3">
            <text:p>46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1" table:style-name="ce3">
            <text:p>181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47" table:style-name="ce3">
            <text:p>47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2" table:style-name="ce3">
            <text:p>181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48" table:style-name="ce3">
            <text:p>48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3" table:style-name="ce3">
            <text:p>181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49" table:style-name="ce3">
            <text:p>49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4" table:style-name="ce3">
            <text:p>181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50" table:style-name="ce3">
            <text:p>50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5" table:style-name="ce3">
            <text:p>181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51" table:style-name="ce3">
            <text:p>51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6" table:style-name="ce3">
            <text:p>181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52" table:style-name="ce3">
            <text:p>52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7" table:style-name="ce3">
            <text:p>181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53" table:style-name="ce3">
            <text:p>53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8" table:style-name="ce3">
            <text:p>181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54" table:style-name="ce3">
            <text:p>54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9" table:style-name="ce3">
            <text:p>181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55" table:style-name="ce3">
            <text:p>55</text:p>
          </table:table-cell>
          <table:table-cell office:value-type="float" office:value="247" table:style-name="ce3">
            <text:p>2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0" table:style-name="ce3">
            <text:p>182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56" table:style-name="ce3">
            <text:p>56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1" table:style-name="ce3">
            <text:p>182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57" table:style-name="ce3">
            <text:p>57</text:p>
          </table:table-cell>
          <table:table-cell office:value-type="float" office:value="256" table:style-name="ce3">
            <text:p>2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2" table:style-name="ce3">
            <text:p>182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58" table:style-name="ce3">
            <text:p>58</text:p>
          </table:table-cell>
          <table:table-cell office:value-type="float" office:value="269" table:style-name="ce3">
            <text:p>2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3" table:style-name="ce3">
            <text:p>182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59" table:style-name="ce3">
            <text:p>59</text:p>
          </table:table-cell>
          <table:table-cell office:value-type="float" office:value="204" table:style-name="ce3">
            <text:p>20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4" table:style-name="ce3">
            <text:p>182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60" table:style-name="ce3">
            <text:p>60</text:p>
          </table:table-cell>
          <table:table-cell office:value-type="float" office:value="206" table:style-name="ce3">
            <text:p>20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9" table:style-name="ce3">
            <text:p>226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1" table:style-name="ce3">
            <text:p>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0" table:style-name="ce3">
            <text:p>227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2" table:style-name="ce3">
            <text:p>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1" table:style-name="ce3">
            <text:p>227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3" table:style-name="ce3">
            <text:p>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2" table:style-name="ce3">
            <text:p>227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4" table:style-name="ce3">
            <text:p>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3" table:style-name="ce3">
            <text:p>227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5" table:style-name="ce3">
            <text:p>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4" table:style-name="ce3">
            <text:p>227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6" table:style-name="ce3">
            <text:p>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5" table:style-name="ce3">
            <text:p>227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7" table:style-name="ce3">
            <text:p>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6" table:style-name="ce3">
            <text:p>227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8" table:style-name="ce3">
            <text:p>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7" table:style-name="ce3">
            <text:p>227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9" table:style-name="ce3">
            <text:p>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8" table:style-name="ce3">
            <text:p>227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10" table:style-name="ce3">
            <text:p>1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9" table:style-name="ce3">
            <text:p>227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11" table:style-name="ce3">
            <text:p>1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0" table:style-name="ce3">
            <text:p>228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12" table:style-name="ce3">
            <text:p>1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1" table:style-name="ce3">
            <text:p>228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13" table:style-name="ce3">
            <text:p>1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2" table:style-name="ce3">
            <text:p>228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14" table:style-name="ce3">
            <text:p>1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3" table:style-name="ce3">
            <text:p>228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15" table:style-name="ce3">
            <text:p>1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4" table:style-name="ce3">
            <text:p>228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16" table:style-name="ce3">
            <text:p>1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5" table:style-name="ce3">
            <text:p>228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17" table:style-name="ce3">
            <text:p>1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6" table:style-name="ce3">
            <text:p>228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18" table:style-name="ce3">
            <text:p>1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7" table:style-name="ce3">
            <text:p>228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19" table:style-name="ce3">
            <text:p>1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8" table:style-name="ce3">
            <text:p>228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20" table:style-name="ce3">
            <text:p>2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9" table:style-name="ce3">
            <text:p>228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21" table:style-name="ce3">
            <text:p>2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90" table:style-name="ce3">
            <text:p>229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22" table:style-name="ce3">
            <text:p>2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91" table:style-name="ce3">
            <text:p>229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23" table:style-name="ce3">
            <text:p>2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92" table:style-name="ce3">
            <text:p>229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24" table:style-name="ce3">
            <text:p>2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93" table:style-name="ce3">
            <text:p>229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25" table:style-name="ce3">
            <text:p>2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94" table:style-name="ce3">
            <text:p>229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26" table:style-name="ce3">
            <text:p>2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95" table:style-name="ce3">
            <text:p>229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27" table:style-name="ce3">
            <text:p>2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96" table:style-name="ce3">
            <text:p>229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28" table:style-name="ce3">
            <text:p>2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97" table:style-name="ce3">
            <text:p>229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29" table:style-name="ce3">
            <text:p>2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98" table:style-name="ce3">
            <text:p>229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30" table:style-name="ce3">
            <text:p>3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99" table:style-name="ce3">
            <text:p>229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31" table:style-name="ce3">
            <text:p>3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00" table:style-name="ce3">
            <text:p>230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32" table:style-name="ce3">
            <text:p>3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01" table:style-name="ce3">
            <text:p>230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33" table:style-name="ce3">
            <text:p>3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02" table:style-name="ce3">
            <text:p>230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34" table:style-name="ce3">
            <text:p>3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03" table:style-name="ce3">
            <text:p>230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35" table:style-name="ce3">
            <text:p>3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04" table:style-name="ce3">
            <text:p>230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0</text:p>
          </table:table-cell>
          <table:table-cell office:value-type="float" office:value="36" table:style-name="ce3">
            <text:p>3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81" table:style-name="ce3">
            <text:p>288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0</text:p>
          </table:table-cell>
          <table:table-cell office:value-type="float" office:value="37" table:style-name="ce3">
            <text:p>3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82" table:style-name="ce3">
            <text:p>288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0</text:p>
          </table:table-cell>
          <table:table-cell office:value-type="float" office:value="38" table:style-name="ce3">
            <text:p>3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83" table:style-name="ce3">
            <text:p>288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0</text:p>
          </table:table-cell>
          <table:table-cell office:value-type="float" office:value="39" table:style-name="ce3">
            <text:p>3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84" table:style-name="ce3">
            <text:p>288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0</text:p>
          </table:table-cell>
          <table:table-cell office:value-type="float" office:value="40" table:style-name="ce3">
            <text:p>4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85" table:style-name="ce3">
            <text:p>288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0</text:p>
          </table:table-cell>
          <table:table-cell office:value-type="float" office:value="41" table:style-name="ce3">
            <text:p>4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86" table:style-name="ce3">
            <text:p>288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0</text:p>
          </table:table-cell>
          <table:table-cell office:value-type="float" office:value="42" table:style-name="ce3">
            <text:p>4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87" table:style-name="ce3">
            <text:p>288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0</text:p>
          </table:table-cell>
          <table:table-cell office:value-type="float" office:value="43" table:style-name="ce3">
            <text:p>4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88" table:style-name="ce3">
            <text:p>288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0</text:p>
          </table:table-cell>
          <table:table-cell office:value-type="float" office:value="44" table:style-name="ce3">
            <text:p>4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89" table:style-name="ce3">
            <text:p>288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0</text:p>
          </table:table-cell>
          <table:table-cell office:value-type="float" office:value="45" table:style-name="ce3">
            <text:p>4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90" table:style-name="ce3">
            <text:p>289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0</text:p>
          </table:table-cell>
          <table:table-cell office:value-type="float" office:value="46" table:style-name="ce3">
            <text:p>4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91" table:style-name="ce3">
            <text:p>289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0</text:p>
          </table:table-cell>
          <table:table-cell office:value-type="float" office:value="47" table:style-name="ce3">
            <text:p>4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92" table:style-name="ce3">
            <text:p>289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0</text:p>
          </table:table-cell>
          <table:table-cell office:value-type="float" office:value="48" table:style-name="ce3">
            <text:p>4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93" table:style-name="ce3">
            <text:p>289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0</text:p>
          </table:table-cell>
          <table:table-cell office:value-type="float" office:value="49" table:style-name="ce3">
            <text:p>4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94" table:style-name="ce3">
            <text:p>289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0</text:p>
          </table:table-cell>
          <table:table-cell office:value-type="float" office:value="50" table:style-name="ce3">
            <text:p>5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95" table:style-name="ce3">
            <text:p>289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0</text:p>
          </table:table-cell>
          <table:table-cell office:value-type="float" office:value="51" table:style-name="ce3">
            <text:p>5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96" table:style-name="ce3">
            <text:p>289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0</text:p>
          </table:table-cell>
          <table:table-cell office:value-type="float" office:value="52" table:style-name="ce3">
            <text:p>5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97" table:style-name="ce3">
            <text:p>289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0</text:p>
          </table:table-cell>
          <table:table-cell office:value-type="float" office:value="53" table:style-name="ce3">
            <text:p>5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98" table:style-name="ce3">
            <text:p>289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0</text:p>
          </table:table-cell>
          <table:table-cell office:value-type="float" office:value="54" table:style-name="ce3">
            <text:p>5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99" table:style-name="ce3">
            <text:p>289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0</text:p>
          </table:table-cell>
          <table:table-cell office:value-type="float" office:value="55" table:style-name="ce3">
            <text:p>5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00" table:style-name="ce3">
            <text:p>290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0</text:p>
          </table:table-cell>
          <table:table-cell office:value-type="float" office:value="56" table:style-name="ce3">
            <text:p>5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01" table:style-name="ce3">
            <text:p>290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0</text:p>
          </table:table-cell>
          <table:table-cell office:value-type="float" office:value="57" table:style-name="ce3">
            <text:p>5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02" table:style-name="ce3">
            <text:p>290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0</text:p>
          </table:table-cell>
          <table:table-cell office:value-type="float" office:value="58" table:style-name="ce3">
            <text:p>5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03" table:style-name="ce3">
            <text:p>290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0</text:p>
          </table:table-cell>
          <table:table-cell office:value-type="float" office:value="59" table:style-name="ce3">
            <text:p>5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04" table:style-name="ce3">
            <text:p>290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0</text:p>
          </table:table-cell>
          <table:table-cell office:value-type="float" office:value="60" table:style-name="ce3">
            <text:p>6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49" table:style-name="ce3">
            <text:p>334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1" table:style-name="ce3">
            <text:p>1</text:p>
          </table:table-cell>
          <table:table-cell office:value-type="float" office:value="141" table:style-name="ce3">
            <text:p>14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350" table:style-name="ce3">
            <text:p>335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2" table:style-name="ce3">
            <text:p>2</text:p>
          </table:table-cell>
          <table:table-cell office:value-type="float" office:value="122" table:style-name="ce3">
            <text:p>1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351" table:style-name="ce3">
            <text:p>335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3" table:style-name="ce3">
            <text:p>3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52" table:style-name="ce3">
            <text:p>335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4" table:style-name="ce3">
            <text:p>4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53" table:style-name="ce3">
            <text:p>335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5" table:style-name="ce3">
            <text:p>5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54" table:style-name="ce3">
            <text:p>335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6" table:style-name="ce3">
            <text:p>6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55" table:style-name="ce3">
            <text:p>335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7" table:style-name="ce3">
            <text:p>7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56" table:style-name="ce3">
            <text:p>335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8" table:style-name="ce3">
            <text:p>8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57" table:style-name="ce3">
            <text:p>335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9" table:style-name="ce3">
            <text:p>9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58" table:style-name="ce3">
            <text:p>335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10" table:style-name="ce3">
            <text:p>10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59" table:style-name="ce3">
            <text:p>335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11" table:style-name="ce3">
            <text:p>11</text:p>
          </table:table-cell>
          <table:table-cell office:value-type="float" office:value="129" table:style-name="ce3">
            <text:p>12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60" table:style-name="ce3">
            <text:p>336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12" table:style-name="ce3">
            <text:p>12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61" table:style-name="ce3">
            <text:p>336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13" table:style-name="ce3">
            <text:p>13</text:p>
          </table:table-cell>
          <table:table-cell office:value-type="float" office:value="155" table:style-name="ce3">
            <text:p>1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62" table:style-name="ce3">
            <text:p>336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14" table:style-name="ce3">
            <text:p>14</text:p>
          </table:table-cell>
          <table:table-cell office:value-type="float" office:value="143" table:style-name="ce3">
            <text:p>1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63" table:style-name="ce3">
            <text:p>336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15" table:style-name="ce3">
            <text:p>15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64" table:style-name="ce3">
            <text:p>336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16" table:style-name="ce3">
            <text:p>16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65" table:style-name="ce3">
            <text:p>336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17" table:style-name="ce3">
            <text:p>17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66" table:style-name="ce3">
            <text:p>336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18" table:style-name="ce3">
            <text:p>18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67" table:style-name="ce3">
            <text:p>336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19" table:style-name="ce3">
            <text:p>19</text:p>
          </table:table-cell>
          <table:table-cell office:value-type="float" office:value="165" table:style-name="ce3">
            <text:p>1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68" table:style-name="ce3">
            <text:p>336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20" table:style-name="ce3">
            <text:p>20</text:p>
          </table:table-cell>
          <table:table-cell office:value-type="float" office:value="167" table:style-name="ce3">
            <text:p>16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69" table:style-name="ce3">
            <text:p>336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21" table:style-name="ce3">
            <text:p>21</text:p>
          </table:table-cell>
          <table:table-cell office:value-type="float" office:value="132" table:style-name="ce3">
            <text:p>13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70" table:style-name="ce3">
            <text:p>337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22" table:style-name="ce3">
            <text:p>22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71" table:style-name="ce3">
            <text:p>337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23" table:style-name="ce3">
            <text:p>23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72" table:style-name="ce3">
            <text:p>337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24" table:style-name="ce3">
            <text:p>24</text:p>
          </table:table-cell>
          <table:table-cell office:value-type="float" office:value="192" table:style-name="ce3">
            <text:p>1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73" table:style-name="ce3">
            <text:p>337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25" table:style-name="ce3">
            <text:p>25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74" table:style-name="ce3">
            <text:p>337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26" table:style-name="ce3">
            <text:p>26</text:p>
          </table:table-cell>
          <table:table-cell office:value-type="float" office:value="163" table:style-name="ce3">
            <text:p>16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75" table:style-name="ce3">
            <text:p>337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27" table:style-name="ce3">
            <text:p>27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76" table:style-name="ce3">
            <text:p>337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28" table:style-name="ce3">
            <text:p>28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77" table:style-name="ce3">
            <text:p>337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29" table:style-name="ce3">
            <text:p>29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78" table:style-name="ce3">
            <text:p>337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30" table:style-name="ce3">
            <text:p>30</text:p>
          </table:table-cell>
          <table:table-cell office:value-type="float" office:value="164" table:style-name="ce3">
            <text:p>1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79" table:style-name="ce3">
            <text:p>337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31" table:style-name="ce3">
            <text:p>31</text:p>
          </table:table-cell>
          <table:table-cell office:value-type="float" office:value="176" table:style-name="ce3">
            <text:p>1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80" table:style-name="ce3">
            <text:p>338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32" table:style-name="ce3">
            <text:p>32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81" table:style-name="ce3">
            <text:p>338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33" table:style-name="ce3">
            <text:p>33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82" table:style-name="ce3">
            <text:p>338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34" table:style-name="ce3">
            <text:p>34</text:p>
          </table:table-cell>
          <table:table-cell office:value-type="float" office:value="173" table:style-name="ce3">
            <text:p>1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83" table:style-name="ce3">
            <text:p>338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35" table:style-name="ce3">
            <text:p>35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84" table:style-name="ce3">
            <text:p>338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36" table:style-name="ce3">
            <text:p>36</text:p>
          </table:table-cell>
          <table:table-cell office:value-type="float" office:value="142" table:style-name="ce3">
            <text:p>1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61" table:style-name="ce3">
            <text:p>396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37" table:style-name="ce3">
            <text:p>37</text:p>
          </table:table-cell>
          <table:table-cell office:value-type="float" office:value="264" table:style-name="ce3">
            <text:p>2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62" table:style-name="ce3">
            <text:p>396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38" table:style-name="ce3">
            <text:p>38</text:p>
          </table:table-cell>
          <table:table-cell office:value-type="float" office:value="237" table:style-name="ce3">
            <text:p>23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63" table:style-name="ce3">
            <text:p>396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39" table:style-name="ce3">
            <text:p>39</text:p>
          </table:table-cell>
          <table:table-cell office:value-type="float" office:value="218" table:style-name="ce3">
            <text:p>21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64" table:style-name="ce3">
            <text:p>396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40" table:style-name="ce3">
            <text:p>40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65" table:style-name="ce3">
            <text:p>396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41" table:style-name="ce3">
            <text:p>41</text:p>
          </table:table-cell>
          <table:table-cell office:value-type="float" office:value="273" table:style-name="ce3">
            <text:p>2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66" table:style-name="ce3">
            <text:p>396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42" table:style-name="ce3">
            <text:p>42</text:p>
          </table:table-cell>
          <table:table-cell office:value-type="float" office:value="284" table:style-name="ce3">
            <text:p>2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67" table:style-name="ce3">
            <text:p>396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43" table:style-name="ce3">
            <text:p>43</text:p>
          </table:table-cell>
          <table:table-cell office:value-type="float" office:value="253" table:style-name="ce3">
            <text:p>25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68" table:style-name="ce3">
            <text:p>396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44" table:style-name="ce3">
            <text:p>44</text:p>
          </table:table-cell>
          <table:table-cell office:value-type="float" office:value="261" table:style-name="ce3">
            <text:p>26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69" table:style-name="ce3">
            <text:p>396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45" table:style-name="ce3">
            <text:p>45</text:p>
          </table:table-cell>
          <table:table-cell office:value-type="float" office:value="276" table:style-name="ce3">
            <text:p>2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70" table:style-name="ce3">
            <text:p>397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46" table:style-name="ce3">
            <text:p>46</text:p>
          </table:table-cell>
          <table:table-cell office:value-type="float" office:value="205" table:style-name="ce3">
            <text:p>2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71" table:style-name="ce3">
            <text:p>397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47" table:style-name="ce3">
            <text:p>47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72" table:style-name="ce3">
            <text:p>397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48" table:style-name="ce3">
            <text:p>48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73" table:style-name="ce3">
            <text:p>397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49" table:style-name="ce3">
            <text:p>49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74" table:style-name="ce3">
            <text:p>397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50" table:style-name="ce3">
            <text:p>50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75" table:style-name="ce3">
            <text:p>397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51" table:style-name="ce3">
            <text:p>51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76" table:style-name="ce3">
            <text:p>397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52" table:style-name="ce3">
            <text:p>52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77" table:style-name="ce3">
            <text:p>397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53" table:style-name="ce3">
            <text:p>53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78" table:style-name="ce3">
            <text:p>397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54" table:style-name="ce3">
            <text:p>54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79" table:style-name="ce3">
            <text:p>397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55" table:style-name="ce3">
            <text:p>55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80" table:style-name="ce3">
            <text:p>398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56" table:style-name="ce3">
            <text:p>56</text:p>
          </table:table-cell>
          <table:table-cell office:value-type="float" office:value="247" table:style-name="ce3">
            <text:p>2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81" table:style-name="ce3">
            <text:p>398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57" table:style-name="ce3">
            <text:p>57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82" table:style-name="ce3">
            <text:p>398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58" table:style-name="ce3">
            <text:p>58</text:p>
          </table:table-cell>
          <table:table-cell office:value-type="float" office:value="256" table:style-name="ce3">
            <text:p>2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83" table:style-name="ce3">
            <text:p>398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59" table:style-name="ce3">
            <text:p>59</text:p>
          </table:table-cell>
          <table:table-cell office:value-type="float" office:value="269" table:style-name="ce3">
            <text:p>2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84" table:style-name="ce3">
            <text:p>398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0</text:p>
          </table:table-cell>
          <table:table-cell office:value-type="float" office:value="60" table:style-name="ce3">
            <text:p>60</text:p>
          </table:table-cell>
          <table:table-cell office:value-type="float" office:value="204" table:style-name="ce3">
            <text:p>20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1" table:style-name="ce3">
            <text:p>162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1" table:style-name="ce3">
            <text:p>1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2" table:style-name="ce3">
            <text:p>162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2" table:style-name="ce3">
            <text:p>2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3" table:style-name="ce3">
            <text:p>162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3" table:style-name="ce3">
            <text:p>3</text:p>
          </table:table-cell>
          <table:table-cell office:value-type="float" office:value="87" table:style-name="ce3">
            <text:p>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4" table:style-name="ce3">
            <text:p>162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4" table:style-name="ce3">
            <text:p>4</text:p>
          </table:table-cell>
          <table:table-cell office:value-type="float" office:value="98" table:style-name="ce3">
            <text:p>9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5" table:style-name="ce3">
            <text:p>162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5" table:style-name="ce3">
            <text:p>5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6" table:style-name="ce3">
            <text:p>162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6" table:style-name="ce3">
            <text:p>6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7" table:style-name="ce3">
            <text:p>162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7" table:style-name="ce3">
            <text:p>7</text:p>
          </table:table-cell>
          <table:table-cell office:value-type="float" office:value="79" table:style-name="ce3">
            <text:p>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8" table:style-name="ce3">
            <text:p>162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8" table:style-name="ce3">
            <text:p>8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9" table:style-name="ce3">
            <text:p>162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9" table:style-name="ce3">
            <text:p>9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0" table:style-name="ce3">
            <text:p>163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10" table:style-name="ce3">
            <text:p>10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1" table:style-name="ce3">
            <text:p>163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11" table:style-name="ce3">
            <text:p>11</text:p>
          </table:table-cell>
          <table:table-cell office:value-type="float" office:value="86" table:style-name="ce3">
            <text:p>8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2" table:style-name="ce3">
            <text:p>163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12" table:style-name="ce3">
            <text:p>12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3" table:style-name="ce3">
            <text:p>163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13" table:style-name="ce3">
            <text:p>13</text:p>
          </table:table-cell>
          <table:table-cell office:value-type="float" office:value="81" table:style-name="ce3">
            <text:p>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4" table:style-name="ce3">
            <text:p>163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14" table:style-name="ce3">
            <text:p>14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5" table:style-name="ce3">
            <text:p>163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15" table:style-name="ce3">
            <text:p>15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6" table:style-name="ce3">
            <text:p>163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16" table:style-name="ce3">
            <text:p>16</text:p>
          </table:table-cell>
          <table:table-cell office:value-type="float" office:value="87" table:style-name="ce3">
            <text:p>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7" table:style-name="ce3">
            <text:p>163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17" table:style-name="ce3">
            <text:p>17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8" table:style-name="ce3">
            <text:p>163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18" table:style-name="ce3">
            <text:p>18</text:p>
          </table:table-cell>
          <table:table-cell office:value-type="float" office:value="96" table:style-name="ce3">
            <text:p>9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9" table:style-name="ce3">
            <text:p>163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19" table:style-name="ce3">
            <text:p>19</text:p>
          </table:table-cell>
          <table:table-cell office:value-type="float" office:value="93" table:style-name="ce3">
            <text:p>9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0" table:style-name="ce3">
            <text:p>164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20" table:style-name="ce3">
            <text:p>20</text:p>
          </table:table-cell>
          <table:table-cell office:value-type="float" office:value="91" table:style-name="ce3">
            <text:p>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1" table:style-name="ce3">
            <text:p>164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21" table:style-name="ce3">
            <text:p>21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2" table:style-name="ce3">
            <text:p>164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22" table:style-name="ce3">
            <text:p>22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3" table:style-name="ce3">
            <text:p>164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23" table:style-name="ce3">
            <text:p>23</text:p>
          </table:table-cell>
          <table:table-cell office:value-type="float" office:value="96" table:style-name="ce3">
            <text:p>9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4" table:style-name="ce3">
            <text:p>164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24" table:style-name="ce3">
            <text:p>24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5" table:style-name="ce3">
            <text:p>164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25" table:style-name="ce3">
            <text:p>25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6" table:style-name="ce3">
            <text:p>164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26" table:style-name="ce3">
            <text:p>26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7" table:style-name="ce3">
            <text:p>164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27" table:style-name="ce3">
            <text:p>27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8" table:style-name="ce3">
            <text:p>164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28" table:style-name="ce3">
            <text:p>28</text:p>
          </table:table-cell>
          <table:table-cell office:value-type="float" office:value="81" table:style-name="ce3">
            <text:p>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9" table:style-name="ce3">
            <text:p>164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29" table:style-name="ce3">
            <text:p>29</text:p>
          </table:table-cell>
          <table:table-cell office:value-type="float" office:value="87" table:style-name="ce3">
            <text:p>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0" table:style-name="ce3">
            <text:p>165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30" table:style-name="ce3">
            <text:p>30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1" table:style-name="ce3">
            <text:p>165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31" table:style-name="ce3">
            <text:p>31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2" table:style-name="ce3">
            <text:p>165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32" table:style-name="ce3">
            <text:p>32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3" table:style-name="ce3">
            <text:p>165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33" table:style-name="ce3">
            <text:p>33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4" table:style-name="ce3">
            <text:p>165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34" table:style-name="ce3">
            <text:p>34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5" table:style-name="ce3">
            <text:p>165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35" table:style-name="ce3">
            <text:p>35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6" table:style-name="ce3">
            <text:p>165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1</text:p>
          </table:table-cell>
          <table:table-cell office:value-type="float" office:value="36" table:style-name="ce3">
            <text:p>36</text:p>
          </table:table-cell>
          <table:table-cell office:value-type="float" office:value="89" table:style-name="ce3">
            <text:p>8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9" table:style-name="ce3">
            <text:p>208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37" table:style-name="ce3">
            <text:p>37</text:p>
          </table:table-cell>
          <table:table-cell office:value-type="float" office:value="142" table:style-name="ce3">
            <text:p>1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0" table:style-name="ce3">
            <text:p>209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38" table:style-name="ce3">
            <text:p>38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1" table:style-name="ce3">
            <text:p>209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39" table:style-name="ce3">
            <text:p>39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2" table:style-name="ce3">
            <text:p>209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40" table:style-name="ce3">
            <text:p>40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3" table:style-name="ce3">
            <text:p>209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41" table:style-name="ce3">
            <text:p>41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4" table:style-name="ce3">
            <text:p>209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42" table:style-name="ce3">
            <text:p>42</text:p>
          </table:table-cell>
          <table:table-cell office:value-type="float" office:value="142" table:style-name="ce3">
            <text:p>1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5" table:style-name="ce3">
            <text:p>209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43" table:style-name="ce3">
            <text:p>43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6" table:style-name="ce3">
            <text:p>209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44" table:style-name="ce3">
            <text:p>44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7" table:style-name="ce3">
            <text:p>209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45" table:style-name="ce3">
            <text:p>45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8" table:style-name="ce3">
            <text:p>209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46" table:style-name="ce3">
            <text:p>46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9" table:style-name="ce3">
            <text:p>209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47" table:style-name="ce3">
            <text:p>47</text:p>
          </table:table-cell>
          <table:table-cell office:value-type="float" office:value="196" table:style-name="ce3">
            <text:p>19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0" table:style-name="ce3">
            <text:p>210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48" table:style-name="ce3">
            <text:p>48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1" table:style-name="ce3">
            <text:p>210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49" table:style-name="ce3">
            <text:p>49</text:p>
          </table:table-cell>
          <table:table-cell office:value-type="float" office:value="111" table:style-name="ce3">
            <text:p>11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2" table:style-name="ce3">
            <text:p>210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50" table:style-name="ce3">
            <text:p>50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3" table:style-name="ce3">
            <text:p>210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51" table:style-name="ce3">
            <text:p>51</text:p>
          </table:table-cell>
          <table:table-cell office:value-type="float" office:value="175" table:style-name="ce3">
            <text:p>1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4" table:style-name="ce3">
            <text:p>210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52" table:style-name="ce3">
            <text:p>52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5" table:style-name="ce3">
            <text:p>210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53" table:style-name="ce3">
            <text:p>53</text:p>
          </table:table-cell>
          <table:table-cell office:value-type="float" office:value="139" table:style-name="ce3">
            <text:p>13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6" table:style-name="ce3">
            <text:p>210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54" table:style-name="ce3">
            <text:p>54</text:p>
          </table:table-cell>
          <table:table-cell office:value-type="float" office:value="141" table:style-name="ce3">
            <text:p>14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7" table:style-name="ce3">
            <text:p>210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55" table:style-name="ce3">
            <text:p>55</text:p>
          </table:table-cell>
          <table:table-cell office:value-type="float" office:value="122" table:style-name="ce3">
            <text:p>1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8" table:style-name="ce3">
            <text:p>210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56" table:style-name="ce3">
            <text:p>56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9" table:style-name="ce3">
            <text:p>210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57" table:style-name="ce3">
            <text:p>57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0" table:style-name="ce3">
            <text:p>211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58" table:style-name="ce3">
            <text:p>58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1" table:style-name="ce3">
            <text:p>211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59" table:style-name="ce3">
            <text:p>59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2" table:style-name="ce3">
            <text:p>211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60" table:style-name="ce3">
            <text:p>60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01" table:style-name="ce3">
            <text:p>270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1" table:style-name="ce3">
            <text:p>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02" table:style-name="ce3">
            <text:p>270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2" table:style-name="ce3">
            <text:p>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03" table:style-name="ce3">
            <text:p>270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3" table:style-name="ce3">
            <text:p>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04" table:style-name="ce3">
            <text:p>270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4" table:style-name="ce3">
            <text:p>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05" table:style-name="ce3">
            <text:p>270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5" table:style-name="ce3">
            <text:p>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06" table:style-name="ce3">
            <text:p>270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6" table:style-name="ce3">
            <text:p>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07" table:style-name="ce3">
            <text:p>270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7" table:style-name="ce3">
            <text:p>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08" table:style-name="ce3">
            <text:p>270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8" table:style-name="ce3">
            <text:p>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09" table:style-name="ce3">
            <text:p>270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9" table:style-name="ce3">
            <text:p>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10" table:style-name="ce3">
            <text:p>271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10" table:style-name="ce3">
            <text:p>1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11" table:style-name="ce3">
            <text:p>271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11" table:style-name="ce3">
            <text:p>1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12" table:style-name="ce3">
            <text:p>271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12" table:style-name="ce3">
            <text:p>1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13" table:style-name="ce3">
            <text:p>271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13" table:style-name="ce3">
            <text:p>1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14" table:style-name="ce3">
            <text:p>271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14" table:style-name="ce3">
            <text:p>1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15" table:style-name="ce3">
            <text:p>271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15" table:style-name="ce3">
            <text:p>1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16" table:style-name="ce3">
            <text:p>271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16" table:style-name="ce3">
            <text:p>1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17" table:style-name="ce3">
            <text:p>271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17" table:style-name="ce3">
            <text:p>1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18" table:style-name="ce3">
            <text:p>271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18" table:style-name="ce3">
            <text:p>1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19" table:style-name="ce3">
            <text:p>271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19" table:style-name="ce3">
            <text:p>1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20" table:style-name="ce3">
            <text:p>272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20" table:style-name="ce3">
            <text:p>2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21" table:style-name="ce3">
            <text:p>272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21" table:style-name="ce3">
            <text:p>2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22" table:style-name="ce3">
            <text:p>272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22" table:style-name="ce3">
            <text:p>2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23" table:style-name="ce3">
            <text:p>272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23" table:style-name="ce3">
            <text:p>2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24" table:style-name="ce3">
            <text:p>272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24" table:style-name="ce3">
            <text:p>2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25" table:style-name="ce3">
            <text:p>272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25" table:style-name="ce3">
            <text:p>2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26" table:style-name="ce3">
            <text:p>272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26" table:style-name="ce3">
            <text:p>2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27" table:style-name="ce3">
            <text:p>272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27" table:style-name="ce3">
            <text:p>2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28" table:style-name="ce3">
            <text:p>272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28" table:style-name="ce3">
            <text:p>2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29" table:style-name="ce3">
            <text:p>272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29" table:style-name="ce3">
            <text:p>2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30" table:style-name="ce3">
            <text:p>273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30" table:style-name="ce3">
            <text:p>3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31" table:style-name="ce3">
            <text:p>273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31" table:style-name="ce3">
            <text:p>3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32" table:style-name="ce3">
            <text:p>273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32" table:style-name="ce3">
            <text:p>3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33" table:style-name="ce3">
            <text:p>273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33" table:style-name="ce3">
            <text:p>3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34" table:style-name="ce3">
            <text:p>273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34" table:style-name="ce3">
            <text:p>3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35" table:style-name="ce3">
            <text:p>273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35" table:style-name="ce3">
            <text:p>3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36" table:style-name="ce3">
            <text:p>273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1</text:p>
          </table:table-cell>
          <table:table-cell office:value-type="float" office:value="36" table:style-name="ce3">
            <text:p>3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69" table:style-name="ce3">
            <text:p>316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1</text:p>
          </table:table-cell>
          <table:table-cell office:value-type="float" office:value="37" table:style-name="ce3">
            <text:p>3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70" table:style-name="ce3">
            <text:p>317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1</text:p>
          </table:table-cell>
          <table:table-cell office:value-type="float" office:value="38" table:style-name="ce3">
            <text:p>3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71" table:style-name="ce3">
            <text:p>317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1</text:p>
          </table:table-cell>
          <table:table-cell office:value-type="float" office:value="39" table:style-name="ce3">
            <text:p>3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72" table:style-name="ce3">
            <text:p>317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1</text:p>
          </table:table-cell>
          <table:table-cell office:value-type="float" office:value="40" table:style-name="ce3">
            <text:p>4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73" table:style-name="ce3">
            <text:p>317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1</text:p>
          </table:table-cell>
          <table:table-cell office:value-type="float" office:value="41" table:style-name="ce3">
            <text:p>4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74" table:style-name="ce3">
            <text:p>317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1</text:p>
          </table:table-cell>
          <table:table-cell office:value-type="float" office:value="42" table:style-name="ce3">
            <text:p>4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75" table:style-name="ce3">
            <text:p>317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1</text:p>
          </table:table-cell>
          <table:table-cell office:value-type="float" office:value="43" table:style-name="ce3">
            <text:p>4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76" table:style-name="ce3">
            <text:p>317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1</text:p>
          </table:table-cell>
          <table:table-cell office:value-type="float" office:value="44" table:style-name="ce3">
            <text:p>4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77" table:style-name="ce3">
            <text:p>317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1</text:p>
          </table:table-cell>
          <table:table-cell office:value-type="float" office:value="45" table:style-name="ce3">
            <text:p>4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78" table:style-name="ce3">
            <text:p>317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1</text:p>
          </table:table-cell>
          <table:table-cell office:value-type="float" office:value="46" table:style-name="ce3">
            <text:p>4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79" table:style-name="ce3">
            <text:p>317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1</text:p>
          </table:table-cell>
          <table:table-cell office:value-type="float" office:value="47" table:style-name="ce3">
            <text:p>4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80" table:style-name="ce3">
            <text:p>318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1</text:p>
          </table:table-cell>
          <table:table-cell office:value-type="float" office:value="48" table:style-name="ce3">
            <text:p>4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81" table:style-name="ce3">
            <text:p>318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1</text:p>
          </table:table-cell>
          <table:table-cell office:value-type="float" office:value="49" table:style-name="ce3">
            <text:p>4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82" table:style-name="ce3">
            <text:p>318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1</text:p>
          </table:table-cell>
          <table:table-cell office:value-type="float" office:value="50" table:style-name="ce3">
            <text:p>5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83" table:style-name="ce3">
            <text:p>318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1</text:p>
          </table:table-cell>
          <table:table-cell office:value-type="float" office:value="51" table:style-name="ce3">
            <text:p>5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84" table:style-name="ce3">
            <text:p>318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1</text:p>
          </table:table-cell>
          <table:table-cell office:value-type="float" office:value="52" table:style-name="ce3">
            <text:p>5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85" table:style-name="ce3">
            <text:p>318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1</text:p>
          </table:table-cell>
          <table:table-cell office:value-type="float" office:value="53" table:style-name="ce3">
            <text:p>5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86" table:style-name="ce3">
            <text:p>318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1</text:p>
          </table:table-cell>
          <table:table-cell office:value-type="float" office:value="54" table:style-name="ce3">
            <text:p>5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87" table:style-name="ce3">
            <text:p>318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1</text:p>
          </table:table-cell>
          <table:table-cell office:value-type="float" office:value="55" table:style-name="ce3">
            <text:p>5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88" table:style-name="ce3">
            <text:p>318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1</text:p>
          </table:table-cell>
          <table:table-cell office:value-type="float" office:value="56" table:style-name="ce3">
            <text:p>5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89" table:style-name="ce3">
            <text:p>318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1</text:p>
          </table:table-cell>
          <table:table-cell office:value-type="float" office:value="57" table:style-name="ce3">
            <text:p>5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90" table:style-name="ce3">
            <text:p>319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1</text:p>
          </table:table-cell>
          <table:table-cell office:value-type="float" office:value="58" table:style-name="ce3">
            <text:p>5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91" table:style-name="ce3">
            <text:p>319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1</text:p>
          </table:table-cell>
          <table:table-cell office:value-type="float" office:value="59" table:style-name="ce3">
            <text:p>5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92" table:style-name="ce3">
            <text:p>319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1</text:p>
          </table:table-cell>
          <table:table-cell office:value-type="float" office:value="60" table:style-name="ce3">
            <text:p>6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81" table:style-name="ce3">
            <text:p>378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1" table:style-name="ce3">
            <text:p>1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82" table:style-name="ce3">
            <text:p>378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2" table:style-name="ce3">
            <text:p>2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83" table:style-name="ce3">
            <text:p>378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3" table:style-name="ce3">
            <text:p>3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84" table:style-name="ce3">
            <text:p>378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4" table:style-name="ce3">
            <text:p>4</text:p>
          </table:table-cell>
          <table:table-cell office:value-type="float" office:value="87" table:style-name="ce3">
            <text:p>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85" table:style-name="ce3">
            <text:p>378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5" table:style-name="ce3">
            <text:p>5</text:p>
          </table:table-cell>
          <table:table-cell office:value-type="float" office:value="98" table:style-name="ce3">
            <text:p>9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86" table:style-name="ce3">
            <text:p>378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6" table:style-name="ce3">
            <text:p>6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87" table:style-name="ce3">
            <text:p>378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7" table:style-name="ce3">
            <text:p>7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3788" table:style-name="ce3">
            <text:p>378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8" table:style-name="ce3">
            <text:p>8</text:p>
          </table:table-cell>
          <table:table-cell office:value-type="float" office:value="79" table:style-name="ce3">
            <text:p>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3789" table:style-name="ce3">
            <text:p>378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9" table:style-name="ce3">
            <text:p>9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90" table:style-name="ce3">
            <text:p>379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10" table:style-name="ce3">
            <text:p>10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91" table:style-name="ce3">
            <text:p>379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11" table:style-name="ce3">
            <text:p>11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92" table:style-name="ce3">
            <text:p>379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12" table:style-name="ce3">
            <text:p>12</text:p>
          </table:table-cell>
          <table:table-cell office:value-type="float" office:value="86" table:style-name="ce3">
            <text:p>8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93" table:style-name="ce3">
            <text:p>379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13" table:style-name="ce3">
            <text:p>13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94" table:style-name="ce3">
            <text:p>379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14" table:style-name="ce3">
            <text:p>14</text:p>
          </table:table-cell>
          <table:table-cell office:value-type="float" office:value="81" table:style-name="ce3">
            <text:p>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95" table:style-name="ce3">
            <text:p>379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15" table:style-name="ce3">
            <text:p>15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96" table:style-name="ce3">
            <text:p>379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16" table:style-name="ce3">
            <text:p>16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97" table:style-name="ce3">
            <text:p>379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17" table:style-name="ce3">
            <text:p>17</text:p>
          </table:table-cell>
          <table:table-cell office:value-type="float" office:value="87" table:style-name="ce3">
            <text:p>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98" table:style-name="ce3">
            <text:p>379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18" table:style-name="ce3">
            <text:p>18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99" table:style-name="ce3">
            <text:p>379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19" table:style-name="ce3">
            <text:p>19</text:p>
          </table:table-cell>
          <table:table-cell office:value-type="float" office:value="96" table:style-name="ce3">
            <text:p>9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00" table:style-name="ce3">
            <text:p>380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20" table:style-name="ce3">
            <text:p>20</text:p>
          </table:table-cell>
          <table:table-cell office:value-type="float" office:value="93" table:style-name="ce3">
            <text:p>9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01" table:style-name="ce3">
            <text:p>380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21" table:style-name="ce3">
            <text:p>21</text:p>
          </table:table-cell>
          <table:table-cell office:value-type="float" office:value="91" table:style-name="ce3">
            <text:p>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02" table:style-name="ce3">
            <text:p>380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22" table:style-name="ce3">
            <text:p>22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03" table:style-name="ce3">
            <text:p>380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23" table:style-name="ce3">
            <text:p>23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04" table:style-name="ce3">
            <text:p>380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24" table:style-name="ce3">
            <text:p>24</text:p>
          </table:table-cell>
          <table:table-cell office:value-type="float" office:value="96" table:style-name="ce3">
            <text:p>9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05" table:style-name="ce3">
            <text:p>380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25" table:style-name="ce3">
            <text:p>25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06" table:style-name="ce3">
            <text:p>380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26" table:style-name="ce3">
            <text:p>26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07" table:style-name="ce3">
            <text:p>380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27" table:style-name="ce3">
            <text:p>27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08" table:style-name="ce3">
            <text:p>380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28" table:style-name="ce3">
            <text:p>28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09" table:style-name="ce3">
            <text:p>380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29" table:style-name="ce3">
            <text:p>29</text:p>
          </table:table-cell>
          <table:table-cell office:value-type="float" office:value="81" table:style-name="ce3">
            <text:p>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10" table:style-name="ce3">
            <text:p>381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30" table:style-name="ce3">
            <text:p>30</text:p>
          </table:table-cell>
          <table:table-cell office:value-type="float" office:value="87" table:style-name="ce3">
            <text:p>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11" table:style-name="ce3">
            <text:p>381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31" table:style-name="ce3">
            <text:p>31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12" table:style-name="ce3">
            <text:p>381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32" table:style-name="ce3">
            <text:p>32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13" table:style-name="ce3">
            <text:p>381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33" table:style-name="ce3">
            <text:p>33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14" table:style-name="ce3">
            <text:p>381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34" table:style-name="ce3">
            <text:p>34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15" table:style-name="ce3">
            <text:p>381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35" table:style-name="ce3">
            <text:p>35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16" table:style-name="ce3">
            <text:p>381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36" table:style-name="ce3">
            <text:p>36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49" table:style-name="ce3">
            <text:p>424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37" table:style-name="ce3">
            <text:p>37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50" table:style-name="ce3">
            <text:p>425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38" table:style-name="ce3">
            <text:p>38</text:p>
          </table:table-cell>
          <table:table-cell office:value-type="float" office:value="142" table:style-name="ce3">
            <text:p>1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51" table:style-name="ce3">
            <text:p>425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39" table:style-name="ce3">
            <text:p>39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52" table:style-name="ce3">
            <text:p>425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40" table:style-name="ce3">
            <text:p>40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53" table:style-name="ce3">
            <text:p>425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41" table:style-name="ce3">
            <text:p>41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54" table:style-name="ce3">
            <text:p>425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42" table:style-name="ce3">
            <text:p>42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55" table:style-name="ce3">
            <text:p>425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43" table:style-name="ce3">
            <text:p>43</text:p>
          </table:table-cell>
          <table:table-cell office:value-type="float" office:value="142" table:style-name="ce3">
            <text:p>1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56" table:style-name="ce3">
            <text:p>425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44" table:style-name="ce3">
            <text:p>44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57" table:style-name="ce3">
            <text:p>425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45" table:style-name="ce3">
            <text:p>45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58" table:style-name="ce3">
            <text:p>425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46" table:style-name="ce3">
            <text:p>46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59" table:style-name="ce3">
            <text:p>425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47" table:style-name="ce3">
            <text:p>47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60" table:style-name="ce3">
            <text:p>426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48" table:style-name="ce3">
            <text:p>48</text:p>
          </table:table-cell>
          <table:table-cell office:value-type="float" office:value="196" table:style-name="ce3">
            <text:p>19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61" table:style-name="ce3">
            <text:p>426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49" table:style-name="ce3">
            <text:p>49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62" table:style-name="ce3">
            <text:p>426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50" table:style-name="ce3">
            <text:p>50</text:p>
          </table:table-cell>
          <table:table-cell office:value-type="float" office:value="111" table:style-name="ce3">
            <text:p>11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63" table:style-name="ce3">
            <text:p>426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51" table:style-name="ce3">
            <text:p>51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64" table:style-name="ce3">
            <text:p>426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52" table:style-name="ce3">
            <text:p>52</text:p>
          </table:table-cell>
          <table:table-cell office:value-type="float" office:value="175" table:style-name="ce3">
            <text:p>1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65" table:style-name="ce3">
            <text:p>426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53" table:style-name="ce3">
            <text:p>53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66" table:style-name="ce3">
            <text:p>426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54" table:style-name="ce3">
            <text:p>54</text:p>
          </table:table-cell>
          <table:table-cell office:value-type="float" office:value="139" table:style-name="ce3">
            <text:p>13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67" table:style-name="ce3">
            <text:p>426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55" table:style-name="ce3">
            <text:p>55</text:p>
          </table:table-cell>
          <table:table-cell office:value-type="float" office:value="141" table:style-name="ce3">
            <text:p>14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68" table:style-name="ce3">
            <text:p>426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56" table:style-name="ce3">
            <text:p>56</text:p>
          </table:table-cell>
          <table:table-cell office:value-type="float" office:value="122" table:style-name="ce3">
            <text:p>1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69" table:style-name="ce3">
            <text:p>426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57" table:style-name="ce3">
            <text:p>57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70" table:style-name="ce3">
            <text:p>427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58" table:style-name="ce3">
            <text:p>58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71" table:style-name="ce3">
            <text:p>427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59" table:style-name="ce3">
            <text:p>59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72" table:style-name="ce3">
            <text:p>427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1</text:p>
          </table:table-cell>
          <table:table-cell office:value-type="float" office:value="60" table:style-name="ce3">
            <text:p>60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1" table:style-name="ce3">
            <text:p>144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1" table:style-name="ce3">
            <text:p>1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2" table:style-name="ce3">
            <text:p>144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2" table:style-name="ce3">
            <text:p>2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3" table:style-name="ce3">
            <text:p>144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3" table:style-name="ce3">
            <text:p>3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4" table:style-name="ce3">
            <text:p>144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4" table:style-name="ce3">
            <text:p>4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5" table:style-name="ce3">
            <text:p>144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5" table:style-name="ce3">
            <text:p>5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6" table:style-name="ce3">
            <text:p>144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6" table:style-name="ce3">
            <text:p>6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7" table:style-name="ce3">
            <text:p>144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7" table:style-name="ce3">
            <text:p>7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8" table:style-name="ce3">
            <text:p>144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8" table:style-name="ce3">
            <text:p>8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9" table:style-name="ce3">
            <text:p>144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9" table:style-name="ce3">
            <text:p>9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0" table:style-name="ce3">
            <text:p>145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10" table:style-name="ce3">
            <text:p>10</text:p>
          </table:table-cell>
          <table:table-cell office:value-type="float" office:value="247" table:style-name="ce3">
            <text:p>2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1" table:style-name="ce3">
            <text:p>145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11" table:style-name="ce3">
            <text:p>11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2" table:style-name="ce3">
            <text:p>145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12" table:style-name="ce3">
            <text:p>12</text:p>
          </table:table-cell>
          <table:table-cell office:value-type="float" office:value="256" table:style-name="ce3">
            <text:p>2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3" table:style-name="ce3">
            <text:p>145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13" table:style-name="ce3">
            <text:p>13</text:p>
          </table:table-cell>
          <table:table-cell office:value-type="float" office:value="269" table:style-name="ce3">
            <text:p>2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4" table:style-name="ce3">
            <text:p>145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14" table:style-name="ce3">
            <text:p>14</text:p>
          </table:table-cell>
          <table:table-cell office:value-type="float" office:value="204" table:style-name="ce3">
            <text:p>20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5" table:style-name="ce3">
            <text:p>145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15" table:style-name="ce3">
            <text:p>15</text:p>
          </table:table-cell>
          <table:table-cell office:value-type="float" office:value="206" table:style-name="ce3">
            <text:p>20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6" table:style-name="ce3">
            <text:p>145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16" table:style-name="ce3">
            <text:p>16</text:p>
          </table:table-cell>
          <table:table-cell office:value-type="float" office:value="208" table:style-name="ce3">
            <text:p>20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7" table:style-name="ce3">
            <text:p>145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17" table:style-name="ce3">
            <text:p>17</text:p>
          </table:table-cell>
          <table:table-cell office:value-type="float" office:value="209" table:style-name="ce3">
            <text:p>20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8" table:style-name="ce3">
            <text:p>145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18" table:style-name="ce3">
            <text:p>18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9" table:style-name="ce3">
            <text:p>145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19" table:style-name="ce3">
            <text:p>19</text:p>
          </table:table-cell>
          <table:table-cell office:value-type="float" office:value="275" table:style-name="ce3">
            <text:p>2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0" table:style-name="ce3">
            <text:p>146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20" table:style-name="ce3">
            <text:p>20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1" table:style-name="ce3">
            <text:p>146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21" table:style-name="ce3">
            <text:p>21</text:p>
          </table:table-cell>
          <table:table-cell office:value-type="float" office:value="228" table:style-name="ce3">
            <text:p>2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2" table:style-name="ce3">
            <text:p>146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22" table:style-name="ce3">
            <text:p>22</text:p>
          </table:table-cell>
          <table:table-cell office:value-type="float" office:value="217" table:style-name="ce3">
            <text:p>21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3" table:style-name="ce3">
            <text:p>146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23" table:style-name="ce3">
            <text:p>23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4" table:style-name="ce3">
            <text:p>146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24" table:style-name="ce3">
            <text:p>24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5" table:style-name="ce3">
            <text:p>146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25" table:style-name="ce3">
            <text:p>25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6" table:style-name="ce3">
            <text:p>146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26" table:style-name="ce3">
            <text:p>26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7" table:style-name="ce3">
            <text:p>146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27" table:style-name="ce3">
            <text:p>27</text:p>
          </table:table-cell>
          <table:table-cell office:value-type="float" office:value="287" table:style-name="ce3">
            <text:p>2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8" table:style-name="ce3">
            <text:p>146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28" table:style-name="ce3">
            <text:p>28</text:p>
          </table:table-cell>
          <table:table-cell office:value-type="float" office:value="265" table:style-name="ce3">
            <text:p>2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9" table:style-name="ce3">
            <text:p>146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29" table:style-name="ce3">
            <text:p>29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0" table:style-name="ce3">
            <text:p>147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30" table:style-name="ce3">
            <text:p>30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1" table:style-name="ce3">
            <text:p>147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31" table:style-name="ce3">
            <text:p>31</text:p>
          </table:table-cell>
          <table:table-cell office:value-type="float" office:value="264" table:style-name="ce3">
            <text:p>2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2" table:style-name="ce3">
            <text:p>147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32" table:style-name="ce3">
            <text:p>32</text:p>
          </table:table-cell>
          <table:table-cell office:value-type="float" office:value="237" table:style-name="ce3">
            <text:p>23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3" table:style-name="ce3">
            <text:p>147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33" table:style-name="ce3">
            <text:p>33</text:p>
          </table:table-cell>
          <table:table-cell office:value-type="float" office:value="218" table:style-name="ce3">
            <text:p>21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4" table:style-name="ce3">
            <text:p>147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34" table:style-name="ce3">
            <text:p>34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5" table:style-name="ce3">
            <text:p>147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35" table:style-name="ce3">
            <text:p>35</text:p>
          </table:table-cell>
          <table:table-cell office:value-type="float" office:value="273" table:style-name="ce3">
            <text:p>2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6" table:style-name="ce3">
            <text:p>147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2</text:p>
          </table:table-cell>
          <table:table-cell office:value-type="float" office:value="36" table:style-name="ce3">
            <text:p>36</text:p>
          </table:table-cell>
          <table:table-cell office:value-type="float" office:value="284" table:style-name="ce3">
            <text:p>2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9" table:style-name="ce3">
            <text:p>196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37" table:style-name="ce3">
            <text:p>37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0" table:style-name="ce3">
            <text:p>197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38" table:style-name="ce3">
            <text:p>38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1" table:style-name="ce3">
            <text:p>197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39" table:style-name="ce3">
            <text:p>39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2" table:style-name="ce3">
            <text:p>197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40" table:style-name="ce3">
            <text:p>40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3" table:style-name="ce3">
            <text:p>197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41" table:style-name="ce3">
            <text:p>41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4" table:style-name="ce3">
            <text:p>197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42" table:style-name="ce3">
            <text:p>42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5" table:style-name="ce3">
            <text:p>197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43" table:style-name="ce3">
            <text:p>43</text:p>
          </table:table-cell>
          <table:table-cell office:value-type="float" office:value="355" table:style-name="ce3">
            <text:p>3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6" table:style-name="ce3">
            <text:p>197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44" table:style-name="ce3">
            <text:p>44</text:p>
          </table:table-cell>
          <table:table-cell office:value-type="float" office:value="343" table:style-name="ce3">
            <text:p>3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7" table:style-name="ce3">
            <text:p>197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45" table:style-name="ce3">
            <text:p>45</text:p>
          </table:table-cell>
          <table:table-cell office:value-type="float" office:value="322" table:style-name="ce3">
            <text:p>3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8" table:style-name="ce3">
            <text:p>197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46" table:style-name="ce3">
            <text:p>46</text:p>
          </table:table-cell>
          <table:table-cell office:value-type="float" office:value="369" table:style-name="ce3">
            <text:p>3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9" table:style-name="ce3">
            <text:p>197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47" table:style-name="ce3">
            <text:p>47</text:p>
          </table:table-cell>
          <table:table-cell office:value-type="float" office:value="399" table:style-name="ce3">
            <text:p>3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0" table:style-name="ce3">
            <text:p>198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48" table:style-name="ce3">
            <text:p>48</text:p>
          </table:table-cell>
          <table:table-cell office:value-type="float" office:value="307" table:style-name="ce3">
            <text:p>30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1" table:style-name="ce3">
            <text:p>198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49" table:style-name="ce3">
            <text:p>49</text:p>
          </table:table-cell>
          <table:table-cell office:value-type="float" office:value="302" table:style-name="ce3">
            <text:p>30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2" table:style-name="ce3">
            <text:p>198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50" table:style-name="ce3">
            <text:p>50</text:p>
          </table:table-cell>
          <table:table-cell office:value-type="float" office:value="301" table:style-name="ce3">
            <text:p>3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3" table:style-name="ce3">
            <text:p>198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51" table:style-name="ce3">
            <text:p>51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4" table:style-name="ce3">
            <text:p>198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52" table:style-name="ce3">
            <text:p>52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5" table:style-name="ce3">
            <text:p>198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53" table:style-name="ce3">
            <text:p>53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6" table:style-name="ce3">
            <text:p>198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54" table:style-name="ce3">
            <text:p>54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7" table:style-name="ce3">
            <text:p>198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55" table:style-name="ce3">
            <text:p>55</text:p>
          </table:table-cell>
          <table:table-cell office:value-type="float" office:value="355" table:style-name="ce3">
            <text:p>3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8" table:style-name="ce3">
            <text:p>198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56" table:style-name="ce3">
            <text:p>56</text:p>
          </table:table-cell>
          <table:table-cell office:value-type="float" office:value="343" table:style-name="ce3">
            <text:p>3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9" table:style-name="ce3">
            <text:p>198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57" table:style-name="ce3">
            <text:p>57</text:p>
          </table:table-cell>
          <table:table-cell office:value-type="float" office:value="322" table:style-name="ce3">
            <text:p>3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0" table:style-name="ce3">
            <text:p>199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58" table:style-name="ce3">
            <text:p>58</text:p>
          </table:table-cell>
          <table:table-cell office:value-type="float" office:value="369" table:style-name="ce3">
            <text:p>3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1" table:style-name="ce3">
            <text:p>199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59" table:style-name="ce3">
            <text:p>59</text:p>
          </table:table-cell>
          <table:table-cell office:value-type="float" office:value="399" table:style-name="ce3">
            <text:p>3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2" table:style-name="ce3">
            <text:p>199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60" table:style-name="ce3">
            <text:p>60</text:p>
          </table:table-cell>
          <table:table-cell office:value-type="float" office:value="307" table:style-name="ce3">
            <text:p>30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21" table:style-name="ce3">
            <text:p>252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22" table:style-name="ce3">
            <text:p>252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2" table:style-name="ce3">
            <text:p>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23" table:style-name="ce3">
            <text:p>252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3" table:style-name="ce3">
            <text:p>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24" table:style-name="ce3">
            <text:p>252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4" table:style-name="ce3">
            <text:p>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25" table:style-name="ce3">
            <text:p>252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5" table:style-name="ce3">
            <text:p>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26" table:style-name="ce3">
            <text:p>252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6" table:style-name="ce3">
            <text:p>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27" table:style-name="ce3">
            <text:p>252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7" table:style-name="ce3">
            <text:p>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28" table:style-name="ce3">
            <text:p>252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8" table:style-name="ce3">
            <text:p>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29" table:style-name="ce3">
            <text:p>252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9" table:style-name="ce3">
            <text:p>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30" table:style-name="ce3">
            <text:p>253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10" table:style-name="ce3">
            <text:p>1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31" table:style-name="ce3">
            <text:p>253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11" table:style-name="ce3">
            <text:p>1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32" table:style-name="ce3">
            <text:p>253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12" table:style-name="ce3">
            <text:p>1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33" table:style-name="ce3">
            <text:p>253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13" table:style-name="ce3">
            <text:p>1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34" table:style-name="ce3">
            <text:p>253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14" table:style-name="ce3">
            <text:p>1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35" table:style-name="ce3">
            <text:p>253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15" table:style-name="ce3">
            <text:p>1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36" table:style-name="ce3">
            <text:p>253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16" table:style-name="ce3">
            <text:p>1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37" table:style-name="ce3">
            <text:p>253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17" table:style-name="ce3">
            <text:p>1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38" table:style-name="ce3">
            <text:p>253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18" table:style-name="ce3">
            <text:p>1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39" table:style-name="ce3">
            <text:p>253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19" table:style-name="ce3">
            <text:p>1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40" table:style-name="ce3">
            <text:p>254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20" table:style-name="ce3">
            <text:p>2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41" table:style-name="ce3">
            <text:p>254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21" table:style-name="ce3">
            <text:p>2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42" table:style-name="ce3">
            <text:p>254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22" table:style-name="ce3">
            <text:p>2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43" table:style-name="ce3">
            <text:p>254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23" table:style-name="ce3">
            <text:p>2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44" table:style-name="ce3">
            <text:p>254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24" table:style-name="ce3">
            <text:p>2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45" table:style-name="ce3">
            <text:p>254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25" table:style-name="ce3">
            <text:p>2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46" table:style-name="ce3">
            <text:p>254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26" table:style-name="ce3">
            <text:p>2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47" table:style-name="ce3">
            <text:p>254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27" table:style-name="ce3">
            <text:p>2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48" table:style-name="ce3">
            <text:p>254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28" table:style-name="ce3">
            <text:p>2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49" table:style-name="ce3">
            <text:p>254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29" table:style-name="ce3">
            <text:p>2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50" table:style-name="ce3">
            <text:p>255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30" table:style-name="ce3">
            <text:p>3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51" table:style-name="ce3">
            <text:p>255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31" table:style-name="ce3">
            <text:p>3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52" table:style-name="ce3">
            <text:p>255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32" table:style-name="ce3">
            <text:p>3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53" table:style-name="ce3">
            <text:p>255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33" table:style-name="ce3">
            <text:p>3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54" table:style-name="ce3">
            <text:p>255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34" table:style-name="ce3">
            <text:p>3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55" table:style-name="ce3">
            <text:p>255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35" table:style-name="ce3">
            <text:p>3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56" table:style-name="ce3">
            <text:p>255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2</text:p>
          </table:table-cell>
          <table:table-cell office:value-type="float" office:value="36" table:style-name="ce3">
            <text:p>3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49" table:style-name="ce3">
            <text:p>304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2</text:p>
          </table:table-cell>
          <table:table-cell office:value-type="float" office:value="37" table:style-name="ce3">
            <text:p>3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50" table:style-name="ce3">
            <text:p>305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2</text:p>
          </table:table-cell>
          <table:table-cell office:value-type="float" office:value="38" table:style-name="ce3">
            <text:p>3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51" table:style-name="ce3">
            <text:p>305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2</text:p>
          </table:table-cell>
          <table:table-cell office:value-type="float" office:value="39" table:style-name="ce3">
            <text:p>3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52" table:style-name="ce3">
            <text:p>305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2</text:p>
          </table:table-cell>
          <table:table-cell office:value-type="float" office:value="40" table:style-name="ce3">
            <text:p>4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53" table:style-name="ce3">
            <text:p>305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2</text:p>
          </table:table-cell>
          <table:table-cell office:value-type="float" office:value="41" table:style-name="ce3">
            <text:p>4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54" table:style-name="ce3">
            <text:p>305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2</text:p>
          </table:table-cell>
          <table:table-cell office:value-type="float" office:value="42" table:style-name="ce3">
            <text:p>4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55" table:style-name="ce3">
            <text:p>305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2</text:p>
          </table:table-cell>
          <table:table-cell office:value-type="float" office:value="43" table:style-name="ce3">
            <text:p>4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56" table:style-name="ce3">
            <text:p>305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2</text:p>
          </table:table-cell>
          <table:table-cell office:value-type="float" office:value="44" table:style-name="ce3">
            <text:p>4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57" table:style-name="ce3">
            <text:p>305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2</text:p>
          </table:table-cell>
          <table:table-cell office:value-type="float" office:value="45" table:style-name="ce3">
            <text:p>4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58" table:style-name="ce3">
            <text:p>305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2</text:p>
          </table:table-cell>
          <table:table-cell office:value-type="float" office:value="46" table:style-name="ce3">
            <text:p>4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59" table:style-name="ce3">
            <text:p>305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2</text:p>
          </table:table-cell>
          <table:table-cell office:value-type="float" office:value="47" table:style-name="ce3">
            <text:p>4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60" table:style-name="ce3">
            <text:p>306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2</text:p>
          </table:table-cell>
          <table:table-cell office:value-type="float" office:value="48" table:style-name="ce3">
            <text:p>4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61" table:style-name="ce3">
            <text:p>306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2</text:p>
          </table:table-cell>
          <table:table-cell office:value-type="float" office:value="49" table:style-name="ce3">
            <text:p>4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62" table:style-name="ce3">
            <text:p>306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2</text:p>
          </table:table-cell>
          <table:table-cell office:value-type="float" office:value="50" table:style-name="ce3">
            <text:p>5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63" table:style-name="ce3">
            <text:p>306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2</text:p>
          </table:table-cell>
          <table:table-cell office:value-type="float" office:value="51" table:style-name="ce3">
            <text:p>5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64" table:style-name="ce3">
            <text:p>306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2</text:p>
          </table:table-cell>
          <table:table-cell office:value-type="float" office:value="52" table:style-name="ce3">
            <text:p>5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65" table:style-name="ce3">
            <text:p>306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2</text:p>
          </table:table-cell>
          <table:table-cell office:value-type="float" office:value="53" table:style-name="ce3">
            <text:p>5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66" table:style-name="ce3">
            <text:p>306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2</text:p>
          </table:table-cell>
          <table:table-cell office:value-type="float" office:value="54" table:style-name="ce3">
            <text:p>5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67" table:style-name="ce3">
            <text:p>306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2</text:p>
          </table:table-cell>
          <table:table-cell office:value-type="float" office:value="55" table:style-name="ce3">
            <text:p>5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68" table:style-name="ce3">
            <text:p>306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2</text:p>
          </table:table-cell>
          <table:table-cell office:value-type="float" office:value="56" table:style-name="ce3">
            <text:p>5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69" table:style-name="ce3">
            <text:p>306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2</text:p>
          </table:table-cell>
          <table:table-cell office:value-type="float" office:value="57" table:style-name="ce3">
            <text:p>5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70" table:style-name="ce3">
            <text:p>307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2</text:p>
          </table:table-cell>
          <table:table-cell office:value-type="float" office:value="58" table:style-name="ce3">
            <text:p>5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71" table:style-name="ce3">
            <text:p>307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2</text:p>
          </table:table-cell>
          <table:table-cell office:value-type="float" office:value="59" table:style-name="ce3">
            <text:p>5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72" table:style-name="ce3">
            <text:p>307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2</text:p>
          </table:table-cell>
          <table:table-cell office:value-type="float" office:value="60" table:style-name="ce3">
            <text:p>6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01" table:style-name="ce3">
            <text:p>360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1" table:style-name="ce3">
            <text:p>1</text:p>
          </table:table-cell>
          <table:table-cell office:value-type="float" office:value="205" table:style-name="ce3">
            <text:p>2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02" table:style-name="ce3">
            <text:p>360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2" table:style-name="ce3">
            <text:p>2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03" table:style-name="ce3">
            <text:p>360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3" table:style-name="ce3">
            <text:p>3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04" table:style-name="ce3">
            <text:p>360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4" table:style-name="ce3">
            <text:p>4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05" table:style-name="ce3">
            <text:p>360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5" table:style-name="ce3">
            <text:p>5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06" table:style-name="ce3">
            <text:p>360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6" table:style-name="ce3">
            <text:p>6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07" table:style-name="ce3">
            <text:p>360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7" table:style-name="ce3">
            <text:p>7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08" table:style-name="ce3">
            <text:p>360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8" table:style-name="ce3">
            <text:p>8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09" table:style-name="ce3">
            <text:p>360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9" table:style-name="ce3">
            <text:p>9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10" table:style-name="ce3">
            <text:p>361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10" table:style-name="ce3">
            <text:p>10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11" table:style-name="ce3">
            <text:p>361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11" table:style-name="ce3">
            <text:p>11</text:p>
          </table:table-cell>
          <table:table-cell office:value-type="float" office:value="247" table:style-name="ce3">
            <text:p>2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12" table:style-name="ce3">
            <text:p>361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12" table:style-name="ce3">
            <text:p>12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13" table:style-name="ce3">
            <text:p>361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13" table:style-name="ce3">
            <text:p>13</text:p>
          </table:table-cell>
          <table:table-cell office:value-type="float" office:value="256" table:style-name="ce3">
            <text:p>2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14" table:style-name="ce3">
            <text:p>361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14" table:style-name="ce3">
            <text:p>14</text:p>
          </table:table-cell>
          <table:table-cell office:value-type="float" office:value="269" table:style-name="ce3">
            <text:p>2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15" table:style-name="ce3">
            <text:p>361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15" table:style-name="ce3">
            <text:p>15</text:p>
          </table:table-cell>
          <table:table-cell office:value-type="float" office:value="204" table:style-name="ce3">
            <text:p>20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16" table:style-name="ce3">
            <text:p>361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16" table:style-name="ce3">
            <text:p>16</text:p>
          </table:table-cell>
          <table:table-cell office:value-type="float" office:value="206" table:style-name="ce3">
            <text:p>20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17" table:style-name="ce3">
            <text:p>361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17" table:style-name="ce3">
            <text:p>17</text:p>
          </table:table-cell>
          <table:table-cell office:value-type="float" office:value="208" table:style-name="ce3">
            <text:p>20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18" table:style-name="ce3">
            <text:p>361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18" table:style-name="ce3">
            <text:p>18</text:p>
          </table:table-cell>
          <table:table-cell office:value-type="float" office:value="209" table:style-name="ce3">
            <text:p>20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19" table:style-name="ce3">
            <text:p>361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19" table:style-name="ce3">
            <text:p>19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20" table:style-name="ce3">
            <text:p>362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20" table:style-name="ce3">
            <text:p>20</text:p>
          </table:table-cell>
          <table:table-cell office:value-type="float" office:value="275" table:style-name="ce3">
            <text:p>2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21" table:style-name="ce3">
            <text:p>362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21" table:style-name="ce3">
            <text:p>21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22" table:style-name="ce3">
            <text:p>362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22" table:style-name="ce3">
            <text:p>22</text:p>
          </table:table-cell>
          <table:table-cell office:value-type="float" office:value="228" table:style-name="ce3">
            <text:p>2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23" table:style-name="ce3">
            <text:p>362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23" table:style-name="ce3">
            <text:p>23</text:p>
          </table:table-cell>
          <table:table-cell office:value-type="float" office:value="217" table:style-name="ce3">
            <text:p>21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24" table:style-name="ce3">
            <text:p>362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24" table:style-name="ce3">
            <text:p>24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25" table:style-name="ce3">
            <text:p>362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25" table:style-name="ce3">
            <text:p>25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26" table:style-name="ce3">
            <text:p>362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26" table:style-name="ce3">
            <text:p>26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27" table:style-name="ce3">
            <text:p>362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27" table:style-name="ce3">
            <text:p>27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28" table:style-name="ce3">
            <text:p>362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28" table:style-name="ce3">
            <text:p>28</text:p>
          </table:table-cell>
          <table:table-cell office:value-type="float" office:value="287" table:style-name="ce3">
            <text:p>2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29" table:style-name="ce3">
            <text:p>362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29" table:style-name="ce3">
            <text:p>29</text:p>
          </table:table-cell>
          <table:table-cell office:value-type="float" office:value="265" table:style-name="ce3">
            <text:p>2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30" table:style-name="ce3">
            <text:p>363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30" table:style-name="ce3">
            <text:p>30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31" table:style-name="ce3">
            <text:p>363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31" table:style-name="ce3">
            <text:p>31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32" table:style-name="ce3">
            <text:p>363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32" table:style-name="ce3">
            <text:p>32</text:p>
          </table:table-cell>
          <table:table-cell office:value-type="float" office:value="264" table:style-name="ce3">
            <text:p>2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33" table:style-name="ce3">
            <text:p>363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33" table:style-name="ce3">
            <text:p>33</text:p>
          </table:table-cell>
          <table:table-cell office:value-type="float" office:value="237" table:style-name="ce3">
            <text:p>23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34" table:style-name="ce3">
            <text:p>363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34" table:style-name="ce3">
            <text:p>34</text:p>
          </table:table-cell>
          <table:table-cell office:value-type="float" office:value="218" table:style-name="ce3">
            <text:p>21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35" table:style-name="ce3">
            <text:p>363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35" table:style-name="ce3">
            <text:p>35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36" table:style-name="ce3">
            <text:p>363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36" table:style-name="ce3">
            <text:p>36</text:p>
          </table:table-cell>
          <table:table-cell office:value-type="float" office:value="273" table:style-name="ce3">
            <text:p>2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29" table:style-name="ce3">
            <text:p>412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37" table:style-name="ce3">
            <text:p>37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30" table:style-name="ce3">
            <text:p>413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38" table:style-name="ce3">
            <text:p>38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31" table:style-name="ce3">
            <text:p>413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39" table:style-name="ce3">
            <text:p>39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32" table:style-name="ce3">
            <text:p>413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40" table:style-name="ce3">
            <text:p>40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33" table:style-name="ce3">
            <text:p>413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41" table:style-name="ce3">
            <text:p>41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34" table:style-name="ce3">
            <text:p>413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42" table:style-name="ce3">
            <text:p>42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35" table:style-name="ce3">
            <text:p>413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43" table:style-name="ce3">
            <text:p>43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36" table:style-name="ce3">
            <text:p>413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44" table:style-name="ce3">
            <text:p>44</text:p>
          </table:table-cell>
          <table:table-cell office:value-type="float" office:value="355" table:style-name="ce3">
            <text:p>3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37" table:style-name="ce3">
            <text:p>413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45" table:style-name="ce3">
            <text:p>45</text:p>
          </table:table-cell>
          <table:table-cell office:value-type="float" office:value="343" table:style-name="ce3">
            <text:p>3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38" table:style-name="ce3">
            <text:p>413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46" table:style-name="ce3">
            <text:p>46</text:p>
          </table:table-cell>
          <table:table-cell office:value-type="float" office:value="322" table:style-name="ce3">
            <text:p>3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39" table:style-name="ce3">
            <text:p>413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47" table:style-name="ce3">
            <text:p>47</text:p>
          </table:table-cell>
          <table:table-cell office:value-type="float" office:value="369" table:style-name="ce3">
            <text:p>3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40" table:style-name="ce3">
            <text:p>414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48" table:style-name="ce3">
            <text:p>48</text:p>
          </table:table-cell>
          <table:table-cell office:value-type="float" office:value="399" table:style-name="ce3">
            <text:p>3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41" table:style-name="ce3">
            <text:p>414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49" table:style-name="ce3">
            <text:p>49</text:p>
          </table:table-cell>
          <table:table-cell office:value-type="float" office:value="307" table:style-name="ce3">
            <text:p>30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42" table:style-name="ce3">
            <text:p>414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50" table:style-name="ce3">
            <text:p>50</text:p>
          </table:table-cell>
          <table:table-cell office:value-type="float" office:value="302" table:style-name="ce3">
            <text:p>30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43" table:style-name="ce3">
            <text:p>414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51" table:style-name="ce3">
            <text:p>51</text:p>
          </table:table-cell>
          <table:table-cell office:value-type="float" office:value="301" table:style-name="ce3">
            <text:p>3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44" table:style-name="ce3">
            <text:p>414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52" table:style-name="ce3">
            <text:p>52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45" table:style-name="ce3">
            <text:p>414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53" table:style-name="ce3">
            <text:p>53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46" table:style-name="ce3">
            <text:p>414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54" table:style-name="ce3">
            <text:p>54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47" table:style-name="ce3">
            <text:p>414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55" table:style-name="ce3">
            <text:p>55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48" table:style-name="ce3">
            <text:p>414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56" table:style-name="ce3">
            <text:p>56</text:p>
          </table:table-cell>
          <table:table-cell office:value-type="float" office:value="355" table:style-name="ce3">
            <text:p>3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49" table:style-name="ce3">
            <text:p>414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57" table:style-name="ce3">
            <text:p>57</text:p>
          </table:table-cell>
          <table:table-cell office:value-type="float" office:value="343" table:style-name="ce3">
            <text:p>3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50" table:style-name="ce3">
            <text:p>415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58" table:style-name="ce3">
            <text:p>58</text:p>
          </table:table-cell>
          <table:table-cell office:value-type="float" office:value="322" table:style-name="ce3">
            <text:p>3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51" table:style-name="ce3">
            <text:p>415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59" table:style-name="ce3">
            <text:p>59</text:p>
          </table:table-cell>
          <table:table-cell office:value-type="float" office:value="369" table:style-name="ce3">
            <text:p>3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52" table:style-name="ce3">
            <text:p>415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2</text:p>
          </table:table-cell>
          <table:table-cell office:value-type="float" office:value="60" table:style-name="ce3">
            <text:p>60</text:p>
          </table:table-cell>
          <table:table-cell office:value-type="float" office:value="399" table:style-name="ce3">
            <text:p>399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477" table:style-name="ce3">
            <text:p>147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1" table:style-name="ce3">
            <text:p>1</text:p>
          </table:table-cell>
          <table:table-cell office:value-type="float" office:value="253" table:style-name="ce3">
            <text:p>253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478" table:style-name="ce3">
            <text:p>147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2" table:style-name="ce3">
            <text:p>2</text:p>
          </table:table-cell>
          <table:table-cell office:value-type="float" office:value="261" table:style-name="ce3">
            <text:p>261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479" table:style-name="ce3">
            <text:p>147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3" table:style-name="ce3">
            <text:p>3</text:p>
          </table:table-cell>
          <table:table-cell office:value-type="float" office:value="276" table:style-name="ce3">
            <text:p>276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480" table:style-name="ce3">
            <text:p>148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4" table:style-name="ce3">
            <text:p>4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481" table:style-name="ce3">
            <text:p>148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5" table:style-name="ce3">
            <text:p>5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482" table:style-name="ce3">
            <text:p>148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6" table:style-name="ce3">
            <text:p>6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483" table:style-name="ce3">
            <text:p>148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7" table:style-name="ce3">
            <text:p>7</text:p>
          </table:table-cell>
          <table:table-cell office:value-type="float" office:value="238" table:style-name="ce3">
            <text:p>238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484" table:style-name="ce3">
            <text:p>148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8" table:style-name="ce3">
            <text:p>8</text:p>
          </table:table-cell>
          <table:table-cell office:value-type="float" office:value="295" table:style-name="ce3">
            <text:p>295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485" table:style-name="ce3">
            <text:p>148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9" table:style-name="ce3">
            <text:p>9</text:p>
          </table:table-cell>
          <table:table-cell office:value-type="float" office:value="211" table:style-name="ce3">
            <text:p>211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486" table:style-name="ce3">
            <text:p>148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10" table:style-name="ce3">
            <text:p>10</text:p>
          </table:table-cell>
          <table:table-cell office:value-type="float" office:value="233" table:style-name="ce3">
            <text:p>233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>
          <table:table-cell office:value-type="float" office:value="1487" table:style-name="ce3">
            <text:p>148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11" table:style-name="ce3">
            <text:p>11</text:p>
          </table:table-cell>
          <table:table-cell office:value-type="float" office:value="244" table:style-name="ce3">
            <text:p>244</text:p>
          </table:table-cell>
          <table:table-cell office:value-type="string" table:style-name="ce3">
            <text:p>Продажа</text:p>
          </table:table-cell>
          <table:table-cell office:value-type="float" office:value="95304" table:formula="of:=[.G12]*76" table:style-name="ce3">
            <text:p>9530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8" table:style-name="ce3">
            <text:p>148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12" table:style-name="ce3">
            <text:p>12</text:p>
          </table:table-cell>
          <table:table-cell office:value-type="float" office:value="255" table:style-name="ce3">
            <text:p>255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489" table:style-name="ce3">
            <text:p>148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13" table:style-name="ce3">
            <text:p>13</text:p>
          </table:table-cell>
          <table:table-cell office:value-type="float" office:value="266" table:style-name="ce3">
            <text:p>266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490" table:style-name="ce3">
            <text:p>149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14" table:style-name="ce3">
            <text:p>14</text:p>
          </table:table-cell>
          <table:table-cell office:value-type="float" office:value="277" table:style-name="ce3">
            <text:p>277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491" table:style-name="ce3">
            <text:p>149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15" table:style-name="ce3">
            <text:p>15</text:p>
          </table:table-cell>
          <table:table-cell office:value-type="float" office:value="288" table:style-name="ce3">
            <text:p>288</text:p>
          </table:table-cell>
          <table:table-cell office:value-type="string" table:style-name="ce3">
            <text:p>Продажа</text:p>
          </table:table-cell>
          <table:table-cell table:number-columns-repeated="16378" table:style-name="ce3"/>
        </table:table-row>
        <table:table-row table:style-name="ro2" table:visibility="filter">
          <table:table-cell office:value-type="float" office:value="1492" table:style-name="ce3">
            <text:p>149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16" table:style-name="ce3">
            <text:p>16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3" table:style-name="ce3">
            <text:p>149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17" table:style-name="ce3">
            <text:p>17</text:p>
          </table:table-cell>
          <table:table-cell office:value-type="float" office:value="201" table:style-name="ce3">
            <text:p>2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4" table:style-name="ce3">
            <text:p>149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18" table:style-name="ce3">
            <text:p>18</text:p>
          </table:table-cell>
          <table:table-cell office:value-type="float" office:value="205" table:style-name="ce3">
            <text:p>2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5" table:style-name="ce3">
            <text:p>149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19" table:style-name="ce3">
            <text:p>19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6" table:style-name="ce3">
            <text:p>149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20" table:style-name="ce3">
            <text:p>20</text:p>
          </table:table-cell>
          <table:table-cell office:value-type="float" office:value="168" table:style-name="ce3">
            <text:p>1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7" table:style-name="ce3">
            <text:p>149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21" table:style-name="ce3">
            <text:p>21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8" table:style-name="ce3">
            <text:p>149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22" table:style-name="ce3">
            <text:p>22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9" table:style-name="ce3">
            <text:p>149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23" table:style-name="ce3">
            <text:p>23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0" table:style-name="ce3">
            <text:p>150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24" table:style-name="ce3">
            <text:p>24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1" table:style-name="ce3">
            <text:p>150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25" table:style-name="ce3">
            <text:p>25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2" table:style-name="ce3">
            <text:p>150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26" table:style-name="ce3">
            <text:p>26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3" table:style-name="ce3">
            <text:p>150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27" table:style-name="ce3">
            <text:p>27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4" table:style-name="ce3">
            <text:p>150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28" table:style-name="ce3">
            <text:p>28</text:p>
          </table:table-cell>
          <table:table-cell office:value-type="float" office:value="247" table:style-name="ce3">
            <text:p>2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5" table:style-name="ce3">
            <text:p>150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29" table:style-name="ce3">
            <text:p>29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6" table:style-name="ce3">
            <text:p>150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30" table:style-name="ce3">
            <text:p>30</text:p>
          </table:table-cell>
          <table:table-cell office:value-type="float" office:value="256" table:style-name="ce3">
            <text:p>2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7" table:style-name="ce3">
            <text:p>150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31" table:style-name="ce3">
            <text:p>31</text:p>
          </table:table-cell>
          <table:table-cell office:value-type="float" office:value="269" table:style-name="ce3">
            <text:p>2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8" table:style-name="ce3">
            <text:p>150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32" table:style-name="ce3">
            <text:p>32</text:p>
          </table:table-cell>
          <table:table-cell office:value-type="float" office:value="204" table:style-name="ce3">
            <text:p>20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9" table:style-name="ce3">
            <text:p>150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33" table:style-name="ce3">
            <text:p>33</text:p>
          </table:table-cell>
          <table:table-cell office:value-type="float" office:value="206" table:style-name="ce3">
            <text:p>20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0" table:style-name="ce3">
            <text:p>151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34" table:style-name="ce3">
            <text:p>34</text:p>
          </table:table-cell>
          <table:table-cell office:value-type="float" office:value="208" table:style-name="ce3">
            <text:p>20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1" table:style-name="ce3">
            <text:p>151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35" table:style-name="ce3">
            <text:p>35</text:p>
          </table:table-cell>
          <table:table-cell office:value-type="float" office:value="209" table:style-name="ce3">
            <text:p>20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2" table:style-name="ce3">
            <text:p>151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3</text:p>
          </table:table-cell>
          <table:table-cell office:value-type="float" office:value="36" table:style-name="ce3">
            <text:p>36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3" table:style-name="ce3">
            <text:p>199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37" table:style-name="ce3">
            <text:p>37</text:p>
          </table:table-cell>
          <table:table-cell office:value-type="float" office:value="302" table:style-name="ce3">
            <text:p>30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4" table:style-name="ce3">
            <text:p>199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38" table:style-name="ce3">
            <text:p>38</text:p>
          </table:table-cell>
          <table:table-cell office:value-type="float" office:value="301" table:style-name="ce3">
            <text:p>3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5" table:style-name="ce3">
            <text:p>199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39" table:style-name="ce3">
            <text:p>39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6" table:style-name="ce3">
            <text:p>199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40" table:style-name="ce3">
            <text:p>40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7" table:style-name="ce3">
            <text:p>199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41" table:style-name="ce3">
            <text:p>41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8" table:style-name="ce3">
            <text:p>199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42" table:style-name="ce3">
            <text:p>42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9" table:style-name="ce3">
            <text:p>199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43" table:style-name="ce3">
            <text:p>43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0" table:style-name="ce3">
            <text:p>200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44" table:style-name="ce3">
            <text:p>44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1" table:style-name="ce3">
            <text:p>200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45" table:style-name="ce3">
            <text:p>45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2" table:style-name="ce3">
            <text:p>200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46" table:style-name="ce3">
            <text:p>46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3" table:style-name="ce3">
            <text:p>200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47" table:style-name="ce3">
            <text:p>47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4" table:style-name="ce3">
            <text:p>200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48" table:style-name="ce3">
            <text:p>48</text:p>
          </table:table-cell>
          <table:table-cell office:value-type="float" office:value="355" table:style-name="ce3">
            <text:p>3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5" table:style-name="ce3">
            <text:p>200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49" table:style-name="ce3">
            <text:p>49</text:p>
          </table:table-cell>
          <table:table-cell office:value-type="float" office:value="343" table:style-name="ce3">
            <text:p>3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6" table:style-name="ce3">
            <text:p>200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50" table:style-name="ce3">
            <text:p>50</text:p>
          </table:table-cell>
          <table:table-cell office:value-type="float" office:value="322" table:style-name="ce3">
            <text:p>3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7" table:style-name="ce3">
            <text:p>200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51" table:style-name="ce3">
            <text:p>51</text:p>
          </table:table-cell>
          <table:table-cell office:value-type="float" office:value="369" table:style-name="ce3">
            <text:p>3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8" table:style-name="ce3">
            <text:p>200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52" table:style-name="ce3">
            <text:p>52</text:p>
          </table:table-cell>
          <table:table-cell office:value-type="float" office:value="399" table:style-name="ce3">
            <text:p>3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9" table:style-name="ce3">
            <text:p>200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53" table:style-name="ce3">
            <text:p>53</text:p>
          </table:table-cell>
          <table:table-cell office:value-type="float" office:value="307" table:style-name="ce3">
            <text:p>30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0" table:style-name="ce3">
            <text:p>201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54" table:style-name="ce3">
            <text:p>54</text:p>
          </table:table-cell>
          <table:table-cell office:value-type="float" office:value="302" table:style-name="ce3">
            <text:p>30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11" table:style-name="ce3">
            <text:p>201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55" table:style-name="ce3">
            <text:p>55</text:p>
          </table:table-cell>
          <table:table-cell office:value-type="float" office:value="301" table:style-name="ce3">
            <text:p>3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12" table:style-name="ce3">
            <text:p>201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56" table:style-name="ce3">
            <text:p>56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3" table:style-name="ce3">
            <text:p>201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57" table:style-name="ce3">
            <text:p>57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4" table:style-name="ce3">
            <text:p>201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58" table:style-name="ce3">
            <text:p>58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5" table:style-name="ce3">
            <text:p>201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59" table:style-name="ce3">
            <text:p>59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6" table:style-name="ce3">
            <text:p>201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60" table:style-name="ce3">
            <text:p>60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57" table:style-name="ce3">
            <text:p>255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58" table:style-name="ce3">
            <text:p>255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2" table:style-name="ce3">
            <text:p>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59" table:style-name="ce3">
            <text:p>255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3" table:style-name="ce3">
            <text:p>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60" table:style-name="ce3">
            <text:p>256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4" table:style-name="ce3">
            <text:p>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61" table:style-name="ce3">
            <text:p>256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5" table:style-name="ce3">
            <text:p>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62" table:style-name="ce3">
            <text:p>256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6" table:style-name="ce3">
            <text:p>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63" table:style-name="ce3">
            <text:p>256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7" table:style-name="ce3">
            <text:p>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64" table:style-name="ce3">
            <text:p>256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8" table:style-name="ce3">
            <text:p>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65" table:style-name="ce3">
            <text:p>256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9" table:style-name="ce3">
            <text:p>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66" table:style-name="ce3">
            <text:p>256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10" table:style-name="ce3">
            <text:p>1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67" table:style-name="ce3">
            <text:p>256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11" table:style-name="ce3">
            <text:p>1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68" table:style-name="ce3">
            <text:p>256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12" table:style-name="ce3">
            <text:p>1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69" table:style-name="ce3">
            <text:p>256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13" table:style-name="ce3">
            <text:p>1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70" table:style-name="ce3">
            <text:p>257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14" table:style-name="ce3">
            <text:p>1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71" table:style-name="ce3">
            <text:p>257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15" table:style-name="ce3">
            <text:p>1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72" table:style-name="ce3">
            <text:p>257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16" table:style-name="ce3">
            <text:p>1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73" table:style-name="ce3">
            <text:p>257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17" table:style-name="ce3">
            <text:p>1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74" table:style-name="ce3">
            <text:p>257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18" table:style-name="ce3">
            <text:p>1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75" table:style-name="ce3">
            <text:p>257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19" table:style-name="ce3">
            <text:p>1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76" table:style-name="ce3">
            <text:p>257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20" table:style-name="ce3">
            <text:p>2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77" table:style-name="ce3">
            <text:p>257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21" table:style-name="ce3">
            <text:p>2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78" table:style-name="ce3">
            <text:p>257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22" table:style-name="ce3">
            <text:p>2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79" table:style-name="ce3">
            <text:p>257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23" table:style-name="ce3">
            <text:p>2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80" table:style-name="ce3">
            <text:p>258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24" table:style-name="ce3">
            <text:p>2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81" table:style-name="ce3">
            <text:p>258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25" table:style-name="ce3">
            <text:p>2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82" table:style-name="ce3">
            <text:p>258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26" table:style-name="ce3">
            <text:p>2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83" table:style-name="ce3">
            <text:p>258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27" table:style-name="ce3">
            <text:p>2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84" table:style-name="ce3">
            <text:p>258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28" table:style-name="ce3">
            <text:p>2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85" table:style-name="ce3">
            <text:p>258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29" table:style-name="ce3">
            <text:p>2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86" table:style-name="ce3">
            <text:p>258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30" table:style-name="ce3">
            <text:p>3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87" table:style-name="ce3">
            <text:p>258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31" table:style-name="ce3">
            <text:p>3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88" table:style-name="ce3">
            <text:p>258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32" table:style-name="ce3">
            <text:p>3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89" table:style-name="ce3">
            <text:p>258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33" table:style-name="ce3">
            <text:p>3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90" table:style-name="ce3">
            <text:p>259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34" table:style-name="ce3">
            <text:p>3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91" table:style-name="ce3">
            <text:p>259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35" table:style-name="ce3">
            <text:p>3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92" table:style-name="ce3">
            <text:p>259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3</text:p>
          </table:table-cell>
          <table:table-cell office:value-type="float" office:value="36" table:style-name="ce3">
            <text:p>3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73" table:style-name="ce3">
            <text:p>307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3</text:p>
          </table:table-cell>
          <table:table-cell office:value-type="float" office:value="37" table:style-name="ce3">
            <text:p>3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74" table:style-name="ce3">
            <text:p>307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3</text:p>
          </table:table-cell>
          <table:table-cell office:value-type="float" office:value="38" table:style-name="ce3">
            <text:p>3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75" table:style-name="ce3">
            <text:p>307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3</text:p>
          </table:table-cell>
          <table:table-cell office:value-type="float" office:value="39" table:style-name="ce3">
            <text:p>3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76" table:style-name="ce3">
            <text:p>307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3</text:p>
          </table:table-cell>
          <table:table-cell office:value-type="float" office:value="40" table:style-name="ce3">
            <text:p>4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77" table:style-name="ce3">
            <text:p>307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3</text:p>
          </table:table-cell>
          <table:table-cell office:value-type="float" office:value="41" table:style-name="ce3">
            <text:p>4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78" table:style-name="ce3">
            <text:p>307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3</text:p>
          </table:table-cell>
          <table:table-cell office:value-type="float" office:value="42" table:style-name="ce3">
            <text:p>4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79" table:style-name="ce3">
            <text:p>307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3</text:p>
          </table:table-cell>
          <table:table-cell office:value-type="float" office:value="43" table:style-name="ce3">
            <text:p>4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80" table:style-name="ce3">
            <text:p>308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3</text:p>
          </table:table-cell>
          <table:table-cell office:value-type="float" office:value="44" table:style-name="ce3">
            <text:p>4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81" table:style-name="ce3">
            <text:p>308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3</text:p>
          </table:table-cell>
          <table:table-cell office:value-type="float" office:value="45" table:style-name="ce3">
            <text:p>4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82" table:style-name="ce3">
            <text:p>308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3</text:p>
          </table:table-cell>
          <table:table-cell office:value-type="float" office:value="46" table:style-name="ce3">
            <text:p>4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83" table:style-name="ce3">
            <text:p>308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3</text:p>
          </table:table-cell>
          <table:table-cell office:value-type="float" office:value="47" table:style-name="ce3">
            <text:p>4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84" table:style-name="ce3">
            <text:p>308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3</text:p>
          </table:table-cell>
          <table:table-cell office:value-type="float" office:value="48" table:style-name="ce3">
            <text:p>4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85" table:style-name="ce3">
            <text:p>308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3</text:p>
          </table:table-cell>
          <table:table-cell office:value-type="float" office:value="49" table:style-name="ce3">
            <text:p>4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86" table:style-name="ce3">
            <text:p>308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3</text:p>
          </table:table-cell>
          <table:table-cell office:value-type="float" office:value="50" table:style-name="ce3">
            <text:p>5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87" table:style-name="ce3">
            <text:p>308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3</text:p>
          </table:table-cell>
          <table:table-cell office:value-type="float" office:value="51" table:style-name="ce3">
            <text:p>5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88" table:style-name="ce3">
            <text:p>308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3</text:p>
          </table:table-cell>
          <table:table-cell office:value-type="float" office:value="52" table:style-name="ce3">
            <text:p>5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89" table:style-name="ce3">
            <text:p>308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3</text:p>
          </table:table-cell>
          <table:table-cell office:value-type="float" office:value="53" table:style-name="ce3">
            <text:p>5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90" table:style-name="ce3">
            <text:p>309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3</text:p>
          </table:table-cell>
          <table:table-cell office:value-type="float" office:value="54" table:style-name="ce3">
            <text:p>5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91" table:style-name="ce3">
            <text:p>309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3</text:p>
          </table:table-cell>
          <table:table-cell office:value-type="float" office:value="55" table:style-name="ce3">
            <text:p>5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92" table:style-name="ce3">
            <text:p>309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3</text:p>
          </table:table-cell>
          <table:table-cell office:value-type="float" office:value="56" table:style-name="ce3">
            <text:p>5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93" table:style-name="ce3">
            <text:p>309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3</text:p>
          </table:table-cell>
          <table:table-cell office:value-type="float" office:value="57" table:style-name="ce3">
            <text:p>5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94" table:style-name="ce3">
            <text:p>309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3</text:p>
          </table:table-cell>
          <table:table-cell office:value-type="float" office:value="58" table:style-name="ce3">
            <text:p>5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95" table:style-name="ce3">
            <text:p>309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3</text:p>
          </table:table-cell>
          <table:table-cell office:value-type="float" office:value="59" table:style-name="ce3">
            <text:p>5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96" table:style-name="ce3">
            <text:p>309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3</text:p>
          </table:table-cell>
          <table:table-cell office:value-type="float" office:value="60" table:style-name="ce3">
            <text:p>6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4" table:visibility="filter">
          <table:table-cell office:value-type="float" office:value="3637" table:style-name="ce3">
            <text:p>363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1" table:style-name="ce3">
            <text:p>1</text:p>
          </table:table-cell>
          <table:table-cell office:value-type="float" office:value="284" table:style-name="ce3">
            <text:p>2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3638" table:style-name="ce3">
            <text:p>363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2" table:style-name="ce3">
            <text:p>2</text:p>
          </table:table-cell>
          <table:table-cell office:value-type="float" office:value="253" table:style-name="ce3">
            <text:p>25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39" table:style-name="ce3">
            <text:p>363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3" table:style-name="ce3">
            <text:p>3</text:p>
          </table:table-cell>
          <table:table-cell office:value-type="float" office:value="261" table:style-name="ce3">
            <text:p>26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40" table:style-name="ce3">
            <text:p>364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4" table:style-name="ce3">
            <text:p>4</text:p>
          </table:table-cell>
          <table:table-cell office:value-type="float" office:value="276" table:style-name="ce3">
            <text:p>2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41" table:style-name="ce3">
            <text:p>364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5" table:style-name="ce3">
            <text:p>5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42" table:style-name="ce3">
            <text:p>364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6" table:style-name="ce3">
            <text:p>6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43" table:style-name="ce3">
            <text:p>364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7" table:style-name="ce3">
            <text:p>7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44" table:style-name="ce3">
            <text:p>364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8" table:style-name="ce3">
            <text:p>8</text:p>
          </table:table-cell>
          <table:table-cell office:value-type="float" office:value="238" table:style-name="ce3">
            <text:p>2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45" table:style-name="ce3">
            <text:p>364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9" table:style-name="ce3">
            <text:p>9</text:p>
          </table:table-cell>
          <table:table-cell office:value-type="float" office:value="295" table:style-name="ce3">
            <text:p>2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46" table:style-name="ce3">
            <text:p>364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10" table:style-name="ce3">
            <text:p>10</text:p>
          </table:table-cell>
          <table:table-cell office:value-type="float" office:value="211" table:style-name="ce3">
            <text:p>21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>
          <table:table-cell office:value-type="float" office:value="3647" table:style-name="ce3">
            <text:p>364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11" table:style-name="ce3">
            <text:p>11</text:p>
          </table:table-cell>
          <table:table-cell office:value-type="float" office:value="233" table:style-name="ce3">
            <text:p>23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48" table:style-name="ce3">
            <text:p>364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12" table:style-name="ce3">
            <text:p>12</text:p>
          </table:table-cell>
          <table:table-cell office:value-type="float" office:value="244" table:style-name="ce3">
            <text:p>2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49" table:style-name="ce3">
            <text:p>364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13" table:style-name="ce3">
            <text:p>13</text:p>
          </table:table-cell>
          <table:table-cell office:value-type="float" office:value="255" table:style-name="ce3">
            <text:p>2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50" table:style-name="ce3">
            <text:p>365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14" table:style-name="ce3">
            <text:p>14</text:p>
          </table:table-cell>
          <table:table-cell office:value-type="float" office:value="266" table:style-name="ce3">
            <text:p>26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51" table:style-name="ce3">
            <text:p>365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15" table:style-name="ce3">
            <text:p>15</text:p>
          </table:table-cell>
          <table:table-cell office:value-type="float" office:value="277" table:style-name="ce3">
            <text:p>27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52" table:style-name="ce3">
            <text:p>365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16" table:style-name="ce3">
            <text:p>16</text:p>
          </table:table-cell>
          <table:table-cell office:value-type="float" office:value="288" table:style-name="ce3">
            <text:p>28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53" table:style-name="ce3">
            <text:p>365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17" table:style-name="ce3">
            <text:p>17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54" table:style-name="ce3">
            <text:p>365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18" table:style-name="ce3">
            <text:p>18</text:p>
          </table:table-cell>
          <table:table-cell office:value-type="float" office:value="201" table:style-name="ce3">
            <text:p>2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55" table:style-name="ce3">
            <text:p>365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19" table:style-name="ce3">
            <text:p>19</text:p>
          </table:table-cell>
          <table:table-cell office:value-type="float" office:value="205" table:style-name="ce3">
            <text:p>2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56" table:style-name="ce3">
            <text:p>365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20" table:style-name="ce3">
            <text:p>20</text:p>
          </table:table-cell>
          <table:table-cell office:value-type="float" office:value="257" table:style-name="ce3">
            <text:p>2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57" table:style-name="ce3">
            <text:p>365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21" table:style-name="ce3">
            <text:p>21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58" table:style-name="ce3">
            <text:p>365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22" table:style-name="ce3">
            <text:p>22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59" table:style-name="ce3">
            <text:p>365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23" table:style-name="ce3">
            <text:p>23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60" table:style-name="ce3">
            <text:p>366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24" table:style-name="ce3">
            <text:p>24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61" table:style-name="ce3">
            <text:p>366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25" table:style-name="ce3">
            <text:p>25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62" table:style-name="ce3">
            <text:p>366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26" table:style-name="ce3">
            <text:p>26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63" table:style-name="ce3">
            <text:p>366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27" table:style-name="ce3">
            <text:p>27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64" table:style-name="ce3">
            <text:p>366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28" table:style-name="ce3">
            <text:p>28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65" table:style-name="ce3">
            <text:p>366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29" table:style-name="ce3">
            <text:p>29</text:p>
          </table:table-cell>
          <table:table-cell office:value-type="float" office:value="247" table:style-name="ce3">
            <text:p>2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66" table:style-name="ce3">
            <text:p>366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30" table:style-name="ce3">
            <text:p>30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67" table:style-name="ce3">
            <text:p>366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31" table:style-name="ce3">
            <text:p>31</text:p>
          </table:table-cell>
          <table:table-cell office:value-type="float" office:value="256" table:style-name="ce3">
            <text:p>2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68" table:style-name="ce3">
            <text:p>366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32" table:style-name="ce3">
            <text:p>32</text:p>
          </table:table-cell>
          <table:table-cell office:value-type="float" office:value="269" table:style-name="ce3">
            <text:p>2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69" table:style-name="ce3">
            <text:p>366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33" table:style-name="ce3">
            <text:p>33</text:p>
          </table:table-cell>
          <table:table-cell office:value-type="float" office:value="204" table:style-name="ce3">
            <text:p>20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70" table:style-name="ce3">
            <text:p>367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34" table:style-name="ce3">
            <text:p>34</text:p>
          </table:table-cell>
          <table:table-cell office:value-type="float" office:value="206" table:style-name="ce3">
            <text:p>20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71" table:style-name="ce3">
            <text:p>367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35" table:style-name="ce3">
            <text:p>35</text:p>
          </table:table-cell>
          <table:table-cell office:value-type="float" office:value="208" table:style-name="ce3">
            <text:p>20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72" table:style-name="ce3">
            <text:p>367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36" table:style-name="ce3">
            <text:p>36</text:p>
          </table:table-cell>
          <table:table-cell office:value-type="float" office:value="209" table:style-name="ce3">
            <text:p>20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53" table:style-name="ce3">
            <text:p>415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37" table:style-name="ce3">
            <text:p>37</text:p>
          </table:table-cell>
          <table:table-cell office:value-type="float" office:value="307" table:style-name="ce3">
            <text:p>30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54" table:style-name="ce3">
            <text:p>415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38" table:style-name="ce3">
            <text:p>38</text:p>
          </table:table-cell>
          <table:table-cell office:value-type="float" office:value="302" table:style-name="ce3">
            <text:p>30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55" table:style-name="ce3">
            <text:p>415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39" table:style-name="ce3">
            <text:p>39</text:p>
          </table:table-cell>
          <table:table-cell office:value-type="float" office:value="301" table:style-name="ce3">
            <text:p>3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56" table:style-name="ce3">
            <text:p>415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40" table:style-name="ce3">
            <text:p>40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57" table:style-name="ce3">
            <text:p>415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41" table:style-name="ce3">
            <text:p>41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58" table:style-name="ce3">
            <text:p>415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42" table:style-name="ce3">
            <text:p>42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59" table:style-name="ce3">
            <text:p>415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43" table:style-name="ce3">
            <text:p>43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60" table:style-name="ce3">
            <text:p>416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44" table:style-name="ce3">
            <text:p>44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61" table:style-name="ce3">
            <text:p>416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45" table:style-name="ce3">
            <text:p>45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62" table:style-name="ce3">
            <text:p>416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46" table:style-name="ce3">
            <text:p>46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63" table:style-name="ce3">
            <text:p>416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47" table:style-name="ce3">
            <text:p>47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64" table:style-name="ce3">
            <text:p>416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48" table:style-name="ce3">
            <text:p>48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65" table:style-name="ce3">
            <text:p>416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49" table:style-name="ce3">
            <text:p>49</text:p>
          </table:table-cell>
          <table:table-cell office:value-type="float" office:value="355" table:style-name="ce3">
            <text:p>3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66" table:style-name="ce3">
            <text:p>416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50" table:style-name="ce3">
            <text:p>50</text:p>
          </table:table-cell>
          <table:table-cell office:value-type="float" office:value="343" table:style-name="ce3">
            <text:p>3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67" table:style-name="ce3">
            <text:p>416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51" table:style-name="ce3">
            <text:p>51</text:p>
          </table:table-cell>
          <table:table-cell office:value-type="float" office:value="322" table:style-name="ce3">
            <text:p>3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68" table:style-name="ce3">
            <text:p>416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52" table:style-name="ce3">
            <text:p>52</text:p>
          </table:table-cell>
          <table:table-cell office:value-type="float" office:value="369" table:style-name="ce3">
            <text:p>3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69" table:style-name="ce3">
            <text:p>416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53" table:style-name="ce3">
            <text:p>53</text:p>
          </table:table-cell>
          <table:table-cell office:value-type="float" office:value="399" table:style-name="ce3">
            <text:p>3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70" table:style-name="ce3">
            <text:p>417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54" table:style-name="ce3">
            <text:p>54</text:p>
          </table:table-cell>
          <table:table-cell office:value-type="float" office:value="307" table:style-name="ce3">
            <text:p>30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71" table:style-name="ce3">
            <text:p>417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55" table:style-name="ce3">
            <text:p>55</text:p>
          </table:table-cell>
          <table:table-cell office:value-type="float" office:value="302" table:style-name="ce3">
            <text:p>30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72" table:style-name="ce3">
            <text:p>417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56" table:style-name="ce3">
            <text:p>56</text:p>
          </table:table-cell>
          <table:table-cell office:value-type="float" office:value="301" table:style-name="ce3">
            <text:p>3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73" table:style-name="ce3">
            <text:p>417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57" table:style-name="ce3">
            <text:p>57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74" table:style-name="ce3">
            <text:p>417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58" table:style-name="ce3">
            <text:p>58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75" table:style-name="ce3">
            <text:p>417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59" table:style-name="ce3">
            <text:p>59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76" table:style-name="ce3">
            <text:p>417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3</text:p>
          </table:table-cell>
          <table:table-cell office:value-type="float" office:value="60" table:style-name="ce3">
            <text:p>60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7" table:style-name="ce3">
            <text:p>165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1" table:style-name="ce3">
            <text:p>1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8" table:style-name="ce3">
            <text:p>165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2" table:style-name="ce3">
            <text:p>2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9" table:style-name="ce3">
            <text:p>165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0" table:style-name="ce3">
            <text:p>166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4" table:style-name="ce3">
            <text:p>4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1" table:style-name="ce3">
            <text:p>166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5" table:style-name="ce3">
            <text:p>5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2" table:style-name="ce3">
            <text:p>166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6" table:style-name="ce3">
            <text:p>6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3" table:style-name="ce3">
            <text:p>166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7" table:style-name="ce3">
            <text:p>7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4" table:style-name="ce3">
            <text:p>166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8" table:style-name="ce3">
            <text:p>8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5" table:style-name="ce3">
            <text:p>166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9" table:style-name="ce3">
            <text:p>9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6" table:style-name="ce3">
            <text:p>166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10" table:style-name="ce3">
            <text:p>10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7" table:style-name="ce3">
            <text:p>166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11" table:style-name="ce3">
            <text:p>11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8" table:style-name="ce3">
            <text:p>166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12" table:style-name="ce3">
            <text:p>12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9" table:style-name="ce3">
            <text:p>166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13" table:style-name="ce3">
            <text:p>13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0" table:style-name="ce3">
            <text:p>167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14" table:style-name="ce3">
            <text:p>14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1" table:style-name="ce3">
            <text:p>167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15" table:style-name="ce3">
            <text:p>15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2" table:style-name="ce3">
            <text:p>167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16" table:style-name="ce3">
            <text:p>16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3" table:style-name="ce3">
            <text:p>167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17" table:style-name="ce3">
            <text:p>17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4" table:style-name="ce3">
            <text:p>167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18" table:style-name="ce3">
            <text:p>18</text:p>
          </table:table-cell>
          <table:table-cell office:value-type="float" office:value="86" table:style-name="ce3">
            <text:p>8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5" table:style-name="ce3">
            <text:p>167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19" table:style-name="ce3">
            <text:p>19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6" table:style-name="ce3">
            <text:p>167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20" table:style-name="ce3">
            <text:p>20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7" table:style-name="ce3">
            <text:p>167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21" table:style-name="ce3">
            <text:p>21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8" table:style-name="ce3">
            <text:p>167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22" table:style-name="ce3">
            <text:p>22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9" table:style-name="ce3">
            <text:p>167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23" table:style-name="ce3">
            <text:p>23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0" table:style-name="ce3">
            <text:p>168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24" table:style-name="ce3">
            <text:p>24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1" table:style-name="ce3">
            <text:p>168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25" table:style-name="ce3">
            <text:p>25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2" table:style-name="ce3">
            <text:p>168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26" table:style-name="ce3">
            <text:p>26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3" table:style-name="ce3">
            <text:p>168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27" table:style-name="ce3">
            <text:p>27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4" table:style-name="ce3">
            <text:p>168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28" table:style-name="ce3">
            <text:p>28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5" table:style-name="ce3">
            <text:p>168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29" table:style-name="ce3">
            <text:p>29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6" table:style-name="ce3">
            <text:p>168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30" table:style-name="ce3">
            <text:p>30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7" table:style-name="ce3">
            <text:p>168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31" table:style-name="ce3">
            <text:p>31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8" table:style-name="ce3">
            <text:p>168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32" table:style-name="ce3">
            <text:p>32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1689" table:style-name="ce3">
            <text:p>168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33" table:style-name="ce3">
            <text:p>33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1690" table:style-name="ce3">
            <text:p>169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34" table:style-name="ce3">
            <text:p>34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1" table:style-name="ce3">
            <text:p>169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35" table:style-name="ce3">
            <text:p>35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2" table:style-name="ce3">
            <text:p>169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4</text:p>
          </table:table-cell>
          <table:table-cell office:value-type="float" office:value="36" table:style-name="ce3">
            <text:p>36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3" table:style-name="ce3">
            <text:p>211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37" table:style-name="ce3">
            <text:p>37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4" table:style-name="ce3">
            <text:p>211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38" table:style-name="ce3">
            <text:p>38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5" table:style-name="ce3">
            <text:p>211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39" table:style-name="ce3">
            <text:p>39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6" table:style-name="ce3">
            <text:p>211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40" table:style-name="ce3">
            <text:p>40</text:p>
          </table:table-cell>
          <table:table-cell office:value-type="float" office:value="129" table:style-name="ce3">
            <text:p>12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7" table:style-name="ce3">
            <text:p>211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41" table:style-name="ce3">
            <text:p>41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8" table:style-name="ce3">
            <text:p>211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42" table:style-name="ce3">
            <text:p>42</text:p>
          </table:table-cell>
          <table:table-cell office:value-type="float" office:value="155" table:style-name="ce3">
            <text:p>1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9" table:style-name="ce3">
            <text:p>211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43" table:style-name="ce3">
            <text:p>43</text:p>
          </table:table-cell>
          <table:table-cell office:value-type="float" office:value="143" table:style-name="ce3">
            <text:p>1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0" table:style-name="ce3">
            <text:p>212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44" table:style-name="ce3">
            <text:p>44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1" table:style-name="ce3">
            <text:p>212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45" table:style-name="ce3">
            <text:p>45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2" table:style-name="ce3">
            <text:p>212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46" table:style-name="ce3">
            <text:p>46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3" table:style-name="ce3">
            <text:p>212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47" table:style-name="ce3">
            <text:p>47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4" table:style-name="ce3">
            <text:p>212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48" table:style-name="ce3">
            <text:p>48</text:p>
          </table:table-cell>
          <table:table-cell office:value-type="float" office:value="165" table:style-name="ce3">
            <text:p>1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5" table:style-name="ce3">
            <text:p>212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49" table:style-name="ce3">
            <text:p>49</text:p>
          </table:table-cell>
          <table:table-cell office:value-type="float" office:value="167" table:style-name="ce3">
            <text:p>16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6" table:style-name="ce3">
            <text:p>212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50" table:style-name="ce3">
            <text:p>50</text:p>
          </table:table-cell>
          <table:table-cell office:value-type="float" office:value="132" table:style-name="ce3">
            <text:p>13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7" table:style-name="ce3">
            <text:p>212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51" table:style-name="ce3">
            <text:p>51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8" table:style-name="ce3">
            <text:p>212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52" table:style-name="ce3">
            <text:p>52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9" table:style-name="ce3">
            <text:p>212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53" table:style-name="ce3">
            <text:p>53</text:p>
          </table:table-cell>
          <table:table-cell office:value-type="float" office:value="192" table:style-name="ce3">
            <text:p>1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0" table:style-name="ce3">
            <text:p>213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54" table:style-name="ce3">
            <text:p>54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1" table:style-name="ce3">
            <text:p>213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55" table:style-name="ce3">
            <text:p>55</text:p>
          </table:table-cell>
          <table:table-cell office:value-type="float" office:value="163" table:style-name="ce3">
            <text:p>16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2" table:style-name="ce3">
            <text:p>213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56" table:style-name="ce3">
            <text:p>56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3" table:style-name="ce3">
            <text:p>213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57" table:style-name="ce3">
            <text:p>57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4" table:style-name="ce3">
            <text:p>213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58" table:style-name="ce3">
            <text:p>58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5" table:style-name="ce3">
            <text:p>213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59" table:style-name="ce3">
            <text:p>59</text:p>
          </table:table-cell>
          <table:table-cell office:value-type="float" office:value="164" table:style-name="ce3">
            <text:p>1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6" table:style-name="ce3">
            <text:p>213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60" table:style-name="ce3">
            <text:p>60</text:p>
          </table:table-cell>
          <table:table-cell office:value-type="float" office:value="176" table:style-name="ce3">
            <text:p>1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37" table:style-name="ce3">
            <text:p>273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1" table:style-name="ce3">
            <text:p>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38" table:style-name="ce3">
            <text:p>273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2" table:style-name="ce3">
            <text:p>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39" table:style-name="ce3">
            <text:p>273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3" table:style-name="ce3">
            <text:p>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40" table:style-name="ce3">
            <text:p>274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4" table:style-name="ce3">
            <text:p>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41" table:style-name="ce3">
            <text:p>274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5" table:style-name="ce3">
            <text:p>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42" table:style-name="ce3">
            <text:p>274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6" table:style-name="ce3">
            <text:p>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43" table:style-name="ce3">
            <text:p>274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7" table:style-name="ce3">
            <text:p>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44" table:style-name="ce3">
            <text:p>274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8" table:style-name="ce3">
            <text:p>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45" table:style-name="ce3">
            <text:p>274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9" table:style-name="ce3">
            <text:p>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46" table:style-name="ce3">
            <text:p>274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10" table:style-name="ce3">
            <text:p>1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47" table:style-name="ce3">
            <text:p>274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11" table:style-name="ce3">
            <text:p>1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48" table:style-name="ce3">
            <text:p>274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12" table:style-name="ce3">
            <text:p>1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49" table:style-name="ce3">
            <text:p>274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13" table:style-name="ce3">
            <text:p>1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50" table:style-name="ce3">
            <text:p>275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14" table:style-name="ce3">
            <text:p>1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51" table:style-name="ce3">
            <text:p>275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15" table:style-name="ce3">
            <text:p>1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52" table:style-name="ce3">
            <text:p>275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16" table:style-name="ce3">
            <text:p>1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53" table:style-name="ce3">
            <text:p>275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17" table:style-name="ce3">
            <text:p>1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54" table:style-name="ce3">
            <text:p>275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18" table:style-name="ce3">
            <text:p>1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55" table:style-name="ce3">
            <text:p>275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19" table:style-name="ce3">
            <text:p>1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56" table:style-name="ce3">
            <text:p>275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20" table:style-name="ce3">
            <text:p>2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57" table:style-name="ce3">
            <text:p>275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21" table:style-name="ce3">
            <text:p>2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58" table:style-name="ce3">
            <text:p>275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22" table:style-name="ce3">
            <text:p>2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59" table:style-name="ce3">
            <text:p>275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23" table:style-name="ce3">
            <text:p>2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60" table:style-name="ce3">
            <text:p>276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24" table:style-name="ce3">
            <text:p>2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61" table:style-name="ce3">
            <text:p>276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25" table:style-name="ce3">
            <text:p>2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62" table:style-name="ce3">
            <text:p>276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26" table:style-name="ce3">
            <text:p>2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63" table:style-name="ce3">
            <text:p>276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27" table:style-name="ce3">
            <text:p>2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64" table:style-name="ce3">
            <text:p>276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28" table:style-name="ce3">
            <text:p>2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65" table:style-name="ce3">
            <text:p>276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29" table:style-name="ce3">
            <text:p>2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66" table:style-name="ce3">
            <text:p>276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30" table:style-name="ce3">
            <text:p>3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67" table:style-name="ce3">
            <text:p>276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31" table:style-name="ce3">
            <text:p>3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68" table:style-name="ce3">
            <text:p>276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32" table:style-name="ce3">
            <text:p>3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69" table:style-name="ce3">
            <text:p>276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33" table:style-name="ce3">
            <text:p>3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70" table:style-name="ce3">
            <text:p>277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34" table:style-name="ce3">
            <text:p>3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71" table:style-name="ce3">
            <text:p>277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35" table:style-name="ce3">
            <text:p>3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72" table:style-name="ce3">
            <text:p>277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4</text:p>
          </table:table-cell>
          <table:table-cell office:value-type="float" office:value="36" table:style-name="ce3">
            <text:p>3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93" table:style-name="ce3">
            <text:p>319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4</text:p>
          </table:table-cell>
          <table:table-cell office:value-type="float" office:value="37" table:style-name="ce3">
            <text:p>3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94" table:style-name="ce3">
            <text:p>319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4</text:p>
          </table:table-cell>
          <table:table-cell office:value-type="float" office:value="38" table:style-name="ce3">
            <text:p>3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95" table:style-name="ce3">
            <text:p>319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4</text:p>
          </table:table-cell>
          <table:table-cell office:value-type="float" office:value="39" table:style-name="ce3">
            <text:p>3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96" table:style-name="ce3">
            <text:p>319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4</text:p>
          </table:table-cell>
          <table:table-cell office:value-type="float" office:value="40" table:style-name="ce3">
            <text:p>4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97" table:style-name="ce3">
            <text:p>319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4</text:p>
          </table:table-cell>
          <table:table-cell office:value-type="float" office:value="41" table:style-name="ce3">
            <text:p>4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98" table:style-name="ce3">
            <text:p>319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4</text:p>
          </table:table-cell>
          <table:table-cell office:value-type="float" office:value="42" table:style-name="ce3">
            <text:p>4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99" table:style-name="ce3">
            <text:p>319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4</text:p>
          </table:table-cell>
          <table:table-cell office:value-type="float" office:value="43" table:style-name="ce3">
            <text:p>4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00" table:style-name="ce3">
            <text:p>320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4</text:p>
          </table:table-cell>
          <table:table-cell office:value-type="float" office:value="44" table:style-name="ce3">
            <text:p>4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01" table:style-name="ce3">
            <text:p>320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4</text:p>
          </table:table-cell>
          <table:table-cell office:value-type="float" office:value="45" table:style-name="ce3">
            <text:p>4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02" table:style-name="ce3">
            <text:p>320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4</text:p>
          </table:table-cell>
          <table:table-cell office:value-type="float" office:value="46" table:style-name="ce3">
            <text:p>4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03" table:style-name="ce3">
            <text:p>320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4</text:p>
          </table:table-cell>
          <table:table-cell office:value-type="float" office:value="47" table:style-name="ce3">
            <text:p>4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04" table:style-name="ce3">
            <text:p>320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4</text:p>
          </table:table-cell>
          <table:table-cell office:value-type="float" office:value="48" table:style-name="ce3">
            <text:p>4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05" table:style-name="ce3">
            <text:p>320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4</text:p>
          </table:table-cell>
          <table:table-cell office:value-type="float" office:value="49" table:style-name="ce3">
            <text:p>4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06" table:style-name="ce3">
            <text:p>320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4</text:p>
          </table:table-cell>
          <table:table-cell office:value-type="float" office:value="50" table:style-name="ce3">
            <text:p>5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07" table:style-name="ce3">
            <text:p>320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4</text:p>
          </table:table-cell>
          <table:table-cell office:value-type="float" office:value="51" table:style-name="ce3">
            <text:p>5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08" table:style-name="ce3">
            <text:p>320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4</text:p>
          </table:table-cell>
          <table:table-cell office:value-type="float" office:value="52" table:style-name="ce3">
            <text:p>5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09" table:style-name="ce3">
            <text:p>320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4</text:p>
          </table:table-cell>
          <table:table-cell office:value-type="float" office:value="53" table:style-name="ce3">
            <text:p>5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10" table:style-name="ce3">
            <text:p>321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4</text:p>
          </table:table-cell>
          <table:table-cell office:value-type="float" office:value="54" table:style-name="ce3">
            <text:p>5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11" table:style-name="ce3">
            <text:p>321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4</text:p>
          </table:table-cell>
          <table:table-cell office:value-type="float" office:value="55" table:style-name="ce3">
            <text:p>5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12" table:style-name="ce3">
            <text:p>321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4</text:p>
          </table:table-cell>
          <table:table-cell office:value-type="float" office:value="56" table:style-name="ce3">
            <text:p>5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13" table:style-name="ce3">
            <text:p>321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4</text:p>
          </table:table-cell>
          <table:table-cell office:value-type="float" office:value="57" table:style-name="ce3">
            <text:p>5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14" table:style-name="ce3">
            <text:p>321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4</text:p>
          </table:table-cell>
          <table:table-cell office:value-type="float" office:value="58" table:style-name="ce3">
            <text:p>5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15" table:style-name="ce3">
            <text:p>321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4</text:p>
          </table:table-cell>
          <table:table-cell office:value-type="float" office:value="59" table:style-name="ce3">
            <text:p>5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16" table:style-name="ce3">
            <text:p>321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4</text:p>
          </table:table-cell>
          <table:table-cell office:value-type="float" office:value="60" table:style-name="ce3">
            <text:p>6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17" table:style-name="ce3">
            <text:p>381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1" table:style-name="ce3">
            <text:p>1</text:p>
          </table:table-cell>
          <table:table-cell office:value-type="float" office:value="89" table:style-name="ce3">
            <text:p>8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18" table:style-name="ce3">
            <text:p>381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2" table:style-name="ce3">
            <text:p>2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19" table:style-name="ce3">
            <text:p>381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3" table:style-name="ce3">
            <text:p>3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20" table:style-name="ce3">
            <text:p>382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21" table:style-name="ce3">
            <text:p>382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5" table:style-name="ce3">
            <text:p>5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22" table:style-name="ce3">
            <text:p>382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6" table:style-name="ce3">
            <text:p>6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23" table:style-name="ce3">
            <text:p>382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7" table:style-name="ce3">
            <text:p>7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24" table:style-name="ce3">
            <text:p>382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8" table:style-name="ce3">
            <text:p>8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25" table:style-name="ce3">
            <text:p>382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9" table:style-name="ce3">
            <text:p>9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26" table:style-name="ce3">
            <text:p>382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10" table:style-name="ce3">
            <text:p>10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27" table:style-name="ce3">
            <text:p>382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11" table:style-name="ce3">
            <text:p>11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28" table:style-name="ce3">
            <text:p>382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12" table:style-name="ce3">
            <text:p>12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29" table:style-name="ce3">
            <text:p>382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13" table:style-name="ce3">
            <text:p>13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30" table:style-name="ce3">
            <text:p>383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14" table:style-name="ce3">
            <text:p>14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31" table:style-name="ce3">
            <text:p>383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15" table:style-name="ce3">
            <text:p>15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32" table:style-name="ce3">
            <text:p>383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16" table:style-name="ce3">
            <text:p>16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33" table:style-name="ce3">
            <text:p>383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17" table:style-name="ce3">
            <text:p>17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34" table:style-name="ce3">
            <text:p>383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18" table:style-name="ce3">
            <text:p>18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35" table:style-name="ce3">
            <text:p>383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19" table:style-name="ce3">
            <text:p>19</text:p>
          </table:table-cell>
          <table:table-cell office:value-type="float" office:value="86" table:style-name="ce3">
            <text:p>8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36" table:style-name="ce3">
            <text:p>383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20" table:style-name="ce3">
            <text:p>20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37" table:style-name="ce3">
            <text:p>383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21" table:style-name="ce3">
            <text:p>21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38" table:style-name="ce3">
            <text:p>383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22" table:style-name="ce3">
            <text:p>22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39" table:style-name="ce3">
            <text:p>383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23" table:style-name="ce3">
            <text:p>23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40" table:style-name="ce3">
            <text:p>384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24" table:style-name="ce3">
            <text:p>24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41" table:style-name="ce3">
            <text:p>384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25" table:style-name="ce3">
            <text:p>25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42" table:style-name="ce3">
            <text:p>384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26" table:style-name="ce3">
            <text:p>26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43" table:style-name="ce3">
            <text:p>384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27" table:style-name="ce3">
            <text:p>27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44" table:style-name="ce3">
            <text:p>384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28" table:style-name="ce3">
            <text:p>28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45" table:style-name="ce3">
            <text:p>384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29" table:style-name="ce3">
            <text:p>29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46" table:style-name="ce3">
            <text:p>384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30" table:style-name="ce3">
            <text:p>30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47" table:style-name="ce3">
            <text:p>384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31" table:style-name="ce3">
            <text:p>31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48" table:style-name="ce3">
            <text:p>384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32" table:style-name="ce3">
            <text:p>32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49" table:style-name="ce3">
            <text:p>384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33" table:style-name="ce3">
            <text:p>33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50" table:style-name="ce3">
            <text:p>385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34" table:style-name="ce3">
            <text:p>34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51" table:style-name="ce3">
            <text:p>385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35" table:style-name="ce3">
            <text:p>3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52" table:style-name="ce3">
            <text:p>385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36" table:style-name="ce3">
            <text:p>36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73" table:style-name="ce3">
            <text:p>427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37" table:style-name="ce3">
            <text:p>37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5" table:visibility="filter">
          <table:table-cell office:value-type="float" office:value="4274" table:style-name="ce3">
            <text:p>427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38" table:style-name="ce3">
            <text:p>38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5" table:visibility="filter">
          <table:table-cell office:value-type="float" office:value="4275" table:style-name="ce3">
            <text:p>427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39" table:style-name="ce3">
            <text:p>39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76" table:style-name="ce3">
            <text:p>427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40" table:style-name="ce3">
            <text:p>40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77" table:style-name="ce3">
            <text:p>427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41" table:style-name="ce3">
            <text:p>41</text:p>
          </table:table-cell>
          <table:table-cell office:value-type="float" office:value="129" table:style-name="ce3">
            <text:p>12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78" table:style-name="ce3">
            <text:p>427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42" table:style-name="ce3">
            <text:p>42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79" table:style-name="ce3">
            <text:p>427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43" table:style-name="ce3">
            <text:p>43</text:p>
          </table:table-cell>
          <table:table-cell office:value-type="float" office:value="155" table:style-name="ce3">
            <text:p>1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80" table:style-name="ce3">
            <text:p>428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44" table:style-name="ce3">
            <text:p>44</text:p>
          </table:table-cell>
          <table:table-cell office:value-type="float" office:value="143" table:style-name="ce3">
            <text:p>1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81" table:style-name="ce3">
            <text:p>428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45" table:style-name="ce3">
            <text:p>45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82" table:style-name="ce3">
            <text:p>428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46" table:style-name="ce3">
            <text:p>46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83" table:style-name="ce3">
            <text:p>428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47" table:style-name="ce3">
            <text:p>47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84" table:style-name="ce3">
            <text:p>428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48" table:style-name="ce3">
            <text:p>48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85" table:style-name="ce3">
            <text:p>428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49" table:style-name="ce3">
            <text:p>49</text:p>
          </table:table-cell>
          <table:table-cell office:value-type="float" office:value="165" table:style-name="ce3">
            <text:p>1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86" table:style-name="ce3">
            <text:p>428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50" table:style-name="ce3">
            <text:p>50</text:p>
          </table:table-cell>
          <table:table-cell office:value-type="float" office:value="167" table:style-name="ce3">
            <text:p>16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87" table:style-name="ce3">
            <text:p>428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51" table:style-name="ce3">
            <text:p>51</text:p>
          </table:table-cell>
          <table:table-cell office:value-type="float" office:value="132" table:style-name="ce3">
            <text:p>13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88" table:style-name="ce3">
            <text:p>428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52" table:style-name="ce3">
            <text:p>52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89" table:style-name="ce3">
            <text:p>428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53" table:style-name="ce3">
            <text:p>53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90" table:style-name="ce3">
            <text:p>429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54" table:style-name="ce3">
            <text:p>54</text:p>
          </table:table-cell>
          <table:table-cell office:value-type="float" office:value="192" table:style-name="ce3">
            <text:p>1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91" table:style-name="ce3">
            <text:p>429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55" table:style-name="ce3">
            <text:p>55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92" table:style-name="ce3">
            <text:p>429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56" table:style-name="ce3">
            <text:p>56</text:p>
          </table:table-cell>
          <table:table-cell office:value-type="float" office:value="163" table:style-name="ce3">
            <text:p>16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93" table:style-name="ce3">
            <text:p>429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57" table:style-name="ce3">
            <text:p>57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94" table:style-name="ce3">
            <text:p>429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58" table:style-name="ce3">
            <text:p>58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95" table:style-name="ce3">
            <text:p>429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59" table:style-name="ce3">
            <text:p>59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96" table:style-name="ce3">
            <text:p>429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4</text:p>
          </table:table-cell>
          <table:table-cell office:value-type="float" office:value="60" table:style-name="ce3">
            <text:p>60</text:p>
          </table:table-cell>
          <table:table-cell office:value-type="float" office:value="164" table:style-name="ce3">
            <text:p>1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5" table:style-name="ce3">
            <text:p>122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1" table:style-name="ce3">
            <text:p>1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6" table:style-name="ce3">
            <text:p>122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2" table:style-name="ce3">
            <text:p>2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7" table:style-name="ce3">
            <text:p>122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3" table:style-name="ce3">
            <text:p>3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8" table:style-name="ce3">
            <text:p>122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4" table:style-name="ce3">
            <text:p>4</text:p>
          </table:table-cell>
          <table:table-cell office:value-type="float" office:value="196" table:style-name="ce3">
            <text:p>19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9" table:style-name="ce3">
            <text:p>122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5" table:style-name="ce3">
            <text:p>5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0" table:style-name="ce3">
            <text:p>123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6" table:style-name="ce3">
            <text:p>6</text:p>
          </table:table-cell>
          <table:table-cell office:value-type="float" office:value="111" table:style-name="ce3">
            <text:p>11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1" table:style-name="ce3">
            <text:p>123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7" table:style-name="ce3">
            <text:p>7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2" table:style-name="ce3">
            <text:p>123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8" table:style-name="ce3">
            <text:p>8</text:p>
          </table:table-cell>
          <table:table-cell office:value-type="float" office:value="175" table:style-name="ce3">
            <text:p>1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3" table:style-name="ce3">
            <text:p>123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9" table:style-name="ce3">
            <text:p>9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4" table:style-name="ce3">
            <text:p>123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10" table:style-name="ce3">
            <text:p>10</text:p>
          </table:table-cell>
          <table:table-cell office:value-type="float" office:value="139" table:style-name="ce3">
            <text:p>13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>
          <table:table-cell office:value-type="float" office:value="1235" table:style-name="ce3">
            <text:p>123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11" table:style-name="ce3">
            <text:p>11</text:p>
          </table:table-cell>
          <table:table-cell office:value-type="float" office:value="141" table:style-name="ce3">
            <text:p>14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6" table:style-name="ce3">
            <text:p>123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12" table:style-name="ce3">
            <text:p>12</text:p>
          </table:table-cell>
          <table:table-cell office:value-type="float" office:value="122" table:style-name="ce3">
            <text:p>1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7" table:style-name="ce3">
            <text:p>123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13" table:style-name="ce3">
            <text:p>13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8" table:style-name="ce3">
            <text:p>123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14" table:style-name="ce3">
            <text:p>14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9" table:style-name="ce3">
            <text:p>123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15" table:style-name="ce3">
            <text:p>15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0" table:style-name="ce3">
            <text:p>124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16" table:style-name="ce3">
            <text:p>16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1" table:style-name="ce3">
            <text:p>124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17" table:style-name="ce3">
            <text:p>17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2" table:style-name="ce3">
            <text:p>124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18" table:style-name="ce3">
            <text:p>18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3" table:style-name="ce3">
            <text:p>124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19" table:style-name="ce3">
            <text:p>19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4" table:style-name="ce3">
            <text:p>124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20" table:style-name="ce3">
            <text:p>20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5" table:style-name="ce3">
            <text:p>124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21" table:style-name="ce3">
            <text:p>21</text:p>
          </table:table-cell>
          <table:table-cell office:value-type="float" office:value="129" table:style-name="ce3">
            <text:p>12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6" table:style-name="ce3">
            <text:p>124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22" table:style-name="ce3">
            <text:p>22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7" table:style-name="ce3">
            <text:p>124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23" table:style-name="ce3">
            <text:p>23</text:p>
          </table:table-cell>
          <table:table-cell office:value-type="float" office:value="155" table:style-name="ce3">
            <text:p>1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8" table:style-name="ce3">
            <text:p>124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24" table:style-name="ce3">
            <text:p>24</text:p>
          </table:table-cell>
          <table:table-cell office:value-type="float" office:value="143" table:style-name="ce3">
            <text:p>1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9" table:style-name="ce3">
            <text:p>124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25" table:style-name="ce3">
            <text:p>25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0" table:style-name="ce3">
            <text:p>125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26" table:style-name="ce3">
            <text:p>26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1" table:style-name="ce3">
            <text:p>125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27" table:style-name="ce3">
            <text:p>27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2" table:style-name="ce3">
            <text:p>125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28" table:style-name="ce3">
            <text:p>28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3" table:style-name="ce3">
            <text:p>125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29" table:style-name="ce3">
            <text:p>29</text:p>
          </table:table-cell>
          <table:table-cell office:value-type="float" office:value="165" table:style-name="ce3">
            <text:p>1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4" table:style-name="ce3">
            <text:p>125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30" table:style-name="ce3">
            <text:p>30</text:p>
          </table:table-cell>
          <table:table-cell office:value-type="float" office:value="167" table:style-name="ce3">
            <text:p>16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5" table:style-name="ce3">
            <text:p>125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31" table:style-name="ce3">
            <text:p>31</text:p>
          </table:table-cell>
          <table:table-cell office:value-type="float" office:value="132" table:style-name="ce3">
            <text:p>13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6" table:style-name="ce3">
            <text:p>125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32" table:style-name="ce3">
            <text:p>32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7" table:style-name="ce3">
            <text:p>125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33" table:style-name="ce3">
            <text:p>33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8" table:style-name="ce3">
            <text:p>125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34" table:style-name="ce3">
            <text:p>34</text:p>
          </table:table-cell>
          <table:table-cell office:value-type="float" office:value="192" table:style-name="ce3">
            <text:p>1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9" table:style-name="ce3">
            <text:p>125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35" table:style-name="ce3">
            <text:p>35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0" table:style-name="ce3">
            <text:p>126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5</text:p>
          </table:table-cell>
          <table:table-cell office:value-type="float" office:value="36" table:style-name="ce3">
            <text:p>36</text:p>
          </table:table-cell>
          <table:table-cell office:value-type="float" office:value="163" table:style-name="ce3">
            <text:p>16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5" table:style-name="ce3">
            <text:p>182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37" table:style-name="ce3">
            <text:p>37</text:p>
          </table:table-cell>
          <table:table-cell office:value-type="float" office:value="208" table:style-name="ce3">
            <text:p>20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6" table:style-name="ce3">
            <text:p>182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38" table:style-name="ce3">
            <text:p>38</text:p>
          </table:table-cell>
          <table:table-cell office:value-type="float" office:value="209" table:style-name="ce3">
            <text:p>20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7" table:style-name="ce3">
            <text:p>182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39" table:style-name="ce3">
            <text:p>39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8" table:style-name="ce3">
            <text:p>182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40" table:style-name="ce3">
            <text:p>40</text:p>
          </table:table-cell>
          <table:table-cell office:value-type="float" office:value="275" table:style-name="ce3">
            <text:p>2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9" table:style-name="ce3">
            <text:p>182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41" table:style-name="ce3">
            <text:p>41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0" table:style-name="ce3">
            <text:p>183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42" table:style-name="ce3">
            <text:p>42</text:p>
          </table:table-cell>
          <table:table-cell office:value-type="float" office:value="228" table:style-name="ce3">
            <text:p>2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1" table:style-name="ce3">
            <text:p>183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43" table:style-name="ce3">
            <text:p>43</text:p>
          </table:table-cell>
          <table:table-cell office:value-type="float" office:value="217" table:style-name="ce3">
            <text:p>21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2" table:style-name="ce3">
            <text:p>183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44" table:style-name="ce3">
            <text:p>44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3" table:style-name="ce3">
            <text:p>183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45" table:style-name="ce3">
            <text:p>45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4" table:style-name="ce3">
            <text:p>183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46" table:style-name="ce3">
            <text:p>46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5" table:style-name="ce3">
            <text:p>183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47" table:style-name="ce3">
            <text:p>47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6" table:style-name="ce3">
            <text:p>183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48" table:style-name="ce3">
            <text:p>48</text:p>
          </table:table-cell>
          <table:table-cell office:value-type="float" office:value="287" table:style-name="ce3">
            <text:p>2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7" table:style-name="ce3">
            <text:p>183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49" table:style-name="ce3">
            <text:p>49</text:p>
          </table:table-cell>
          <table:table-cell office:value-type="float" office:value="265" table:style-name="ce3">
            <text:p>2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8" table:style-name="ce3">
            <text:p>183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50" table:style-name="ce3">
            <text:p>50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9" table:style-name="ce3">
            <text:p>183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51" table:style-name="ce3">
            <text:p>51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0" table:style-name="ce3">
            <text:p>184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52" table:style-name="ce3">
            <text:p>52</text:p>
          </table:table-cell>
          <table:table-cell office:value-type="float" office:value="264" table:style-name="ce3">
            <text:p>2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1" table:style-name="ce3">
            <text:p>184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53" table:style-name="ce3">
            <text:p>53</text:p>
          </table:table-cell>
          <table:table-cell office:value-type="float" office:value="237" table:style-name="ce3">
            <text:p>23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2" table:style-name="ce3">
            <text:p>184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54" table:style-name="ce3">
            <text:p>54</text:p>
          </table:table-cell>
          <table:table-cell office:value-type="float" office:value="218" table:style-name="ce3">
            <text:p>21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3" table:style-name="ce3">
            <text:p>184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55" table:style-name="ce3">
            <text:p>55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4" table:style-name="ce3">
            <text:p>184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56" table:style-name="ce3">
            <text:p>56</text:p>
          </table:table-cell>
          <table:table-cell office:value-type="float" office:value="273" table:style-name="ce3">
            <text:p>2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5" table:style-name="ce3">
            <text:p>184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57" table:style-name="ce3">
            <text:p>57</text:p>
          </table:table-cell>
          <table:table-cell office:value-type="float" office:value="284" table:style-name="ce3">
            <text:p>2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6" table:style-name="ce3">
            <text:p>184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58" table:style-name="ce3">
            <text:p>58</text:p>
          </table:table-cell>
          <table:table-cell office:value-type="float" office:value="253" table:style-name="ce3">
            <text:p>25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7" table:style-name="ce3">
            <text:p>184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59" table:style-name="ce3">
            <text:p>59</text:p>
          </table:table-cell>
          <table:table-cell office:value-type="float" office:value="261" table:style-name="ce3">
            <text:p>26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8" table:style-name="ce3">
            <text:p>184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60" table:style-name="ce3">
            <text:p>60</text:p>
          </table:table-cell>
          <table:table-cell office:value-type="float" office:value="276" table:style-name="ce3">
            <text:p>2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05" table:style-name="ce3">
            <text:p>230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1" table:style-name="ce3">
            <text:p>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06" table:style-name="ce3">
            <text:p>230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2" table:style-name="ce3">
            <text:p>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07" table:style-name="ce3">
            <text:p>230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3" table:style-name="ce3">
            <text:p>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08" table:style-name="ce3">
            <text:p>230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4" table:style-name="ce3">
            <text:p>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09" table:style-name="ce3">
            <text:p>230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5" table:style-name="ce3">
            <text:p>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10" table:style-name="ce3">
            <text:p>231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6" table:style-name="ce3">
            <text:p>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11" table:style-name="ce3">
            <text:p>231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7" table:style-name="ce3">
            <text:p>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12" table:style-name="ce3">
            <text:p>231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8" table:style-name="ce3">
            <text:p>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13" table:style-name="ce3">
            <text:p>231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9" table:style-name="ce3">
            <text:p>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14" table:style-name="ce3">
            <text:p>231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10" table:style-name="ce3">
            <text:p>1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15" table:style-name="ce3">
            <text:p>231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11" table:style-name="ce3">
            <text:p>1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16" table:style-name="ce3">
            <text:p>231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12" table:style-name="ce3">
            <text:p>1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17" table:style-name="ce3">
            <text:p>231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13" table:style-name="ce3">
            <text:p>1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18" table:style-name="ce3">
            <text:p>231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14" table:style-name="ce3">
            <text:p>1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19" table:style-name="ce3">
            <text:p>231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15" table:style-name="ce3">
            <text:p>1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20" table:style-name="ce3">
            <text:p>232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16" table:style-name="ce3">
            <text:p>1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21" table:style-name="ce3">
            <text:p>232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17" table:style-name="ce3">
            <text:p>1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22" table:style-name="ce3">
            <text:p>232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18" table:style-name="ce3">
            <text:p>1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23" table:style-name="ce3">
            <text:p>232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19" table:style-name="ce3">
            <text:p>1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24" table:style-name="ce3">
            <text:p>232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20" table:style-name="ce3">
            <text:p>2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25" table:style-name="ce3">
            <text:p>232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21" table:style-name="ce3">
            <text:p>2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26" table:style-name="ce3">
            <text:p>232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22" table:style-name="ce3">
            <text:p>2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27" table:style-name="ce3">
            <text:p>232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23" table:style-name="ce3">
            <text:p>2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28" table:style-name="ce3">
            <text:p>232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24" table:style-name="ce3">
            <text:p>2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29" table:style-name="ce3">
            <text:p>232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25" table:style-name="ce3">
            <text:p>2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30" table:style-name="ce3">
            <text:p>233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26" table:style-name="ce3">
            <text:p>2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31" table:style-name="ce3">
            <text:p>233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27" table:style-name="ce3">
            <text:p>2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32" table:style-name="ce3">
            <text:p>233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28" table:style-name="ce3">
            <text:p>2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33" table:style-name="ce3">
            <text:p>233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29" table:style-name="ce3">
            <text:p>2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34" table:style-name="ce3">
            <text:p>233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30" table:style-name="ce3">
            <text:p>3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35" table:style-name="ce3">
            <text:p>233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31" table:style-name="ce3">
            <text:p>3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36" table:style-name="ce3">
            <text:p>233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32" table:style-name="ce3">
            <text:p>3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37" table:style-name="ce3">
            <text:p>233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33" table:style-name="ce3">
            <text:p>3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38" table:style-name="ce3">
            <text:p>233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34" table:style-name="ce3">
            <text:p>3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39" table:style-name="ce3">
            <text:p>233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35" table:style-name="ce3">
            <text:p>3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40" table:style-name="ce3">
            <text:p>234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5</text:p>
          </table:table-cell>
          <table:table-cell office:value-type="float" office:value="36" table:style-name="ce3">
            <text:p>3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05" table:style-name="ce3">
            <text:p>290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5</text:p>
          </table:table-cell>
          <table:table-cell office:value-type="float" office:value="37" table:style-name="ce3">
            <text:p>3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06" table:style-name="ce3">
            <text:p>290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5</text:p>
          </table:table-cell>
          <table:table-cell office:value-type="float" office:value="38" table:style-name="ce3">
            <text:p>3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07" table:style-name="ce3">
            <text:p>290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5</text:p>
          </table:table-cell>
          <table:table-cell office:value-type="float" office:value="39" table:style-name="ce3">
            <text:p>3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08" table:style-name="ce3">
            <text:p>290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5</text:p>
          </table:table-cell>
          <table:table-cell office:value-type="float" office:value="40" table:style-name="ce3">
            <text:p>4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09" table:style-name="ce3">
            <text:p>290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5</text:p>
          </table:table-cell>
          <table:table-cell office:value-type="float" office:value="41" table:style-name="ce3">
            <text:p>4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10" table:style-name="ce3">
            <text:p>291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5</text:p>
          </table:table-cell>
          <table:table-cell office:value-type="float" office:value="42" table:style-name="ce3">
            <text:p>4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11" table:style-name="ce3">
            <text:p>291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5</text:p>
          </table:table-cell>
          <table:table-cell office:value-type="float" office:value="43" table:style-name="ce3">
            <text:p>4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12" table:style-name="ce3">
            <text:p>291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5</text:p>
          </table:table-cell>
          <table:table-cell office:value-type="float" office:value="44" table:style-name="ce3">
            <text:p>4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13" table:style-name="ce3">
            <text:p>291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5</text:p>
          </table:table-cell>
          <table:table-cell office:value-type="float" office:value="45" table:style-name="ce3">
            <text:p>4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14" table:style-name="ce3">
            <text:p>291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5</text:p>
          </table:table-cell>
          <table:table-cell office:value-type="float" office:value="46" table:style-name="ce3">
            <text:p>4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15" table:style-name="ce3">
            <text:p>291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5</text:p>
          </table:table-cell>
          <table:table-cell office:value-type="float" office:value="47" table:style-name="ce3">
            <text:p>4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16" table:style-name="ce3">
            <text:p>291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5</text:p>
          </table:table-cell>
          <table:table-cell office:value-type="float" office:value="48" table:style-name="ce3">
            <text:p>4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17" table:style-name="ce3">
            <text:p>291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5</text:p>
          </table:table-cell>
          <table:table-cell office:value-type="float" office:value="49" table:style-name="ce3">
            <text:p>4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18" table:style-name="ce3">
            <text:p>291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5</text:p>
          </table:table-cell>
          <table:table-cell office:value-type="float" office:value="50" table:style-name="ce3">
            <text:p>5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19" table:style-name="ce3">
            <text:p>291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5</text:p>
          </table:table-cell>
          <table:table-cell office:value-type="float" office:value="51" table:style-name="ce3">
            <text:p>5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20" table:style-name="ce3">
            <text:p>292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5</text:p>
          </table:table-cell>
          <table:table-cell office:value-type="float" office:value="52" table:style-name="ce3">
            <text:p>5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21" table:style-name="ce3">
            <text:p>292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5</text:p>
          </table:table-cell>
          <table:table-cell office:value-type="float" office:value="53" table:style-name="ce3">
            <text:p>5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22" table:style-name="ce3">
            <text:p>292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5</text:p>
          </table:table-cell>
          <table:table-cell office:value-type="float" office:value="54" table:style-name="ce3">
            <text:p>5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23" table:style-name="ce3">
            <text:p>292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5</text:p>
          </table:table-cell>
          <table:table-cell office:value-type="float" office:value="55" table:style-name="ce3">
            <text:p>5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24" table:style-name="ce3">
            <text:p>292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5</text:p>
          </table:table-cell>
          <table:table-cell office:value-type="float" office:value="56" table:style-name="ce3">
            <text:p>5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25" table:style-name="ce3">
            <text:p>292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5</text:p>
          </table:table-cell>
          <table:table-cell office:value-type="float" office:value="57" table:style-name="ce3">
            <text:p>5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26" table:style-name="ce3">
            <text:p>292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5</text:p>
          </table:table-cell>
          <table:table-cell office:value-type="float" office:value="58" table:style-name="ce3">
            <text:p>5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27" table:style-name="ce3">
            <text:p>292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5</text:p>
          </table:table-cell>
          <table:table-cell office:value-type="float" office:value="59" table:style-name="ce3">
            <text:p>5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28" table:style-name="ce3">
            <text:p>292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5</text:p>
          </table:table-cell>
          <table:table-cell office:value-type="float" office:value="60" table:style-name="ce3">
            <text:p>6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85" table:style-name="ce3">
            <text:p>338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1" table:style-name="ce3">
            <text:p>1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86" table:style-name="ce3">
            <text:p>338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2" table:style-name="ce3">
            <text:p>2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87" table:style-name="ce3">
            <text:p>338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3" table:style-name="ce3">
            <text:p>3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88" table:style-name="ce3">
            <text:p>338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4" table:style-name="ce3">
            <text:p>4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89" table:style-name="ce3">
            <text:p>338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5" table:style-name="ce3">
            <text:p>5</text:p>
          </table:table-cell>
          <table:table-cell office:value-type="float" office:value="196" table:style-name="ce3">
            <text:p>19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90" table:style-name="ce3">
            <text:p>339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6" table:style-name="ce3">
            <text:p>6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91" table:style-name="ce3">
            <text:p>339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7" table:style-name="ce3">
            <text:p>7</text:p>
          </table:table-cell>
          <table:table-cell office:value-type="float" office:value="111" table:style-name="ce3">
            <text:p>11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92" table:style-name="ce3">
            <text:p>339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8" table:style-name="ce3">
            <text:p>8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93" table:style-name="ce3">
            <text:p>339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9" table:style-name="ce3">
            <text:p>9</text:p>
          </table:table-cell>
          <table:table-cell office:value-type="float" office:value="175" table:style-name="ce3">
            <text:p>1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94" table:style-name="ce3">
            <text:p>339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10" table:style-name="ce3">
            <text:p>10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>
          <table:table-cell office:value-type="float" office:value="3395" table:style-name="ce3">
            <text:p>339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11" table:style-name="ce3">
            <text:p>11</text:p>
          </table:table-cell>
          <table:table-cell office:value-type="float" office:value="139" table:style-name="ce3">
            <text:p>13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96" table:style-name="ce3">
            <text:p>339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12" table:style-name="ce3">
            <text:p>12</text:p>
          </table:table-cell>
          <table:table-cell office:value-type="float" office:value="141" table:style-name="ce3">
            <text:p>14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97" table:style-name="ce3">
            <text:p>339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13" table:style-name="ce3">
            <text:p>13</text:p>
          </table:table-cell>
          <table:table-cell office:value-type="float" office:value="122" table:style-name="ce3">
            <text:p>1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98" table:style-name="ce3">
            <text:p>339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14" table:style-name="ce3">
            <text:p>14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99" table:style-name="ce3">
            <text:p>339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15" table:style-name="ce3">
            <text:p>15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00" table:style-name="ce3">
            <text:p>340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16" table:style-name="ce3">
            <text:p>16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01" table:style-name="ce3">
            <text:p>340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17" table:style-name="ce3">
            <text:p>17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02" table:style-name="ce3">
            <text:p>340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18" table:style-name="ce3">
            <text:p>18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03" table:style-name="ce3">
            <text:p>340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19" table:style-name="ce3">
            <text:p>19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04" table:style-name="ce3">
            <text:p>340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20" table:style-name="ce3">
            <text:p>20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05" table:style-name="ce3">
            <text:p>340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21" table:style-name="ce3">
            <text:p>21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06" table:style-name="ce3">
            <text:p>340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22" table:style-name="ce3">
            <text:p>22</text:p>
          </table:table-cell>
          <table:table-cell office:value-type="float" office:value="129" table:style-name="ce3">
            <text:p>12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07" table:style-name="ce3">
            <text:p>340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23" table:style-name="ce3">
            <text:p>23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08" table:style-name="ce3">
            <text:p>340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24" table:style-name="ce3">
            <text:p>24</text:p>
          </table:table-cell>
          <table:table-cell office:value-type="float" office:value="155" table:style-name="ce3">
            <text:p>1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09" table:style-name="ce3">
            <text:p>340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25" table:style-name="ce3">
            <text:p>25</text:p>
          </table:table-cell>
          <table:table-cell office:value-type="float" office:value="143" table:style-name="ce3">
            <text:p>1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10" table:style-name="ce3">
            <text:p>341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26" table:style-name="ce3">
            <text:p>26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11" table:style-name="ce3">
            <text:p>341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27" table:style-name="ce3">
            <text:p>27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12" table:style-name="ce3">
            <text:p>341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28" table:style-name="ce3">
            <text:p>28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13" table:style-name="ce3">
            <text:p>341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29" table:style-name="ce3">
            <text:p>29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14" table:style-name="ce3">
            <text:p>341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30" table:style-name="ce3">
            <text:p>30</text:p>
          </table:table-cell>
          <table:table-cell office:value-type="float" office:value="165" table:style-name="ce3">
            <text:p>1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15" table:style-name="ce3">
            <text:p>341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31" table:style-name="ce3">
            <text:p>31</text:p>
          </table:table-cell>
          <table:table-cell office:value-type="float" office:value="167" table:style-name="ce3">
            <text:p>16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16" table:style-name="ce3">
            <text:p>341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32" table:style-name="ce3">
            <text:p>32</text:p>
          </table:table-cell>
          <table:table-cell office:value-type="float" office:value="132" table:style-name="ce3">
            <text:p>13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17" table:style-name="ce3">
            <text:p>341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33" table:style-name="ce3">
            <text:p>33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18" table:style-name="ce3">
            <text:p>341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34" table:style-name="ce3">
            <text:p>34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19" table:style-name="ce3">
            <text:p>341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35" table:style-name="ce3">
            <text:p>35</text:p>
          </table:table-cell>
          <table:table-cell office:value-type="float" office:value="192" table:style-name="ce3">
            <text:p>1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20" table:style-name="ce3">
            <text:p>342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36" table:style-name="ce3">
            <text:p>36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85" table:style-name="ce3">
            <text:p>398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37" table:style-name="ce3">
            <text:p>37</text:p>
          </table:table-cell>
          <table:table-cell office:value-type="float" office:value="206" table:style-name="ce3">
            <text:p>20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86" table:style-name="ce3">
            <text:p>398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38" table:style-name="ce3">
            <text:p>38</text:p>
          </table:table-cell>
          <table:table-cell office:value-type="float" office:value="208" table:style-name="ce3">
            <text:p>20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87" table:style-name="ce3">
            <text:p>398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39" table:style-name="ce3">
            <text:p>39</text:p>
          </table:table-cell>
          <table:table-cell office:value-type="float" office:value="209" table:style-name="ce3">
            <text:p>20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88" table:style-name="ce3">
            <text:p>398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40" table:style-name="ce3">
            <text:p>40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89" table:style-name="ce3">
            <text:p>398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41" table:style-name="ce3">
            <text:p>41</text:p>
          </table:table-cell>
          <table:table-cell office:value-type="float" office:value="275" table:style-name="ce3">
            <text:p>2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90" table:style-name="ce3">
            <text:p>399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42" table:style-name="ce3">
            <text:p>42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91" table:style-name="ce3">
            <text:p>399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43" table:style-name="ce3">
            <text:p>43</text:p>
          </table:table-cell>
          <table:table-cell office:value-type="float" office:value="228" table:style-name="ce3">
            <text:p>2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92" table:style-name="ce3">
            <text:p>399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44" table:style-name="ce3">
            <text:p>44</text:p>
          </table:table-cell>
          <table:table-cell office:value-type="float" office:value="217" table:style-name="ce3">
            <text:p>21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93" table:style-name="ce3">
            <text:p>399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45" table:style-name="ce3">
            <text:p>45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94" table:style-name="ce3">
            <text:p>399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46" table:style-name="ce3">
            <text:p>46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95" table:style-name="ce3">
            <text:p>399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47" table:style-name="ce3">
            <text:p>47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96" table:style-name="ce3">
            <text:p>399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48" table:style-name="ce3">
            <text:p>48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97" table:style-name="ce3">
            <text:p>399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49" table:style-name="ce3">
            <text:p>49</text:p>
          </table:table-cell>
          <table:table-cell office:value-type="float" office:value="287" table:style-name="ce3">
            <text:p>2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98" table:style-name="ce3">
            <text:p>399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50" table:style-name="ce3">
            <text:p>50</text:p>
          </table:table-cell>
          <table:table-cell office:value-type="float" office:value="265" table:style-name="ce3">
            <text:p>2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99" table:style-name="ce3">
            <text:p>399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51" table:style-name="ce3">
            <text:p>51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00" table:style-name="ce3">
            <text:p>400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52" table:style-name="ce3">
            <text:p>52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01" table:style-name="ce3">
            <text:p>400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53" table:style-name="ce3">
            <text:p>53</text:p>
          </table:table-cell>
          <table:table-cell office:value-type="float" office:value="264" table:style-name="ce3">
            <text:p>2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02" table:style-name="ce3">
            <text:p>400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54" table:style-name="ce3">
            <text:p>54</text:p>
          </table:table-cell>
          <table:table-cell office:value-type="float" office:value="237" table:style-name="ce3">
            <text:p>23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03" table:style-name="ce3">
            <text:p>400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55" table:style-name="ce3">
            <text:p>55</text:p>
          </table:table-cell>
          <table:table-cell office:value-type="float" office:value="218" table:style-name="ce3">
            <text:p>21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04" table:style-name="ce3">
            <text:p>400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56" table:style-name="ce3">
            <text:p>56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05" table:style-name="ce3">
            <text:p>400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57" table:style-name="ce3">
            <text:p>57</text:p>
          </table:table-cell>
          <table:table-cell office:value-type="float" office:value="273" table:style-name="ce3">
            <text:p>2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06" table:style-name="ce3">
            <text:p>400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58" table:style-name="ce3">
            <text:p>58</text:p>
          </table:table-cell>
          <table:table-cell office:value-type="float" office:value="284" table:style-name="ce3">
            <text:p>2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07" table:style-name="ce3">
            <text:p>400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59" table:style-name="ce3">
            <text:p>59</text:p>
          </table:table-cell>
          <table:table-cell office:value-type="float" office:value="253" table:style-name="ce3">
            <text:p>25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08" table:style-name="ce3">
            <text:p>400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5</text:p>
          </table:table-cell>
          <table:table-cell office:value-type="float" office:value="60" table:style-name="ce3">
            <text:p>60</text:p>
          </table:table-cell>
          <table:table-cell office:value-type="float" office:value="261" table:style-name="ce3">
            <text:p>26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3" table:style-name="ce3">
            <text:p>151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1" table:style-name="ce3">
            <text:p>1</text:p>
          </table:table-cell>
          <table:table-cell office:value-type="float" office:value="275" table:style-name="ce3">
            <text:p>2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4" table:style-name="ce3">
            <text:p>151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2" table:style-name="ce3">
            <text:p>2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5" table:style-name="ce3">
            <text:p>151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3" table:style-name="ce3">
            <text:p>3</text:p>
          </table:table-cell>
          <table:table-cell office:value-type="float" office:value="228" table:style-name="ce3">
            <text:p>2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6" table:style-name="ce3">
            <text:p>151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4" table:style-name="ce3">
            <text:p>4</text:p>
          </table:table-cell>
          <table:table-cell office:value-type="float" office:value="217" table:style-name="ce3">
            <text:p>21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7" table:style-name="ce3">
            <text:p>151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5" table:style-name="ce3">
            <text:p>5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8" table:style-name="ce3">
            <text:p>151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6" table:style-name="ce3">
            <text:p>6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9" table:style-name="ce3">
            <text:p>151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7" table:style-name="ce3">
            <text:p>7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0" table:style-name="ce3">
            <text:p>152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8" table:style-name="ce3">
            <text:p>8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1" table:style-name="ce3">
            <text:p>152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9" table:style-name="ce3">
            <text:p>9</text:p>
          </table:table-cell>
          <table:table-cell office:value-type="float" office:value="287" table:style-name="ce3">
            <text:p>2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2" table:style-name="ce3">
            <text:p>152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10" table:style-name="ce3">
            <text:p>10</text:p>
          </table:table-cell>
          <table:table-cell office:value-type="float" office:value="265" table:style-name="ce3">
            <text:p>2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3" table:style-name="ce3">
            <text:p>152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11" table:style-name="ce3">
            <text:p>11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4" table:style-name="ce3">
            <text:p>152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12" table:style-name="ce3">
            <text:p>12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5" table:style-name="ce3">
            <text:p>152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13" table:style-name="ce3">
            <text:p>13</text:p>
          </table:table-cell>
          <table:table-cell office:value-type="float" office:value="264" table:style-name="ce3">
            <text:p>2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6" table:style-name="ce3">
            <text:p>152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14" table:style-name="ce3">
            <text:p>14</text:p>
          </table:table-cell>
          <table:table-cell office:value-type="float" office:value="237" table:style-name="ce3">
            <text:p>23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7" table:style-name="ce3">
            <text:p>152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15" table:style-name="ce3">
            <text:p>15</text:p>
          </table:table-cell>
          <table:table-cell office:value-type="float" office:value="218" table:style-name="ce3">
            <text:p>21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8" table:style-name="ce3">
            <text:p>152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16" table:style-name="ce3">
            <text:p>16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9" table:style-name="ce3">
            <text:p>152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17" table:style-name="ce3">
            <text:p>17</text:p>
          </table:table-cell>
          <table:table-cell office:value-type="float" office:value="273" table:style-name="ce3">
            <text:p>2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0" table:style-name="ce3">
            <text:p>153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18" table:style-name="ce3">
            <text:p>18</text:p>
          </table:table-cell>
          <table:table-cell office:value-type="float" office:value="284" table:style-name="ce3">
            <text:p>2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1" table:style-name="ce3">
            <text:p>153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19" table:style-name="ce3">
            <text:p>19</text:p>
          </table:table-cell>
          <table:table-cell office:value-type="float" office:value="253" table:style-name="ce3">
            <text:p>25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2" table:style-name="ce3">
            <text:p>153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20" table:style-name="ce3">
            <text:p>20</text:p>
          </table:table-cell>
          <table:table-cell office:value-type="float" office:value="261" table:style-name="ce3">
            <text:p>26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3" table:style-name="ce3">
            <text:p>153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21" table:style-name="ce3">
            <text:p>21</text:p>
          </table:table-cell>
          <table:table-cell office:value-type="float" office:value="276" table:style-name="ce3">
            <text:p>2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1534" table:style-name="ce3">
            <text:p>153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22" table:style-name="ce3">
            <text:p>22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1535" table:style-name="ce3">
            <text:p>153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23" table:style-name="ce3">
            <text:p>23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6" table:style-name="ce3">
            <text:p>153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24" table:style-name="ce3">
            <text:p>24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7" table:style-name="ce3">
            <text:p>153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25" table:style-name="ce3">
            <text:p>25</text:p>
          </table:table-cell>
          <table:table-cell office:value-type="float" office:value="238" table:style-name="ce3">
            <text:p>2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8" table:style-name="ce3">
            <text:p>153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26" table:style-name="ce3">
            <text:p>26</text:p>
          </table:table-cell>
          <table:table-cell office:value-type="float" office:value="295" table:style-name="ce3">
            <text:p>2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9" table:style-name="ce3">
            <text:p>153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27" table:style-name="ce3">
            <text:p>27</text:p>
          </table:table-cell>
          <table:table-cell office:value-type="float" office:value="211" table:style-name="ce3">
            <text:p>21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0" table:style-name="ce3">
            <text:p>154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28" table:style-name="ce3">
            <text:p>28</text:p>
          </table:table-cell>
          <table:table-cell office:value-type="float" office:value="233" table:style-name="ce3">
            <text:p>23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1" table:style-name="ce3">
            <text:p>154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29" table:style-name="ce3">
            <text:p>29</text:p>
          </table:table-cell>
          <table:table-cell office:value-type="float" office:value="244" table:style-name="ce3">
            <text:p>2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2" table:style-name="ce3">
            <text:p>154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30" table:style-name="ce3">
            <text:p>30</text:p>
          </table:table-cell>
          <table:table-cell office:value-type="float" office:value="255" table:style-name="ce3">
            <text:p>2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3" table:style-name="ce3">
            <text:p>154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31" table:style-name="ce3">
            <text:p>31</text:p>
          </table:table-cell>
          <table:table-cell office:value-type="float" office:value="266" table:style-name="ce3">
            <text:p>26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4" table:style-name="ce3">
            <text:p>154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32" table:style-name="ce3">
            <text:p>32</text:p>
          </table:table-cell>
          <table:table-cell office:value-type="float" office:value="277" table:style-name="ce3">
            <text:p>27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5" table:style-name="ce3">
            <text:p>154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33" table:style-name="ce3">
            <text:p>33</text:p>
          </table:table-cell>
          <table:table-cell office:value-type="float" office:value="288" table:style-name="ce3">
            <text:p>28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6" table:style-name="ce3">
            <text:p>154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34" table:style-name="ce3">
            <text:p>34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7" table:style-name="ce3">
            <text:p>154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35" table:style-name="ce3">
            <text:p>35</text:p>
          </table:table-cell>
          <table:table-cell office:value-type="float" office:value="201" table:style-name="ce3">
            <text:p>2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8" table:style-name="ce3">
            <text:p>154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6</text:p>
          </table:table-cell>
          <table:table-cell office:value-type="float" office:value="36" table:style-name="ce3">
            <text:p>36</text:p>
          </table:table-cell>
          <table:table-cell office:value-type="float" office:value="205" table:style-name="ce3">
            <text:p>2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7" table:style-name="ce3">
            <text:p>201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37" table:style-name="ce3">
            <text:p>37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8" table:style-name="ce3">
            <text:p>201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38" table:style-name="ce3">
            <text:p>38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9" table:style-name="ce3">
            <text:p>201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39" table:style-name="ce3">
            <text:p>39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0" table:style-name="ce3">
            <text:p>202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40" table:style-name="ce3">
            <text:p>40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1" table:style-name="ce3">
            <text:p>202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41" table:style-name="ce3">
            <text:p>41</text:p>
          </table:table-cell>
          <table:table-cell office:value-type="float" office:value="355" table:style-name="ce3">
            <text:p>3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2" table:style-name="ce3">
            <text:p>202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42" table:style-name="ce3">
            <text:p>42</text:p>
          </table:table-cell>
          <table:table-cell office:value-type="float" office:value="343" table:style-name="ce3">
            <text:p>3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3" table:style-name="ce3">
            <text:p>202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43" table:style-name="ce3">
            <text:p>43</text:p>
          </table:table-cell>
          <table:table-cell office:value-type="float" office:value="322" table:style-name="ce3">
            <text:p>3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4" table:style-name="ce3">
            <text:p>202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44" table:style-name="ce3">
            <text:p>44</text:p>
          </table:table-cell>
          <table:table-cell office:value-type="float" office:value="369" table:style-name="ce3">
            <text:p>3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5" table:style-name="ce3">
            <text:p>202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45" table:style-name="ce3">
            <text:p>45</text:p>
          </table:table-cell>
          <table:table-cell office:value-type="float" office:value="399" table:style-name="ce3">
            <text:p>3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6" table:style-name="ce3">
            <text:p>202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46" table:style-name="ce3">
            <text:p>46</text:p>
          </table:table-cell>
          <table:table-cell office:value-type="float" office:value="307" table:style-name="ce3">
            <text:p>30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7" table:style-name="ce3">
            <text:p>202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47" table:style-name="ce3">
            <text:p>47</text:p>
          </table:table-cell>
          <table:table-cell office:value-type="float" office:value="302" table:style-name="ce3">
            <text:p>30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8" table:style-name="ce3">
            <text:p>202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48" table:style-name="ce3">
            <text:p>48</text:p>
          </table:table-cell>
          <table:table-cell office:value-type="float" office:value="301" table:style-name="ce3">
            <text:p>3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9" table:style-name="ce3">
            <text:p>202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49" table:style-name="ce3">
            <text:p>49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0" table:style-name="ce3">
            <text:p>203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50" table:style-name="ce3">
            <text:p>50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1" table:style-name="ce3">
            <text:p>203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51" table:style-name="ce3">
            <text:p>51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2" table:style-name="ce3">
            <text:p>203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52" table:style-name="ce3">
            <text:p>52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3" table:style-name="ce3">
            <text:p>203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53" table:style-name="ce3">
            <text:p>53</text:p>
          </table:table-cell>
          <table:table-cell office:value-type="float" office:value="355" table:style-name="ce3">
            <text:p>3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4" table:style-name="ce3">
            <text:p>203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54" table:style-name="ce3">
            <text:p>54</text:p>
          </table:table-cell>
          <table:table-cell office:value-type="float" office:value="343" table:style-name="ce3">
            <text:p>3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5" table:style-name="ce3">
            <text:p>203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55" table:style-name="ce3">
            <text:p>55</text:p>
          </table:table-cell>
          <table:table-cell office:value-type="float" office:value="322" table:style-name="ce3">
            <text:p>3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6" table:style-name="ce3">
            <text:p>203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56" table:style-name="ce3">
            <text:p>56</text:p>
          </table:table-cell>
          <table:table-cell office:value-type="float" office:value="369" table:style-name="ce3">
            <text:p>3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7" table:style-name="ce3">
            <text:p>203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57" table:style-name="ce3">
            <text:p>57</text:p>
          </table:table-cell>
          <table:table-cell office:value-type="float" office:value="399" table:style-name="ce3">
            <text:p>3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8" table:style-name="ce3">
            <text:p>203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58" table:style-name="ce3">
            <text:p>58</text:p>
          </table:table-cell>
          <table:table-cell office:value-type="float" office:value="307" table:style-name="ce3">
            <text:p>30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9" table:style-name="ce3">
            <text:p>203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59" table:style-name="ce3">
            <text:p>59</text:p>
          </table:table-cell>
          <table:table-cell office:value-type="float" office:value="302" table:style-name="ce3">
            <text:p>30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0" table:style-name="ce3">
            <text:p>204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60" table:style-name="ce3">
            <text:p>60</text:p>
          </table:table-cell>
          <table:table-cell office:value-type="float" office:value="301" table:style-name="ce3">
            <text:p>3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93" table:style-name="ce3">
            <text:p>259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94" table:style-name="ce3">
            <text:p>259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2" table:style-name="ce3">
            <text:p>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95" table:style-name="ce3">
            <text:p>259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3" table:style-name="ce3">
            <text:p>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96" table:style-name="ce3">
            <text:p>259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4" table:style-name="ce3">
            <text:p>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97" table:style-name="ce3">
            <text:p>259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5" table:style-name="ce3">
            <text:p>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98" table:style-name="ce3">
            <text:p>259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6" table:style-name="ce3">
            <text:p>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99" table:style-name="ce3">
            <text:p>259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7" table:style-name="ce3">
            <text:p>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00" table:style-name="ce3">
            <text:p>260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8" table:style-name="ce3">
            <text:p>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01" table:style-name="ce3">
            <text:p>260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9" table:style-name="ce3">
            <text:p>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02" table:style-name="ce3">
            <text:p>260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10" table:style-name="ce3">
            <text:p>1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03" table:style-name="ce3">
            <text:p>260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11" table:style-name="ce3">
            <text:p>1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04" table:style-name="ce3">
            <text:p>260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12" table:style-name="ce3">
            <text:p>1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05" table:style-name="ce3">
            <text:p>260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13" table:style-name="ce3">
            <text:p>1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06" table:style-name="ce3">
            <text:p>260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14" table:style-name="ce3">
            <text:p>1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07" table:style-name="ce3">
            <text:p>260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15" table:style-name="ce3">
            <text:p>1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08" table:style-name="ce3">
            <text:p>260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16" table:style-name="ce3">
            <text:p>1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09" table:style-name="ce3">
            <text:p>260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17" table:style-name="ce3">
            <text:p>1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10" table:style-name="ce3">
            <text:p>261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18" table:style-name="ce3">
            <text:p>1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11" table:style-name="ce3">
            <text:p>261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19" table:style-name="ce3">
            <text:p>1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12" table:style-name="ce3">
            <text:p>261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20" table:style-name="ce3">
            <text:p>2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13" table:style-name="ce3">
            <text:p>261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21" table:style-name="ce3">
            <text:p>2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14" table:style-name="ce3">
            <text:p>261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22" table:style-name="ce3">
            <text:p>2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15" table:style-name="ce3">
            <text:p>261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23" table:style-name="ce3">
            <text:p>2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16" table:style-name="ce3">
            <text:p>261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24" table:style-name="ce3">
            <text:p>2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17" table:style-name="ce3">
            <text:p>261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25" table:style-name="ce3">
            <text:p>2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18" table:style-name="ce3">
            <text:p>261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26" table:style-name="ce3">
            <text:p>2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19" table:style-name="ce3">
            <text:p>261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27" table:style-name="ce3">
            <text:p>2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20" table:style-name="ce3">
            <text:p>262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28" table:style-name="ce3">
            <text:p>2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21" table:style-name="ce3">
            <text:p>262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29" table:style-name="ce3">
            <text:p>2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22" table:style-name="ce3">
            <text:p>262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30" table:style-name="ce3">
            <text:p>3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23" table:style-name="ce3">
            <text:p>262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31" table:style-name="ce3">
            <text:p>3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24" table:style-name="ce3">
            <text:p>262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32" table:style-name="ce3">
            <text:p>3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25" table:style-name="ce3">
            <text:p>262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33" table:style-name="ce3">
            <text:p>3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26" table:style-name="ce3">
            <text:p>262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34" table:style-name="ce3">
            <text:p>3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27" table:style-name="ce3">
            <text:p>262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35" table:style-name="ce3">
            <text:p>3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28" table:style-name="ce3">
            <text:p>262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6</text:p>
          </table:table-cell>
          <table:table-cell office:value-type="float" office:value="36" table:style-name="ce3">
            <text:p>3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97" table:style-name="ce3">
            <text:p>309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6</text:p>
          </table:table-cell>
          <table:table-cell office:value-type="float" office:value="37" table:style-name="ce3">
            <text:p>3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98" table:style-name="ce3">
            <text:p>309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6</text:p>
          </table:table-cell>
          <table:table-cell office:value-type="float" office:value="38" table:style-name="ce3">
            <text:p>3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99" table:style-name="ce3">
            <text:p>309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6</text:p>
          </table:table-cell>
          <table:table-cell office:value-type="float" office:value="39" table:style-name="ce3">
            <text:p>3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00" table:style-name="ce3">
            <text:p>310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6</text:p>
          </table:table-cell>
          <table:table-cell office:value-type="float" office:value="40" table:style-name="ce3">
            <text:p>4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01" table:style-name="ce3">
            <text:p>310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6</text:p>
          </table:table-cell>
          <table:table-cell office:value-type="float" office:value="41" table:style-name="ce3">
            <text:p>4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02" table:style-name="ce3">
            <text:p>310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6</text:p>
          </table:table-cell>
          <table:table-cell office:value-type="float" office:value="42" table:style-name="ce3">
            <text:p>4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03" table:style-name="ce3">
            <text:p>310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6</text:p>
          </table:table-cell>
          <table:table-cell office:value-type="float" office:value="43" table:style-name="ce3">
            <text:p>4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04" table:style-name="ce3">
            <text:p>310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6</text:p>
          </table:table-cell>
          <table:table-cell office:value-type="float" office:value="44" table:style-name="ce3">
            <text:p>4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05" table:style-name="ce3">
            <text:p>310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6</text:p>
          </table:table-cell>
          <table:table-cell office:value-type="float" office:value="45" table:style-name="ce3">
            <text:p>4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06" table:style-name="ce3">
            <text:p>310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6</text:p>
          </table:table-cell>
          <table:table-cell office:value-type="float" office:value="46" table:style-name="ce3">
            <text:p>4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07" table:style-name="ce3">
            <text:p>310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6</text:p>
          </table:table-cell>
          <table:table-cell office:value-type="float" office:value="47" table:style-name="ce3">
            <text:p>4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08" table:style-name="ce3">
            <text:p>310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6</text:p>
          </table:table-cell>
          <table:table-cell office:value-type="float" office:value="48" table:style-name="ce3">
            <text:p>4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09" table:style-name="ce3">
            <text:p>310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6</text:p>
          </table:table-cell>
          <table:table-cell office:value-type="float" office:value="49" table:style-name="ce3">
            <text:p>4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10" table:style-name="ce3">
            <text:p>311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6</text:p>
          </table:table-cell>
          <table:table-cell office:value-type="float" office:value="50" table:style-name="ce3">
            <text:p>5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11" table:style-name="ce3">
            <text:p>311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6</text:p>
          </table:table-cell>
          <table:table-cell office:value-type="float" office:value="51" table:style-name="ce3">
            <text:p>5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12" table:style-name="ce3">
            <text:p>311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6</text:p>
          </table:table-cell>
          <table:table-cell office:value-type="float" office:value="52" table:style-name="ce3">
            <text:p>5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13" table:style-name="ce3">
            <text:p>311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6</text:p>
          </table:table-cell>
          <table:table-cell office:value-type="float" office:value="53" table:style-name="ce3">
            <text:p>5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14" table:style-name="ce3">
            <text:p>311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6</text:p>
          </table:table-cell>
          <table:table-cell office:value-type="float" office:value="54" table:style-name="ce3">
            <text:p>5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15" table:style-name="ce3">
            <text:p>311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6</text:p>
          </table:table-cell>
          <table:table-cell office:value-type="float" office:value="55" table:style-name="ce3">
            <text:p>5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16" table:style-name="ce3">
            <text:p>311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6</text:p>
          </table:table-cell>
          <table:table-cell office:value-type="float" office:value="56" table:style-name="ce3">
            <text:p>5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17" table:style-name="ce3">
            <text:p>311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6</text:p>
          </table:table-cell>
          <table:table-cell office:value-type="float" office:value="57" table:style-name="ce3">
            <text:p>5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18" table:style-name="ce3">
            <text:p>311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6</text:p>
          </table:table-cell>
          <table:table-cell office:value-type="float" office:value="58" table:style-name="ce3">
            <text:p>5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19" table:style-name="ce3">
            <text:p>311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6</text:p>
          </table:table-cell>
          <table:table-cell office:value-type="float" office:value="59" table:style-name="ce3">
            <text:p>5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20" table:style-name="ce3">
            <text:p>312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6</text:p>
          </table:table-cell>
          <table:table-cell office:value-type="float" office:value="60" table:style-name="ce3">
            <text:p>6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73" table:style-name="ce3">
            <text:p>367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1" table:style-name="ce3">
            <text:p>1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74" table:style-name="ce3">
            <text:p>367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2" table:style-name="ce3">
            <text:p>2</text:p>
          </table:table-cell>
          <table:table-cell office:value-type="float" office:value="275" table:style-name="ce3">
            <text:p>2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75" table:style-name="ce3">
            <text:p>367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3" table:style-name="ce3">
            <text:p>3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76" table:style-name="ce3">
            <text:p>367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4" table:style-name="ce3">
            <text:p>4</text:p>
          </table:table-cell>
          <table:table-cell office:value-type="float" office:value="228" table:style-name="ce3">
            <text:p>2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77" table:style-name="ce3">
            <text:p>367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5" table:style-name="ce3">
            <text:p>5</text:p>
          </table:table-cell>
          <table:table-cell office:value-type="float" office:value="217" table:style-name="ce3">
            <text:p>21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78" table:style-name="ce3">
            <text:p>367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6" table:style-name="ce3">
            <text:p>6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79" table:style-name="ce3">
            <text:p>367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7" table:style-name="ce3">
            <text:p>7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80" table:style-name="ce3">
            <text:p>368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8" table:style-name="ce3">
            <text:p>8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81" table:style-name="ce3">
            <text:p>368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9" table:style-name="ce3">
            <text:p>9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82" table:style-name="ce3">
            <text:p>368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10" table:style-name="ce3">
            <text:p>10</text:p>
          </table:table-cell>
          <table:table-cell office:value-type="float" office:value="287" table:style-name="ce3">
            <text:p>2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83" table:style-name="ce3">
            <text:p>368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11" table:style-name="ce3">
            <text:p>11</text:p>
          </table:table-cell>
          <table:table-cell office:value-type="float" office:value="265" table:style-name="ce3">
            <text:p>2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84" table:style-name="ce3">
            <text:p>368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12" table:style-name="ce3">
            <text:p>12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85" table:style-name="ce3">
            <text:p>368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13" table:style-name="ce3">
            <text:p>13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86" table:style-name="ce3">
            <text:p>368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14" table:style-name="ce3">
            <text:p>14</text:p>
          </table:table-cell>
          <table:table-cell office:value-type="float" office:value="264" table:style-name="ce3">
            <text:p>2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87" table:style-name="ce3">
            <text:p>368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15" table:style-name="ce3">
            <text:p>15</text:p>
          </table:table-cell>
          <table:table-cell office:value-type="float" office:value="237" table:style-name="ce3">
            <text:p>23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88" table:style-name="ce3">
            <text:p>368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16" table:style-name="ce3">
            <text:p>16</text:p>
          </table:table-cell>
          <table:table-cell office:value-type="float" office:value="218" table:style-name="ce3">
            <text:p>21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89" table:style-name="ce3">
            <text:p>368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17" table:style-name="ce3">
            <text:p>17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90" table:style-name="ce3">
            <text:p>369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18" table:style-name="ce3">
            <text:p>18</text:p>
          </table:table-cell>
          <table:table-cell office:value-type="float" office:value="273" table:style-name="ce3">
            <text:p>2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91" table:style-name="ce3">
            <text:p>369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19" table:style-name="ce3">
            <text:p>19</text:p>
          </table:table-cell>
          <table:table-cell office:value-type="float" office:value="284" table:style-name="ce3">
            <text:p>2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92" table:style-name="ce3">
            <text:p>369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20" table:style-name="ce3">
            <text:p>20</text:p>
          </table:table-cell>
          <table:table-cell office:value-type="float" office:value="253" table:style-name="ce3">
            <text:p>25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93" table:style-name="ce3">
            <text:p>369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21" table:style-name="ce3">
            <text:p>21</text:p>
          </table:table-cell>
          <table:table-cell office:value-type="float" office:value="261" table:style-name="ce3">
            <text:p>26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94" table:style-name="ce3">
            <text:p>369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22" table:style-name="ce3">
            <text:p>22</text:p>
          </table:table-cell>
          <table:table-cell office:value-type="float" office:value="276" table:style-name="ce3">
            <text:p>2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95" table:style-name="ce3">
            <text:p>369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23" table:style-name="ce3">
            <text:p>23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96" table:style-name="ce3">
            <text:p>369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24" table:style-name="ce3">
            <text:p>24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97" table:style-name="ce3">
            <text:p>369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25" table:style-name="ce3">
            <text:p>25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98" table:style-name="ce3">
            <text:p>369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26" table:style-name="ce3">
            <text:p>26</text:p>
          </table:table-cell>
          <table:table-cell office:value-type="float" office:value="238" table:style-name="ce3">
            <text:p>2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99" table:style-name="ce3">
            <text:p>369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27" table:style-name="ce3">
            <text:p>27</text:p>
          </table:table-cell>
          <table:table-cell office:value-type="float" office:value="295" table:style-name="ce3">
            <text:p>2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00" table:style-name="ce3">
            <text:p>370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28" table:style-name="ce3">
            <text:p>28</text:p>
          </table:table-cell>
          <table:table-cell office:value-type="float" office:value="211" table:style-name="ce3">
            <text:p>21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01" table:style-name="ce3">
            <text:p>370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29" table:style-name="ce3">
            <text:p>29</text:p>
          </table:table-cell>
          <table:table-cell office:value-type="float" office:value="233" table:style-name="ce3">
            <text:p>23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02" table:style-name="ce3">
            <text:p>370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30" table:style-name="ce3">
            <text:p>30</text:p>
          </table:table-cell>
          <table:table-cell office:value-type="float" office:value="244" table:style-name="ce3">
            <text:p>2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03" table:style-name="ce3">
            <text:p>370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31" table:style-name="ce3">
            <text:p>31</text:p>
          </table:table-cell>
          <table:table-cell office:value-type="float" office:value="255" table:style-name="ce3">
            <text:p>2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04" table:style-name="ce3">
            <text:p>370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32" table:style-name="ce3">
            <text:p>32</text:p>
          </table:table-cell>
          <table:table-cell office:value-type="float" office:value="266" table:style-name="ce3">
            <text:p>26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05" table:style-name="ce3">
            <text:p>370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33" table:style-name="ce3">
            <text:p>33</text:p>
          </table:table-cell>
          <table:table-cell office:value-type="float" office:value="277" table:style-name="ce3">
            <text:p>27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06" table:style-name="ce3">
            <text:p>370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34" table:style-name="ce3">
            <text:p>34</text:p>
          </table:table-cell>
          <table:table-cell office:value-type="float" office:value="288" table:style-name="ce3">
            <text:p>28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07" table:style-name="ce3">
            <text:p>370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35" table:style-name="ce3">
            <text:p>35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08" table:style-name="ce3">
            <text:p>370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36" table:style-name="ce3">
            <text:p>36</text:p>
          </table:table-cell>
          <table:table-cell office:value-type="float" office:value="201" table:style-name="ce3">
            <text:p>2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77" table:style-name="ce3">
            <text:p>417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37" table:style-name="ce3">
            <text:p>37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78" table:style-name="ce3">
            <text:p>417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38" table:style-name="ce3">
            <text:p>38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79" table:style-name="ce3">
            <text:p>417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39" table:style-name="ce3">
            <text:p>39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80" table:style-name="ce3">
            <text:p>418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40" table:style-name="ce3">
            <text:p>40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81" table:style-name="ce3">
            <text:p>418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41" table:style-name="ce3">
            <text:p>41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82" table:style-name="ce3">
            <text:p>418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42" table:style-name="ce3">
            <text:p>42</text:p>
          </table:table-cell>
          <table:table-cell office:value-type="float" office:value="355" table:style-name="ce3">
            <text:p>3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83" table:style-name="ce3">
            <text:p>418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43" table:style-name="ce3">
            <text:p>43</text:p>
          </table:table-cell>
          <table:table-cell office:value-type="float" office:value="343" table:style-name="ce3">
            <text:p>3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84" table:style-name="ce3">
            <text:p>418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44" table:style-name="ce3">
            <text:p>44</text:p>
          </table:table-cell>
          <table:table-cell office:value-type="float" office:value="322" table:style-name="ce3">
            <text:p>3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85" table:style-name="ce3">
            <text:p>418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45" table:style-name="ce3">
            <text:p>45</text:p>
          </table:table-cell>
          <table:table-cell office:value-type="float" office:value="369" table:style-name="ce3">
            <text:p>3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86" table:style-name="ce3">
            <text:p>418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46" table:style-name="ce3">
            <text:p>46</text:p>
          </table:table-cell>
          <table:table-cell office:value-type="float" office:value="399" table:style-name="ce3">
            <text:p>3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87" table:style-name="ce3">
            <text:p>418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47" table:style-name="ce3">
            <text:p>47</text:p>
          </table:table-cell>
          <table:table-cell office:value-type="float" office:value="307" table:style-name="ce3">
            <text:p>30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88" table:style-name="ce3">
            <text:p>418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48" table:style-name="ce3">
            <text:p>48</text:p>
          </table:table-cell>
          <table:table-cell office:value-type="float" office:value="302" table:style-name="ce3">
            <text:p>30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89" table:style-name="ce3">
            <text:p>418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49" table:style-name="ce3">
            <text:p>49</text:p>
          </table:table-cell>
          <table:table-cell office:value-type="float" office:value="301" table:style-name="ce3">
            <text:p>3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90" table:style-name="ce3">
            <text:p>419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50" table:style-name="ce3">
            <text:p>50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91" table:style-name="ce3">
            <text:p>419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51" table:style-name="ce3">
            <text:p>51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92" table:style-name="ce3">
            <text:p>419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52" table:style-name="ce3">
            <text:p>52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93" table:style-name="ce3">
            <text:p>419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53" table:style-name="ce3">
            <text:p>53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94" table:style-name="ce3">
            <text:p>419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54" table:style-name="ce3">
            <text:p>54</text:p>
          </table:table-cell>
          <table:table-cell office:value-type="float" office:value="355" table:style-name="ce3">
            <text:p>3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95" table:style-name="ce3">
            <text:p>419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55" table:style-name="ce3">
            <text:p>55</text:p>
          </table:table-cell>
          <table:table-cell office:value-type="float" office:value="343" table:style-name="ce3">
            <text:p>3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96" table:style-name="ce3">
            <text:p>419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56" table:style-name="ce3">
            <text:p>56</text:p>
          </table:table-cell>
          <table:table-cell office:value-type="float" office:value="322" table:style-name="ce3">
            <text:p>3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97" table:style-name="ce3">
            <text:p>419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57" table:style-name="ce3">
            <text:p>57</text:p>
          </table:table-cell>
          <table:table-cell office:value-type="float" office:value="369" table:style-name="ce3">
            <text:p>3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98" table:style-name="ce3">
            <text:p>419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58" table:style-name="ce3">
            <text:p>58</text:p>
          </table:table-cell>
          <table:table-cell office:value-type="float" office:value="399" table:style-name="ce3">
            <text:p>3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99" table:style-name="ce3">
            <text:p>419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59" table:style-name="ce3">
            <text:p>59</text:p>
          </table:table-cell>
          <table:table-cell office:value-type="float" office:value="307" table:style-name="ce3">
            <text:p>30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00" table:style-name="ce3">
            <text:p>420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6</text:p>
          </table:table-cell>
          <table:table-cell office:value-type="float" office:value="60" table:style-name="ce3">
            <text:p>60</text:p>
          </table:table-cell>
          <table:table-cell office:value-type="float" office:value="302" table:style-name="ce3">
            <text:p>30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3" table:style-name="ce3">
            <text:p>169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1" table:style-name="ce3">
            <text:p>1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4" table:style-name="ce3">
            <text:p>169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2" table:style-name="ce3">
            <text:p>2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5" table:style-name="ce3">
            <text:p>169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3" table:style-name="ce3">
            <text:p>3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6" table:style-name="ce3">
            <text:p>169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4" table:style-name="ce3">
            <text:p>4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7" table:style-name="ce3">
            <text:p>169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5" table:style-name="ce3">
            <text:p>5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8" table:style-name="ce3">
            <text:p>169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6" table:style-name="ce3">
            <text:p>6</text:p>
          </table:table-cell>
          <table:table-cell office:value-type="float" office:value="87" table:style-name="ce3">
            <text:p>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9" table:style-name="ce3">
            <text:p>169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7" table:style-name="ce3">
            <text:p>7</text:p>
          </table:table-cell>
          <table:table-cell office:value-type="float" office:value="98" table:style-name="ce3">
            <text:p>9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0" table:style-name="ce3">
            <text:p>170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8" table:style-name="ce3">
            <text:p>8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1" table:style-name="ce3">
            <text:p>170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9" table:style-name="ce3">
            <text:p>9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2" table:style-name="ce3">
            <text:p>170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10" table:style-name="ce3">
            <text:p>10</text:p>
          </table:table-cell>
          <table:table-cell office:value-type="float" office:value="79" table:style-name="ce3">
            <text:p>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3" table:style-name="ce3">
            <text:p>170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11" table:style-name="ce3">
            <text:p>11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4" table:style-name="ce3">
            <text:p>170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12" table:style-name="ce3">
            <text:p>12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5" table:style-name="ce3">
            <text:p>170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13" table:style-name="ce3">
            <text:p>13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6" table:style-name="ce3">
            <text:p>170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14" table:style-name="ce3">
            <text:p>14</text:p>
          </table:table-cell>
          <table:table-cell office:value-type="float" office:value="86" table:style-name="ce3">
            <text:p>8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7" table:style-name="ce3">
            <text:p>170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15" table:style-name="ce3">
            <text:p>15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8" table:style-name="ce3">
            <text:p>170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16" table:style-name="ce3">
            <text:p>16</text:p>
          </table:table-cell>
          <table:table-cell office:value-type="float" office:value="81" table:style-name="ce3">
            <text:p>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9" table:style-name="ce3">
            <text:p>170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17" table:style-name="ce3">
            <text:p>17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0" table:style-name="ce3">
            <text:p>171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18" table:style-name="ce3">
            <text:p>18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1" table:style-name="ce3">
            <text:p>171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19" table:style-name="ce3">
            <text:p>19</text:p>
          </table:table-cell>
          <table:table-cell office:value-type="float" office:value="87" table:style-name="ce3">
            <text:p>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2" table:style-name="ce3">
            <text:p>171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20" table:style-name="ce3">
            <text:p>20</text:p>
          </table:table-cell>
          <table:table-cell office:value-type="float" office:value="194" table:style-name="ce3">
            <text:p>19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3" table:style-name="ce3">
            <text:p>171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21" table:style-name="ce3">
            <text:p>21</text:p>
          </table:table-cell>
          <table:table-cell office:value-type="float" office:value="96" table:style-name="ce3">
            <text:p>9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4" table:style-name="ce3">
            <text:p>171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22" table:style-name="ce3">
            <text:p>22</text:p>
          </table:table-cell>
          <table:table-cell office:value-type="float" office:value="93" table:style-name="ce3">
            <text:p>9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5" table:style-name="ce3">
            <text:p>171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23" table:style-name="ce3">
            <text:p>23</text:p>
          </table:table-cell>
          <table:table-cell office:value-type="float" office:value="91" table:style-name="ce3">
            <text:p>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6" table:style-name="ce3">
            <text:p>171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24" table:style-name="ce3">
            <text:p>24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7" table:style-name="ce3">
            <text:p>171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25" table:style-name="ce3">
            <text:p>25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8" table:style-name="ce3">
            <text:p>171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26" table:style-name="ce3">
            <text:p>26</text:p>
          </table:table-cell>
          <table:table-cell office:value-type="float" office:value="96" table:style-name="ce3">
            <text:p>9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9" table:style-name="ce3">
            <text:p>171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27" table:style-name="ce3">
            <text:p>27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0" table:style-name="ce3">
            <text:p>172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28" table:style-name="ce3">
            <text:p>28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1" table:style-name="ce3">
            <text:p>172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29" table:style-name="ce3">
            <text:p>29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2" table:style-name="ce3">
            <text:p>172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30" table:style-name="ce3">
            <text:p>30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3" table:style-name="ce3">
            <text:p>172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31" table:style-name="ce3">
            <text:p>31</text:p>
          </table:table-cell>
          <table:table-cell office:value-type="float" office:value="81" table:style-name="ce3">
            <text:p>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4" table:style-name="ce3">
            <text:p>172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32" table:style-name="ce3">
            <text:p>32</text:p>
          </table:table-cell>
          <table:table-cell office:value-type="float" office:value="87" table:style-name="ce3">
            <text:p>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5" table:style-name="ce3">
            <text:p>172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33" table:style-name="ce3">
            <text:p>33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6" table:style-name="ce3">
            <text:p>172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34" table:style-name="ce3">
            <text:p>34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7" table:style-name="ce3">
            <text:p>172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35" table:style-name="ce3">
            <text:p>35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8" table:style-name="ce3">
            <text:p>172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7</text:p>
          </table:table-cell>
          <table:table-cell office:value-type="float" office:value="36" table:style-name="ce3">
            <text:p>36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7" table:style-name="ce3">
            <text:p>213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37" table:style-name="ce3">
            <text:p>37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8" table:style-name="ce3">
            <text:p>213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38" table:style-name="ce3">
            <text:p>38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9" table:style-name="ce3">
            <text:p>213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39" table:style-name="ce3">
            <text:p>39</text:p>
          </table:table-cell>
          <table:table-cell office:value-type="float" office:value="173" table:style-name="ce3">
            <text:p>1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0" table:style-name="ce3">
            <text:p>214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40" table:style-name="ce3">
            <text:p>40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1" table:style-name="ce3">
            <text:p>214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41" table:style-name="ce3">
            <text:p>41</text:p>
          </table:table-cell>
          <table:table-cell office:value-type="float" office:value="142" table:style-name="ce3">
            <text:p>1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2" table:style-name="ce3">
            <text:p>214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42" table:style-name="ce3">
            <text:p>42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3" table:style-name="ce3">
            <text:p>214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43" table:style-name="ce3">
            <text:p>43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4" table:style-name="ce3">
            <text:p>214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44" table:style-name="ce3">
            <text:p>44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5" table:style-name="ce3">
            <text:p>214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45" table:style-name="ce3">
            <text:p>45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6" table:style-name="ce3">
            <text:p>214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46" table:style-name="ce3">
            <text:p>46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7" table:style-name="ce3">
            <text:p>214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47" table:style-name="ce3">
            <text:p>47</text:p>
          </table:table-cell>
          <table:table-cell office:value-type="float" office:value="192" table:style-name="ce3">
            <text:p>1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8" table:style-name="ce3">
            <text:p>214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48" table:style-name="ce3">
            <text:p>48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9" table:style-name="ce3">
            <text:p>214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49" table:style-name="ce3">
            <text:p>49</text:p>
          </table:table-cell>
          <table:table-cell office:value-type="float" office:value="163" table:style-name="ce3">
            <text:p>16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0" table:style-name="ce3">
            <text:p>215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50" table:style-name="ce3">
            <text:p>50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1" table:style-name="ce3">
            <text:p>215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51" table:style-name="ce3">
            <text:p>51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2" table:style-name="ce3">
            <text:p>215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52" table:style-name="ce3">
            <text:p>52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3" table:style-name="ce3">
            <text:p>215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53" table:style-name="ce3">
            <text:p>53</text:p>
          </table:table-cell>
          <table:table-cell office:value-type="float" office:value="164" table:style-name="ce3">
            <text:p>1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4" table:style-name="ce3">
            <text:p>215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54" table:style-name="ce3">
            <text:p>54</text:p>
          </table:table-cell>
          <table:table-cell office:value-type="float" office:value="176" table:style-name="ce3">
            <text:p>1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5" table:style-name="ce3">
            <text:p>215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55" table:style-name="ce3">
            <text:p>55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6" table:style-name="ce3">
            <text:p>215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56" table:style-name="ce3">
            <text:p>56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7" table:style-name="ce3">
            <text:p>215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57" table:style-name="ce3">
            <text:p>57</text:p>
          </table:table-cell>
          <table:table-cell office:value-type="float" office:value="173" table:style-name="ce3">
            <text:p>1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8" table:style-name="ce3">
            <text:p>215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58" table:style-name="ce3">
            <text:p>58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9" table:style-name="ce3">
            <text:p>215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59" table:style-name="ce3">
            <text:p>59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0" table:style-name="ce3">
            <text:p>216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60" table:style-name="ce3">
            <text:p>60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73" table:style-name="ce3">
            <text:p>277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1" table:style-name="ce3">
            <text:p>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74" table:style-name="ce3">
            <text:p>277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2" table:style-name="ce3">
            <text:p>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75" table:style-name="ce3">
            <text:p>277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3" table:style-name="ce3">
            <text:p>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76" table:style-name="ce3">
            <text:p>277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4" table:style-name="ce3">
            <text:p>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77" table:style-name="ce3">
            <text:p>277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5" table:style-name="ce3">
            <text:p>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78" table:style-name="ce3">
            <text:p>277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6" table:style-name="ce3">
            <text:p>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79" table:style-name="ce3">
            <text:p>277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7" table:style-name="ce3">
            <text:p>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80" table:style-name="ce3">
            <text:p>278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8" table:style-name="ce3">
            <text:p>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81" table:style-name="ce3">
            <text:p>278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9" table:style-name="ce3">
            <text:p>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82" table:style-name="ce3">
            <text:p>278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10" table:style-name="ce3">
            <text:p>1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83" table:style-name="ce3">
            <text:p>278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11" table:style-name="ce3">
            <text:p>1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84" table:style-name="ce3">
            <text:p>278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12" table:style-name="ce3">
            <text:p>1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85" table:style-name="ce3">
            <text:p>278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13" table:style-name="ce3">
            <text:p>1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86" table:style-name="ce3">
            <text:p>278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14" table:style-name="ce3">
            <text:p>1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87" table:style-name="ce3">
            <text:p>278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15" table:style-name="ce3">
            <text:p>1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88" table:style-name="ce3">
            <text:p>278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16" table:style-name="ce3">
            <text:p>1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89" table:style-name="ce3">
            <text:p>278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17" table:style-name="ce3">
            <text:p>1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90" table:style-name="ce3">
            <text:p>279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18" table:style-name="ce3">
            <text:p>1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91" table:style-name="ce3">
            <text:p>279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19" table:style-name="ce3">
            <text:p>1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92" table:style-name="ce3">
            <text:p>279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20" table:style-name="ce3">
            <text:p>2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93" table:style-name="ce3">
            <text:p>279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21" table:style-name="ce3">
            <text:p>2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94" table:style-name="ce3">
            <text:p>279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22" table:style-name="ce3">
            <text:p>2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95" table:style-name="ce3">
            <text:p>279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23" table:style-name="ce3">
            <text:p>2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96" table:style-name="ce3">
            <text:p>279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24" table:style-name="ce3">
            <text:p>2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97" table:style-name="ce3">
            <text:p>279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25" table:style-name="ce3">
            <text:p>2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98" table:style-name="ce3">
            <text:p>279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26" table:style-name="ce3">
            <text:p>2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99" table:style-name="ce3">
            <text:p>279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27" table:style-name="ce3">
            <text:p>2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00" table:style-name="ce3">
            <text:p>280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28" table:style-name="ce3">
            <text:p>2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01" table:style-name="ce3">
            <text:p>280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29" table:style-name="ce3">
            <text:p>2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02" table:style-name="ce3">
            <text:p>280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30" table:style-name="ce3">
            <text:p>3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03" table:style-name="ce3">
            <text:p>280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31" table:style-name="ce3">
            <text:p>3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04" table:style-name="ce3">
            <text:p>280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32" table:style-name="ce3">
            <text:p>3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05" table:style-name="ce3">
            <text:p>280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33" table:style-name="ce3">
            <text:p>3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06" table:style-name="ce3">
            <text:p>280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34" table:style-name="ce3">
            <text:p>3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07" table:style-name="ce3">
            <text:p>280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35" table:style-name="ce3">
            <text:p>3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08" table:style-name="ce3">
            <text:p>280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7</text:p>
          </table:table-cell>
          <table:table-cell office:value-type="float" office:value="36" table:style-name="ce3">
            <text:p>3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17" table:style-name="ce3">
            <text:p>321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7</text:p>
          </table:table-cell>
          <table:table-cell office:value-type="float" office:value="37" table:style-name="ce3">
            <text:p>3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18" table:style-name="ce3">
            <text:p>321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7</text:p>
          </table:table-cell>
          <table:table-cell office:value-type="float" office:value="38" table:style-name="ce3">
            <text:p>3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19" table:style-name="ce3">
            <text:p>321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7</text:p>
          </table:table-cell>
          <table:table-cell office:value-type="float" office:value="39" table:style-name="ce3">
            <text:p>3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20" table:style-name="ce3">
            <text:p>322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7</text:p>
          </table:table-cell>
          <table:table-cell office:value-type="float" office:value="40" table:style-name="ce3">
            <text:p>4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21" table:style-name="ce3">
            <text:p>322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7</text:p>
          </table:table-cell>
          <table:table-cell office:value-type="float" office:value="41" table:style-name="ce3">
            <text:p>4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22" table:style-name="ce3">
            <text:p>322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7</text:p>
          </table:table-cell>
          <table:table-cell office:value-type="float" office:value="42" table:style-name="ce3">
            <text:p>4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23" table:style-name="ce3">
            <text:p>322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7</text:p>
          </table:table-cell>
          <table:table-cell office:value-type="float" office:value="43" table:style-name="ce3">
            <text:p>4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24" table:style-name="ce3">
            <text:p>322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7</text:p>
          </table:table-cell>
          <table:table-cell office:value-type="float" office:value="44" table:style-name="ce3">
            <text:p>4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25" table:style-name="ce3">
            <text:p>322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7</text:p>
          </table:table-cell>
          <table:table-cell office:value-type="float" office:value="45" table:style-name="ce3">
            <text:p>4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26" table:style-name="ce3">
            <text:p>322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7</text:p>
          </table:table-cell>
          <table:table-cell office:value-type="float" office:value="46" table:style-name="ce3">
            <text:p>4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27" table:style-name="ce3">
            <text:p>322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7</text:p>
          </table:table-cell>
          <table:table-cell office:value-type="float" office:value="47" table:style-name="ce3">
            <text:p>4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28" table:style-name="ce3">
            <text:p>322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7</text:p>
          </table:table-cell>
          <table:table-cell office:value-type="float" office:value="48" table:style-name="ce3">
            <text:p>4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29" table:style-name="ce3">
            <text:p>322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7</text:p>
          </table:table-cell>
          <table:table-cell office:value-type="float" office:value="49" table:style-name="ce3">
            <text:p>4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30" table:style-name="ce3">
            <text:p>323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7</text:p>
          </table:table-cell>
          <table:table-cell office:value-type="float" office:value="50" table:style-name="ce3">
            <text:p>5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31" table:style-name="ce3">
            <text:p>323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7</text:p>
          </table:table-cell>
          <table:table-cell office:value-type="float" office:value="51" table:style-name="ce3">
            <text:p>5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32" table:style-name="ce3">
            <text:p>323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7</text:p>
          </table:table-cell>
          <table:table-cell office:value-type="float" office:value="52" table:style-name="ce3">
            <text:p>5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33" table:style-name="ce3">
            <text:p>323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7</text:p>
          </table:table-cell>
          <table:table-cell office:value-type="float" office:value="53" table:style-name="ce3">
            <text:p>5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34" table:style-name="ce3">
            <text:p>323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7</text:p>
          </table:table-cell>
          <table:table-cell office:value-type="float" office:value="54" table:style-name="ce3">
            <text:p>5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35" table:style-name="ce3">
            <text:p>323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7</text:p>
          </table:table-cell>
          <table:table-cell office:value-type="float" office:value="55" table:style-name="ce3">
            <text:p>5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36" table:style-name="ce3">
            <text:p>323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7</text:p>
          </table:table-cell>
          <table:table-cell office:value-type="float" office:value="56" table:style-name="ce3">
            <text:p>5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37" table:style-name="ce3">
            <text:p>323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7</text:p>
          </table:table-cell>
          <table:table-cell office:value-type="float" office:value="57" table:style-name="ce3">
            <text:p>5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38" table:style-name="ce3">
            <text:p>323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7</text:p>
          </table:table-cell>
          <table:table-cell office:value-type="float" office:value="58" table:style-name="ce3">
            <text:p>5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39" table:style-name="ce3">
            <text:p>323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7</text:p>
          </table:table-cell>
          <table:table-cell office:value-type="float" office:value="59" table:style-name="ce3">
            <text:p>5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40" table:style-name="ce3">
            <text:p>324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7</text:p>
          </table:table-cell>
          <table:table-cell office:value-type="float" office:value="60" table:style-name="ce3">
            <text:p>6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53" table:style-name="ce3">
            <text:p>385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1" table:style-name="ce3">
            <text:p>1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54" table:style-name="ce3">
            <text:p>385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2" table:style-name="ce3">
            <text:p>2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55" table:style-name="ce3">
            <text:p>385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3" table:style-name="ce3">
            <text:p>3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56" table:style-name="ce3">
            <text:p>385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4" table:style-name="ce3">
            <text:p>4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57" table:style-name="ce3">
            <text:p>385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5" table:style-name="ce3">
            <text:p>5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58" table:style-name="ce3">
            <text:p>385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6" table:style-name="ce3">
            <text:p>6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59" table:style-name="ce3">
            <text:p>385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7" table:style-name="ce3">
            <text:p>7</text:p>
          </table:table-cell>
          <table:table-cell office:value-type="float" office:value="87" table:style-name="ce3">
            <text:p>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60" table:style-name="ce3">
            <text:p>386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8" table:style-name="ce3">
            <text:p>8</text:p>
          </table:table-cell>
          <table:table-cell office:value-type="float" office:value="98" table:style-name="ce3">
            <text:p>9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61" table:style-name="ce3">
            <text:p>386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9" table:style-name="ce3">
            <text:p>9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62" table:style-name="ce3">
            <text:p>386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10" table:style-name="ce3">
            <text:p>10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63" table:style-name="ce3">
            <text:p>386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11" table:style-name="ce3">
            <text:p>11</text:p>
          </table:table-cell>
          <table:table-cell office:value-type="float" office:value="79" table:style-name="ce3">
            <text:p>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64" table:style-name="ce3">
            <text:p>386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12" table:style-name="ce3">
            <text:p>12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65" table:style-name="ce3">
            <text:p>386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13" table:style-name="ce3">
            <text:p>13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66" table:style-name="ce3">
            <text:p>386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14" table:style-name="ce3">
            <text:p>14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67" table:style-name="ce3">
            <text:p>386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15" table:style-name="ce3">
            <text:p>15</text:p>
          </table:table-cell>
          <table:table-cell office:value-type="float" office:value="86" table:style-name="ce3">
            <text:p>8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68" table:style-name="ce3">
            <text:p>386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16" table:style-name="ce3">
            <text:p>16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69" table:style-name="ce3">
            <text:p>386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17" table:style-name="ce3">
            <text:p>17</text:p>
          </table:table-cell>
          <table:table-cell office:value-type="float" office:value="81" table:style-name="ce3">
            <text:p>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70" table:style-name="ce3">
            <text:p>387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18" table:style-name="ce3">
            <text:p>18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71" table:style-name="ce3">
            <text:p>387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19" table:style-name="ce3">
            <text:p>19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72" table:style-name="ce3">
            <text:p>387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20" table:style-name="ce3">
            <text:p>20</text:p>
          </table:table-cell>
          <table:table-cell office:value-type="float" office:value="87" table:style-name="ce3">
            <text:p>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73" table:style-name="ce3">
            <text:p>387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21" table:style-name="ce3">
            <text:p>21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74" table:style-name="ce3">
            <text:p>387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22" table:style-name="ce3">
            <text:p>22</text:p>
          </table:table-cell>
          <table:table-cell office:value-type="float" office:value="96" table:style-name="ce3">
            <text:p>9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75" table:style-name="ce3">
            <text:p>387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23" table:style-name="ce3">
            <text:p>23</text:p>
          </table:table-cell>
          <table:table-cell office:value-type="float" office:value="93" table:style-name="ce3">
            <text:p>9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76" table:style-name="ce3">
            <text:p>387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24" table:style-name="ce3">
            <text:p>24</text:p>
          </table:table-cell>
          <table:table-cell office:value-type="float" office:value="91" table:style-name="ce3">
            <text:p>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77" table:style-name="ce3">
            <text:p>387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25" table:style-name="ce3">
            <text:p>25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78" table:style-name="ce3">
            <text:p>387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26" table:style-name="ce3">
            <text:p>26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79" table:style-name="ce3">
            <text:p>387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27" table:style-name="ce3">
            <text:p>27</text:p>
          </table:table-cell>
          <table:table-cell office:value-type="float" office:value="96" table:style-name="ce3">
            <text:p>9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80" table:style-name="ce3">
            <text:p>388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28" table:style-name="ce3">
            <text:p>28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81" table:style-name="ce3">
            <text:p>388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29" table:style-name="ce3">
            <text:p>29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82" table:style-name="ce3">
            <text:p>388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30" table:style-name="ce3">
            <text:p>30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83" table:style-name="ce3">
            <text:p>388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31" table:style-name="ce3">
            <text:p>31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84" table:style-name="ce3">
            <text:p>388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32" table:style-name="ce3">
            <text:p>32</text:p>
          </table:table-cell>
          <table:table-cell office:value-type="float" office:value="81" table:style-name="ce3">
            <text:p>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85" table:style-name="ce3">
            <text:p>388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33" table:style-name="ce3">
            <text:p>33</text:p>
          </table:table-cell>
          <table:table-cell office:value-type="float" office:value="87" table:style-name="ce3">
            <text:p>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86" table:style-name="ce3">
            <text:p>388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34" table:style-name="ce3">
            <text:p>34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87" table:style-name="ce3">
            <text:p>388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35" table:style-name="ce3">
            <text:p>35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88" table:style-name="ce3">
            <text:p>388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36" table:style-name="ce3">
            <text:p>36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97" table:style-name="ce3">
            <text:p>429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37" table:style-name="ce3">
            <text:p>37</text:p>
          </table:table-cell>
          <table:table-cell office:value-type="float" office:value="176" table:style-name="ce3">
            <text:p>1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98" table:style-name="ce3">
            <text:p>429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38" table:style-name="ce3">
            <text:p>38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99" table:style-name="ce3">
            <text:p>429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39" table:style-name="ce3">
            <text:p>39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00" table:style-name="ce3">
            <text:p>430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40" table:style-name="ce3">
            <text:p>40</text:p>
          </table:table-cell>
          <table:table-cell office:value-type="float" office:value="173" table:style-name="ce3">
            <text:p>1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01" table:style-name="ce3">
            <text:p>430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41" table:style-name="ce3">
            <text:p>41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02" table:style-name="ce3">
            <text:p>430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42" table:style-name="ce3">
            <text:p>42</text:p>
          </table:table-cell>
          <table:table-cell office:value-type="float" office:value="142" table:style-name="ce3">
            <text:p>1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03" table:style-name="ce3">
            <text:p>430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43" table:style-name="ce3">
            <text:p>43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04" table:style-name="ce3">
            <text:p>430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44" table:style-name="ce3">
            <text:p>44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05" table:style-name="ce3">
            <text:p>430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45" table:style-name="ce3">
            <text:p>45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06" table:style-name="ce3">
            <text:p>430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46" table:style-name="ce3">
            <text:p>46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07" table:style-name="ce3">
            <text:p>430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47" table:style-name="ce3">
            <text:p>47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08" table:style-name="ce3">
            <text:p>430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48" table:style-name="ce3">
            <text:p>48</text:p>
          </table:table-cell>
          <table:table-cell office:value-type="float" office:value="192" table:style-name="ce3">
            <text:p>1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09" table:style-name="ce3">
            <text:p>430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49" table:style-name="ce3">
            <text:p>49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10" table:style-name="ce3">
            <text:p>431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50" table:style-name="ce3">
            <text:p>50</text:p>
          </table:table-cell>
          <table:table-cell office:value-type="float" office:value="163" table:style-name="ce3">
            <text:p>16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11" table:style-name="ce3">
            <text:p>431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51" table:style-name="ce3">
            <text:p>51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12" table:style-name="ce3">
            <text:p>431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52" table:style-name="ce3">
            <text:p>52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13" table:style-name="ce3">
            <text:p>431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53" table:style-name="ce3">
            <text:p>53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14" table:style-name="ce3">
            <text:p>431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54" table:style-name="ce3">
            <text:p>54</text:p>
          </table:table-cell>
          <table:table-cell office:value-type="float" office:value="164" table:style-name="ce3">
            <text:p>1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15" table:style-name="ce3">
            <text:p>431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55" table:style-name="ce3">
            <text:p>55</text:p>
          </table:table-cell>
          <table:table-cell office:value-type="float" office:value="176" table:style-name="ce3">
            <text:p>1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16" table:style-name="ce3">
            <text:p>431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56" table:style-name="ce3">
            <text:p>56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17" table:style-name="ce3">
            <text:p>431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57" table:style-name="ce3">
            <text:p>57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18" table:style-name="ce3">
            <text:p>431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58" table:style-name="ce3">
            <text:p>58</text:p>
          </table:table-cell>
          <table:table-cell office:value-type="float" office:value="173" table:style-name="ce3">
            <text:p>1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19" table:style-name="ce3">
            <text:p>431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59" table:style-name="ce3">
            <text:p>59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20" table:style-name="ce3">
            <text:p>432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7</text:p>
          </table:table-cell>
          <table:table-cell office:value-type="float" office:value="60" table:style-name="ce3">
            <text:p>60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1" table:style-name="ce3">
            <text:p>126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1" table:style-name="ce3">
            <text:p>1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2" table:style-name="ce3">
            <text:p>126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2" table:style-name="ce3">
            <text:p>2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3" table:style-name="ce3">
            <text:p>126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3" table:style-name="ce3">
            <text:p>3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4" table:style-name="ce3">
            <text:p>126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4" table:style-name="ce3">
            <text:p>4</text:p>
          </table:table-cell>
          <table:table-cell office:value-type="float" office:value="164" table:style-name="ce3">
            <text:p>1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5" table:style-name="ce3">
            <text:p>126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5" table:style-name="ce3">
            <text:p>5</text:p>
          </table:table-cell>
          <table:table-cell office:value-type="float" office:value="176" table:style-name="ce3">
            <text:p>1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6" table:style-name="ce3">
            <text:p>126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6" table:style-name="ce3">
            <text:p>6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7" table:style-name="ce3">
            <text:p>126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7" table:style-name="ce3">
            <text:p>7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8" table:style-name="ce3">
            <text:p>126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8" table:style-name="ce3">
            <text:p>8</text:p>
          </table:table-cell>
          <table:table-cell office:value-type="float" office:value="173" table:style-name="ce3">
            <text:p>1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9" table:style-name="ce3">
            <text:p>126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9" table:style-name="ce3">
            <text:p>9</text:p>
          </table:table-cell>
          <table:table-cell office:value-type="float" office:value="164" table:style-name="ce3">
            <text:p>1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0" table:style-name="ce3">
            <text:p>127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10" table:style-name="ce3">
            <text:p>10</text:p>
          </table:table-cell>
          <table:table-cell office:value-type="float" office:value="176" table:style-name="ce3">
            <text:p>1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1" table:style-name="ce3">
            <text:p>127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11" table:style-name="ce3">
            <text:p>11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2" table:style-name="ce3">
            <text:p>127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12" table:style-name="ce3">
            <text:p>12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3" table:style-name="ce3">
            <text:p>127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13" table:style-name="ce3">
            <text:p>13</text:p>
          </table:table-cell>
          <table:table-cell office:value-type="float" office:value="173" table:style-name="ce3">
            <text:p>1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4" table:style-name="ce3">
            <text:p>127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14" table:style-name="ce3">
            <text:p>14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5" table:style-name="ce3">
            <text:p>127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15" table:style-name="ce3">
            <text:p>15</text:p>
          </table:table-cell>
          <table:table-cell office:value-type="float" office:value="142" table:style-name="ce3">
            <text:p>1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6" table:style-name="ce3">
            <text:p>127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16" table:style-name="ce3">
            <text:p>16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7" table:style-name="ce3">
            <text:p>127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17" table:style-name="ce3">
            <text:p>17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8" table:style-name="ce3">
            <text:p>127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18" table:style-name="ce3">
            <text:p>18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9" table:style-name="ce3">
            <text:p>127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19" table:style-name="ce3">
            <text:p>19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0" table:style-name="ce3">
            <text:p>128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20" table:style-name="ce3">
            <text:p>20</text:p>
          </table:table-cell>
          <table:table-cell office:value-type="float" office:value="196" table:style-name="ce3">
            <text:p>19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1" table:style-name="ce3">
            <text:p>128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21" table:style-name="ce3">
            <text:p>21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2" table:style-name="ce3">
            <text:p>128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22" table:style-name="ce3">
            <text:p>22</text:p>
          </table:table-cell>
          <table:table-cell office:value-type="float" office:value="111" table:style-name="ce3">
            <text:p>11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3" table:style-name="ce3">
            <text:p>128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23" table:style-name="ce3">
            <text:p>23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4" table:style-name="ce3">
            <text:p>128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24" table:style-name="ce3">
            <text:p>24</text:p>
          </table:table-cell>
          <table:table-cell office:value-type="float" office:value="174" table:style-name="ce3">
            <text:p>17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5" table:style-name="ce3">
            <text:p>128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25" table:style-name="ce3">
            <text:p>25</text:p>
          </table:table-cell>
          <table:table-cell office:value-type="float" office:value="121" table:style-name="ce3">
            <text:p>12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6" table:style-name="ce3">
            <text:p>128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26" table:style-name="ce3">
            <text:p>26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7" table:style-name="ce3">
            <text:p>128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27" table:style-name="ce3">
            <text:p>27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8" table:style-name="ce3">
            <text:p>128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28" table:style-name="ce3">
            <text:p>28</text:p>
          </table:table-cell>
          <table:table-cell office:value-type="float" office:value="184" table:style-name="ce3">
            <text:p>1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9" table:style-name="ce3">
            <text:p>128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29" table:style-name="ce3">
            <text:p>29</text:p>
          </table:table-cell>
          <table:table-cell office:value-type="float" office:value="136" table:style-name="ce3">
            <text:p>1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0" table:style-name="ce3">
            <text:p>129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30" table:style-name="ce3">
            <text:p>30</text:p>
          </table:table-cell>
          <table:table-cell office:value-type="float" office:value="107" table:style-name="ce3">
            <text:p>10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1" table:style-name="ce3">
            <text:p>129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31" table:style-name="ce3">
            <text:p>31</text:p>
          </table:table-cell>
          <table:table-cell office:value-type="float" office:value="111" table:style-name="ce3">
            <text:p>11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2" table:style-name="ce3">
            <text:p>129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32" table:style-name="ce3">
            <text:p>32</text:p>
          </table:table-cell>
          <table:table-cell office:value-type="float" office:value="113" table:style-name="ce3">
            <text:p>11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3" table:style-name="ce3">
            <text:p>129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33" table:style-name="ce3">
            <text:p>33</text:p>
          </table:table-cell>
          <table:table-cell office:value-type="float" office:value="133" table:style-name="ce3">
            <text:p>13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4" table:style-name="ce3">
            <text:p>129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34" table:style-name="ce3">
            <text:p>34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5" table:style-name="ce3">
            <text:p>129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35" table:style-name="ce3">
            <text:p>35</text:p>
          </table:table-cell>
          <table:table-cell office:value-type="float" office:value="155" table:style-name="ce3">
            <text:p>1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6" table:style-name="ce3">
            <text:p>129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18</text:p>
          </table:table-cell>
          <table:table-cell office:value-type="float" office:value="36" table:style-name="ce3">
            <text:p>36</text:p>
          </table:table-cell>
          <table:table-cell office:value-type="float" office:value="166" table:style-name="ce3">
            <text:p>16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9" table:style-name="ce3">
            <text:p>184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37" table:style-name="ce3">
            <text:p>37</text:p>
          </table:table-cell>
          <table:table-cell office:value-type="float" office:value="205" table:style-name="ce3">
            <text:p>2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0" table:style-name="ce3">
            <text:p>185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38" table:style-name="ce3">
            <text:p>38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1" table:style-name="ce3">
            <text:p>185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39" table:style-name="ce3">
            <text:p>39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2" table:style-name="ce3">
            <text:p>185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40" table:style-name="ce3">
            <text:p>40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3" table:style-name="ce3">
            <text:p>185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41" table:style-name="ce3">
            <text:p>41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4" table:style-name="ce3">
            <text:p>185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42" table:style-name="ce3">
            <text:p>42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5" table:style-name="ce3">
            <text:p>185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43" table:style-name="ce3">
            <text:p>43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6" table:style-name="ce3">
            <text:p>185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44" table:style-name="ce3">
            <text:p>44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7" table:style-name="ce3">
            <text:p>185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45" table:style-name="ce3">
            <text:p>45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8" table:style-name="ce3">
            <text:p>185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46" table:style-name="ce3">
            <text:p>46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9" table:style-name="ce3">
            <text:p>185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47" table:style-name="ce3">
            <text:p>47</text:p>
          </table:table-cell>
          <table:table-cell office:value-type="float" office:value="247" table:style-name="ce3">
            <text:p>2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0" table:style-name="ce3">
            <text:p>186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48" table:style-name="ce3">
            <text:p>48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1" table:style-name="ce3">
            <text:p>186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49" table:style-name="ce3">
            <text:p>49</text:p>
          </table:table-cell>
          <table:table-cell office:value-type="float" office:value="256" table:style-name="ce3">
            <text:p>2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2" table:style-name="ce3">
            <text:p>186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50" table:style-name="ce3">
            <text:p>50</text:p>
          </table:table-cell>
          <table:table-cell office:value-type="float" office:value="269" table:style-name="ce3">
            <text:p>2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3" table:style-name="ce3">
            <text:p>186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51" table:style-name="ce3">
            <text:p>51</text:p>
          </table:table-cell>
          <table:table-cell office:value-type="float" office:value="204" table:style-name="ce3">
            <text:p>20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4" table:style-name="ce3">
            <text:p>186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52" table:style-name="ce3">
            <text:p>52</text:p>
          </table:table-cell>
          <table:table-cell office:value-type="float" office:value="206" table:style-name="ce3">
            <text:p>20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5" table:style-name="ce3">
            <text:p>186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53" table:style-name="ce3">
            <text:p>53</text:p>
          </table:table-cell>
          <table:table-cell office:value-type="float" office:value="208" table:style-name="ce3">
            <text:p>20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6" table:style-name="ce3">
            <text:p>186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54" table:style-name="ce3">
            <text:p>54</text:p>
          </table:table-cell>
          <table:table-cell office:value-type="float" office:value="209" table:style-name="ce3">
            <text:p>20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7" table:style-name="ce3">
            <text:p>186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55" table:style-name="ce3">
            <text:p>55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8" table:style-name="ce3">
            <text:p>186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56" table:style-name="ce3">
            <text:p>56</text:p>
          </table:table-cell>
          <table:table-cell office:value-type="float" office:value="275" table:style-name="ce3">
            <text:p>2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9" table:style-name="ce3">
            <text:p>186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57" table:style-name="ce3">
            <text:p>57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0" table:style-name="ce3">
            <text:p>187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58" table:style-name="ce3">
            <text:p>58</text:p>
          </table:table-cell>
          <table:table-cell office:value-type="float" office:value="228" table:style-name="ce3">
            <text:p>2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1" table:style-name="ce3">
            <text:p>187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59" table:style-name="ce3">
            <text:p>59</text:p>
          </table:table-cell>
          <table:table-cell office:value-type="float" office:value="217" table:style-name="ce3">
            <text:p>21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2" table:style-name="ce3">
            <text:p>187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60" table:style-name="ce3">
            <text:p>60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41" table:style-name="ce3">
            <text:p>234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1" table:style-name="ce3">
            <text:p>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42" table:style-name="ce3">
            <text:p>234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2" table:style-name="ce3">
            <text:p>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43" table:style-name="ce3">
            <text:p>234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3" table:style-name="ce3">
            <text:p>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44" table:style-name="ce3">
            <text:p>234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4" table:style-name="ce3">
            <text:p>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45" table:style-name="ce3">
            <text:p>234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5" table:style-name="ce3">
            <text:p>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46" table:style-name="ce3">
            <text:p>234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6" table:style-name="ce3">
            <text:p>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47" table:style-name="ce3">
            <text:p>234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7" table:style-name="ce3">
            <text:p>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48" table:style-name="ce3">
            <text:p>234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8" table:style-name="ce3">
            <text:p>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49" table:style-name="ce3">
            <text:p>234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9" table:style-name="ce3">
            <text:p>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50" table:style-name="ce3">
            <text:p>235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10" table:style-name="ce3">
            <text:p>1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51" table:style-name="ce3">
            <text:p>235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11" table:style-name="ce3">
            <text:p>1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52" table:style-name="ce3">
            <text:p>235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12" table:style-name="ce3">
            <text:p>1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53" table:style-name="ce3">
            <text:p>235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13" table:style-name="ce3">
            <text:p>1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54" table:style-name="ce3">
            <text:p>235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14" table:style-name="ce3">
            <text:p>1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55" table:style-name="ce3">
            <text:p>235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15" table:style-name="ce3">
            <text:p>1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56" table:style-name="ce3">
            <text:p>235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16" table:style-name="ce3">
            <text:p>1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57" table:style-name="ce3">
            <text:p>235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17" table:style-name="ce3">
            <text:p>1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58" table:style-name="ce3">
            <text:p>235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18" table:style-name="ce3">
            <text:p>1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59" table:style-name="ce3">
            <text:p>235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19" table:style-name="ce3">
            <text:p>1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60" table:style-name="ce3">
            <text:p>236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20" table:style-name="ce3">
            <text:p>2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61" table:style-name="ce3">
            <text:p>236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21" table:style-name="ce3">
            <text:p>2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62" table:style-name="ce3">
            <text:p>236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22" table:style-name="ce3">
            <text:p>2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63" table:style-name="ce3">
            <text:p>236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23" table:style-name="ce3">
            <text:p>2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64" table:style-name="ce3">
            <text:p>236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24" table:style-name="ce3">
            <text:p>2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65" table:style-name="ce3">
            <text:p>236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25" table:style-name="ce3">
            <text:p>2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66" table:style-name="ce3">
            <text:p>236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26" table:style-name="ce3">
            <text:p>2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67" table:style-name="ce3">
            <text:p>236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27" table:style-name="ce3">
            <text:p>2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68" table:style-name="ce3">
            <text:p>236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28" table:style-name="ce3">
            <text:p>2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69" table:style-name="ce3">
            <text:p>236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29" table:style-name="ce3">
            <text:p>2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70" table:style-name="ce3">
            <text:p>237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30" table:style-name="ce3">
            <text:p>3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71" table:style-name="ce3">
            <text:p>237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31" table:style-name="ce3">
            <text:p>3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72" table:style-name="ce3">
            <text:p>237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32" table:style-name="ce3">
            <text:p>3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73" table:style-name="ce3">
            <text:p>237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33" table:style-name="ce3">
            <text:p>3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74" table:style-name="ce3">
            <text:p>237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34" table:style-name="ce3">
            <text:p>3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75" table:style-name="ce3">
            <text:p>237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35" table:style-name="ce3">
            <text:p>3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76" table:style-name="ce3">
            <text:p>237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18</text:p>
          </table:table-cell>
          <table:table-cell office:value-type="float" office:value="36" table:style-name="ce3">
            <text:p>3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29" table:style-name="ce3">
            <text:p>292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8</text:p>
          </table:table-cell>
          <table:table-cell office:value-type="float" office:value="37" table:style-name="ce3">
            <text:p>3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30" table:style-name="ce3">
            <text:p>293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8</text:p>
          </table:table-cell>
          <table:table-cell office:value-type="float" office:value="38" table:style-name="ce3">
            <text:p>3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31" table:style-name="ce3">
            <text:p>293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8</text:p>
          </table:table-cell>
          <table:table-cell office:value-type="float" office:value="39" table:style-name="ce3">
            <text:p>3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32" table:style-name="ce3">
            <text:p>293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8</text:p>
          </table:table-cell>
          <table:table-cell office:value-type="float" office:value="40" table:style-name="ce3">
            <text:p>4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33" table:style-name="ce3">
            <text:p>293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8</text:p>
          </table:table-cell>
          <table:table-cell office:value-type="float" office:value="41" table:style-name="ce3">
            <text:p>4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34" table:style-name="ce3">
            <text:p>293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8</text:p>
          </table:table-cell>
          <table:table-cell office:value-type="float" office:value="42" table:style-name="ce3">
            <text:p>4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35" table:style-name="ce3">
            <text:p>293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8</text:p>
          </table:table-cell>
          <table:table-cell office:value-type="float" office:value="43" table:style-name="ce3">
            <text:p>4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36" table:style-name="ce3">
            <text:p>293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8</text:p>
          </table:table-cell>
          <table:table-cell office:value-type="float" office:value="44" table:style-name="ce3">
            <text:p>4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37" table:style-name="ce3">
            <text:p>293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8</text:p>
          </table:table-cell>
          <table:table-cell office:value-type="float" office:value="45" table:style-name="ce3">
            <text:p>4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38" table:style-name="ce3">
            <text:p>293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8</text:p>
          </table:table-cell>
          <table:table-cell office:value-type="float" office:value="46" table:style-name="ce3">
            <text:p>4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39" table:style-name="ce3">
            <text:p>293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8</text:p>
          </table:table-cell>
          <table:table-cell office:value-type="float" office:value="47" table:style-name="ce3">
            <text:p>4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40" table:style-name="ce3">
            <text:p>294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8</text:p>
          </table:table-cell>
          <table:table-cell office:value-type="float" office:value="48" table:style-name="ce3">
            <text:p>4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41" table:style-name="ce3">
            <text:p>294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8</text:p>
          </table:table-cell>
          <table:table-cell office:value-type="float" office:value="49" table:style-name="ce3">
            <text:p>4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42" table:style-name="ce3">
            <text:p>294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8</text:p>
          </table:table-cell>
          <table:table-cell office:value-type="float" office:value="50" table:style-name="ce3">
            <text:p>5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43" table:style-name="ce3">
            <text:p>294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8</text:p>
          </table:table-cell>
          <table:table-cell office:value-type="float" office:value="51" table:style-name="ce3">
            <text:p>5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44" table:style-name="ce3">
            <text:p>294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8</text:p>
          </table:table-cell>
          <table:table-cell office:value-type="float" office:value="52" table:style-name="ce3">
            <text:p>5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45" table:style-name="ce3">
            <text:p>294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8</text:p>
          </table:table-cell>
          <table:table-cell office:value-type="float" office:value="53" table:style-name="ce3">
            <text:p>5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46" table:style-name="ce3">
            <text:p>294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8</text:p>
          </table:table-cell>
          <table:table-cell office:value-type="float" office:value="54" table:style-name="ce3">
            <text:p>5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47" table:style-name="ce3">
            <text:p>294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8</text:p>
          </table:table-cell>
          <table:table-cell office:value-type="float" office:value="55" table:style-name="ce3">
            <text:p>5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48" table:style-name="ce3">
            <text:p>294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8</text:p>
          </table:table-cell>
          <table:table-cell office:value-type="float" office:value="56" table:style-name="ce3">
            <text:p>5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49" table:style-name="ce3">
            <text:p>294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8</text:p>
          </table:table-cell>
          <table:table-cell office:value-type="float" office:value="57" table:style-name="ce3">
            <text:p>5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50" table:style-name="ce3">
            <text:p>295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8</text:p>
          </table:table-cell>
          <table:table-cell office:value-type="float" office:value="58" table:style-name="ce3">
            <text:p>5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51" table:style-name="ce3">
            <text:p>295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8</text:p>
          </table:table-cell>
          <table:table-cell office:value-type="float" office:value="59" table:style-name="ce3">
            <text:p>5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52" table:style-name="ce3">
            <text:p>295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18</text:p>
          </table:table-cell>
          <table:table-cell office:value-type="float" office:value="60" table:style-name="ce3">
            <text:p>6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21" table:style-name="ce3">
            <text:p>342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1" table:style-name="ce3">
            <text:p>1</text:p>
          </table:table-cell>
          <table:table-cell office:value-type="float" office:value="163" table:style-name="ce3">
            <text:p>16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22" table:style-name="ce3">
            <text:p>342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2" table:style-name="ce3">
            <text:p>2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23" table:style-name="ce3">
            <text:p>342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3" table:style-name="ce3">
            <text:p>3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24" table:style-name="ce3">
            <text:p>342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4" table:style-name="ce3">
            <text:p>4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25" table:style-name="ce3">
            <text:p>342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5" table:style-name="ce3">
            <text:p>5</text:p>
          </table:table-cell>
          <table:table-cell office:value-type="float" office:value="164" table:style-name="ce3">
            <text:p>1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26" table:style-name="ce3">
            <text:p>342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6" table:style-name="ce3">
            <text:p>6</text:p>
          </table:table-cell>
          <table:table-cell office:value-type="float" office:value="176" table:style-name="ce3">
            <text:p>1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27" table:style-name="ce3">
            <text:p>342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7" table:style-name="ce3">
            <text:p>7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28" table:style-name="ce3">
            <text:p>342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8" table:style-name="ce3">
            <text:p>8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29" table:style-name="ce3">
            <text:p>342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9" table:style-name="ce3">
            <text:p>9</text:p>
          </table:table-cell>
          <table:table-cell office:value-type="float" office:value="173" table:style-name="ce3">
            <text:p>1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30" table:style-name="ce3">
            <text:p>343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10" table:style-name="ce3">
            <text:p>10</text:p>
          </table:table-cell>
          <table:table-cell office:value-type="float" office:value="164" table:style-name="ce3">
            <text:p>1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31" table:style-name="ce3">
            <text:p>343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11" table:style-name="ce3">
            <text:p>11</text:p>
          </table:table-cell>
          <table:table-cell office:value-type="float" office:value="176" table:style-name="ce3">
            <text:p>1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32" table:style-name="ce3">
            <text:p>343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12" table:style-name="ce3">
            <text:p>12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33" table:style-name="ce3">
            <text:p>343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13" table:style-name="ce3">
            <text:p>13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34" table:style-name="ce3">
            <text:p>343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14" table:style-name="ce3">
            <text:p>14</text:p>
          </table:table-cell>
          <table:table-cell office:value-type="float" office:value="173" table:style-name="ce3">
            <text:p>1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35" table:style-name="ce3">
            <text:p>343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15" table:style-name="ce3">
            <text:p>15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36" table:style-name="ce3">
            <text:p>343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16" table:style-name="ce3">
            <text:p>16</text:p>
          </table:table-cell>
          <table:table-cell office:value-type="float" office:value="142" table:style-name="ce3">
            <text:p>1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37" table:style-name="ce3">
            <text:p>343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17" table:style-name="ce3">
            <text:p>17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38" table:style-name="ce3">
            <text:p>343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18" table:style-name="ce3">
            <text:p>18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39" table:style-name="ce3">
            <text:p>343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19" table:style-name="ce3">
            <text:p>19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40" table:style-name="ce3">
            <text:p>344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20" table:style-name="ce3">
            <text:p>20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41" table:style-name="ce3">
            <text:p>344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21" table:style-name="ce3">
            <text:p>21</text:p>
          </table:table-cell>
          <table:table-cell office:value-type="float" office:value="196" table:style-name="ce3">
            <text:p>19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42" table:style-name="ce3">
            <text:p>344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22" table:style-name="ce3">
            <text:p>22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43" table:style-name="ce3">
            <text:p>344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23" table:style-name="ce3">
            <text:p>23</text:p>
          </table:table-cell>
          <table:table-cell office:value-type="float" office:value="111" table:style-name="ce3">
            <text:p>11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44" table:style-name="ce3">
            <text:p>344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24" table:style-name="ce3">
            <text:p>24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45" table:style-name="ce3">
            <text:p>344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25" table:style-name="ce3">
            <text:p>25</text:p>
          </table:table-cell>
          <table:table-cell office:value-type="float" office:value="174" table:style-name="ce3">
            <text:p>17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46" table:style-name="ce3">
            <text:p>344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26" table:style-name="ce3">
            <text:p>26</text:p>
          </table:table-cell>
          <table:table-cell office:value-type="float" office:value="121" table:style-name="ce3">
            <text:p>12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47" table:style-name="ce3">
            <text:p>344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27" table:style-name="ce3">
            <text:p>27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48" table:style-name="ce3">
            <text:p>344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28" table:style-name="ce3">
            <text:p>28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49" table:style-name="ce3">
            <text:p>344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29" table:style-name="ce3">
            <text:p>29</text:p>
          </table:table-cell>
          <table:table-cell office:value-type="float" office:value="184" table:style-name="ce3">
            <text:p>1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50" table:style-name="ce3">
            <text:p>345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30" table:style-name="ce3">
            <text:p>30</text:p>
          </table:table-cell>
          <table:table-cell office:value-type="float" office:value="136" table:style-name="ce3">
            <text:p>1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51" table:style-name="ce3">
            <text:p>345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31" table:style-name="ce3">
            <text:p>31</text:p>
          </table:table-cell>
          <table:table-cell office:value-type="float" office:value="107" table:style-name="ce3">
            <text:p>10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52" table:style-name="ce3">
            <text:p>345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32" table:style-name="ce3">
            <text:p>32</text:p>
          </table:table-cell>
          <table:table-cell office:value-type="float" office:value="111" table:style-name="ce3">
            <text:p>11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53" table:style-name="ce3">
            <text:p>345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33" table:style-name="ce3">
            <text:p>33</text:p>
          </table:table-cell>
          <table:table-cell office:value-type="float" office:value="113" table:style-name="ce3">
            <text:p>11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54" table:style-name="ce3">
            <text:p>345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34" table:style-name="ce3">
            <text:p>34</text:p>
          </table:table-cell>
          <table:table-cell office:value-type="float" office:value="133" table:style-name="ce3">
            <text:p>13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55" table:style-name="ce3">
            <text:p>345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35" table:style-name="ce3">
            <text:p>35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56" table:style-name="ce3">
            <text:p>345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36" table:style-name="ce3">
            <text:p>36</text:p>
          </table:table-cell>
          <table:table-cell office:value-type="float" office:value="155" table:style-name="ce3">
            <text:p>1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09" table:style-name="ce3">
            <text:p>400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37" table:style-name="ce3">
            <text:p>37</text:p>
          </table:table-cell>
          <table:table-cell office:value-type="float" office:value="276" table:style-name="ce3">
            <text:p>2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10" table:style-name="ce3">
            <text:p>401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38" table:style-name="ce3">
            <text:p>38</text:p>
          </table:table-cell>
          <table:table-cell office:value-type="float" office:value="205" table:style-name="ce3">
            <text:p>2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11" table:style-name="ce3">
            <text:p>401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39" table:style-name="ce3">
            <text:p>39</text:p>
          </table:table-cell>
          <table:table-cell office:value-type="float" office:value="254" table:style-name="ce3">
            <text:p>25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12" table:style-name="ce3">
            <text:p>401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40" table:style-name="ce3">
            <text:p>40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13" table:style-name="ce3">
            <text:p>401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41" table:style-name="ce3">
            <text:p>41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14" table:style-name="ce3">
            <text:p>401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42" table:style-name="ce3">
            <text:p>42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15" table:style-name="ce3">
            <text:p>401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43" table:style-name="ce3">
            <text:p>43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16" table:style-name="ce3">
            <text:p>401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44" table:style-name="ce3">
            <text:p>44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17" table:style-name="ce3">
            <text:p>401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45" table:style-name="ce3">
            <text:p>45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18" table:style-name="ce3">
            <text:p>401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46" table:style-name="ce3">
            <text:p>46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19" table:style-name="ce3">
            <text:p>401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47" table:style-name="ce3">
            <text:p>47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20" table:style-name="ce3">
            <text:p>402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48" table:style-name="ce3">
            <text:p>48</text:p>
          </table:table-cell>
          <table:table-cell office:value-type="float" office:value="247" table:style-name="ce3">
            <text:p>2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21" table:style-name="ce3">
            <text:p>402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49" table:style-name="ce3">
            <text:p>49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22" table:style-name="ce3">
            <text:p>402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50" table:style-name="ce3">
            <text:p>50</text:p>
          </table:table-cell>
          <table:table-cell office:value-type="float" office:value="256" table:style-name="ce3">
            <text:p>2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23" table:style-name="ce3">
            <text:p>402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51" table:style-name="ce3">
            <text:p>51</text:p>
          </table:table-cell>
          <table:table-cell office:value-type="float" office:value="269" table:style-name="ce3">
            <text:p>2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24" table:style-name="ce3">
            <text:p>402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52" table:style-name="ce3">
            <text:p>52</text:p>
          </table:table-cell>
          <table:table-cell office:value-type="float" office:value="204" table:style-name="ce3">
            <text:p>20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25" table:style-name="ce3">
            <text:p>402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53" table:style-name="ce3">
            <text:p>53</text:p>
          </table:table-cell>
          <table:table-cell office:value-type="float" office:value="206" table:style-name="ce3">
            <text:p>20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26" table:style-name="ce3">
            <text:p>402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54" table:style-name="ce3">
            <text:p>54</text:p>
          </table:table-cell>
          <table:table-cell office:value-type="float" office:value="208" table:style-name="ce3">
            <text:p>20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27" table:style-name="ce3">
            <text:p>402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55" table:style-name="ce3">
            <text:p>55</text:p>
          </table:table-cell>
          <table:table-cell office:value-type="float" office:value="209" table:style-name="ce3">
            <text:p>20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28" table:style-name="ce3">
            <text:p>402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56" table:style-name="ce3">
            <text:p>56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29" table:style-name="ce3">
            <text:p>402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57" table:style-name="ce3">
            <text:p>57</text:p>
          </table:table-cell>
          <table:table-cell office:value-type="float" office:value="275" table:style-name="ce3">
            <text:p>2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30" table:style-name="ce3">
            <text:p>403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58" table:style-name="ce3">
            <text:p>58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31" table:style-name="ce3">
            <text:p>403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59" table:style-name="ce3">
            <text:p>59</text:p>
          </table:table-cell>
          <table:table-cell office:value-type="float" office:value="228" table:style-name="ce3">
            <text:p>2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32" table:style-name="ce3">
            <text:p>403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18</text:p>
          </table:table-cell>
          <table:table-cell office:value-type="float" office:value="60" table:style-name="ce3">
            <text:p>60</text:p>
          </table:table-cell>
          <table:table-cell office:value-type="float" office:value="217" table:style-name="ce3">
            <text:p>21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7" table:style-name="ce3">
            <text:p>129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1" table:style-name="ce3">
            <text:p>1</text:p>
          </table:table-cell>
          <table:table-cell office:value-type="float" office:value="275" table:style-name="ce3">
            <text:p>2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8" table:style-name="ce3">
            <text:p>129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2" table:style-name="ce3">
            <text:p>2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9" table:style-name="ce3">
            <text:p>129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3" table:style-name="ce3">
            <text:p>3</text:p>
          </table:table-cell>
          <table:table-cell office:value-type="float" office:value="228" table:style-name="ce3">
            <text:p>2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0" table:style-name="ce3">
            <text:p>130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4" table:style-name="ce3">
            <text:p>4</text:p>
          </table:table-cell>
          <table:table-cell office:value-type="float" office:value="217" table:style-name="ce3">
            <text:p>21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1" table:style-name="ce3">
            <text:p>130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5" table:style-name="ce3">
            <text:p>5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2" table:style-name="ce3">
            <text:p>130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6" table:style-name="ce3">
            <text:p>6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3" table:style-name="ce3">
            <text:p>130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7" table:style-name="ce3">
            <text:p>7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4" table:style-name="ce3">
            <text:p>130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8" table:style-name="ce3">
            <text:p>8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5" table:style-name="ce3">
            <text:p>130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9" table:style-name="ce3">
            <text:p>9</text:p>
          </table:table-cell>
          <table:table-cell office:value-type="float" office:value="287" table:style-name="ce3">
            <text:p>2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6" table:style-name="ce3">
            <text:p>130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10" table:style-name="ce3">
            <text:p>10</text:p>
          </table:table-cell>
          <table:table-cell office:value-type="float" office:value="265" table:style-name="ce3">
            <text:p>2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7" table:style-name="ce3">
            <text:p>130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11" table:style-name="ce3">
            <text:p>11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8" table:style-name="ce3">
            <text:p>130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12" table:style-name="ce3">
            <text:p>12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9" table:style-name="ce3">
            <text:p>130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13" table:style-name="ce3">
            <text:p>13</text:p>
          </table:table-cell>
          <table:table-cell office:value-type="float" office:value="264" table:style-name="ce3">
            <text:p>2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0" table:style-name="ce3">
            <text:p>131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14" table:style-name="ce3">
            <text:p>14</text:p>
          </table:table-cell>
          <table:table-cell office:value-type="float" office:value="237" table:style-name="ce3">
            <text:p>23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1" table:style-name="ce3">
            <text:p>131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15" table:style-name="ce3">
            <text:p>15</text:p>
          </table:table-cell>
          <table:table-cell office:value-type="float" office:value="218" table:style-name="ce3">
            <text:p>21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2" table:style-name="ce3">
            <text:p>131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16" table:style-name="ce3">
            <text:p>16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3" table:style-name="ce3">
            <text:p>131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17" table:style-name="ce3">
            <text:p>17</text:p>
          </table:table-cell>
          <table:table-cell office:value-type="float" office:value="273" table:style-name="ce3">
            <text:p>2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4" table:style-name="ce3">
            <text:p>131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18" table:style-name="ce3">
            <text:p>18</text:p>
          </table:table-cell>
          <table:table-cell office:value-type="float" office:value="284" table:style-name="ce3">
            <text:p>2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5" table:style-name="ce3">
            <text:p>131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19" table:style-name="ce3">
            <text:p>19</text:p>
          </table:table-cell>
          <table:table-cell office:value-type="float" office:value="253" table:style-name="ce3">
            <text:p>25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6" table:style-name="ce3">
            <text:p>131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20" table:style-name="ce3">
            <text:p>20</text:p>
          </table:table-cell>
          <table:table-cell office:value-type="float" office:value="261" table:style-name="ce3">
            <text:p>26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7" table:style-name="ce3">
            <text:p>131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21" table:style-name="ce3">
            <text:p>21</text:p>
          </table:table-cell>
          <table:table-cell office:value-type="float" office:value="276" table:style-name="ce3">
            <text:p>2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8" table:style-name="ce3">
            <text:p>131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22" table:style-name="ce3">
            <text:p>22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9" table:style-name="ce3">
            <text:p>131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23" table:style-name="ce3">
            <text:p>23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0" table:style-name="ce3">
            <text:p>132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24" table:style-name="ce3">
            <text:p>24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1" table:style-name="ce3">
            <text:p>132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25" table:style-name="ce3">
            <text:p>25</text:p>
          </table:table-cell>
          <table:table-cell office:value-type="float" office:value="238" table:style-name="ce3">
            <text:p>2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2" table:style-name="ce3">
            <text:p>132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26" table:style-name="ce3">
            <text:p>26</text:p>
          </table:table-cell>
          <table:table-cell office:value-type="float" office:value="295" table:style-name="ce3">
            <text:p>2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3" table:style-name="ce3">
            <text:p>132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27" table:style-name="ce3">
            <text:p>27</text:p>
          </table:table-cell>
          <table:table-cell office:value-type="float" office:value="211" table:style-name="ce3">
            <text:p>21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4" table:style-name="ce3">
            <text:p>132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28" table:style-name="ce3">
            <text:p>28</text:p>
          </table:table-cell>
          <table:table-cell office:value-type="float" office:value="233" table:style-name="ce3">
            <text:p>23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5" table:style-name="ce3">
            <text:p>132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29" table:style-name="ce3">
            <text:p>29</text:p>
          </table:table-cell>
          <table:table-cell office:value-type="float" office:value="244" table:style-name="ce3">
            <text:p>2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6" table:style-name="ce3">
            <text:p>132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30" table:style-name="ce3">
            <text:p>30</text:p>
          </table:table-cell>
          <table:table-cell office:value-type="float" office:value="255" table:style-name="ce3">
            <text:p>2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7" table:style-name="ce3">
            <text:p>132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31" table:style-name="ce3">
            <text:p>31</text:p>
          </table:table-cell>
          <table:table-cell office:value-type="float" office:value="266" table:style-name="ce3">
            <text:p>26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8" table:style-name="ce3">
            <text:p>132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32" table:style-name="ce3">
            <text:p>32</text:p>
          </table:table-cell>
          <table:table-cell office:value-type="float" office:value="277" table:style-name="ce3">
            <text:p>27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9" table:style-name="ce3">
            <text:p>132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33" table:style-name="ce3">
            <text:p>33</text:p>
          </table:table-cell>
          <table:table-cell office:value-type="float" office:value="288" table:style-name="ce3">
            <text:p>28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0" table:style-name="ce3">
            <text:p>133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34" table:style-name="ce3">
            <text:p>34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1" table:style-name="ce3">
            <text:p>133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35" table:style-name="ce3">
            <text:p>35</text:p>
          </table:table-cell>
          <table:table-cell office:value-type="float" office:value="201" table:style-name="ce3">
            <text:p>2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2" table:style-name="ce3">
            <text:p>133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2</text:p>
          </table:table-cell>
          <table:table-cell office:value-type="float" office:value="36" table:style-name="ce3">
            <text:p>36</text:p>
          </table:table-cell>
          <table:table-cell office:value-type="float" office:value="205" table:style-name="ce3">
            <text:p>2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3" table:style-name="ce3">
            <text:p>187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37" table:style-name="ce3">
            <text:p>37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4" table:style-name="ce3">
            <text:p>187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38" table:style-name="ce3">
            <text:p>38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5" table:style-name="ce3">
            <text:p>187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39" table:style-name="ce3">
            <text:p>39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6" table:style-name="ce3">
            <text:p>187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40" table:style-name="ce3">
            <text:p>40</text:p>
          </table:table-cell>
          <table:table-cell office:value-type="float" office:value="287" table:style-name="ce3">
            <text:p>2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7" table:style-name="ce3">
            <text:p>187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41" table:style-name="ce3">
            <text:p>41</text:p>
          </table:table-cell>
          <table:table-cell office:value-type="float" office:value="265" table:style-name="ce3">
            <text:p>2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8" table:style-name="ce3">
            <text:p>187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42" table:style-name="ce3">
            <text:p>42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9" table:style-name="ce3">
            <text:p>187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43" table:style-name="ce3">
            <text:p>43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0" table:style-name="ce3">
            <text:p>188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44" table:style-name="ce3">
            <text:p>44</text:p>
          </table:table-cell>
          <table:table-cell office:value-type="float" office:value="264" table:style-name="ce3">
            <text:p>2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1" table:style-name="ce3">
            <text:p>188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45" table:style-name="ce3">
            <text:p>45</text:p>
          </table:table-cell>
          <table:table-cell office:value-type="float" office:value="237" table:style-name="ce3">
            <text:p>23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2" table:style-name="ce3">
            <text:p>188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46" table:style-name="ce3">
            <text:p>46</text:p>
          </table:table-cell>
          <table:table-cell office:value-type="float" office:value="218" table:style-name="ce3">
            <text:p>21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3" table:style-name="ce3">
            <text:p>188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47" table:style-name="ce3">
            <text:p>47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4" table:style-name="ce3">
            <text:p>188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48" table:style-name="ce3">
            <text:p>48</text:p>
          </table:table-cell>
          <table:table-cell office:value-type="float" office:value="273" table:style-name="ce3">
            <text:p>2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5" table:style-name="ce3">
            <text:p>188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49" table:style-name="ce3">
            <text:p>49</text:p>
          </table:table-cell>
          <table:table-cell office:value-type="float" office:value="284" table:style-name="ce3">
            <text:p>2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6" table:style-name="ce3">
            <text:p>188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50" table:style-name="ce3">
            <text:p>50</text:p>
          </table:table-cell>
          <table:table-cell office:value-type="float" office:value="253" table:style-name="ce3">
            <text:p>25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7" table:style-name="ce3">
            <text:p>188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51" table:style-name="ce3">
            <text:p>51</text:p>
          </table:table-cell>
          <table:table-cell office:value-type="float" office:value="261" table:style-name="ce3">
            <text:p>26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8" table:style-name="ce3">
            <text:p>188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52" table:style-name="ce3">
            <text:p>52</text:p>
          </table:table-cell>
          <table:table-cell office:value-type="float" office:value="276" table:style-name="ce3">
            <text:p>2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9" table:style-name="ce3">
            <text:p>188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53" table:style-name="ce3">
            <text:p>53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0" table:style-name="ce3">
            <text:p>189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54" table:style-name="ce3">
            <text:p>54</text:p>
          </table:table-cell>
          <table:table-cell office:value-type="float" office:value="355" table:style-name="ce3">
            <text:p>3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1" table:style-name="ce3">
            <text:p>189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55" table:style-name="ce3">
            <text:p>55</text:p>
          </table:table-cell>
          <table:table-cell office:value-type="float" office:value="343" table:style-name="ce3">
            <text:p>3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2" table:style-name="ce3">
            <text:p>189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56" table:style-name="ce3">
            <text:p>56</text:p>
          </table:table-cell>
          <table:table-cell office:value-type="float" office:value="322" table:style-name="ce3">
            <text:p>3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3" table:style-name="ce3">
            <text:p>189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57" table:style-name="ce3">
            <text:p>57</text:p>
          </table:table-cell>
          <table:table-cell office:value-type="float" office:value="369" table:style-name="ce3">
            <text:p>3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4" table:style-name="ce3">
            <text:p>189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58" table:style-name="ce3">
            <text:p>58</text:p>
          </table:table-cell>
          <table:table-cell office:value-type="float" office:value="399" table:style-name="ce3">
            <text:p>3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5" table:style-name="ce3">
            <text:p>189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59" table:style-name="ce3">
            <text:p>59</text:p>
          </table:table-cell>
          <table:table-cell office:value-type="float" office:value="307" table:style-name="ce3">
            <text:p>30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6" table:style-name="ce3">
            <text:p>189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60" table:style-name="ce3">
            <text:p>60</text:p>
          </table:table-cell>
          <table:table-cell office:value-type="float" office:value="302" table:style-name="ce3">
            <text:p>30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77" table:style-name="ce3">
            <text:p>237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78" table:style-name="ce3">
            <text:p>237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2" table:style-name="ce3">
            <text:p>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79" table:style-name="ce3">
            <text:p>237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3" table:style-name="ce3">
            <text:p>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80" table:style-name="ce3">
            <text:p>238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4" table:style-name="ce3">
            <text:p>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81" table:style-name="ce3">
            <text:p>238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5" table:style-name="ce3">
            <text:p>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82" table:style-name="ce3">
            <text:p>238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6" table:style-name="ce3">
            <text:p>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83" table:style-name="ce3">
            <text:p>238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7" table:style-name="ce3">
            <text:p>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84" table:style-name="ce3">
            <text:p>238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8" table:style-name="ce3">
            <text:p>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85" table:style-name="ce3">
            <text:p>238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9" table:style-name="ce3">
            <text:p>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86" table:style-name="ce3">
            <text:p>238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10" table:style-name="ce3">
            <text:p>1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87" table:style-name="ce3">
            <text:p>238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11" table:style-name="ce3">
            <text:p>1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88" table:style-name="ce3">
            <text:p>238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12" table:style-name="ce3">
            <text:p>1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89" table:style-name="ce3">
            <text:p>238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13" table:style-name="ce3">
            <text:p>1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90" table:style-name="ce3">
            <text:p>239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14" table:style-name="ce3">
            <text:p>1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91" table:style-name="ce3">
            <text:p>239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15" table:style-name="ce3">
            <text:p>1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92" table:style-name="ce3">
            <text:p>239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16" table:style-name="ce3">
            <text:p>1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93" table:style-name="ce3">
            <text:p>239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17" table:style-name="ce3">
            <text:p>1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94" table:style-name="ce3">
            <text:p>239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18" table:style-name="ce3">
            <text:p>1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95" table:style-name="ce3">
            <text:p>239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19" table:style-name="ce3">
            <text:p>1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96" table:style-name="ce3">
            <text:p>239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20" table:style-name="ce3">
            <text:p>2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97" table:style-name="ce3">
            <text:p>239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21" table:style-name="ce3">
            <text:p>2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98" table:style-name="ce3">
            <text:p>239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22" table:style-name="ce3">
            <text:p>2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99" table:style-name="ce3">
            <text:p>239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23" table:style-name="ce3">
            <text:p>2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00" table:style-name="ce3">
            <text:p>240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24" table:style-name="ce3">
            <text:p>2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01" table:style-name="ce3">
            <text:p>240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25" table:style-name="ce3">
            <text:p>2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02" table:style-name="ce3">
            <text:p>240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26" table:style-name="ce3">
            <text:p>2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03" table:style-name="ce3">
            <text:p>240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27" table:style-name="ce3">
            <text:p>2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04" table:style-name="ce3">
            <text:p>240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28" table:style-name="ce3">
            <text:p>2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05" table:style-name="ce3">
            <text:p>240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29" table:style-name="ce3">
            <text:p>2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06" table:style-name="ce3">
            <text:p>240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30" table:style-name="ce3">
            <text:p>3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07" table:style-name="ce3">
            <text:p>240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31" table:style-name="ce3">
            <text:p>3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08" table:style-name="ce3">
            <text:p>240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32" table:style-name="ce3">
            <text:p>3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09" table:style-name="ce3">
            <text:p>240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33" table:style-name="ce3">
            <text:p>3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10" table:style-name="ce3">
            <text:p>241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34" table:style-name="ce3">
            <text:p>3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11" table:style-name="ce3">
            <text:p>241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35" table:style-name="ce3">
            <text:p>3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12" table:style-name="ce3">
            <text:p>241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2</text:p>
          </table:table-cell>
          <table:table-cell office:value-type="float" office:value="36" table:style-name="ce3">
            <text:p>3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53" table:style-name="ce3">
            <text:p>295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2</text:p>
          </table:table-cell>
          <table:table-cell office:value-type="float" office:value="37" table:style-name="ce3">
            <text:p>3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54" table:style-name="ce3">
            <text:p>295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2</text:p>
          </table:table-cell>
          <table:table-cell office:value-type="float" office:value="38" table:style-name="ce3">
            <text:p>3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55" table:style-name="ce3">
            <text:p>295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2</text:p>
          </table:table-cell>
          <table:table-cell office:value-type="float" office:value="39" table:style-name="ce3">
            <text:p>3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56" table:style-name="ce3">
            <text:p>295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2</text:p>
          </table:table-cell>
          <table:table-cell office:value-type="float" office:value="40" table:style-name="ce3">
            <text:p>4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57" table:style-name="ce3">
            <text:p>295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2</text:p>
          </table:table-cell>
          <table:table-cell office:value-type="float" office:value="41" table:style-name="ce3">
            <text:p>4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58" table:style-name="ce3">
            <text:p>295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2</text:p>
          </table:table-cell>
          <table:table-cell office:value-type="float" office:value="42" table:style-name="ce3">
            <text:p>4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59" table:style-name="ce3">
            <text:p>295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2</text:p>
          </table:table-cell>
          <table:table-cell office:value-type="float" office:value="43" table:style-name="ce3">
            <text:p>4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60" table:style-name="ce3">
            <text:p>296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2</text:p>
          </table:table-cell>
          <table:table-cell office:value-type="float" office:value="44" table:style-name="ce3">
            <text:p>4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61" table:style-name="ce3">
            <text:p>296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2</text:p>
          </table:table-cell>
          <table:table-cell office:value-type="float" office:value="45" table:style-name="ce3">
            <text:p>4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62" table:style-name="ce3">
            <text:p>296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2</text:p>
          </table:table-cell>
          <table:table-cell office:value-type="float" office:value="46" table:style-name="ce3">
            <text:p>4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63" table:style-name="ce3">
            <text:p>296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2</text:p>
          </table:table-cell>
          <table:table-cell office:value-type="float" office:value="47" table:style-name="ce3">
            <text:p>4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64" table:style-name="ce3">
            <text:p>296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2</text:p>
          </table:table-cell>
          <table:table-cell office:value-type="float" office:value="48" table:style-name="ce3">
            <text:p>4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65" table:style-name="ce3">
            <text:p>296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2</text:p>
          </table:table-cell>
          <table:table-cell office:value-type="float" office:value="49" table:style-name="ce3">
            <text:p>4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66" table:style-name="ce3">
            <text:p>296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2</text:p>
          </table:table-cell>
          <table:table-cell office:value-type="float" office:value="50" table:style-name="ce3">
            <text:p>5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67" table:style-name="ce3">
            <text:p>296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2</text:p>
          </table:table-cell>
          <table:table-cell office:value-type="float" office:value="51" table:style-name="ce3">
            <text:p>5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68" table:style-name="ce3">
            <text:p>296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2</text:p>
          </table:table-cell>
          <table:table-cell office:value-type="float" office:value="52" table:style-name="ce3">
            <text:p>5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69" table:style-name="ce3">
            <text:p>296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2</text:p>
          </table:table-cell>
          <table:table-cell office:value-type="float" office:value="53" table:style-name="ce3">
            <text:p>5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70" table:style-name="ce3">
            <text:p>297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2</text:p>
          </table:table-cell>
          <table:table-cell office:value-type="float" office:value="54" table:style-name="ce3">
            <text:p>5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71" table:style-name="ce3">
            <text:p>297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2</text:p>
          </table:table-cell>
          <table:table-cell office:value-type="float" office:value="55" table:style-name="ce3">
            <text:p>5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72" table:style-name="ce3">
            <text:p>297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2</text:p>
          </table:table-cell>
          <table:table-cell office:value-type="float" office:value="56" table:style-name="ce3">
            <text:p>5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73" table:style-name="ce3">
            <text:p>297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2</text:p>
          </table:table-cell>
          <table:table-cell office:value-type="float" office:value="57" table:style-name="ce3">
            <text:p>5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74" table:style-name="ce3">
            <text:p>297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2</text:p>
          </table:table-cell>
          <table:table-cell office:value-type="float" office:value="58" table:style-name="ce3">
            <text:p>5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75" table:style-name="ce3">
            <text:p>297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2</text:p>
          </table:table-cell>
          <table:table-cell office:value-type="float" office:value="59" table:style-name="ce3">
            <text:p>5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76" table:style-name="ce3">
            <text:p>297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2</text:p>
          </table:table-cell>
          <table:table-cell office:value-type="float" office:value="60" table:style-name="ce3">
            <text:p>6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57" table:style-name="ce3">
            <text:p>345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1" table:style-name="ce3">
            <text:p>1</text:p>
          </table:table-cell>
          <table:table-cell office:value-type="float" office:value="366" table:style-name="ce3">
            <text:p>36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58" table:style-name="ce3">
            <text:p>345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2" table:style-name="ce3">
            <text:p>2</text:p>
          </table:table-cell>
          <table:table-cell office:value-type="float" office:value="275" table:style-name="ce3">
            <text:p>2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59" table:style-name="ce3">
            <text:p>345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3" table:style-name="ce3">
            <text:p>3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60" table:style-name="ce3">
            <text:p>346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4" table:style-name="ce3">
            <text:p>4</text:p>
          </table:table-cell>
          <table:table-cell office:value-type="float" office:value="228" table:style-name="ce3">
            <text:p>2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61" table:style-name="ce3">
            <text:p>346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5" table:style-name="ce3">
            <text:p>5</text:p>
          </table:table-cell>
          <table:table-cell office:value-type="float" office:value="217" table:style-name="ce3">
            <text:p>21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62" table:style-name="ce3">
            <text:p>346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6" table:style-name="ce3">
            <text:p>6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63" table:style-name="ce3">
            <text:p>346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7" table:style-name="ce3">
            <text:p>7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64" table:style-name="ce3">
            <text:p>346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8" table:style-name="ce3">
            <text:p>8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65" table:style-name="ce3">
            <text:p>346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9" table:style-name="ce3">
            <text:p>9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66" table:style-name="ce3">
            <text:p>346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10" table:style-name="ce3">
            <text:p>10</text:p>
          </table:table-cell>
          <table:table-cell office:value-type="float" office:value="287" table:style-name="ce3">
            <text:p>2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67" table:style-name="ce3">
            <text:p>346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11" table:style-name="ce3">
            <text:p>11</text:p>
          </table:table-cell>
          <table:table-cell office:value-type="float" office:value="265" table:style-name="ce3">
            <text:p>2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68" table:style-name="ce3">
            <text:p>346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12" table:style-name="ce3">
            <text:p>12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69" table:style-name="ce3">
            <text:p>346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13" table:style-name="ce3">
            <text:p>13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70" table:style-name="ce3">
            <text:p>347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14" table:style-name="ce3">
            <text:p>14</text:p>
          </table:table-cell>
          <table:table-cell office:value-type="float" office:value="264" table:style-name="ce3">
            <text:p>2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71" table:style-name="ce3">
            <text:p>347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15" table:style-name="ce3">
            <text:p>15</text:p>
          </table:table-cell>
          <table:table-cell office:value-type="float" office:value="237" table:style-name="ce3">
            <text:p>23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72" table:style-name="ce3">
            <text:p>347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16" table:style-name="ce3">
            <text:p>16</text:p>
          </table:table-cell>
          <table:table-cell office:value-type="float" office:value="218" table:style-name="ce3">
            <text:p>21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73" table:style-name="ce3">
            <text:p>347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17" table:style-name="ce3">
            <text:p>17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74" table:style-name="ce3">
            <text:p>347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18" table:style-name="ce3">
            <text:p>18</text:p>
          </table:table-cell>
          <table:table-cell office:value-type="float" office:value="273" table:style-name="ce3">
            <text:p>2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75" table:style-name="ce3">
            <text:p>347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19" table:style-name="ce3">
            <text:p>19</text:p>
          </table:table-cell>
          <table:table-cell office:value-type="float" office:value="284" table:style-name="ce3">
            <text:p>2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76" table:style-name="ce3">
            <text:p>347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20" table:style-name="ce3">
            <text:p>20</text:p>
          </table:table-cell>
          <table:table-cell office:value-type="float" office:value="253" table:style-name="ce3">
            <text:p>25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77" table:style-name="ce3">
            <text:p>347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21" table:style-name="ce3">
            <text:p>21</text:p>
          </table:table-cell>
          <table:table-cell office:value-type="float" office:value="261" table:style-name="ce3">
            <text:p>26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78" table:style-name="ce3">
            <text:p>347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22" table:style-name="ce3">
            <text:p>22</text:p>
          </table:table-cell>
          <table:table-cell office:value-type="float" office:value="276" table:style-name="ce3">
            <text:p>2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79" table:style-name="ce3">
            <text:p>347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23" table:style-name="ce3">
            <text:p>23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80" table:style-name="ce3">
            <text:p>348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24" table:style-name="ce3">
            <text:p>24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81" table:style-name="ce3">
            <text:p>348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25" table:style-name="ce3">
            <text:p>25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82" table:style-name="ce3">
            <text:p>348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26" table:style-name="ce3">
            <text:p>26</text:p>
          </table:table-cell>
          <table:table-cell office:value-type="float" office:value="238" table:style-name="ce3">
            <text:p>2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83" table:style-name="ce3">
            <text:p>348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27" table:style-name="ce3">
            <text:p>27</text:p>
          </table:table-cell>
          <table:table-cell office:value-type="float" office:value="295" table:style-name="ce3">
            <text:p>2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84" table:style-name="ce3">
            <text:p>348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28" table:style-name="ce3">
            <text:p>28</text:p>
          </table:table-cell>
          <table:table-cell office:value-type="float" office:value="211" table:style-name="ce3">
            <text:p>21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85" table:style-name="ce3">
            <text:p>348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29" table:style-name="ce3">
            <text:p>29</text:p>
          </table:table-cell>
          <table:table-cell office:value-type="float" office:value="233" table:style-name="ce3">
            <text:p>23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86" table:style-name="ce3">
            <text:p>348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30" table:style-name="ce3">
            <text:p>30</text:p>
          </table:table-cell>
          <table:table-cell office:value-type="float" office:value="244" table:style-name="ce3">
            <text:p>2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87" table:style-name="ce3">
            <text:p>348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31" table:style-name="ce3">
            <text:p>31</text:p>
          </table:table-cell>
          <table:table-cell office:value-type="float" office:value="255" table:style-name="ce3">
            <text:p>2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88" table:style-name="ce3">
            <text:p>348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32" table:style-name="ce3">
            <text:p>32</text:p>
          </table:table-cell>
          <table:table-cell office:value-type="float" office:value="266" table:style-name="ce3">
            <text:p>26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89" table:style-name="ce3">
            <text:p>348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33" table:style-name="ce3">
            <text:p>33</text:p>
          </table:table-cell>
          <table:table-cell office:value-type="float" office:value="277" table:style-name="ce3">
            <text:p>27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90" table:style-name="ce3">
            <text:p>349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34" table:style-name="ce3">
            <text:p>34</text:p>
          </table:table-cell>
          <table:table-cell office:value-type="float" office:value="288" table:style-name="ce3">
            <text:p>28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91" table:style-name="ce3">
            <text:p>349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35" table:style-name="ce3">
            <text:p>35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92" table:style-name="ce3">
            <text:p>349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36" table:style-name="ce3">
            <text:p>36</text:p>
          </table:table-cell>
          <table:table-cell office:value-type="float" office:value="201" table:style-name="ce3">
            <text:p>2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33" table:style-name="ce3">
            <text:p>403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37" table:style-name="ce3">
            <text:p>37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34" table:style-name="ce3">
            <text:p>403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38" table:style-name="ce3">
            <text:p>38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35" table:style-name="ce3">
            <text:p>403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39" table:style-name="ce3">
            <text:p>39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36" table:style-name="ce3">
            <text:p>403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40" table:style-name="ce3">
            <text:p>40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37" table:style-name="ce3">
            <text:p>403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41" table:style-name="ce3">
            <text:p>41</text:p>
          </table:table-cell>
          <table:table-cell office:value-type="float" office:value="287" table:style-name="ce3">
            <text:p>2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38" table:style-name="ce3">
            <text:p>403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42" table:style-name="ce3">
            <text:p>42</text:p>
          </table:table-cell>
          <table:table-cell office:value-type="float" office:value="265" table:style-name="ce3">
            <text:p>2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39" table:style-name="ce3">
            <text:p>403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43" table:style-name="ce3">
            <text:p>43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40" table:style-name="ce3">
            <text:p>404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44" table:style-name="ce3">
            <text:p>44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41" table:style-name="ce3">
            <text:p>404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45" table:style-name="ce3">
            <text:p>45</text:p>
          </table:table-cell>
          <table:table-cell office:value-type="float" office:value="264" table:style-name="ce3">
            <text:p>2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42" table:style-name="ce3">
            <text:p>404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46" table:style-name="ce3">
            <text:p>46</text:p>
          </table:table-cell>
          <table:table-cell office:value-type="float" office:value="237" table:style-name="ce3">
            <text:p>23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43" table:style-name="ce3">
            <text:p>404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47" table:style-name="ce3">
            <text:p>47</text:p>
          </table:table-cell>
          <table:table-cell office:value-type="float" office:value="218" table:style-name="ce3">
            <text:p>21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44" table:style-name="ce3">
            <text:p>404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48" table:style-name="ce3">
            <text:p>48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45" table:style-name="ce3">
            <text:p>404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49" table:style-name="ce3">
            <text:p>49</text:p>
          </table:table-cell>
          <table:table-cell office:value-type="float" office:value="273" table:style-name="ce3">
            <text:p>2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46" table:style-name="ce3">
            <text:p>404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50" table:style-name="ce3">
            <text:p>50</text:p>
          </table:table-cell>
          <table:table-cell office:value-type="float" office:value="284" table:style-name="ce3">
            <text:p>2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47" table:style-name="ce3">
            <text:p>404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51" table:style-name="ce3">
            <text:p>51</text:p>
          </table:table-cell>
          <table:table-cell office:value-type="float" office:value="253" table:style-name="ce3">
            <text:p>25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48" table:style-name="ce3">
            <text:p>404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52" table:style-name="ce3">
            <text:p>52</text:p>
          </table:table-cell>
          <table:table-cell office:value-type="float" office:value="261" table:style-name="ce3">
            <text:p>26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49" table:style-name="ce3">
            <text:p>404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53" table:style-name="ce3">
            <text:p>53</text:p>
          </table:table-cell>
          <table:table-cell office:value-type="float" office:value="276" table:style-name="ce3">
            <text:p>2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50" table:style-name="ce3">
            <text:p>405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54" table:style-name="ce3">
            <text:p>54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51" table:style-name="ce3">
            <text:p>405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55" table:style-name="ce3">
            <text:p>55</text:p>
          </table:table-cell>
          <table:table-cell office:value-type="float" office:value="355" table:style-name="ce3">
            <text:p>3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52" table:style-name="ce3">
            <text:p>405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56" table:style-name="ce3">
            <text:p>56</text:p>
          </table:table-cell>
          <table:table-cell office:value-type="float" office:value="343" table:style-name="ce3">
            <text:p>3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53" table:style-name="ce3">
            <text:p>405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57" table:style-name="ce3">
            <text:p>57</text:p>
          </table:table-cell>
          <table:table-cell office:value-type="float" office:value="322" table:style-name="ce3">
            <text:p>3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54" table:style-name="ce3">
            <text:p>405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58" table:style-name="ce3">
            <text:p>58</text:p>
          </table:table-cell>
          <table:table-cell office:value-type="float" office:value="369" table:style-name="ce3">
            <text:p>3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55" table:style-name="ce3">
            <text:p>405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59" table:style-name="ce3">
            <text:p>59</text:p>
          </table:table-cell>
          <table:table-cell office:value-type="float" office:value="399" table:style-name="ce3">
            <text:p>3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56" table:style-name="ce3">
            <text:p>405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2</text:p>
          </table:table-cell>
          <table:table-cell office:value-type="float" office:value="60" table:style-name="ce3">
            <text:p>60</text:p>
          </table:table-cell>
          <table:table-cell office:value-type="float" office:value="307" table:style-name="ce3">
            <text:p>30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9" table:style-name="ce3">
            <text:p>154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1" table:style-name="ce3">
            <text:p>1</text:p>
          </table:table-cell>
          <table:table-cell office:value-type="float" office:value="98" table:style-name="ce3">
            <text:p>9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0" table:style-name="ce3">
            <text:p>155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2" table:style-name="ce3">
            <text:p>2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1" table:style-name="ce3">
            <text:p>155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3" table:style-name="ce3">
            <text:p>3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2" table:style-name="ce3">
            <text:p>155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4" table:style-name="ce3">
            <text:p>4</text:p>
          </table:table-cell>
          <table:table-cell office:value-type="float" office:value="79" table:style-name="ce3">
            <text:p>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3" table:style-name="ce3">
            <text:p>155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5" table:style-name="ce3">
            <text:p>5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4" table:style-name="ce3">
            <text:p>155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6" table:style-name="ce3">
            <text:p>6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5" table:style-name="ce3">
            <text:p>155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7" table:style-name="ce3">
            <text:p>7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6" table:style-name="ce3">
            <text:p>155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8" table:style-name="ce3">
            <text:p>8</text:p>
          </table:table-cell>
          <table:table-cell office:value-type="float" office:value="86" table:style-name="ce3">
            <text:p>8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7" table:style-name="ce3">
            <text:p>155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9" table:style-name="ce3">
            <text:p>9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8" table:style-name="ce3">
            <text:p>155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10" table:style-name="ce3">
            <text:p>10</text:p>
          </table:table-cell>
          <table:table-cell office:value-type="float" office:value="81" table:style-name="ce3">
            <text:p>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>
          <table:table-cell office:value-type="float" office:value="1559" table:style-name="ce3">
            <text:p>155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11" table:style-name="ce3">
            <text:p>11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0" table:style-name="ce3">
            <text:p>156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12" table:style-name="ce3">
            <text:p>12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1" table:style-name="ce3">
            <text:p>156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13" table:style-name="ce3">
            <text:p>13</text:p>
          </table:table-cell>
          <table:table-cell office:value-type="float" office:value="87" table:style-name="ce3">
            <text:p>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2" table:style-name="ce3">
            <text:p>156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14" table:style-name="ce3">
            <text:p>14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3" table:style-name="ce3">
            <text:p>156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15" table:style-name="ce3">
            <text:p>15</text:p>
          </table:table-cell>
          <table:table-cell office:value-type="float" office:value="96" table:style-name="ce3">
            <text:p>9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4" table:style-name="ce3">
            <text:p>156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16" table:style-name="ce3">
            <text:p>16</text:p>
          </table:table-cell>
          <table:table-cell office:value-type="float" office:value="93" table:style-name="ce3">
            <text:p>9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5" table:style-name="ce3">
            <text:p>156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17" table:style-name="ce3">
            <text:p>17</text:p>
          </table:table-cell>
          <table:table-cell office:value-type="float" office:value="91" table:style-name="ce3">
            <text:p>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6" table:style-name="ce3">
            <text:p>156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18" table:style-name="ce3">
            <text:p>18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7" table:style-name="ce3">
            <text:p>156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19" table:style-name="ce3">
            <text:p>19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8" table:style-name="ce3">
            <text:p>156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20" table:style-name="ce3">
            <text:p>20</text:p>
          </table:table-cell>
          <table:table-cell office:value-type="float" office:value="96" table:style-name="ce3">
            <text:p>9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9" table:style-name="ce3">
            <text:p>156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21" table:style-name="ce3">
            <text:p>21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0" table:style-name="ce3">
            <text:p>157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22" table:style-name="ce3">
            <text:p>22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1" table:style-name="ce3">
            <text:p>157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23" table:style-name="ce3">
            <text:p>23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2" table:style-name="ce3">
            <text:p>157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24" table:style-name="ce3">
            <text:p>24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3" table:style-name="ce3">
            <text:p>157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25" table:style-name="ce3">
            <text:p>25</text:p>
          </table:table-cell>
          <table:table-cell office:value-type="float" office:value="81" table:style-name="ce3">
            <text:p>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4" table:style-name="ce3">
            <text:p>157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26" table:style-name="ce3">
            <text:p>26</text:p>
          </table:table-cell>
          <table:table-cell office:value-type="float" office:value="87" table:style-name="ce3">
            <text:p>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5" table:style-name="ce3">
            <text:p>157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27" table:style-name="ce3">
            <text:p>27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6" table:style-name="ce3">
            <text:p>157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28" table:style-name="ce3">
            <text:p>28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7" table:style-name="ce3">
            <text:p>157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29" table:style-name="ce3">
            <text:p>29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8" table:style-name="ce3">
            <text:p>157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30" table:style-name="ce3">
            <text:p>30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9" table:style-name="ce3">
            <text:p>157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31" table:style-name="ce3">
            <text:p>31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0" table:style-name="ce3">
            <text:p>158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32" table:style-name="ce3">
            <text:p>32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1" table:style-name="ce3">
            <text:p>158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33" table:style-name="ce3">
            <text:p>33</text:p>
          </table:table-cell>
          <table:table-cell office:value-type="float" office:value="89" table:style-name="ce3">
            <text:p>8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2" table:style-name="ce3">
            <text:p>158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34" table:style-name="ce3">
            <text:p>34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3" table:style-name="ce3">
            <text:p>158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35" table:style-name="ce3">
            <text:p>35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4" table:style-name="ce3">
            <text:p>158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3</text:p>
          </table:table-cell>
          <table:table-cell office:value-type="float" office:value="36" table:style-name="ce3">
            <text:p>36</text:p>
          </table:table-cell>
          <table:table-cell office:value-type="float" office:value="92" table:style-name="ce3">
            <text:p>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1" table:style-name="ce3">
            <text:p>204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37" table:style-name="ce3">
            <text:p>37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2" table:style-name="ce3">
            <text:p>204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38" table:style-name="ce3">
            <text:p>38</text:p>
          </table:table-cell>
          <table:table-cell office:value-type="float" office:value="142" table:style-name="ce3">
            <text:p>1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3" table:style-name="ce3">
            <text:p>204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39" table:style-name="ce3">
            <text:p>39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4" table:style-name="ce3">
            <text:p>204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40" table:style-name="ce3">
            <text:p>40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5" table:style-name="ce3">
            <text:p>204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41" table:style-name="ce3">
            <text:p>41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6" table:style-name="ce3">
            <text:p>204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42" table:style-name="ce3">
            <text:p>42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7" table:style-name="ce3">
            <text:p>204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43" table:style-name="ce3">
            <text:p>43</text:p>
          </table:table-cell>
          <table:table-cell office:value-type="float" office:value="196" table:style-name="ce3">
            <text:p>19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8" table:style-name="ce3">
            <text:p>204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44" table:style-name="ce3">
            <text:p>44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9" table:style-name="ce3">
            <text:p>204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45" table:style-name="ce3">
            <text:p>45</text:p>
          </table:table-cell>
          <table:table-cell office:value-type="float" office:value="111" table:style-name="ce3">
            <text:p>11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0" table:style-name="ce3">
            <text:p>205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46" table:style-name="ce3">
            <text:p>46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1" table:style-name="ce3">
            <text:p>205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47" table:style-name="ce3">
            <text:p>47</text:p>
          </table:table-cell>
          <table:table-cell office:value-type="float" office:value="175" table:style-name="ce3">
            <text:p>1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2" table:style-name="ce3">
            <text:p>205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48" table:style-name="ce3">
            <text:p>48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3" table:style-name="ce3">
            <text:p>205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49" table:style-name="ce3">
            <text:p>49</text:p>
          </table:table-cell>
          <table:table-cell office:value-type="float" office:value="139" table:style-name="ce3">
            <text:p>13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4" table:style-name="ce3">
            <text:p>205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50" table:style-name="ce3">
            <text:p>50</text:p>
          </table:table-cell>
          <table:table-cell office:value-type="float" office:value="141" table:style-name="ce3">
            <text:p>14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5" table:style-name="ce3">
            <text:p>205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51" table:style-name="ce3">
            <text:p>51</text:p>
          </table:table-cell>
          <table:table-cell office:value-type="float" office:value="122" table:style-name="ce3">
            <text:p>1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6" table:style-name="ce3">
            <text:p>205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52" table:style-name="ce3">
            <text:p>52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7" table:style-name="ce3">
            <text:p>205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53" table:style-name="ce3">
            <text:p>53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8" table:style-name="ce3">
            <text:p>205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54" table:style-name="ce3">
            <text:p>54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9" table:style-name="ce3">
            <text:p>205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55" table:style-name="ce3">
            <text:p>55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0" table:style-name="ce3">
            <text:p>206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56" table:style-name="ce3">
            <text:p>56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1" table:style-name="ce3">
            <text:p>206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57" table:style-name="ce3">
            <text:p>57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2" table:style-name="ce3">
            <text:p>206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58" table:style-name="ce3">
            <text:p>58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3" table:style-name="ce3">
            <text:p>206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59" table:style-name="ce3">
            <text:p>59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4" table:style-name="ce3">
            <text:p>206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60" table:style-name="ce3">
            <text:p>60</text:p>
          </table:table-cell>
          <table:table-cell office:value-type="float" office:value="129" table:style-name="ce3">
            <text:p>12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29" table:style-name="ce3">
            <text:p>262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1" table:style-name="ce3">
            <text:p>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30" table:style-name="ce3">
            <text:p>263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2" table:style-name="ce3">
            <text:p>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31" table:style-name="ce3">
            <text:p>263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3" table:style-name="ce3">
            <text:p>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32" table:style-name="ce3">
            <text:p>263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4" table:style-name="ce3">
            <text:p>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33" table:style-name="ce3">
            <text:p>263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5" table:style-name="ce3">
            <text:p>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34" table:style-name="ce3">
            <text:p>263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6" table:style-name="ce3">
            <text:p>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35" table:style-name="ce3">
            <text:p>263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7" table:style-name="ce3">
            <text:p>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36" table:style-name="ce3">
            <text:p>263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8" table:style-name="ce3">
            <text:p>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37" table:style-name="ce3">
            <text:p>263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9" table:style-name="ce3">
            <text:p>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38" table:style-name="ce3">
            <text:p>263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10" table:style-name="ce3">
            <text:p>1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39" table:style-name="ce3">
            <text:p>263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11" table:style-name="ce3">
            <text:p>1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40" table:style-name="ce3">
            <text:p>264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12" table:style-name="ce3">
            <text:p>1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41" table:style-name="ce3">
            <text:p>264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13" table:style-name="ce3">
            <text:p>1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42" table:style-name="ce3">
            <text:p>264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14" table:style-name="ce3">
            <text:p>1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43" table:style-name="ce3">
            <text:p>264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15" table:style-name="ce3">
            <text:p>1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44" table:style-name="ce3">
            <text:p>264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16" table:style-name="ce3">
            <text:p>1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45" table:style-name="ce3">
            <text:p>264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17" table:style-name="ce3">
            <text:p>1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46" table:style-name="ce3">
            <text:p>264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18" table:style-name="ce3">
            <text:p>1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47" table:style-name="ce3">
            <text:p>264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19" table:style-name="ce3">
            <text:p>1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48" table:style-name="ce3">
            <text:p>264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20" table:style-name="ce3">
            <text:p>2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49" table:style-name="ce3">
            <text:p>264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21" table:style-name="ce3">
            <text:p>2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50" table:style-name="ce3">
            <text:p>265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22" table:style-name="ce3">
            <text:p>2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51" table:style-name="ce3">
            <text:p>265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23" table:style-name="ce3">
            <text:p>2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52" table:style-name="ce3">
            <text:p>265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24" table:style-name="ce3">
            <text:p>2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53" table:style-name="ce3">
            <text:p>265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25" table:style-name="ce3">
            <text:p>2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54" table:style-name="ce3">
            <text:p>265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26" table:style-name="ce3">
            <text:p>2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55" table:style-name="ce3">
            <text:p>265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27" table:style-name="ce3">
            <text:p>2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56" table:style-name="ce3">
            <text:p>265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28" table:style-name="ce3">
            <text:p>2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57" table:style-name="ce3">
            <text:p>265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29" table:style-name="ce3">
            <text:p>2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58" table:style-name="ce3">
            <text:p>265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30" table:style-name="ce3">
            <text:p>3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59" table:style-name="ce3">
            <text:p>265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31" table:style-name="ce3">
            <text:p>3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60" table:style-name="ce3">
            <text:p>266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32" table:style-name="ce3">
            <text:p>3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61" table:style-name="ce3">
            <text:p>266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33" table:style-name="ce3">
            <text:p>3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62" table:style-name="ce3">
            <text:p>266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34" table:style-name="ce3">
            <text:p>3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63" table:style-name="ce3">
            <text:p>266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35" table:style-name="ce3">
            <text:p>3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64" table:style-name="ce3">
            <text:p>266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3</text:p>
          </table:table-cell>
          <table:table-cell office:value-type="float" office:value="36" table:style-name="ce3">
            <text:p>3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21" table:style-name="ce3">
            <text:p>312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3</text:p>
          </table:table-cell>
          <table:table-cell office:value-type="float" office:value="37" table:style-name="ce3">
            <text:p>3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22" table:style-name="ce3">
            <text:p>312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3</text:p>
          </table:table-cell>
          <table:table-cell office:value-type="float" office:value="38" table:style-name="ce3">
            <text:p>3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23" table:style-name="ce3">
            <text:p>312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3</text:p>
          </table:table-cell>
          <table:table-cell office:value-type="float" office:value="39" table:style-name="ce3">
            <text:p>3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24" table:style-name="ce3">
            <text:p>312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3</text:p>
          </table:table-cell>
          <table:table-cell office:value-type="float" office:value="40" table:style-name="ce3">
            <text:p>4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25" table:style-name="ce3">
            <text:p>312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3</text:p>
          </table:table-cell>
          <table:table-cell office:value-type="float" office:value="41" table:style-name="ce3">
            <text:p>4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26" table:style-name="ce3">
            <text:p>312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3</text:p>
          </table:table-cell>
          <table:table-cell office:value-type="float" office:value="42" table:style-name="ce3">
            <text:p>4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27" table:style-name="ce3">
            <text:p>312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3</text:p>
          </table:table-cell>
          <table:table-cell office:value-type="float" office:value="43" table:style-name="ce3">
            <text:p>4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28" table:style-name="ce3">
            <text:p>312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3</text:p>
          </table:table-cell>
          <table:table-cell office:value-type="float" office:value="44" table:style-name="ce3">
            <text:p>4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29" table:style-name="ce3">
            <text:p>312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3</text:p>
          </table:table-cell>
          <table:table-cell office:value-type="float" office:value="45" table:style-name="ce3">
            <text:p>4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30" table:style-name="ce3">
            <text:p>313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3</text:p>
          </table:table-cell>
          <table:table-cell office:value-type="float" office:value="46" table:style-name="ce3">
            <text:p>4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31" table:style-name="ce3">
            <text:p>313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3</text:p>
          </table:table-cell>
          <table:table-cell office:value-type="float" office:value="47" table:style-name="ce3">
            <text:p>4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32" table:style-name="ce3">
            <text:p>313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3</text:p>
          </table:table-cell>
          <table:table-cell office:value-type="float" office:value="48" table:style-name="ce3">
            <text:p>4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33" table:style-name="ce3">
            <text:p>313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3</text:p>
          </table:table-cell>
          <table:table-cell office:value-type="float" office:value="49" table:style-name="ce3">
            <text:p>4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34" table:style-name="ce3">
            <text:p>313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3</text:p>
          </table:table-cell>
          <table:table-cell office:value-type="float" office:value="50" table:style-name="ce3">
            <text:p>5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35" table:style-name="ce3">
            <text:p>313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3</text:p>
          </table:table-cell>
          <table:table-cell office:value-type="float" office:value="51" table:style-name="ce3">
            <text:p>5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36" table:style-name="ce3">
            <text:p>313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3</text:p>
          </table:table-cell>
          <table:table-cell office:value-type="float" office:value="52" table:style-name="ce3">
            <text:p>5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37" table:style-name="ce3">
            <text:p>313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3</text:p>
          </table:table-cell>
          <table:table-cell office:value-type="float" office:value="53" table:style-name="ce3">
            <text:p>5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38" table:style-name="ce3">
            <text:p>313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3</text:p>
          </table:table-cell>
          <table:table-cell office:value-type="float" office:value="54" table:style-name="ce3">
            <text:p>5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39" table:style-name="ce3">
            <text:p>313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3</text:p>
          </table:table-cell>
          <table:table-cell office:value-type="float" office:value="55" table:style-name="ce3">
            <text:p>5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40" table:style-name="ce3">
            <text:p>314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3</text:p>
          </table:table-cell>
          <table:table-cell office:value-type="float" office:value="56" table:style-name="ce3">
            <text:p>5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41" table:style-name="ce3">
            <text:p>314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3</text:p>
          </table:table-cell>
          <table:table-cell office:value-type="float" office:value="57" table:style-name="ce3">
            <text:p>5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42" table:style-name="ce3">
            <text:p>314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3</text:p>
          </table:table-cell>
          <table:table-cell office:value-type="float" office:value="58" table:style-name="ce3">
            <text:p>5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43" table:style-name="ce3">
            <text:p>314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3</text:p>
          </table:table-cell>
          <table:table-cell office:value-type="float" office:value="59" table:style-name="ce3">
            <text:p>5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44" table:style-name="ce3">
            <text:p>314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3</text:p>
          </table:table-cell>
          <table:table-cell office:value-type="float" office:value="60" table:style-name="ce3">
            <text:p>6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09" table:style-name="ce3">
            <text:p>370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1" table:style-name="ce3">
            <text:p>1</text:p>
          </table:table-cell>
          <table:table-cell office:value-type="float" office:value="109" table:style-name="ce3">
            <text:p>10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10" table:style-name="ce3">
            <text:p>371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2" table:style-name="ce3">
            <text:p>2</text:p>
          </table:table-cell>
          <table:table-cell office:value-type="float" office:value="98" table:style-name="ce3">
            <text:p>9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11" table:style-name="ce3">
            <text:p>371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3" table:style-name="ce3">
            <text:p>3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12" table:style-name="ce3">
            <text:p>371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4" table:style-name="ce3">
            <text:p>4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13" table:style-name="ce3">
            <text:p>371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5" table:style-name="ce3">
            <text:p>5</text:p>
          </table:table-cell>
          <table:table-cell office:value-type="float" office:value="79" table:style-name="ce3">
            <text:p>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14" table:style-name="ce3">
            <text:p>371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6" table:style-name="ce3">
            <text:p>6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15" table:style-name="ce3">
            <text:p>371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7" table:style-name="ce3">
            <text:p>7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16" table:style-name="ce3">
            <text:p>371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8" table:style-name="ce3">
            <text:p>8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17" table:style-name="ce3">
            <text:p>371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9" table:style-name="ce3">
            <text:p>9</text:p>
          </table:table-cell>
          <table:table-cell office:value-type="float" office:value="86" table:style-name="ce3">
            <text:p>8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18" table:style-name="ce3">
            <text:p>371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10" table:style-name="ce3">
            <text:p>10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>
          <table:table-cell office:value-type="float" office:value="3719" table:style-name="ce3">
            <text:p>371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11" table:style-name="ce3">
            <text:p>11</text:p>
          </table:table-cell>
          <table:table-cell office:value-type="float" office:value="81" table:style-name="ce3">
            <text:p>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20" table:style-name="ce3">
            <text:p>372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12" table:style-name="ce3">
            <text:p>12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21" table:style-name="ce3">
            <text:p>372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13" table:style-name="ce3">
            <text:p>13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22" table:style-name="ce3">
            <text:p>372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14" table:style-name="ce3">
            <text:p>14</text:p>
          </table:table-cell>
          <table:table-cell office:value-type="float" office:value="87" table:style-name="ce3">
            <text:p>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23" table:style-name="ce3">
            <text:p>372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15" table:style-name="ce3">
            <text:p>15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24" table:style-name="ce3">
            <text:p>372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16" table:style-name="ce3">
            <text:p>16</text:p>
          </table:table-cell>
          <table:table-cell office:value-type="float" office:value="96" table:style-name="ce3">
            <text:p>9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25" table:style-name="ce3">
            <text:p>372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17" table:style-name="ce3">
            <text:p>17</text:p>
          </table:table-cell>
          <table:table-cell office:value-type="float" office:value="93" table:style-name="ce3">
            <text:p>9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26" table:style-name="ce3">
            <text:p>372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18" table:style-name="ce3">
            <text:p>18</text:p>
          </table:table-cell>
          <table:table-cell office:value-type="float" office:value="91" table:style-name="ce3">
            <text:p>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27" table:style-name="ce3">
            <text:p>372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19" table:style-name="ce3">
            <text:p>19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28" table:style-name="ce3">
            <text:p>372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20" table:style-name="ce3">
            <text:p>20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29" table:style-name="ce3">
            <text:p>372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21" table:style-name="ce3">
            <text:p>21</text:p>
          </table:table-cell>
          <table:table-cell office:value-type="float" office:value="96" table:style-name="ce3">
            <text:p>9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30" table:style-name="ce3">
            <text:p>373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22" table:style-name="ce3">
            <text:p>22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31" table:style-name="ce3">
            <text:p>373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23" table:style-name="ce3">
            <text:p>23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32" table:style-name="ce3">
            <text:p>373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24" table:style-name="ce3">
            <text:p>24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33" table:style-name="ce3">
            <text:p>373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25" table:style-name="ce3">
            <text:p>25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34" table:style-name="ce3">
            <text:p>373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26" table:style-name="ce3">
            <text:p>26</text:p>
          </table:table-cell>
          <table:table-cell office:value-type="float" office:value="81" table:style-name="ce3">
            <text:p>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35" table:style-name="ce3">
            <text:p>373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27" table:style-name="ce3">
            <text:p>27</text:p>
          </table:table-cell>
          <table:table-cell office:value-type="float" office:value="87" table:style-name="ce3">
            <text:p>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36" table:style-name="ce3">
            <text:p>373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28" table:style-name="ce3">
            <text:p>28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37" table:style-name="ce3">
            <text:p>373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29" table:style-name="ce3">
            <text:p>29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38" table:style-name="ce3">
            <text:p>373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30" table:style-name="ce3">
            <text:p>30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39" table:style-name="ce3">
            <text:p>373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31" table:style-name="ce3">
            <text:p>31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40" table:style-name="ce3">
            <text:p>374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32" table:style-name="ce3">
            <text:p>32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41" table:style-name="ce3">
            <text:p>374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33" table:style-name="ce3">
            <text:p>33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42" table:style-name="ce3">
            <text:p>374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34" table:style-name="ce3">
            <text:p>34</text:p>
          </table:table-cell>
          <table:table-cell office:value-type="float" office:value="89" table:style-name="ce3">
            <text:p>8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43" table:style-name="ce3">
            <text:p>374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35" table:style-name="ce3">
            <text:p>35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44" table:style-name="ce3">
            <text:p>374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36" table:style-name="ce3">
            <text:p>36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01" table:style-name="ce3">
            <text:p>420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37" table:style-name="ce3">
            <text:p>37</text:p>
          </table:table-cell>
          <table:table-cell office:value-type="float" office:value="201" table:style-name="ce3">
            <text:p>2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02" table:style-name="ce3">
            <text:p>420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38" table:style-name="ce3">
            <text:p>38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03" table:style-name="ce3">
            <text:p>420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39" table:style-name="ce3">
            <text:p>39</text:p>
          </table:table-cell>
          <table:table-cell office:value-type="float" office:value="142" table:style-name="ce3">
            <text:p>1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04" table:style-name="ce3">
            <text:p>420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40" table:style-name="ce3">
            <text:p>40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05" table:style-name="ce3">
            <text:p>420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41" table:style-name="ce3">
            <text:p>41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06" table:style-name="ce3">
            <text:p>420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42" table:style-name="ce3">
            <text:p>42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07" table:style-name="ce3">
            <text:p>420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43" table:style-name="ce3">
            <text:p>43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08" table:style-name="ce3">
            <text:p>420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44" table:style-name="ce3">
            <text:p>44</text:p>
          </table:table-cell>
          <table:table-cell office:value-type="float" office:value="196" table:style-name="ce3">
            <text:p>19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09" table:style-name="ce3">
            <text:p>420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45" table:style-name="ce3">
            <text:p>45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10" table:style-name="ce3">
            <text:p>421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46" table:style-name="ce3">
            <text:p>46</text:p>
          </table:table-cell>
          <table:table-cell office:value-type="float" office:value="111" table:style-name="ce3">
            <text:p>11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11" table:style-name="ce3">
            <text:p>421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47" table:style-name="ce3">
            <text:p>47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12" table:style-name="ce3">
            <text:p>421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48" table:style-name="ce3">
            <text:p>48</text:p>
          </table:table-cell>
          <table:table-cell office:value-type="float" office:value="175" table:style-name="ce3">
            <text:p>1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13" table:style-name="ce3">
            <text:p>421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49" table:style-name="ce3">
            <text:p>49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14" table:style-name="ce3">
            <text:p>421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50" table:style-name="ce3">
            <text:p>50</text:p>
          </table:table-cell>
          <table:table-cell office:value-type="float" office:value="139" table:style-name="ce3">
            <text:p>13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15" table:style-name="ce3">
            <text:p>421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51" table:style-name="ce3">
            <text:p>51</text:p>
          </table:table-cell>
          <table:table-cell office:value-type="float" office:value="141" table:style-name="ce3">
            <text:p>14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16" table:style-name="ce3">
            <text:p>421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52" table:style-name="ce3">
            <text:p>52</text:p>
          </table:table-cell>
          <table:table-cell office:value-type="float" office:value="122" table:style-name="ce3">
            <text:p>1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17" table:style-name="ce3">
            <text:p>421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53" table:style-name="ce3">
            <text:p>53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18" table:style-name="ce3">
            <text:p>421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54" table:style-name="ce3">
            <text:p>54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19" table:style-name="ce3">
            <text:p>421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55" table:style-name="ce3">
            <text:p>55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20" table:style-name="ce3">
            <text:p>422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56" table:style-name="ce3">
            <text:p>56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21" table:style-name="ce3">
            <text:p>422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57" table:style-name="ce3">
            <text:p>57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22" table:style-name="ce3">
            <text:p>422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58" table:style-name="ce3">
            <text:p>58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23" table:style-name="ce3">
            <text:p>422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59" table:style-name="ce3">
            <text:p>59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24" table:style-name="ce3">
            <text:p>422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3</text:p>
          </table:table-cell>
          <table:table-cell office:value-type="float" office:value="60" table:style-name="ce3">
            <text:p>60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3" table:style-name="ce3">
            <text:p>133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1" table:style-name="ce3">
            <text:p>1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4" table:style-name="ce3">
            <text:p>133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2" table:style-name="ce3">
            <text:p>2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5" table:style-name="ce3">
            <text:p>133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3" table:style-name="ce3">
            <text:p>3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6" table:style-name="ce3">
            <text:p>133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4" table:style-name="ce3">
            <text:p>4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7" table:style-name="ce3">
            <text:p>133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5" table:style-name="ce3">
            <text:p>5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8" table:style-name="ce3">
            <text:p>133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6" table:style-name="ce3">
            <text:p>6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9" table:style-name="ce3">
            <text:p>133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7" table:style-name="ce3">
            <text:p>7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0" table:style-name="ce3">
            <text:p>134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8" table:style-name="ce3">
            <text:p>8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1" table:style-name="ce3">
            <text:p>134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9" table:style-name="ce3">
            <text:p>9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2" table:style-name="ce3">
            <text:p>134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10" table:style-name="ce3">
            <text:p>10</text:p>
          </table:table-cell>
          <table:table-cell office:value-type="float" office:value="247" table:style-name="ce3">
            <text:p>2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3" table:style-name="ce3">
            <text:p>134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11" table:style-name="ce3">
            <text:p>11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4" table:style-name="ce3">
            <text:p>134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12" table:style-name="ce3">
            <text:p>12</text:p>
          </table:table-cell>
          <table:table-cell office:value-type="float" office:value="256" table:style-name="ce3">
            <text:p>2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5" table:style-name="ce3">
            <text:p>134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13" table:style-name="ce3">
            <text:p>13</text:p>
          </table:table-cell>
          <table:table-cell office:value-type="float" office:value="269" table:style-name="ce3">
            <text:p>2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6" table:style-name="ce3">
            <text:p>134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14" table:style-name="ce3">
            <text:p>14</text:p>
          </table:table-cell>
          <table:table-cell office:value-type="float" office:value="204" table:style-name="ce3">
            <text:p>20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7" table:style-name="ce3">
            <text:p>134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15" table:style-name="ce3">
            <text:p>15</text:p>
          </table:table-cell>
          <table:table-cell office:value-type="float" office:value="206" table:style-name="ce3">
            <text:p>20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8" table:style-name="ce3">
            <text:p>134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16" table:style-name="ce3">
            <text:p>16</text:p>
          </table:table-cell>
          <table:table-cell office:value-type="float" office:value="208" table:style-name="ce3">
            <text:p>20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9" table:style-name="ce3">
            <text:p>134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17" table:style-name="ce3">
            <text:p>17</text:p>
          </table:table-cell>
          <table:table-cell office:value-type="float" office:value="209" table:style-name="ce3">
            <text:p>20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0" table:style-name="ce3">
            <text:p>135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18" table:style-name="ce3">
            <text:p>18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1" table:style-name="ce3">
            <text:p>135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19" table:style-name="ce3">
            <text:p>19</text:p>
          </table:table-cell>
          <table:table-cell office:value-type="float" office:value="275" table:style-name="ce3">
            <text:p>2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2" table:style-name="ce3">
            <text:p>135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20" table:style-name="ce3">
            <text:p>20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3" table:style-name="ce3">
            <text:p>135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21" table:style-name="ce3">
            <text:p>21</text:p>
          </table:table-cell>
          <table:table-cell office:value-type="float" office:value="228" table:style-name="ce3">
            <text:p>2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4" table:style-name="ce3">
            <text:p>135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22" table:style-name="ce3">
            <text:p>22</text:p>
          </table:table-cell>
          <table:table-cell office:value-type="float" office:value="217" table:style-name="ce3">
            <text:p>21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5" table:style-name="ce3">
            <text:p>135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23" table:style-name="ce3">
            <text:p>23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6" table:style-name="ce3">
            <text:p>135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24" table:style-name="ce3">
            <text:p>24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7" table:style-name="ce3">
            <text:p>135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25" table:style-name="ce3">
            <text:p>25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8" table:style-name="ce3">
            <text:p>135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26" table:style-name="ce3">
            <text:p>26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9" table:style-name="ce3">
            <text:p>135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27" table:style-name="ce3">
            <text:p>27</text:p>
          </table:table-cell>
          <table:table-cell office:value-type="float" office:value="287" table:style-name="ce3">
            <text:p>2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0" table:style-name="ce3">
            <text:p>136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28" table:style-name="ce3">
            <text:p>28</text:p>
          </table:table-cell>
          <table:table-cell office:value-type="float" office:value="265" table:style-name="ce3">
            <text:p>2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1" table:style-name="ce3">
            <text:p>136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29" table:style-name="ce3">
            <text:p>29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2" table:style-name="ce3">
            <text:p>136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30" table:style-name="ce3">
            <text:p>30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3" table:style-name="ce3">
            <text:p>136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31" table:style-name="ce3">
            <text:p>31</text:p>
          </table:table-cell>
          <table:table-cell office:value-type="float" office:value="264" table:style-name="ce3">
            <text:p>2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4" table:style-name="ce3">
            <text:p>136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32" table:style-name="ce3">
            <text:p>32</text:p>
          </table:table-cell>
          <table:table-cell office:value-type="float" office:value="237" table:style-name="ce3">
            <text:p>23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5" table:style-name="ce3">
            <text:p>136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33" table:style-name="ce3">
            <text:p>33</text:p>
          </table:table-cell>
          <table:table-cell office:value-type="float" office:value="218" table:style-name="ce3">
            <text:p>21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6" table:style-name="ce3">
            <text:p>136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34" table:style-name="ce3">
            <text:p>34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7" table:style-name="ce3">
            <text:p>136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35" table:style-name="ce3">
            <text:p>35</text:p>
          </table:table-cell>
          <table:table-cell office:value-type="float" office:value="273" table:style-name="ce3">
            <text:p>2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8" table:style-name="ce3">
            <text:p>136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4</text:p>
          </table:table-cell>
          <table:table-cell office:value-type="float" office:value="36" table:style-name="ce3">
            <text:p>36</text:p>
          </table:table-cell>
          <table:table-cell office:value-type="float" office:value="284" table:style-name="ce3">
            <text:p>2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7" table:style-name="ce3">
            <text:p>189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37" table:style-name="ce3">
            <text:p>37</text:p>
          </table:table-cell>
          <table:table-cell office:value-type="float" office:value="301" table:style-name="ce3">
            <text:p>3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8" table:style-name="ce3">
            <text:p>189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38" table:style-name="ce3">
            <text:p>38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9" table:style-name="ce3">
            <text:p>189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39" table:style-name="ce3">
            <text:p>39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0" table:style-name="ce3">
            <text:p>190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40" table:style-name="ce3">
            <text:p>40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1" table:style-name="ce3">
            <text:p>190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41" table:style-name="ce3">
            <text:p>41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2" table:style-name="ce3">
            <text:p>190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42" table:style-name="ce3">
            <text:p>42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3" table:style-name="ce3">
            <text:p>190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43" table:style-name="ce3">
            <text:p>43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4" table:style-name="ce3">
            <text:p>190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44" table:style-name="ce3">
            <text:p>44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5" table:style-name="ce3">
            <text:p>190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45" table:style-name="ce3">
            <text:p>45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6" table:style-name="ce3">
            <text:p>190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46" table:style-name="ce3">
            <text:p>46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7" table:style-name="ce3">
            <text:p>190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47" table:style-name="ce3">
            <text:p>47</text:p>
          </table:table-cell>
          <table:table-cell office:value-type="float" office:value="355" table:style-name="ce3">
            <text:p>3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8" table:style-name="ce3">
            <text:p>190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48" table:style-name="ce3">
            <text:p>48</text:p>
          </table:table-cell>
          <table:table-cell office:value-type="float" office:value="343" table:style-name="ce3">
            <text:p>3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9" table:style-name="ce3">
            <text:p>190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49" table:style-name="ce3">
            <text:p>49</text:p>
          </table:table-cell>
          <table:table-cell office:value-type="float" office:value="322" table:style-name="ce3">
            <text:p>3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0" table:style-name="ce3">
            <text:p>191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50" table:style-name="ce3">
            <text:p>50</text:p>
          </table:table-cell>
          <table:table-cell office:value-type="float" office:value="369" table:style-name="ce3">
            <text:p>3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1" table:style-name="ce3">
            <text:p>191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51" table:style-name="ce3">
            <text:p>51</text:p>
          </table:table-cell>
          <table:table-cell office:value-type="float" office:value="399" table:style-name="ce3">
            <text:p>3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2" table:style-name="ce3">
            <text:p>191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52" table:style-name="ce3">
            <text:p>52</text:p>
          </table:table-cell>
          <table:table-cell office:value-type="float" office:value="307" table:style-name="ce3">
            <text:p>30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3" table:style-name="ce3">
            <text:p>191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53" table:style-name="ce3">
            <text:p>53</text:p>
          </table:table-cell>
          <table:table-cell office:value-type="float" office:value="302" table:style-name="ce3">
            <text:p>30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4" table:style-name="ce3">
            <text:p>191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54" table:style-name="ce3">
            <text:p>54</text:p>
          </table:table-cell>
          <table:table-cell office:value-type="float" office:value="301" table:style-name="ce3">
            <text:p>3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5" table:style-name="ce3">
            <text:p>191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55" table:style-name="ce3">
            <text:p>55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6" table:style-name="ce3">
            <text:p>191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56" table:style-name="ce3">
            <text:p>56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7" table:style-name="ce3">
            <text:p>191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57" table:style-name="ce3">
            <text:p>57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8" table:style-name="ce3">
            <text:p>191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58" table:style-name="ce3">
            <text:p>58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9" table:style-name="ce3">
            <text:p>191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59" table:style-name="ce3">
            <text:p>59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0" table:style-name="ce3">
            <text:p>192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60" table:style-name="ce3">
            <text:p>60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13" table:style-name="ce3">
            <text:p>241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14" table:style-name="ce3">
            <text:p>241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2" table:style-name="ce3">
            <text:p>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15" table:style-name="ce3">
            <text:p>241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3" table:style-name="ce3">
            <text:p>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16" table:style-name="ce3">
            <text:p>241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4" table:style-name="ce3">
            <text:p>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17" table:style-name="ce3">
            <text:p>241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5" table:style-name="ce3">
            <text:p>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18" table:style-name="ce3">
            <text:p>241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6" table:style-name="ce3">
            <text:p>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19" table:style-name="ce3">
            <text:p>241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7" table:style-name="ce3">
            <text:p>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20" table:style-name="ce3">
            <text:p>242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8" table:style-name="ce3">
            <text:p>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21" table:style-name="ce3">
            <text:p>242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9" table:style-name="ce3">
            <text:p>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22" table:style-name="ce3">
            <text:p>242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10" table:style-name="ce3">
            <text:p>1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23" table:style-name="ce3">
            <text:p>242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11" table:style-name="ce3">
            <text:p>1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24" table:style-name="ce3">
            <text:p>242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12" table:style-name="ce3">
            <text:p>1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25" table:style-name="ce3">
            <text:p>242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13" table:style-name="ce3">
            <text:p>1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26" table:style-name="ce3">
            <text:p>242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14" table:style-name="ce3">
            <text:p>1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27" table:style-name="ce3">
            <text:p>242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15" table:style-name="ce3">
            <text:p>1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28" table:style-name="ce3">
            <text:p>242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16" table:style-name="ce3">
            <text:p>1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29" table:style-name="ce3">
            <text:p>242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17" table:style-name="ce3">
            <text:p>1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30" table:style-name="ce3">
            <text:p>243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18" table:style-name="ce3">
            <text:p>1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31" table:style-name="ce3">
            <text:p>243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19" table:style-name="ce3">
            <text:p>1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32" table:style-name="ce3">
            <text:p>243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20" table:style-name="ce3">
            <text:p>2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33" table:style-name="ce3">
            <text:p>243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21" table:style-name="ce3">
            <text:p>2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34" table:style-name="ce3">
            <text:p>243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22" table:style-name="ce3">
            <text:p>2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35" table:style-name="ce3">
            <text:p>243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23" table:style-name="ce3">
            <text:p>2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36" table:style-name="ce3">
            <text:p>243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24" table:style-name="ce3">
            <text:p>2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37" table:style-name="ce3">
            <text:p>243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25" table:style-name="ce3">
            <text:p>2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38" table:style-name="ce3">
            <text:p>243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26" table:style-name="ce3">
            <text:p>2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39" table:style-name="ce3">
            <text:p>243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27" table:style-name="ce3">
            <text:p>2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40" table:style-name="ce3">
            <text:p>244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28" table:style-name="ce3">
            <text:p>2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41" table:style-name="ce3">
            <text:p>244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29" table:style-name="ce3">
            <text:p>2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42" table:style-name="ce3">
            <text:p>244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30" table:style-name="ce3">
            <text:p>3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43" table:style-name="ce3">
            <text:p>244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31" table:style-name="ce3">
            <text:p>3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44" table:style-name="ce3">
            <text:p>244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32" table:style-name="ce3">
            <text:p>3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45" table:style-name="ce3">
            <text:p>244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33" table:style-name="ce3">
            <text:p>3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46" table:style-name="ce3">
            <text:p>244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34" table:style-name="ce3">
            <text:p>3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47" table:style-name="ce3">
            <text:p>244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35" table:style-name="ce3">
            <text:p>3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48" table:style-name="ce3">
            <text:p>244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4</text:p>
          </table:table-cell>
          <table:table-cell office:value-type="float" office:value="36" table:style-name="ce3">
            <text:p>3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77" table:style-name="ce3">
            <text:p>297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4</text:p>
          </table:table-cell>
          <table:table-cell office:value-type="float" office:value="37" table:style-name="ce3">
            <text:p>3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78" table:style-name="ce3">
            <text:p>297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4</text:p>
          </table:table-cell>
          <table:table-cell office:value-type="float" office:value="38" table:style-name="ce3">
            <text:p>3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79" table:style-name="ce3">
            <text:p>297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4</text:p>
          </table:table-cell>
          <table:table-cell office:value-type="float" office:value="39" table:style-name="ce3">
            <text:p>3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80" table:style-name="ce3">
            <text:p>298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4</text:p>
          </table:table-cell>
          <table:table-cell office:value-type="float" office:value="40" table:style-name="ce3">
            <text:p>4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81" table:style-name="ce3">
            <text:p>298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4</text:p>
          </table:table-cell>
          <table:table-cell office:value-type="float" office:value="41" table:style-name="ce3">
            <text:p>4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82" table:style-name="ce3">
            <text:p>298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4</text:p>
          </table:table-cell>
          <table:table-cell office:value-type="float" office:value="42" table:style-name="ce3">
            <text:p>4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83" table:style-name="ce3">
            <text:p>298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4</text:p>
          </table:table-cell>
          <table:table-cell office:value-type="float" office:value="43" table:style-name="ce3">
            <text:p>4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84" table:style-name="ce3">
            <text:p>298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4</text:p>
          </table:table-cell>
          <table:table-cell office:value-type="float" office:value="44" table:style-name="ce3">
            <text:p>4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85" table:style-name="ce3">
            <text:p>298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4</text:p>
          </table:table-cell>
          <table:table-cell office:value-type="float" office:value="45" table:style-name="ce3">
            <text:p>4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86" table:style-name="ce3">
            <text:p>298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4</text:p>
          </table:table-cell>
          <table:table-cell office:value-type="float" office:value="46" table:style-name="ce3">
            <text:p>4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87" table:style-name="ce3">
            <text:p>298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4</text:p>
          </table:table-cell>
          <table:table-cell office:value-type="float" office:value="47" table:style-name="ce3">
            <text:p>4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88" table:style-name="ce3">
            <text:p>298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4</text:p>
          </table:table-cell>
          <table:table-cell office:value-type="float" office:value="48" table:style-name="ce3">
            <text:p>4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89" table:style-name="ce3">
            <text:p>298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4</text:p>
          </table:table-cell>
          <table:table-cell office:value-type="float" office:value="49" table:style-name="ce3">
            <text:p>4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90" table:style-name="ce3">
            <text:p>299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4</text:p>
          </table:table-cell>
          <table:table-cell office:value-type="float" office:value="50" table:style-name="ce3">
            <text:p>5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91" table:style-name="ce3">
            <text:p>299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4</text:p>
          </table:table-cell>
          <table:table-cell office:value-type="float" office:value="51" table:style-name="ce3">
            <text:p>5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92" table:style-name="ce3">
            <text:p>299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4</text:p>
          </table:table-cell>
          <table:table-cell office:value-type="float" office:value="52" table:style-name="ce3">
            <text:p>5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93" table:style-name="ce3">
            <text:p>299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4</text:p>
          </table:table-cell>
          <table:table-cell office:value-type="float" office:value="53" table:style-name="ce3">
            <text:p>5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94" table:style-name="ce3">
            <text:p>299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4</text:p>
          </table:table-cell>
          <table:table-cell office:value-type="float" office:value="54" table:style-name="ce3">
            <text:p>5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95" table:style-name="ce3">
            <text:p>299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4</text:p>
          </table:table-cell>
          <table:table-cell office:value-type="float" office:value="55" table:style-name="ce3">
            <text:p>5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96" table:style-name="ce3">
            <text:p>299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4</text:p>
          </table:table-cell>
          <table:table-cell office:value-type="float" office:value="56" table:style-name="ce3">
            <text:p>5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97" table:style-name="ce3">
            <text:p>299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4</text:p>
          </table:table-cell>
          <table:table-cell office:value-type="float" office:value="57" table:style-name="ce3">
            <text:p>5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98" table:style-name="ce3">
            <text:p>299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4</text:p>
          </table:table-cell>
          <table:table-cell office:value-type="float" office:value="58" table:style-name="ce3">
            <text:p>5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99" table:style-name="ce3">
            <text:p>299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4</text:p>
          </table:table-cell>
          <table:table-cell office:value-type="float" office:value="59" table:style-name="ce3">
            <text:p>5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00" table:style-name="ce3">
            <text:p>300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4</text:p>
          </table:table-cell>
          <table:table-cell office:value-type="float" office:value="60" table:style-name="ce3">
            <text:p>6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93" table:style-name="ce3">
            <text:p>349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1" table:style-name="ce3">
            <text:p>1</text:p>
          </table:table-cell>
          <table:table-cell office:value-type="float" office:value="205" table:style-name="ce3">
            <text:p>2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94" table:style-name="ce3">
            <text:p>349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2" table:style-name="ce3">
            <text:p>2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95" table:style-name="ce3">
            <text:p>349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3" table:style-name="ce3">
            <text:p>3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96" table:style-name="ce3">
            <text:p>349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4" table:style-name="ce3">
            <text:p>4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97" table:style-name="ce3">
            <text:p>349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5" table:style-name="ce3">
            <text:p>5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98" table:style-name="ce3">
            <text:p>349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6" table:style-name="ce3">
            <text:p>6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99" table:style-name="ce3">
            <text:p>349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7" table:style-name="ce3">
            <text:p>7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00" table:style-name="ce3">
            <text:p>350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8" table:style-name="ce3">
            <text:p>8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01" table:style-name="ce3">
            <text:p>350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9" table:style-name="ce3">
            <text:p>9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02" table:style-name="ce3">
            <text:p>350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10" table:style-name="ce3">
            <text:p>10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03" table:style-name="ce3">
            <text:p>350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11" table:style-name="ce3">
            <text:p>11</text:p>
          </table:table-cell>
          <table:table-cell office:value-type="float" office:value="247" table:style-name="ce3">
            <text:p>2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04" table:style-name="ce3">
            <text:p>350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12" table:style-name="ce3">
            <text:p>12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05" table:style-name="ce3">
            <text:p>350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13" table:style-name="ce3">
            <text:p>13</text:p>
          </table:table-cell>
          <table:table-cell office:value-type="float" office:value="256" table:style-name="ce3">
            <text:p>2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06" table:style-name="ce3">
            <text:p>350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14" table:style-name="ce3">
            <text:p>14</text:p>
          </table:table-cell>
          <table:table-cell office:value-type="float" office:value="269" table:style-name="ce3">
            <text:p>2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07" table:style-name="ce3">
            <text:p>350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15" table:style-name="ce3">
            <text:p>15</text:p>
          </table:table-cell>
          <table:table-cell office:value-type="float" office:value="204" table:style-name="ce3">
            <text:p>20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08" table:style-name="ce3">
            <text:p>350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16" table:style-name="ce3">
            <text:p>16</text:p>
          </table:table-cell>
          <table:table-cell office:value-type="float" office:value="206" table:style-name="ce3">
            <text:p>20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09" table:style-name="ce3">
            <text:p>350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17" table:style-name="ce3">
            <text:p>17</text:p>
          </table:table-cell>
          <table:table-cell office:value-type="float" office:value="208" table:style-name="ce3">
            <text:p>20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10" table:style-name="ce3">
            <text:p>351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18" table:style-name="ce3">
            <text:p>18</text:p>
          </table:table-cell>
          <table:table-cell office:value-type="float" office:value="209" table:style-name="ce3">
            <text:p>20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11" table:style-name="ce3">
            <text:p>351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19" table:style-name="ce3">
            <text:p>19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12" table:style-name="ce3">
            <text:p>351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20" table:style-name="ce3">
            <text:p>20</text:p>
          </table:table-cell>
          <table:table-cell office:value-type="float" office:value="275" table:style-name="ce3">
            <text:p>2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13" table:style-name="ce3">
            <text:p>351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21" table:style-name="ce3">
            <text:p>21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14" table:style-name="ce3">
            <text:p>351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22" table:style-name="ce3">
            <text:p>22</text:p>
          </table:table-cell>
          <table:table-cell office:value-type="float" office:value="228" table:style-name="ce3">
            <text:p>2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15" table:style-name="ce3">
            <text:p>351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23" table:style-name="ce3">
            <text:p>23</text:p>
          </table:table-cell>
          <table:table-cell office:value-type="float" office:value="217" table:style-name="ce3">
            <text:p>21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16" table:style-name="ce3">
            <text:p>351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24" table:style-name="ce3">
            <text:p>24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17" table:style-name="ce3">
            <text:p>351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25" table:style-name="ce3">
            <text:p>25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18" table:style-name="ce3">
            <text:p>351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26" table:style-name="ce3">
            <text:p>26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19" table:style-name="ce3">
            <text:p>351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27" table:style-name="ce3">
            <text:p>27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20" table:style-name="ce3">
            <text:p>352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28" table:style-name="ce3">
            <text:p>28</text:p>
          </table:table-cell>
          <table:table-cell office:value-type="float" office:value="287" table:style-name="ce3">
            <text:p>2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21" table:style-name="ce3">
            <text:p>352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29" table:style-name="ce3">
            <text:p>29</text:p>
          </table:table-cell>
          <table:table-cell office:value-type="float" office:value="265" table:style-name="ce3">
            <text:p>2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22" table:style-name="ce3">
            <text:p>352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30" table:style-name="ce3">
            <text:p>30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23" table:style-name="ce3">
            <text:p>352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31" table:style-name="ce3">
            <text:p>31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24" table:style-name="ce3">
            <text:p>352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32" table:style-name="ce3">
            <text:p>32</text:p>
          </table:table-cell>
          <table:table-cell office:value-type="float" office:value="264" table:style-name="ce3">
            <text:p>2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25" table:style-name="ce3">
            <text:p>352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33" table:style-name="ce3">
            <text:p>33</text:p>
          </table:table-cell>
          <table:table-cell office:value-type="float" office:value="237" table:style-name="ce3">
            <text:p>23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26" table:style-name="ce3">
            <text:p>352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34" table:style-name="ce3">
            <text:p>34</text:p>
          </table:table-cell>
          <table:table-cell office:value-type="float" office:value="218" table:style-name="ce3">
            <text:p>21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27" table:style-name="ce3">
            <text:p>352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35" table:style-name="ce3">
            <text:p>35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28" table:style-name="ce3">
            <text:p>352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36" table:style-name="ce3">
            <text:p>36</text:p>
          </table:table-cell>
          <table:table-cell office:value-type="float" office:value="273" table:style-name="ce3">
            <text:p>2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57" table:style-name="ce3">
            <text:p>405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37" table:style-name="ce3">
            <text:p>37</text:p>
          </table:table-cell>
          <table:table-cell office:value-type="float" office:value="302" table:style-name="ce3">
            <text:p>30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58" table:style-name="ce3">
            <text:p>405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38" table:style-name="ce3">
            <text:p>38</text:p>
          </table:table-cell>
          <table:table-cell office:value-type="float" office:value="301" table:style-name="ce3">
            <text:p>3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59" table:style-name="ce3">
            <text:p>405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39" table:style-name="ce3">
            <text:p>39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60" table:style-name="ce3">
            <text:p>406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40" table:style-name="ce3">
            <text:p>40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61" table:style-name="ce3">
            <text:p>406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41" table:style-name="ce3">
            <text:p>41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62" table:style-name="ce3">
            <text:p>406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42" table:style-name="ce3">
            <text:p>42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63" table:style-name="ce3">
            <text:p>406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43" table:style-name="ce3">
            <text:p>43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64" table:style-name="ce3">
            <text:p>406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44" table:style-name="ce3">
            <text:p>44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65" table:style-name="ce3">
            <text:p>406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45" table:style-name="ce3">
            <text:p>45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66" table:style-name="ce3">
            <text:p>406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46" table:style-name="ce3">
            <text:p>46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67" table:style-name="ce3">
            <text:p>406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47" table:style-name="ce3">
            <text:p>47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68" table:style-name="ce3">
            <text:p>406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48" table:style-name="ce3">
            <text:p>48</text:p>
          </table:table-cell>
          <table:table-cell office:value-type="float" office:value="355" table:style-name="ce3">
            <text:p>3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69" table:style-name="ce3">
            <text:p>406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49" table:style-name="ce3">
            <text:p>49</text:p>
          </table:table-cell>
          <table:table-cell office:value-type="float" office:value="343" table:style-name="ce3">
            <text:p>3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70" table:style-name="ce3">
            <text:p>407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50" table:style-name="ce3">
            <text:p>50</text:p>
          </table:table-cell>
          <table:table-cell office:value-type="float" office:value="322" table:style-name="ce3">
            <text:p>3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71" table:style-name="ce3">
            <text:p>407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51" table:style-name="ce3">
            <text:p>51</text:p>
          </table:table-cell>
          <table:table-cell office:value-type="float" office:value="369" table:style-name="ce3">
            <text:p>3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72" table:style-name="ce3">
            <text:p>407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52" table:style-name="ce3">
            <text:p>52</text:p>
          </table:table-cell>
          <table:table-cell office:value-type="float" office:value="399" table:style-name="ce3">
            <text:p>3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73" table:style-name="ce3">
            <text:p>407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53" table:style-name="ce3">
            <text:p>53</text:p>
          </table:table-cell>
          <table:table-cell office:value-type="float" office:value="307" table:style-name="ce3">
            <text:p>30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74" table:style-name="ce3">
            <text:p>407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54" table:style-name="ce3">
            <text:p>54</text:p>
          </table:table-cell>
          <table:table-cell office:value-type="float" office:value="302" table:style-name="ce3">
            <text:p>30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75" table:style-name="ce3">
            <text:p>407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55" table:style-name="ce3">
            <text:p>55</text:p>
          </table:table-cell>
          <table:table-cell office:value-type="float" office:value="301" table:style-name="ce3">
            <text:p>3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76" table:style-name="ce3">
            <text:p>407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56" table:style-name="ce3">
            <text:p>56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77" table:style-name="ce3">
            <text:p>407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57" table:style-name="ce3">
            <text:p>57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78" table:style-name="ce3">
            <text:p>407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58" table:style-name="ce3">
            <text:p>58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79" table:style-name="ce3">
            <text:p>407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59" table:style-name="ce3">
            <text:p>59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80" table:style-name="ce3">
            <text:p>408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4</text:p>
          </table:table-cell>
          <table:table-cell office:value-type="float" office:value="60" table:style-name="ce3">
            <text:p>60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7" table:style-name="ce3">
            <text:p>111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1" table:style-name="ce3">
            <text:p>1</text:p>
          </table:table-cell>
          <table:table-cell office:value-type="float" office:value="192" table:style-name="ce3">
            <text:p>1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8" table:style-name="ce3">
            <text:p>111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2" table:style-name="ce3">
            <text:p>2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9" table:style-name="ce3">
            <text:p>111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3" table:style-name="ce3">
            <text:p>3</text:p>
          </table:table-cell>
          <table:table-cell office:value-type="float" office:value="163" table:style-name="ce3">
            <text:p>16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0" table:style-name="ce3">
            <text:p>112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4" table:style-name="ce3">
            <text:p>4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1" table:style-name="ce3">
            <text:p>112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5" table:style-name="ce3">
            <text:p>5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2" table:style-name="ce3">
            <text:p>112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6" table:style-name="ce3">
            <text:p>6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3" table:style-name="ce3">
            <text:p>112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7" table:style-name="ce3">
            <text:p>7</text:p>
          </table:table-cell>
          <table:table-cell office:value-type="float" office:value="164" table:style-name="ce3">
            <text:p>1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4" table:style-name="ce3">
            <text:p>112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8" table:style-name="ce3">
            <text:p>8</text:p>
          </table:table-cell>
          <table:table-cell office:value-type="float" office:value="176" table:style-name="ce3">
            <text:p>1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5" table:style-name="ce3">
            <text:p>112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9" table:style-name="ce3">
            <text:p>9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6" table:style-name="ce3">
            <text:p>112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10" table:style-name="ce3">
            <text:p>10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7" table:style-name="ce3">
            <text:p>112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11" table:style-name="ce3">
            <text:p>11</text:p>
          </table:table-cell>
          <table:table-cell office:value-type="float" office:value="173" table:style-name="ce3">
            <text:p>1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8" table:style-name="ce3">
            <text:p>112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12" table:style-name="ce3">
            <text:p>12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9" table:style-name="ce3">
            <text:p>112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13" table:style-name="ce3">
            <text:p>13</text:p>
          </table:table-cell>
          <table:table-cell office:value-type="float" office:value="142" table:style-name="ce3">
            <text:p>1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0" table:style-name="ce3">
            <text:p>113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14" table:style-name="ce3">
            <text:p>14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1" table:style-name="ce3">
            <text:p>113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15" table:style-name="ce3">
            <text:p>15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2" table:style-name="ce3">
            <text:p>113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16" table:style-name="ce3">
            <text:p>16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3" table:style-name="ce3">
            <text:p>113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17" table:style-name="ce3">
            <text:p>17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4" table:style-name="ce3">
            <text:p>113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18" table:style-name="ce3">
            <text:p>18</text:p>
          </table:table-cell>
          <table:table-cell office:value-type="float" office:value="196" table:style-name="ce3">
            <text:p>19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5" table:style-name="ce3">
            <text:p>113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19" table:style-name="ce3">
            <text:p>19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6" table:style-name="ce3">
            <text:p>113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20" table:style-name="ce3">
            <text:p>20</text:p>
          </table:table-cell>
          <table:table-cell office:value-type="float" office:value="111" table:style-name="ce3">
            <text:p>11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7" table:style-name="ce3">
            <text:p>113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21" table:style-name="ce3">
            <text:p>21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8" table:style-name="ce3">
            <text:p>113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22" table:style-name="ce3">
            <text:p>22</text:p>
          </table:table-cell>
          <table:table-cell office:value-type="float" office:value="175" table:style-name="ce3">
            <text:p>1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9" table:style-name="ce3">
            <text:p>113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23" table:style-name="ce3">
            <text:p>23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0" table:style-name="ce3">
            <text:p>114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24" table:style-name="ce3">
            <text:p>24</text:p>
          </table:table-cell>
          <table:table-cell office:value-type="float" office:value="139" table:style-name="ce3">
            <text:p>13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1" table:style-name="ce3">
            <text:p>114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25" table:style-name="ce3">
            <text:p>25</text:p>
          </table:table-cell>
          <table:table-cell office:value-type="float" office:value="141" table:style-name="ce3">
            <text:p>14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2" table:style-name="ce3">
            <text:p>114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26" table:style-name="ce3">
            <text:p>26</text:p>
          </table:table-cell>
          <table:table-cell office:value-type="float" office:value="122" table:style-name="ce3">
            <text:p>1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3" table:style-name="ce3">
            <text:p>114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27" table:style-name="ce3">
            <text:p>27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4" table:style-name="ce3">
            <text:p>114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28" table:style-name="ce3">
            <text:p>28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5" table:style-name="ce3">
            <text:p>114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29" table:style-name="ce3">
            <text:p>29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6" table:style-name="ce3">
            <text:p>114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30" table:style-name="ce3">
            <text:p>30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7" table:style-name="ce3">
            <text:p>114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31" table:style-name="ce3">
            <text:p>31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8" table:style-name="ce3">
            <text:p>114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32" table:style-name="ce3">
            <text:p>32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9" table:style-name="ce3">
            <text:p>114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33" table:style-name="ce3">
            <text:p>33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0" table:style-name="ce3">
            <text:p>115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34" table:style-name="ce3">
            <text:p>34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1" table:style-name="ce3">
            <text:p>115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35" table:style-name="ce3">
            <text:p>35</text:p>
          </table:table-cell>
          <table:table-cell office:value-type="float" office:value="129" table:style-name="ce3">
            <text:p>12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2" table:style-name="ce3">
            <text:p>115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5</text:p>
          </table:table-cell>
          <table:table-cell office:value-type="float" office:value="36" table:style-name="ce3">
            <text:p>36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3" table:style-name="ce3">
            <text:p>175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37" table:style-name="ce3">
            <text:p>37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4" table:style-name="ce3">
            <text:p>175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38" table:style-name="ce3">
            <text:p>38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5" table:style-name="ce3">
            <text:p>175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39" table:style-name="ce3">
            <text:p>39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6" table:style-name="ce3">
            <text:p>175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40" table:style-name="ce3">
            <text:p>40</text:p>
          </table:table-cell>
          <table:table-cell office:value-type="float" office:value="287" table:style-name="ce3">
            <text:p>2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7" table:style-name="ce3">
            <text:p>175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41" table:style-name="ce3">
            <text:p>41</text:p>
          </table:table-cell>
          <table:table-cell office:value-type="float" office:value="265" table:style-name="ce3">
            <text:p>2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8" table:style-name="ce3">
            <text:p>175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42" table:style-name="ce3">
            <text:p>42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9" table:style-name="ce3">
            <text:p>175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43" table:style-name="ce3">
            <text:p>43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0" table:style-name="ce3">
            <text:p>176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44" table:style-name="ce3">
            <text:p>44</text:p>
          </table:table-cell>
          <table:table-cell office:value-type="float" office:value="264" table:style-name="ce3">
            <text:p>2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1" table:style-name="ce3">
            <text:p>176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45" table:style-name="ce3">
            <text:p>45</text:p>
          </table:table-cell>
          <table:table-cell office:value-type="float" office:value="237" table:style-name="ce3">
            <text:p>23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2" table:style-name="ce3">
            <text:p>176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46" table:style-name="ce3">
            <text:p>46</text:p>
          </table:table-cell>
          <table:table-cell office:value-type="float" office:value="218" table:style-name="ce3">
            <text:p>21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3" table:style-name="ce3">
            <text:p>176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47" table:style-name="ce3">
            <text:p>47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4" table:style-name="ce3">
            <text:p>176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48" table:style-name="ce3">
            <text:p>48</text:p>
          </table:table-cell>
          <table:table-cell office:value-type="float" office:value="273" table:style-name="ce3">
            <text:p>2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5" table:style-name="ce3">
            <text:p>176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49" table:style-name="ce3">
            <text:p>49</text:p>
          </table:table-cell>
          <table:table-cell office:value-type="float" office:value="284" table:style-name="ce3">
            <text:p>2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6" table:style-name="ce3">
            <text:p>176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50" table:style-name="ce3">
            <text:p>50</text:p>
          </table:table-cell>
          <table:table-cell office:value-type="float" office:value="253" table:style-name="ce3">
            <text:p>25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7" table:style-name="ce3">
            <text:p>176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51" table:style-name="ce3">
            <text:p>51</text:p>
          </table:table-cell>
          <table:table-cell office:value-type="float" office:value="261" table:style-name="ce3">
            <text:p>26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8" table:style-name="ce3">
            <text:p>176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52" table:style-name="ce3">
            <text:p>52</text:p>
          </table:table-cell>
          <table:table-cell office:value-type="float" office:value="276" table:style-name="ce3">
            <text:p>2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9" table:style-name="ce3">
            <text:p>176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53" table:style-name="ce3">
            <text:p>53</text:p>
          </table:table-cell>
          <table:table-cell office:value-type="float" office:value="205" table:style-name="ce3">
            <text:p>2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0" table:style-name="ce3">
            <text:p>177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54" table:style-name="ce3">
            <text:p>54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1" table:style-name="ce3">
            <text:p>177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55" table:style-name="ce3">
            <text:p>55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2" table:style-name="ce3">
            <text:p>177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56" table:style-name="ce3">
            <text:p>56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3" table:style-name="ce3">
            <text:p>177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57" table:style-name="ce3">
            <text:p>57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4" table:style-name="ce3">
            <text:p>177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58" table:style-name="ce3">
            <text:p>58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5" table:style-name="ce3">
            <text:p>177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59" table:style-name="ce3">
            <text:p>59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6" table:style-name="ce3">
            <text:p>177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60" table:style-name="ce3">
            <text:p>60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7" table:style-name="ce3">
            <text:p>219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1" table:style-name="ce3">
            <text:p>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8" table:style-name="ce3">
            <text:p>219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2" table:style-name="ce3">
            <text:p>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9" table:style-name="ce3">
            <text:p>219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3" table:style-name="ce3">
            <text:p>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0" table:style-name="ce3">
            <text:p>220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4" table:style-name="ce3">
            <text:p>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1" table:style-name="ce3">
            <text:p>220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5" table:style-name="ce3">
            <text:p>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2" table:style-name="ce3">
            <text:p>220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6" table:style-name="ce3">
            <text:p>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3" table:style-name="ce3">
            <text:p>220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7" table:style-name="ce3">
            <text:p>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4" table:style-name="ce3">
            <text:p>220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8" table:style-name="ce3">
            <text:p>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5" table:style-name="ce3">
            <text:p>220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9" table:style-name="ce3">
            <text:p>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6" table:style-name="ce3">
            <text:p>220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10" table:style-name="ce3">
            <text:p>1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7" table:style-name="ce3">
            <text:p>220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11" table:style-name="ce3">
            <text:p>1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8" table:style-name="ce3">
            <text:p>220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12" table:style-name="ce3">
            <text:p>1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9" table:style-name="ce3">
            <text:p>220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13" table:style-name="ce3">
            <text:p>1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0" table:style-name="ce3">
            <text:p>221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14" table:style-name="ce3">
            <text:p>1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1" table:style-name="ce3">
            <text:p>221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15" table:style-name="ce3">
            <text:p>1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2" table:style-name="ce3">
            <text:p>221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16" table:style-name="ce3">
            <text:p>1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3" table:style-name="ce3">
            <text:p>221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17" table:style-name="ce3">
            <text:p>1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4" table:style-name="ce3">
            <text:p>221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18" table:style-name="ce3">
            <text:p>1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5" table:style-name="ce3">
            <text:p>221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19" table:style-name="ce3">
            <text:p>1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6" table:style-name="ce3">
            <text:p>221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20" table:style-name="ce3">
            <text:p>2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7" table:style-name="ce3">
            <text:p>221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21" table:style-name="ce3">
            <text:p>2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8" table:style-name="ce3">
            <text:p>221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22" table:style-name="ce3">
            <text:p>2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9" table:style-name="ce3">
            <text:p>221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23" table:style-name="ce3">
            <text:p>2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0" table:style-name="ce3">
            <text:p>222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24" table:style-name="ce3">
            <text:p>2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1" table:style-name="ce3">
            <text:p>222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25" table:style-name="ce3">
            <text:p>2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2" table:style-name="ce3">
            <text:p>222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26" table:style-name="ce3">
            <text:p>2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3" table:style-name="ce3">
            <text:p>222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27" table:style-name="ce3">
            <text:p>2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4" table:style-name="ce3">
            <text:p>222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28" table:style-name="ce3">
            <text:p>2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5" table:style-name="ce3">
            <text:p>222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29" table:style-name="ce3">
            <text:p>2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6" table:style-name="ce3">
            <text:p>222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30" table:style-name="ce3">
            <text:p>3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7" table:style-name="ce3">
            <text:p>222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31" table:style-name="ce3">
            <text:p>3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8" table:style-name="ce3">
            <text:p>222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32" table:style-name="ce3">
            <text:p>3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9" table:style-name="ce3">
            <text:p>222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33" table:style-name="ce3">
            <text:p>3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0" table:style-name="ce3">
            <text:p>223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34" table:style-name="ce3">
            <text:p>3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1" table:style-name="ce3">
            <text:p>223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35" table:style-name="ce3">
            <text:p>3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2" table:style-name="ce3">
            <text:p>223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5</text:p>
          </table:table-cell>
          <table:table-cell office:value-type="float" office:value="36" table:style-name="ce3">
            <text:p>3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33" table:style-name="ce3">
            <text:p>283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5</text:p>
          </table:table-cell>
          <table:table-cell office:value-type="float" office:value="37" table:style-name="ce3">
            <text:p>3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34" table:style-name="ce3">
            <text:p>283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5</text:p>
          </table:table-cell>
          <table:table-cell office:value-type="float" office:value="38" table:style-name="ce3">
            <text:p>3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35" table:style-name="ce3">
            <text:p>283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5</text:p>
          </table:table-cell>
          <table:table-cell office:value-type="float" office:value="39" table:style-name="ce3">
            <text:p>3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36" table:style-name="ce3">
            <text:p>283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5</text:p>
          </table:table-cell>
          <table:table-cell office:value-type="float" office:value="40" table:style-name="ce3">
            <text:p>4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37" table:style-name="ce3">
            <text:p>283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5</text:p>
          </table:table-cell>
          <table:table-cell office:value-type="float" office:value="41" table:style-name="ce3">
            <text:p>4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38" table:style-name="ce3">
            <text:p>283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5</text:p>
          </table:table-cell>
          <table:table-cell office:value-type="float" office:value="42" table:style-name="ce3">
            <text:p>4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39" table:style-name="ce3">
            <text:p>283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5</text:p>
          </table:table-cell>
          <table:table-cell office:value-type="float" office:value="43" table:style-name="ce3">
            <text:p>4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40" table:style-name="ce3">
            <text:p>284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5</text:p>
          </table:table-cell>
          <table:table-cell office:value-type="float" office:value="44" table:style-name="ce3">
            <text:p>4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41" table:style-name="ce3">
            <text:p>284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5</text:p>
          </table:table-cell>
          <table:table-cell office:value-type="float" office:value="45" table:style-name="ce3">
            <text:p>4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42" table:style-name="ce3">
            <text:p>284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5</text:p>
          </table:table-cell>
          <table:table-cell office:value-type="float" office:value="46" table:style-name="ce3">
            <text:p>4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43" table:style-name="ce3">
            <text:p>284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5</text:p>
          </table:table-cell>
          <table:table-cell office:value-type="float" office:value="47" table:style-name="ce3">
            <text:p>4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44" table:style-name="ce3">
            <text:p>284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5</text:p>
          </table:table-cell>
          <table:table-cell office:value-type="float" office:value="48" table:style-name="ce3">
            <text:p>4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45" table:style-name="ce3">
            <text:p>284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5</text:p>
          </table:table-cell>
          <table:table-cell office:value-type="float" office:value="49" table:style-name="ce3">
            <text:p>4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46" table:style-name="ce3">
            <text:p>284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5</text:p>
          </table:table-cell>
          <table:table-cell office:value-type="float" office:value="50" table:style-name="ce3">
            <text:p>5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47" table:style-name="ce3">
            <text:p>284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5</text:p>
          </table:table-cell>
          <table:table-cell office:value-type="float" office:value="51" table:style-name="ce3">
            <text:p>5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48" table:style-name="ce3">
            <text:p>284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5</text:p>
          </table:table-cell>
          <table:table-cell office:value-type="float" office:value="52" table:style-name="ce3">
            <text:p>5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49" table:style-name="ce3">
            <text:p>284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5</text:p>
          </table:table-cell>
          <table:table-cell office:value-type="float" office:value="53" table:style-name="ce3">
            <text:p>5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50" table:style-name="ce3">
            <text:p>285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5</text:p>
          </table:table-cell>
          <table:table-cell office:value-type="float" office:value="54" table:style-name="ce3">
            <text:p>5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51" table:style-name="ce3">
            <text:p>285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5</text:p>
          </table:table-cell>
          <table:table-cell office:value-type="float" office:value="55" table:style-name="ce3">
            <text:p>5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52" table:style-name="ce3">
            <text:p>285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5</text:p>
          </table:table-cell>
          <table:table-cell office:value-type="float" office:value="56" table:style-name="ce3">
            <text:p>5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53" table:style-name="ce3">
            <text:p>285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5</text:p>
          </table:table-cell>
          <table:table-cell office:value-type="float" office:value="57" table:style-name="ce3">
            <text:p>5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54" table:style-name="ce3">
            <text:p>285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5</text:p>
          </table:table-cell>
          <table:table-cell office:value-type="float" office:value="58" table:style-name="ce3">
            <text:p>5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55" table:style-name="ce3">
            <text:p>285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5</text:p>
          </table:table-cell>
          <table:table-cell office:value-type="float" office:value="59" table:style-name="ce3">
            <text:p>5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56" table:style-name="ce3">
            <text:p>285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5</text:p>
          </table:table-cell>
          <table:table-cell office:value-type="float" office:value="60" table:style-name="ce3">
            <text:p>6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77" table:style-name="ce3">
            <text:p>327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1" table:style-name="ce3">
            <text:p>1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78" table:style-name="ce3">
            <text:p>327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2" table:style-name="ce3">
            <text:p>2</text:p>
          </table:table-cell>
          <table:table-cell office:value-type="float" office:value="192" table:style-name="ce3">
            <text:p>1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79" table:style-name="ce3">
            <text:p>327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3" table:style-name="ce3">
            <text:p>3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80" table:style-name="ce3">
            <text:p>328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4" table:style-name="ce3">
            <text:p>4</text:p>
          </table:table-cell>
          <table:table-cell office:value-type="float" office:value="163" table:style-name="ce3">
            <text:p>16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81" table:style-name="ce3">
            <text:p>328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5" table:style-name="ce3">
            <text:p>5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82" table:style-name="ce3">
            <text:p>328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6" table:style-name="ce3">
            <text:p>6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83" table:style-name="ce3">
            <text:p>328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7" table:style-name="ce3">
            <text:p>7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84" table:style-name="ce3">
            <text:p>328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8" table:style-name="ce3">
            <text:p>8</text:p>
          </table:table-cell>
          <table:table-cell office:value-type="float" office:value="164" table:style-name="ce3">
            <text:p>1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85" table:style-name="ce3">
            <text:p>328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9" table:style-name="ce3">
            <text:p>9</text:p>
          </table:table-cell>
          <table:table-cell office:value-type="float" office:value="176" table:style-name="ce3">
            <text:p>1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86" table:style-name="ce3">
            <text:p>328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10" table:style-name="ce3">
            <text:p>10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87" table:style-name="ce3">
            <text:p>328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11" table:style-name="ce3">
            <text:p>11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88" table:style-name="ce3">
            <text:p>328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12" table:style-name="ce3">
            <text:p>12</text:p>
          </table:table-cell>
          <table:table-cell office:value-type="float" office:value="173" table:style-name="ce3">
            <text:p>1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89" table:style-name="ce3">
            <text:p>328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13" table:style-name="ce3">
            <text:p>13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90" table:style-name="ce3">
            <text:p>329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14" table:style-name="ce3">
            <text:p>14</text:p>
          </table:table-cell>
          <table:table-cell office:value-type="float" office:value="142" table:style-name="ce3">
            <text:p>1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91" table:style-name="ce3">
            <text:p>329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15" table:style-name="ce3">
            <text:p>15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92" table:style-name="ce3">
            <text:p>329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16" table:style-name="ce3">
            <text:p>16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93" table:style-name="ce3">
            <text:p>329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17" table:style-name="ce3">
            <text:p>17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94" table:style-name="ce3">
            <text:p>329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18" table:style-name="ce3">
            <text:p>18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95" table:style-name="ce3">
            <text:p>329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19" table:style-name="ce3">
            <text:p>19</text:p>
          </table:table-cell>
          <table:table-cell office:value-type="float" office:value="196" table:style-name="ce3">
            <text:p>19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96" table:style-name="ce3">
            <text:p>329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20" table:style-name="ce3">
            <text:p>20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97" table:style-name="ce3">
            <text:p>329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21" table:style-name="ce3">
            <text:p>21</text:p>
          </table:table-cell>
          <table:table-cell office:value-type="float" office:value="111" table:style-name="ce3">
            <text:p>11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98" table:style-name="ce3">
            <text:p>329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22" table:style-name="ce3">
            <text:p>22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99" table:style-name="ce3">
            <text:p>329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23" table:style-name="ce3">
            <text:p>23</text:p>
          </table:table-cell>
          <table:table-cell office:value-type="float" office:value="175" table:style-name="ce3">
            <text:p>1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00" table:style-name="ce3">
            <text:p>330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24" table:style-name="ce3">
            <text:p>24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01" table:style-name="ce3">
            <text:p>330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25" table:style-name="ce3">
            <text:p>25</text:p>
          </table:table-cell>
          <table:table-cell office:value-type="float" office:value="139" table:style-name="ce3">
            <text:p>13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02" table:style-name="ce3">
            <text:p>330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26" table:style-name="ce3">
            <text:p>26</text:p>
          </table:table-cell>
          <table:table-cell office:value-type="float" office:value="141" table:style-name="ce3">
            <text:p>14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03" table:style-name="ce3">
            <text:p>330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27" table:style-name="ce3">
            <text:p>27</text:p>
          </table:table-cell>
          <table:table-cell office:value-type="float" office:value="122" table:style-name="ce3">
            <text:p>1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04" table:style-name="ce3">
            <text:p>330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28" table:style-name="ce3">
            <text:p>28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05" table:style-name="ce3">
            <text:p>330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29" table:style-name="ce3">
            <text:p>29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06" table:style-name="ce3">
            <text:p>330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30" table:style-name="ce3">
            <text:p>30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07" table:style-name="ce3">
            <text:p>330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31" table:style-name="ce3">
            <text:p>31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08" table:style-name="ce3">
            <text:p>330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32" table:style-name="ce3">
            <text:p>32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09" table:style-name="ce3">
            <text:p>330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33" table:style-name="ce3">
            <text:p>33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10" table:style-name="ce3">
            <text:p>331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34" table:style-name="ce3">
            <text:p>34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11" table:style-name="ce3">
            <text:p>331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35" table:style-name="ce3">
            <text:p>35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12" table:style-name="ce3">
            <text:p>331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36" table:style-name="ce3">
            <text:p>36</text:p>
          </table:table-cell>
          <table:table-cell office:value-type="float" office:value="129" table:style-name="ce3">
            <text:p>12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13" table:style-name="ce3">
            <text:p>391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37" table:style-name="ce3">
            <text:p>37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14" table:style-name="ce3">
            <text:p>391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38" table:style-name="ce3">
            <text:p>38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15" table:style-name="ce3">
            <text:p>391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39" table:style-name="ce3">
            <text:p>39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16" table:style-name="ce3">
            <text:p>391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40" table:style-name="ce3">
            <text:p>40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17" table:style-name="ce3">
            <text:p>391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41" table:style-name="ce3">
            <text:p>41</text:p>
          </table:table-cell>
          <table:table-cell office:value-type="float" office:value="287" table:style-name="ce3">
            <text:p>2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18" table:style-name="ce3">
            <text:p>391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42" table:style-name="ce3">
            <text:p>42</text:p>
          </table:table-cell>
          <table:table-cell office:value-type="float" office:value="265" table:style-name="ce3">
            <text:p>2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19" table:style-name="ce3">
            <text:p>391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43" table:style-name="ce3">
            <text:p>43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20" table:style-name="ce3">
            <text:p>392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44" table:style-name="ce3">
            <text:p>44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21" table:style-name="ce3">
            <text:p>392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45" table:style-name="ce3">
            <text:p>45</text:p>
          </table:table-cell>
          <table:table-cell office:value-type="float" office:value="264" table:style-name="ce3">
            <text:p>2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22" table:style-name="ce3">
            <text:p>392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46" table:style-name="ce3">
            <text:p>46</text:p>
          </table:table-cell>
          <table:table-cell office:value-type="float" office:value="237" table:style-name="ce3">
            <text:p>23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23" table:style-name="ce3">
            <text:p>392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47" table:style-name="ce3">
            <text:p>47</text:p>
          </table:table-cell>
          <table:table-cell office:value-type="float" office:value="218" table:style-name="ce3">
            <text:p>21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24" table:style-name="ce3">
            <text:p>392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48" table:style-name="ce3">
            <text:p>48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25" table:style-name="ce3">
            <text:p>392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49" table:style-name="ce3">
            <text:p>49</text:p>
          </table:table-cell>
          <table:table-cell office:value-type="float" office:value="273" table:style-name="ce3">
            <text:p>2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26" table:style-name="ce3">
            <text:p>392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50" table:style-name="ce3">
            <text:p>50</text:p>
          </table:table-cell>
          <table:table-cell office:value-type="float" office:value="284" table:style-name="ce3">
            <text:p>2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27" table:style-name="ce3">
            <text:p>392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51" table:style-name="ce3">
            <text:p>51</text:p>
          </table:table-cell>
          <table:table-cell office:value-type="float" office:value="253" table:style-name="ce3">
            <text:p>25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28" table:style-name="ce3">
            <text:p>392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52" table:style-name="ce3">
            <text:p>52</text:p>
          </table:table-cell>
          <table:table-cell office:value-type="float" office:value="261" table:style-name="ce3">
            <text:p>26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29" table:style-name="ce3">
            <text:p>392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53" table:style-name="ce3">
            <text:p>53</text:p>
          </table:table-cell>
          <table:table-cell office:value-type="float" office:value="276" table:style-name="ce3">
            <text:p>2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30" table:style-name="ce3">
            <text:p>393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54" table:style-name="ce3">
            <text:p>54</text:p>
          </table:table-cell>
          <table:table-cell office:value-type="float" office:value="205" table:style-name="ce3">
            <text:p>2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31" table:style-name="ce3">
            <text:p>393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55" table:style-name="ce3">
            <text:p>55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32" table:style-name="ce3">
            <text:p>393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56" table:style-name="ce3">
            <text:p>56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33" table:style-name="ce3">
            <text:p>393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57" table:style-name="ce3">
            <text:p>57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34" table:style-name="ce3">
            <text:p>393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58" table:style-name="ce3">
            <text:p>58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35" table:style-name="ce3">
            <text:p>393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59" table:style-name="ce3">
            <text:p>59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36" table:style-name="ce3">
            <text:p>393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5</text:p>
          </table:table-cell>
          <table:table-cell office:value-type="float" office:value="60" table:style-name="ce3">
            <text:p>60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3" table:style-name="ce3">
            <text:p>115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1" table:style-name="ce3">
            <text:p>1</text:p>
          </table:table-cell>
          <table:table-cell office:value-type="float" office:value="155" table:style-name="ce3">
            <text:p>1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4" table:style-name="ce3">
            <text:p>115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2" table:style-name="ce3">
            <text:p>2</text:p>
          </table:table-cell>
          <table:table-cell office:value-type="float" office:value="143" table:style-name="ce3">
            <text:p>1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5" table:style-name="ce3">
            <text:p>115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3" table:style-name="ce3">
            <text:p>3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6" table:style-name="ce3">
            <text:p>115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4" table:style-name="ce3">
            <text:p>4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7" table:style-name="ce3">
            <text:p>115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5" table:style-name="ce3">
            <text:p>5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8" table:style-name="ce3">
            <text:p>115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6" table:style-name="ce3">
            <text:p>6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9" table:style-name="ce3">
            <text:p>115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7" table:style-name="ce3">
            <text:p>7</text:p>
          </table:table-cell>
          <table:table-cell office:value-type="float" office:value="165" table:style-name="ce3">
            <text:p>1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0" table:style-name="ce3">
            <text:p>116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8" table:style-name="ce3">
            <text:p>8</text:p>
          </table:table-cell>
          <table:table-cell office:value-type="float" office:value="167" table:style-name="ce3">
            <text:p>16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1" table:style-name="ce3">
            <text:p>116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9" table:style-name="ce3">
            <text:p>9</text:p>
          </table:table-cell>
          <table:table-cell office:value-type="float" office:value="132" table:style-name="ce3">
            <text:p>13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2" table:style-name="ce3">
            <text:p>116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10" table:style-name="ce3">
            <text:p>10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3" table:style-name="ce3">
            <text:p>116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11" table:style-name="ce3">
            <text:p>11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4" table:style-name="ce3">
            <text:p>116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12" table:style-name="ce3">
            <text:p>12</text:p>
          </table:table-cell>
          <table:table-cell office:value-type="float" office:value="192" table:style-name="ce3">
            <text:p>1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5" table:style-name="ce3">
            <text:p>116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13" table:style-name="ce3">
            <text:p>13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6" table:style-name="ce3">
            <text:p>116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14" table:style-name="ce3">
            <text:p>14</text:p>
          </table:table-cell>
          <table:table-cell office:value-type="float" office:value="163" table:style-name="ce3">
            <text:p>16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7" table:style-name="ce3">
            <text:p>116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15" table:style-name="ce3">
            <text:p>15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8" table:style-name="ce3">
            <text:p>116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16" table:style-name="ce3">
            <text:p>16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9" table:style-name="ce3">
            <text:p>116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17" table:style-name="ce3">
            <text:p>17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0" table:style-name="ce3">
            <text:p>117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18" table:style-name="ce3">
            <text:p>18</text:p>
          </table:table-cell>
          <table:table-cell office:value-type="float" office:value="164" table:style-name="ce3">
            <text:p>1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1" table:style-name="ce3">
            <text:p>117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19" table:style-name="ce3">
            <text:p>19</text:p>
          </table:table-cell>
          <table:table-cell office:value-type="float" office:value="176" table:style-name="ce3">
            <text:p>1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2" table:style-name="ce3">
            <text:p>117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20" table:style-name="ce3">
            <text:p>20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3" table:style-name="ce3">
            <text:p>117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21" table:style-name="ce3">
            <text:p>21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4" table:style-name="ce3">
            <text:p>117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22" table:style-name="ce3">
            <text:p>22</text:p>
          </table:table-cell>
          <table:table-cell office:value-type="float" office:value="173" table:style-name="ce3">
            <text:p>1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5" table:style-name="ce3">
            <text:p>117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23" table:style-name="ce3">
            <text:p>23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6" table:style-name="ce3">
            <text:p>117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24" table:style-name="ce3">
            <text:p>24</text:p>
          </table:table-cell>
          <table:table-cell office:value-type="float" office:value="142" table:style-name="ce3">
            <text:p>1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7" table:style-name="ce3">
            <text:p>117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25" table:style-name="ce3">
            <text:p>25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8" table:style-name="ce3">
            <text:p>117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26" table:style-name="ce3">
            <text:p>26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9" table:style-name="ce3">
            <text:p>117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27" table:style-name="ce3">
            <text:p>27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0" table:style-name="ce3">
            <text:p>118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28" table:style-name="ce3">
            <text:p>28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1" table:style-name="ce3">
            <text:p>118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29" table:style-name="ce3">
            <text:p>29</text:p>
          </table:table-cell>
          <table:table-cell office:value-type="float" office:value="196" table:style-name="ce3">
            <text:p>19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2" table:style-name="ce3">
            <text:p>118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30" table:style-name="ce3">
            <text:p>30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3" table:style-name="ce3">
            <text:p>118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31" table:style-name="ce3">
            <text:p>31</text:p>
          </table:table-cell>
          <table:table-cell office:value-type="float" office:value="111" table:style-name="ce3">
            <text:p>11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4" table:style-name="ce3">
            <text:p>118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32" table:style-name="ce3">
            <text:p>32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5" table:style-name="ce3">
            <text:p>118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33" table:style-name="ce3">
            <text:p>33</text:p>
          </table:table-cell>
          <table:table-cell office:value-type="float" office:value="175" table:style-name="ce3">
            <text:p>1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6" table:style-name="ce3">
            <text:p>118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34" table:style-name="ce3">
            <text:p>34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7" table:style-name="ce3">
            <text:p>118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35" table:style-name="ce3">
            <text:p>35</text:p>
          </table:table-cell>
          <table:table-cell office:value-type="float" office:value="139" table:style-name="ce3">
            <text:p>13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8" table:style-name="ce3">
            <text:p>118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6</text:p>
          </table:table-cell>
          <table:table-cell office:value-type="float" office:value="36" table:style-name="ce3">
            <text:p>36</text:p>
          </table:table-cell>
          <table:table-cell office:value-type="float" office:value="141" table:style-name="ce3">
            <text:p>14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7" table:style-name="ce3">
            <text:p>177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37" table:style-name="ce3">
            <text:p>37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8" table:style-name="ce3">
            <text:p>177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38" table:style-name="ce3">
            <text:p>38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9" table:style-name="ce3">
            <text:p>177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39" table:style-name="ce3">
            <text:p>39</text:p>
          </table:table-cell>
          <table:table-cell office:value-type="float" office:value="247" table:style-name="ce3">
            <text:p>2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0" table:style-name="ce3">
            <text:p>178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40" table:style-name="ce3">
            <text:p>40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1" table:style-name="ce3">
            <text:p>178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41" table:style-name="ce3">
            <text:p>41</text:p>
          </table:table-cell>
          <table:table-cell office:value-type="float" office:value="256" table:style-name="ce3">
            <text:p>2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2" table:style-name="ce3">
            <text:p>178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42" table:style-name="ce3">
            <text:p>42</text:p>
          </table:table-cell>
          <table:table-cell office:value-type="float" office:value="269" table:style-name="ce3">
            <text:p>2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3" table:style-name="ce3">
            <text:p>178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43" table:style-name="ce3">
            <text:p>43</text:p>
          </table:table-cell>
          <table:table-cell office:value-type="float" office:value="204" table:style-name="ce3">
            <text:p>20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4" table:style-name="ce3">
            <text:p>178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44" table:style-name="ce3">
            <text:p>44</text:p>
          </table:table-cell>
          <table:table-cell office:value-type="float" office:value="206" table:style-name="ce3">
            <text:p>20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5" table:style-name="ce3">
            <text:p>178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45" table:style-name="ce3">
            <text:p>45</text:p>
          </table:table-cell>
          <table:table-cell office:value-type="float" office:value="208" table:style-name="ce3">
            <text:p>20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6" table:style-name="ce3">
            <text:p>178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46" table:style-name="ce3">
            <text:p>46</text:p>
          </table:table-cell>
          <table:table-cell office:value-type="float" office:value="209" table:style-name="ce3">
            <text:p>20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7" table:style-name="ce3">
            <text:p>178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47" table:style-name="ce3">
            <text:p>47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8" table:style-name="ce3">
            <text:p>178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48" table:style-name="ce3">
            <text:p>48</text:p>
          </table:table-cell>
          <table:table-cell office:value-type="float" office:value="275" table:style-name="ce3">
            <text:p>2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9" table:style-name="ce3">
            <text:p>178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49" table:style-name="ce3">
            <text:p>49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0" table:style-name="ce3">
            <text:p>179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50" table:style-name="ce3">
            <text:p>50</text:p>
          </table:table-cell>
          <table:table-cell office:value-type="float" office:value="228" table:style-name="ce3">
            <text:p>2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1" table:style-name="ce3">
            <text:p>179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51" table:style-name="ce3">
            <text:p>51</text:p>
          </table:table-cell>
          <table:table-cell office:value-type="float" office:value="217" table:style-name="ce3">
            <text:p>21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2" table:style-name="ce3">
            <text:p>179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52" table:style-name="ce3">
            <text:p>52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3" table:style-name="ce3">
            <text:p>179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53" table:style-name="ce3">
            <text:p>53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4" table:style-name="ce3">
            <text:p>179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54" table:style-name="ce3">
            <text:p>54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5" table:style-name="ce3">
            <text:p>179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55" table:style-name="ce3">
            <text:p>55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6" table:style-name="ce3">
            <text:p>179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56" table:style-name="ce3">
            <text:p>56</text:p>
          </table:table-cell>
          <table:table-cell office:value-type="float" office:value="287" table:style-name="ce3">
            <text:p>2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7" table:style-name="ce3">
            <text:p>179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57" table:style-name="ce3">
            <text:p>57</text:p>
          </table:table-cell>
          <table:table-cell office:value-type="float" office:value="265" table:style-name="ce3">
            <text:p>2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8" table:style-name="ce3">
            <text:p>179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58" table:style-name="ce3">
            <text:p>58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9" table:style-name="ce3">
            <text:p>179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59" table:style-name="ce3">
            <text:p>59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0" table:style-name="ce3">
            <text:p>180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60" table:style-name="ce3">
            <text:p>60</text:p>
          </table:table-cell>
          <table:table-cell office:value-type="float" office:value="264" table:style-name="ce3">
            <text:p>2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3" table:style-name="ce3">
            <text:p>223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1" table:style-name="ce3">
            <text:p>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4" table:style-name="ce3">
            <text:p>223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2" table:style-name="ce3">
            <text:p>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5" table:style-name="ce3">
            <text:p>223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3" table:style-name="ce3">
            <text:p>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6" table:style-name="ce3">
            <text:p>223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4" table:style-name="ce3">
            <text:p>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7" table:style-name="ce3">
            <text:p>223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5" table:style-name="ce3">
            <text:p>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8" table:style-name="ce3">
            <text:p>223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6" table:style-name="ce3">
            <text:p>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9" table:style-name="ce3">
            <text:p>223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7" table:style-name="ce3">
            <text:p>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0" table:style-name="ce3">
            <text:p>224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8" table:style-name="ce3">
            <text:p>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1" table:style-name="ce3">
            <text:p>224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9" table:style-name="ce3">
            <text:p>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2" table:style-name="ce3">
            <text:p>224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10" table:style-name="ce3">
            <text:p>1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3" table:style-name="ce3">
            <text:p>224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11" table:style-name="ce3">
            <text:p>1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4" table:style-name="ce3">
            <text:p>224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12" table:style-name="ce3">
            <text:p>1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5" table:style-name="ce3">
            <text:p>224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13" table:style-name="ce3">
            <text:p>1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6" table:style-name="ce3">
            <text:p>224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14" table:style-name="ce3">
            <text:p>1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7" table:style-name="ce3">
            <text:p>224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15" table:style-name="ce3">
            <text:p>1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8" table:style-name="ce3">
            <text:p>224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16" table:style-name="ce3">
            <text:p>1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9" table:style-name="ce3">
            <text:p>224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17" table:style-name="ce3">
            <text:p>1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0" table:style-name="ce3">
            <text:p>225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18" table:style-name="ce3">
            <text:p>1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1" table:style-name="ce3">
            <text:p>225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19" table:style-name="ce3">
            <text:p>1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2" table:style-name="ce3">
            <text:p>225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20" table:style-name="ce3">
            <text:p>2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3" table:style-name="ce3">
            <text:p>225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21" table:style-name="ce3">
            <text:p>2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4" table:style-name="ce3">
            <text:p>225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22" table:style-name="ce3">
            <text:p>2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5" table:style-name="ce3">
            <text:p>225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23" table:style-name="ce3">
            <text:p>2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6" table:style-name="ce3">
            <text:p>225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24" table:style-name="ce3">
            <text:p>2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7" table:style-name="ce3">
            <text:p>225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25" table:style-name="ce3">
            <text:p>2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8" table:style-name="ce3">
            <text:p>225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26" table:style-name="ce3">
            <text:p>2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9" table:style-name="ce3">
            <text:p>225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27" table:style-name="ce3">
            <text:p>2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0" table:style-name="ce3">
            <text:p>226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28" table:style-name="ce3">
            <text:p>2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1" table:style-name="ce3">
            <text:p>226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29" table:style-name="ce3">
            <text:p>2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2" table:style-name="ce3">
            <text:p>226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30" table:style-name="ce3">
            <text:p>3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3" table:style-name="ce3">
            <text:p>226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31" table:style-name="ce3">
            <text:p>3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4" table:style-name="ce3">
            <text:p>226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32" table:style-name="ce3">
            <text:p>3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5" table:style-name="ce3">
            <text:p>226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33" table:style-name="ce3">
            <text:p>3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6" table:style-name="ce3">
            <text:p>226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34" table:style-name="ce3">
            <text:p>3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7" table:style-name="ce3">
            <text:p>226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35" table:style-name="ce3">
            <text:p>3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8" table:style-name="ce3">
            <text:p>226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6</text:p>
          </table:table-cell>
          <table:table-cell office:value-type="float" office:value="36" table:style-name="ce3">
            <text:p>3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57" table:style-name="ce3">
            <text:p>285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6</text:p>
          </table:table-cell>
          <table:table-cell office:value-type="float" office:value="37" table:style-name="ce3">
            <text:p>3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58" table:style-name="ce3">
            <text:p>285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6</text:p>
          </table:table-cell>
          <table:table-cell office:value-type="float" office:value="38" table:style-name="ce3">
            <text:p>3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59" table:style-name="ce3">
            <text:p>285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6</text:p>
          </table:table-cell>
          <table:table-cell office:value-type="float" office:value="39" table:style-name="ce3">
            <text:p>3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60" table:style-name="ce3">
            <text:p>286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6</text:p>
          </table:table-cell>
          <table:table-cell office:value-type="float" office:value="40" table:style-name="ce3">
            <text:p>4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61" table:style-name="ce3">
            <text:p>286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6</text:p>
          </table:table-cell>
          <table:table-cell office:value-type="float" office:value="41" table:style-name="ce3">
            <text:p>4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62" table:style-name="ce3">
            <text:p>286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6</text:p>
          </table:table-cell>
          <table:table-cell office:value-type="float" office:value="42" table:style-name="ce3">
            <text:p>4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63" table:style-name="ce3">
            <text:p>286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6</text:p>
          </table:table-cell>
          <table:table-cell office:value-type="float" office:value="43" table:style-name="ce3">
            <text:p>4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64" table:style-name="ce3">
            <text:p>286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6</text:p>
          </table:table-cell>
          <table:table-cell office:value-type="float" office:value="44" table:style-name="ce3">
            <text:p>4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65" table:style-name="ce3">
            <text:p>286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6</text:p>
          </table:table-cell>
          <table:table-cell office:value-type="float" office:value="45" table:style-name="ce3">
            <text:p>4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66" table:style-name="ce3">
            <text:p>286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6</text:p>
          </table:table-cell>
          <table:table-cell office:value-type="float" office:value="46" table:style-name="ce3">
            <text:p>4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67" table:style-name="ce3">
            <text:p>286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6</text:p>
          </table:table-cell>
          <table:table-cell office:value-type="float" office:value="47" table:style-name="ce3">
            <text:p>4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68" table:style-name="ce3">
            <text:p>286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6</text:p>
          </table:table-cell>
          <table:table-cell office:value-type="float" office:value="48" table:style-name="ce3">
            <text:p>4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69" table:style-name="ce3">
            <text:p>286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6</text:p>
          </table:table-cell>
          <table:table-cell office:value-type="float" office:value="49" table:style-name="ce3">
            <text:p>4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70" table:style-name="ce3">
            <text:p>287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6</text:p>
          </table:table-cell>
          <table:table-cell office:value-type="float" office:value="50" table:style-name="ce3">
            <text:p>5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71" table:style-name="ce3">
            <text:p>287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6</text:p>
          </table:table-cell>
          <table:table-cell office:value-type="float" office:value="51" table:style-name="ce3">
            <text:p>51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72" table:style-name="ce3">
            <text:p>287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6</text:p>
          </table:table-cell>
          <table:table-cell office:value-type="float" office:value="52" table:style-name="ce3">
            <text:p>52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73" table:style-name="ce3">
            <text:p>287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6</text:p>
          </table:table-cell>
          <table:table-cell office:value-type="float" office:value="53" table:style-name="ce3">
            <text:p>53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74" table:style-name="ce3">
            <text:p>287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6</text:p>
          </table:table-cell>
          <table:table-cell office:value-type="float" office:value="54" table:style-name="ce3">
            <text:p>54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75" table:style-name="ce3">
            <text:p>287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6</text:p>
          </table:table-cell>
          <table:table-cell office:value-type="float" office:value="55" table:style-name="ce3">
            <text:p>55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76" table:style-name="ce3">
            <text:p>287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6</text:p>
          </table:table-cell>
          <table:table-cell office:value-type="float" office:value="56" table:style-name="ce3">
            <text:p>56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77" table:style-name="ce3">
            <text:p>287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6</text:p>
          </table:table-cell>
          <table:table-cell office:value-type="float" office:value="57" table:style-name="ce3">
            <text:p>57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78" table:style-name="ce3">
            <text:p>287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6</text:p>
          </table:table-cell>
          <table:table-cell office:value-type="float" office:value="58" table:style-name="ce3">
            <text:p>58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79" table:style-name="ce3">
            <text:p>287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6</text:p>
          </table:table-cell>
          <table:table-cell office:value-type="float" office:value="59" table:style-name="ce3">
            <text:p>59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80" table:style-name="ce3">
            <text:p>288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6</text:p>
          </table:table-cell>
          <table:table-cell office:value-type="float" office:value="60" table:style-name="ce3">
            <text:p>6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13" table:style-name="ce3">
            <text:p>331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1" table:style-name="ce3">
            <text:p>1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14" table:style-name="ce3">
            <text:p>331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2" table:style-name="ce3">
            <text:p>2</text:p>
          </table:table-cell>
          <table:table-cell office:value-type="float" office:value="155" table:style-name="ce3">
            <text:p>1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15" table:style-name="ce3">
            <text:p>331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3" table:style-name="ce3">
            <text:p>3</text:p>
          </table:table-cell>
          <table:table-cell office:value-type="float" office:value="143" table:style-name="ce3">
            <text:p>1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16" table:style-name="ce3">
            <text:p>331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4" table:style-name="ce3">
            <text:p>4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17" table:style-name="ce3">
            <text:p>331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5" table:style-name="ce3">
            <text:p>5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18" table:style-name="ce3">
            <text:p>331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6" table:style-name="ce3">
            <text:p>6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19" table:style-name="ce3">
            <text:p>331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7" table:style-name="ce3">
            <text:p>7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20" table:style-name="ce3">
            <text:p>332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8" table:style-name="ce3">
            <text:p>8</text:p>
          </table:table-cell>
          <table:table-cell office:value-type="float" office:value="165" table:style-name="ce3">
            <text:p>1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21" table:style-name="ce3">
            <text:p>332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9" table:style-name="ce3">
            <text:p>9</text:p>
          </table:table-cell>
          <table:table-cell office:value-type="float" office:value="167" table:style-name="ce3">
            <text:p>16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22" table:style-name="ce3">
            <text:p>332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10" table:style-name="ce3">
            <text:p>10</text:p>
          </table:table-cell>
          <table:table-cell office:value-type="float" office:value="132" table:style-name="ce3">
            <text:p>13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23" table:style-name="ce3">
            <text:p>332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11" table:style-name="ce3">
            <text:p>11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24" table:style-name="ce3">
            <text:p>332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12" table:style-name="ce3">
            <text:p>12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25" table:style-name="ce3">
            <text:p>332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13" table:style-name="ce3">
            <text:p>13</text:p>
          </table:table-cell>
          <table:table-cell office:value-type="float" office:value="192" table:style-name="ce3">
            <text:p>1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26" table:style-name="ce3">
            <text:p>332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14" table:style-name="ce3">
            <text:p>14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27" table:style-name="ce3">
            <text:p>332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15" table:style-name="ce3">
            <text:p>15</text:p>
          </table:table-cell>
          <table:table-cell office:value-type="float" office:value="163" table:style-name="ce3">
            <text:p>16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28" table:style-name="ce3">
            <text:p>332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16" table:style-name="ce3">
            <text:p>16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29" table:style-name="ce3">
            <text:p>332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17" table:style-name="ce3">
            <text:p>17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30" table:style-name="ce3">
            <text:p>333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18" table:style-name="ce3">
            <text:p>18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31" table:style-name="ce3">
            <text:p>333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19" table:style-name="ce3">
            <text:p>19</text:p>
          </table:table-cell>
          <table:table-cell office:value-type="float" office:value="164" table:style-name="ce3">
            <text:p>1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32" table:style-name="ce3">
            <text:p>333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20" table:style-name="ce3">
            <text:p>20</text:p>
          </table:table-cell>
          <table:table-cell office:value-type="float" office:value="176" table:style-name="ce3">
            <text:p>1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33" table:style-name="ce3">
            <text:p>333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21" table:style-name="ce3">
            <text:p>21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34" table:style-name="ce3">
            <text:p>333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22" table:style-name="ce3">
            <text:p>22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35" table:style-name="ce3">
            <text:p>333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23" table:style-name="ce3">
            <text:p>23</text:p>
          </table:table-cell>
          <table:table-cell office:value-type="float" office:value="173" table:style-name="ce3">
            <text:p>1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36" table:style-name="ce3">
            <text:p>333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24" table:style-name="ce3">
            <text:p>24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37" table:style-name="ce3">
            <text:p>333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25" table:style-name="ce3">
            <text:p>25</text:p>
          </table:table-cell>
          <table:table-cell office:value-type="float" office:value="142" table:style-name="ce3">
            <text:p>1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38" table:style-name="ce3">
            <text:p>333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26" table:style-name="ce3">
            <text:p>26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39" table:style-name="ce3">
            <text:p>333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27" table:style-name="ce3">
            <text:p>27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40" table:style-name="ce3">
            <text:p>334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28" table:style-name="ce3">
            <text:p>28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41" table:style-name="ce3">
            <text:p>334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29" table:style-name="ce3">
            <text:p>29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42" table:style-name="ce3">
            <text:p>334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30" table:style-name="ce3">
            <text:p>30</text:p>
          </table:table-cell>
          <table:table-cell office:value-type="float" office:value="196" table:style-name="ce3">
            <text:p>19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43" table:style-name="ce3">
            <text:p>334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31" table:style-name="ce3">
            <text:p>31</text:p>
          </table:table-cell>
          <table:table-cell office:value-type="float" office:value="123" table:style-name="ce3">
            <text:p>12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44" table:style-name="ce3">
            <text:p>334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32" table:style-name="ce3">
            <text:p>32</text:p>
          </table:table-cell>
          <table:table-cell office:value-type="float" office:value="111" table:style-name="ce3">
            <text:p>11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45" table:style-name="ce3">
            <text:p>334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33" table:style-name="ce3">
            <text:p>33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46" table:style-name="ce3">
            <text:p>334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34" table:style-name="ce3">
            <text:p>34</text:p>
          </table:table-cell>
          <table:table-cell office:value-type="float" office:value="175" table:style-name="ce3">
            <text:p>1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47" table:style-name="ce3">
            <text:p>334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35" table:style-name="ce3">
            <text:p>35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48" table:style-name="ce3">
            <text:p>334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36" table:style-name="ce3">
            <text:p>36</text:p>
          </table:table-cell>
          <table:table-cell office:value-type="float" office:value="139" table:style-name="ce3">
            <text:p>13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37" table:style-name="ce3">
            <text:p>393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37" table:style-name="ce3">
            <text:p>37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38" table:style-name="ce3">
            <text:p>393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38" table:style-name="ce3">
            <text:p>38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39" table:style-name="ce3">
            <text:p>393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39" table:style-name="ce3">
            <text:p>39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40" table:style-name="ce3">
            <text:p>394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40" table:style-name="ce3">
            <text:p>40</text:p>
          </table:table-cell>
          <table:table-cell office:value-type="float" office:value="247" table:style-name="ce3">
            <text:p>2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41" table:style-name="ce3">
            <text:p>394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41" table:style-name="ce3">
            <text:p>41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42" table:style-name="ce3">
            <text:p>394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42" table:style-name="ce3">
            <text:p>42</text:p>
          </table:table-cell>
          <table:table-cell office:value-type="float" office:value="256" table:style-name="ce3">
            <text:p>2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43" table:style-name="ce3">
            <text:p>394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43" table:style-name="ce3">
            <text:p>43</text:p>
          </table:table-cell>
          <table:table-cell office:value-type="float" office:value="269" table:style-name="ce3">
            <text:p>2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44" table:style-name="ce3">
            <text:p>394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44" table:style-name="ce3">
            <text:p>44</text:p>
          </table:table-cell>
          <table:table-cell office:value-type="float" office:value="204" table:style-name="ce3">
            <text:p>20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45" table:style-name="ce3">
            <text:p>394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45" table:style-name="ce3">
            <text:p>45</text:p>
          </table:table-cell>
          <table:table-cell office:value-type="float" office:value="206" table:style-name="ce3">
            <text:p>20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46" table:style-name="ce3">
            <text:p>394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46" table:style-name="ce3">
            <text:p>46</text:p>
          </table:table-cell>
          <table:table-cell office:value-type="float" office:value="208" table:style-name="ce3">
            <text:p>20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47" table:style-name="ce3">
            <text:p>394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47" table:style-name="ce3">
            <text:p>47</text:p>
          </table:table-cell>
          <table:table-cell office:value-type="float" office:value="209" table:style-name="ce3">
            <text:p>20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48" table:style-name="ce3">
            <text:p>394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48" table:style-name="ce3">
            <text:p>48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49" table:style-name="ce3">
            <text:p>394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49" table:style-name="ce3">
            <text:p>49</text:p>
          </table:table-cell>
          <table:table-cell office:value-type="float" office:value="275" table:style-name="ce3">
            <text:p>2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50" table:style-name="ce3">
            <text:p>395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50" table:style-name="ce3">
            <text:p>50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51" table:style-name="ce3">
            <text:p>395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51" table:style-name="ce3">
            <text:p>51</text:p>
          </table:table-cell>
          <table:table-cell office:value-type="float" office:value="228" table:style-name="ce3">
            <text:p>2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52" table:style-name="ce3">
            <text:p>395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52" table:style-name="ce3">
            <text:p>52</text:p>
          </table:table-cell>
          <table:table-cell office:value-type="float" office:value="217" table:style-name="ce3">
            <text:p>21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53" table:style-name="ce3">
            <text:p>395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53" table:style-name="ce3">
            <text:p>53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54" table:style-name="ce3">
            <text:p>395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54" table:style-name="ce3">
            <text:p>54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55" table:style-name="ce3">
            <text:p>395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55" table:style-name="ce3">
            <text:p>55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56" table:style-name="ce3">
            <text:p>395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56" table:style-name="ce3">
            <text:p>56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57" table:style-name="ce3">
            <text:p>395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57" table:style-name="ce3">
            <text:p>57</text:p>
          </table:table-cell>
          <table:table-cell office:value-type="float" office:value="287" table:style-name="ce3">
            <text:p>2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58" table:style-name="ce3">
            <text:p>395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58" table:style-name="ce3">
            <text:p>58</text:p>
          </table:table-cell>
          <table:table-cell office:value-type="float" office:value="265" table:style-name="ce3">
            <text:p>2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59" table:style-name="ce3">
            <text:p>395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59" table:style-name="ce3">
            <text:p>59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60" table:style-name="ce3">
            <text:p>396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6</text:p>
          </table:table-cell>
          <table:table-cell office:value-type="float" office:value="60" table:style-name="ce3">
            <text:p>60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9" table:style-name="ce3">
            <text:p>136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1" table:style-name="ce3">
            <text:p>1</text:p>
          </table:table-cell>
          <table:table-cell office:value-type="float" office:value="253" table:style-name="ce3">
            <text:p>25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0" table:style-name="ce3">
            <text:p>137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2" table:style-name="ce3">
            <text:p>2</text:p>
          </table:table-cell>
          <table:table-cell office:value-type="float" office:value="261" table:style-name="ce3">
            <text:p>26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1" table:style-name="ce3">
            <text:p>137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3" table:style-name="ce3">
            <text:p>3</text:p>
          </table:table-cell>
          <table:table-cell office:value-type="float" office:value="276" table:style-name="ce3">
            <text:p>2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2" table:style-name="ce3">
            <text:p>137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4" table:style-name="ce3">
            <text:p>4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3" table:style-name="ce3">
            <text:p>137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5" table:style-name="ce3">
            <text:p>5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4" table:style-name="ce3">
            <text:p>137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6" table:style-name="ce3">
            <text:p>6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5" table:style-name="ce3">
            <text:p>137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7" table:style-name="ce3">
            <text:p>7</text:p>
          </table:table-cell>
          <table:table-cell office:value-type="float" office:value="238" table:style-name="ce3">
            <text:p>2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6" table:style-name="ce3">
            <text:p>137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8" table:style-name="ce3">
            <text:p>8</text:p>
          </table:table-cell>
          <table:table-cell office:value-type="float" office:value="295" table:style-name="ce3">
            <text:p>2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7" table:style-name="ce3">
            <text:p>137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9" table:style-name="ce3">
            <text:p>9</text:p>
          </table:table-cell>
          <table:table-cell office:value-type="float" office:value="211" table:style-name="ce3">
            <text:p>21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8" table:style-name="ce3">
            <text:p>137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10" table:style-name="ce3">
            <text:p>10</text:p>
          </table:table-cell>
          <table:table-cell office:value-type="float" office:value="233" table:style-name="ce3">
            <text:p>23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9" table:style-name="ce3">
            <text:p>137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11" table:style-name="ce3">
            <text:p>11</text:p>
          </table:table-cell>
          <table:table-cell office:value-type="float" office:value="244" table:style-name="ce3">
            <text:p>2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0" table:style-name="ce3">
            <text:p>138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12" table:style-name="ce3">
            <text:p>12</text:p>
          </table:table-cell>
          <table:table-cell office:value-type="float" office:value="255" table:style-name="ce3">
            <text:p>2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1" table:style-name="ce3">
            <text:p>138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13" table:style-name="ce3">
            <text:p>13</text:p>
          </table:table-cell>
          <table:table-cell office:value-type="float" office:value="266" table:style-name="ce3">
            <text:p>26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2" table:style-name="ce3">
            <text:p>138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14" table:style-name="ce3">
            <text:p>14</text:p>
          </table:table-cell>
          <table:table-cell office:value-type="float" office:value="277" table:style-name="ce3">
            <text:p>27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3" table:style-name="ce3">
            <text:p>138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15" table:style-name="ce3">
            <text:p>15</text:p>
          </table:table-cell>
          <table:table-cell office:value-type="float" office:value="288" table:style-name="ce3">
            <text:p>28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4" table:style-name="ce3">
            <text:p>138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16" table:style-name="ce3">
            <text:p>16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5" table:style-name="ce3">
            <text:p>138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17" table:style-name="ce3">
            <text:p>17</text:p>
          </table:table-cell>
          <table:table-cell office:value-type="float" office:value="201" table:style-name="ce3">
            <text:p>2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6" table:style-name="ce3">
            <text:p>138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18" table:style-name="ce3">
            <text:p>18</text:p>
          </table:table-cell>
          <table:table-cell office:value-type="float" office:value="205" table:style-name="ce3">
            <text:p>2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7" table:style-name="ce3">
            <text:p>138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19" table:style-name="ce3">
            <text:p>19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8" table:style-name="ce3">
            <text:p>138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20" table:style-name="ce3">
            <text:p>20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9" table:style-name="ce3">
            <text:p>138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21" table:style-name="ce3">
            <text:p>21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0" table:style-name="ce3">
            <text:p>139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22" table:style-name="ce3">
            <text:p>22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1" table:style-name="ce3">
            <text:p>139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23" table:style-name="ce3">
            <text:p>23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2" table:style-name="ce3">
            <text:p>139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24" table:style-name="ce3">
            <text:p>24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3" table:style-name="ce3">
            <text:p>139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25" table:style-name="ce3">
            <text:p>25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4" table:style-name="ce3">
            <text:p>139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26" table:style-name="ce3">
            <text:p>26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5" table:style-name="ce3">
            <text:p>139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27" table:style-name="ce3">
            <text:p>27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6" table:style-name="ce3">
            <text:p>139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28" table:style-name="ce3">
            <text:p>28</text:p>
          </table:table-cell>
          <table:table-cell office:value-type="float" office:value="247" table:style-name="ce3">
            <text:p>2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7" table:style-name="ce3">
            <text:p>139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29" table:style-name="ce3">
            <text:p>29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8" table:style-name="ce3">
            <text:p>139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30" table:style-name="ce3">
            <text:p>30</text:p>
          </table:table-cell>
          <table:table-cell office:value-type="float" office:value="256" table:style-name="ce3">
            <text:p>2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9" table:style-name="ce3">
            <text:p>139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31" table:style-name="ce3">
            <text:p>31</text:p>
          </table:table-cell>
          <table:table-cell office:value-type="float" office:value="269" table:style-name="ce3">
            <text:p>2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0" table:style-name="ce3">
            <text:p>140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32" table:style-name="ce3">
            <text:p>32</text:p>
          </table:table-cell>
          <table:table-cell office:value-type="float" office:value="204" table:style-name="ce3">
            <text:p>20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1" table:style-name="ce3">
            <text:p>140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33" table:style-name="ce3">
            <text:p>33</text:p>
          </table:table-cell>
          <table:table-cell office:value-type="float" office:value="206" table:style-name="ce3">
            <text:p>20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2" table:style-name="ce3">
            <text:p>140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34" table:style-name="ce3">
            <text:p>34</text:p>
          </table:table-cell>
          <table:table-cell office:value-type="float" office:value="208" table:style-name="ce3">
            <text:p>20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3" table:style-name="ce3">
            <text:p>140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35" table:style-name="ce3">
            <text:p>35</text:p>
          </table:table-cell>
          <table:table-cell office:value-type="float" office:value="209" table:style-name="ce3">
            <text:p>20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4" table:style-name="ce3">
            <text:p>140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7</text:p>
          </table:table-cell>
          <table:table-cell office:value-type="float" office:value="36" table:style-name="ce3">
            <text:p>36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1" table:style-name="ce3">
            <text:p>192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37" table:style-name="ce3">
            <text:p>37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2" table:style-name="ce3">
            <text:p>192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38" table:style-name="ce3">
            <text:p>38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3" table:style-name="ce3">
            <text:p>192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39" table:style-name="ce3">
            <text:p>39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4" table:style-name="ce3">
            <text:p>192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40" table:style-name="ce3">
            <text:p>40</text:p>
          </table:table-cell>
          <table:table-cell office:value-type="float" office:value="355" table:style-name="ce3">
            <text:p>3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5" table:style-name="ce3">
            <text:p>192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41" table:style-name="ce3">
            <text:p>41</text:p>
          </table:table-cell>
          <table:table-cell office:value-type="float" office:value="343" table:style-name="ce3">
            <text:p>3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6" table:style-name="ce3">
            <text:p>192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42" table:style-name="ce3">
            <text:p>42</text:p>
          </table:table-cell>
          <table:table-cell office:value-type="float" office:value="322" table:style-name="ce3">
            <text:p>3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7" table:style-name="ce3">
            <text:p>192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43" table:style-name="ce3">
            <text:p>43</text:p>
          </table:table-cell>
          <table:table-cell office:value-type="float" office:value="369" table:style-name="ce3">
            <text:p>3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8" table:style-name="ce3">
            <text:p>192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44" table:style-name="ce3">
            <text:p>44</text:p>
          </table:table-cell>
          <table:table-cell office:value-type="float" office:value="399" table:style-name="ce3">
            <text:p>3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9" table:style-name="ce3">
            <text:p>192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45" table:style-name="ce3">
            <text:p>45</text:p>
          </table:table-cell>
          <table:table-cell office:value-type="float" office:value="307" table:style-name="ce3">
            <text:p>30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0" table:style-name="ce3">
            <text:p>193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46" table:style-name="ce3">
            <text:p>46</text:p>
          </table:table-cell>
          <table:table-cell office:value-type="float" office:value="302" table:style-name="ce3">
            <text:p>30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1" table:style-name="ce3">
            <text:p>193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47" table:style-name="ce3">
            <text:p>47</text:p>
          </table:table-cell>
          <table:table-cell office:value-type="float" office:value="301" table:style-name="ce3">
            <text:p>3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2" table:style-name="ce3">
            <text:p>193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48" table:style-name="ce3">
            <text:p>48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3" table:style-name="ce3">
            <text:p>193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49" table:style-name="ce3">
            <text:p>49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4" table:style-name="ce3">
            <text:p>193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50" table:style-name="ce3">
            <text:p>50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5" table:style-name="ce3">
            <text:p>193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51" table:style-name="ce3">
            <text:p>51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6" table:style-name="ce3">
            <text:p>193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52" table:style-name="ce3">
            <text:p>52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7" table:style-name="ce3">
            <text:p>193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53" table:style-name="ce3">
            <text:p>53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8" table:style-name="ce3">
            <text:p>193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54" table:style-name="ce3">
            <text:p>54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9" table:style-name="ce3">
            <text:p>193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55" table:style-name="ce3">
            <text:p>55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0" table:style-name="ce3">
            <text:p>194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56" table:style-name="ce3">
            <text:p>56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1" table:style-name="ce3">
            <text:p>194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57" table:style-name="ce3">
            <text:p>57</text:p>
          </table:table-cell>
          <table:table-cell office:value-type="float" office:value="355" table:style-name="ce3">
            <text:p>3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2" table:style-name="ce3">
            <text:p>194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58" table:style-name="ce3">
            <text:p>58</text:p>
          </table:table-cell>
          <table:table-cell office:value-type="float" office:value="343" table:style-name="ce3">
            <text:p>3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3" table:style-name="ce3">
            <text:p>194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59" table:style-name="ce3">
            <text:p>59</text:p>
          </table:table-cell>
          <table:table-cell office:value-type="float" office:value="322" table:style-name="ce3">
            <text:p>3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4" table:style-name="ce3">
            <text:p>194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60" table:style-name="ce3">
            <text:p>60</text:p>
          </table:table-cell>
          <table:table-cell office:value-type="float" office:value="369" table:style-name="ce3">
            <text:p>3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49" table:style-name="ce3">
            <text:p>244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50" table:style-name="ce3">
            <text:p>245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2" table:style-name="ce3">
            <text:p>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51" table:style-name="ce3">
            <text:p>245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3" table:style-name="ce3">
            <text:p>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52" table:style-name="ce3">
            <text:p>245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4" table:style-name="ce3">
            <text:p>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53" table:style-name="ce3">
            <text:p>245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5" table:style-name="ce3">
            <text:p>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54" table:style-name="ce3">
            <text:p>245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6" table:style-name="ce3">
            <text:p>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55" table:style-name="ce3">
            <text:p>245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7" table:style-name="ce3">
            <text:p>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56" table:style-name="ce3">
            <text:p>245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8" table:style-name="ce3">
            <text:p>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57" table:style-name="ce3">
            <text:p>245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9" table:style-name="ce3">
            <text:p>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58" table:style-name="ce3">
            <text:p>245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10" table:style-name="ce3">
            <text:p>1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59" table:style-name="ce3">
            <text:p>245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11" table:style-name="ce3">
            <text:p>1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60" table:style-name="ce3">
            <text:p>246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12" table:style-name="ce3">
            <text:p>1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61" table:style-name="ce3">
            <text:p>246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13" table:style-name="ce3">
            <text:p>1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62" table:style-name="ce3">
            <text:p>246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14" table:style-name="ce3">
            <text:p>1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63" table:style-name="ce3">
            <text:p>246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15" table:style-name="ce3">
            <text:p>1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64" table:style-name="ce3">
            <text:p>246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16" table:style-name="ce3">
            <text:p>1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65" table:style-name="ce3">
            <text:p>246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17" table:style-name="ce3">
            <text:p>1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66" table:style-name="ce3">
            <text:p>246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18" table:style-name="ce3">
            <text:p>1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67" table:style-name="ce3">
            <text:p>246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19" table:style-name="ce3">
            <text:p>1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68" table:style-name="ce3">
            <text:p>246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20" table:style-name="ce3">
            <text:p>2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69" table:style-name="ce3">
            <text:p>246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21" table:style-name="ce3">
            <text:p>2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70" table:style-name="ce3">
            <text:p>247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22" table:style-name="ce3">
            <text:p>2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71" table:style-name="ce3">
            <text:p>247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23" table:style-name="ce3">
            <text:p>2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72" table:style-name="ce3">
            <text:p>247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24" table:style-name="ce3">
            <text:p>2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73" table:style-name="ce3">
            <text:p>247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25" table:style-name="ce3">
            <text:p>2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74" table:style-name="ce3">
            <text:p>247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26" table:style-name="ce3">
            <text:p>2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75" table:style-name="ce3">
            <text:p>247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27" table:style-name="ce3">
            <text:p>2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76" table:style-name="ce3">
            <text:p>247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28" table:style-name="ce3">
            <text:p>2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77" table:style-name="ce3">
            <text:p>247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29" table:style-name="ce3">
            <text:p>2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78" table:style-name="ce3">
            <text:p>247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30" table:style-name="ce3">
            <text:p>3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79" table:style-name="ce3">
            <text:p>247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31" table:style-name="ce3">
            <text:p>3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80" table:style-name="ce3">
            <text:p>248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32" table:style-name="ce3">
            <text:p>3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81" table:style-name="ce3">
            <text:p>248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33" table:style-name="ce3">
            <text:p>3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82" table:style-name="ce3">
            <text:p>248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34" table:style-name="ce3">
            <text:p>3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83" table:style-name="ce3">
            <text:p>248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35" table:style-name="ce3">
            <text:p>3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84" table:style-name="ce3">
            <text:p>248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7</text:p>
          </table:table-cell>
          <table:table-cell office:value-type="float" office:value="36" table:style-name="ce3">
            <text:p>3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01" table:style-name="ce3">
            <text:p>300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7</text:p>
          </table:table-cell>
          <table:table-cell office:value-type="float" office:value="37" table:style-name="ce3">
            <text:p>3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02" table:style-name="ce3">
            <text:p>300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7</text:p>
          </table:table-cell>
          <table:table-cell office:value-type="float" office:value="38" table:style-name="ce3">
            <text:p>3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03" table:style-name="ce3">
            <text:p>300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7</text:p>
          </table:table-cell>
          <table:table-cell office:value-type="float" office:value="39" table:style-name="ce3">
            <text:p>3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04" table:style-name="ce3">
            <text:p>300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7</text:p>
          </table:table-cell>
          <table:table-cell office:value-type="float" office:value="40" table:style-name="ce3">
            <text:p>4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05" table:style-name="ce3">
            <text:p>300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7</text:p>
          </table:table-cell>
          <table:table-cell office:value-type="float" office:value="41" table:style-name="ce3">
            <text:p>4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06" table:style-name="ce3">
            <text:p>300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7</text:p>
          </table:table-cell>
          <table:table-cell office:value-type="float" office:value="42" table:style-name="ce3">
            <text:p>4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07" table:style-name="ce3">
            <text:p>300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7</text:p>
          </table:table-cell>
          <table:table-cell office:value-type="float" office:value="43" table:style-name="ce3">
            <text:p>4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08" table:style-name="ce3">
            <text:p>300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7</text:p>
          </table:table-cell>
          <table:table-cell office:value-type="float" office:value="44" table:style-name="ce3">
            <text:p>4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09" table:style-name="ce3">
            <text:p>300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7</text:p>
          </table:table-cell>
          <table:table-cell office:value-type="float" office:value="45" table:style-name="ce3">
            <text:p>4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10" table:style-name="ce3">
            <text:p>301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7</text:p>
          </table:table-cell>
          <table:table-cell office:value-type="float" office:value="46" table:style-name="ce3">
            <text:p>4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11" table:style-name="ce3">
            <text:p>301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7</text:p>
          </table:table-cell>
          <table:table-cell office:value-type="float" office:value="47" table:style-name="ce3">
            <text:p>4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12" table:style-name="ce3">
            <text:p>301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7</text:p>
          </table:table-cell>
          <table:table-cell office:value-type="float" office:value="48" table:style-name="ce3">
            <text:p>4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13" table:style-name="ce3">
            <text:p>301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7</text:p>
          </table:table-cell>
          <table:table-cell office:value-type="float" office:value="49" table:style-name="ce3">
            <text:p>4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14" table:style-name="ce3">
            <text:p>301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7</text:p>
          </table:table-cell>
          <table:table-cell office:value-type="float" office:value="50" table:style-name="ce3">
            <text:p>5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15" table:style-name="ce3">
            <text:p>301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7</text:p>
          </table:table-cell>
          <table:table-cell office:value-type="float" office:value="51" table:style-name="ce3">
            <text:p>5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16" table:style-name="ce3">
            <text:p>301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7</text:p>
          </table:table-cell>
          <table:table-cell office:value-type="float" office:value="52" table:style-name="ce3">
            <text:p>5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17" table:style-name="ce3">
            <text:p>301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7</text:p>
          </table:table-cell>
          <table:table-cell office:value-type="float" office:value="53" table:style-name="ce3">
            <text:p>5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18" table:style-name="ce3">
            <text:p>301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7</text:p>
          </table:table-cell>
          <table:table-cell office:value-type="float" office:value="54" table:style-name="ce3">
            <text:p>5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19" table:style-name="ce3">
            <text:p>301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7</text:p>
          </table:table-cell>
          <table:table-cell office:value-type="float" office:value="55" table:style-name="ce3">
            <text:p>5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20" table:style-name="ce3">
            <text:p>302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7</text:p>
          </table:table-cell>
          <table:table-cell office:value-type="float" office:value="56" table:style-name="ce3">
            <text:p>5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21" table:style-name="ce3">
            <text:p>302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7</text:p>
          </table:table-cell>
          <table:table-cell office:value-type="float" office:value="57" table:style-name="ce3">
            <text:p>5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22" table:style-name="ce3">
            <text:p>302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7</text:p>
          </table:table-cell>
          <table:table-cell office:value-type="float" office:value="58" table:style-name="ce3">
            <text:p>5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23" table:style-name="ce3">
            <text:p>302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7</text:p>
          </table:table-cell>
          <table:table-cell office:value-type="float" office:value="59" table:style-name="ce3">
            <text:p>5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24" table:style-name="ce3">
            <text:p>302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7</text:p>
          </table:table-cell>
          <table:table-cell office:value-type="float" office:value="60" table:style-name="ce3">
            <text:p>6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29" table:style-name="ce3">
            <text:p>352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1" table:style-name="ce3">
            <text:p>1</text:p>
          </table:table-cell>
          <table:table-cell office:value-type="float" office:value="284" table:style-name="ce3">
            <text:p>2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30" table:style-name="ce3">
            <text:p>353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2" table:style-name="ce3">
            <text:p>2</text:p>
          </table:table-cell>
          <table:table-cell office:value-type="float" office:value="253" table:style-name="ce3">
            <text:p>25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31" table:style-name="ce3">
            <text:p>353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3" table:style-name="ce3">
            <text:p>3</text:p>
          </table:table-cell>
          <table:table-cell office:value-type="float" office:value="261" table:style-name="ce3">
            <text:p>26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32" table:style-name="ce3">
            <text:p>353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4" table:style-name="ce3">
            <text:p>4</text:p>
          </table:table-cell>
          <table:table-cell office:value-type="float" office:value="276" table:style-name="ce3">
            <text:p>2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33" table:style-name="ce3">
            <text:p>353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5" table:style-name="ce3">
            <text:p>5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34" table:style-name="ce3">
            <text:p>353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6" table:style-name="ce3">
            <text:p>6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35" table:style-name="ce3">
            <text:p>353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7" table:style-name="ce3">
            <text:p>7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36" table:style-name="ce3">
            <text:p>353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8" table:style-name="ce3">
            <text:p>8</text:p>
          </table:table-cell>
          <table:table-cell office:value-type="float" office:value="238" table:style-name="ce3">
            <text:p>2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37" table:style-name="ce3">
            <text:p>353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9" table:style-name="ce3">
            <text:p>9</text:p>
          </table:table-cell>
          <table:table-cell office:value-type="float" office:value="295" table:style-name="ce3">
            <text:p>2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38" table:style-name="ce3">
            <text:p>353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10" table:style-name="ce3">
            <text:p>10</text:p>
          </table:table-cell>
          <table:table-cell office:value-type="float" office:value="211" table:style-name="ce3">
            <text:p>21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39" table:style-name="ce3">
            <text:p>353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11" table:style-name="ce3">
            <text:p>11</text:p>
          </table:table-cell>
          <table:table-cell office:value-type="float" office:value="233" table:style-name="ce3">
            <text:p>23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40" table:style-name="ce3">
            <text:p>354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12" table:style-name="ce3">
            <text:p>12</text:p>
          </table:table-cell>
          <table:table-cell office:value-type="float" office:value="244" table:style-name="ce3">
            <text:p>2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41" table:style-name="ce3">
            <text:p>354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13" table:style-name="ce3">
            <text:p>13</text:p>
          </table:table-cell>
          <table:table-cell office:value-type="float" office:value="255" table:style-name="ce3">
            <text:p>2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42" table:style-name="ce3">
            <text:p>354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14" table:style-name="ce3">
            <text:p>14</text:p>
          </table:table-cell>
          <table:table-cell office:value-type="float" office:value="266" table:style-name="ce3">
            <text:p>26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43" table:style-name="ce3">
            <text:p>354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15" table:style-name="ce3">
            <text:p>15</text:p>
          </table:table-cell>
          <table:table-cell office:value-type="float" office:value="277" table:style-name="ce3">
            <text:p>27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44" table:style-name="ce3">
            <text:p>354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16" table:style-name="ce3">
            <text:p>16</text:p>
          </table:table-cell>
          <table:table-cell office:value-type="float" office:value="288" table:style-name="ce3">
            <text:p>28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45" table:style-name="ce3">
            <text:p>354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17" table:style-name="ce3">
            <text:p>17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46" table:style-name="ce3">
            <text:p>354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18" table:style-name="ce3">
            <text:p>18</text:p>
          </table:table-cell>
          <table:table-cell office:value-type="float" office:value="201" table:style-name="ce3">
            <text:p>2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47" table:style-name="ce3">
            <text:p>354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19" table:style-name="ce3">
            <text:p>19</text:p>
          </table:table-cell>
          <table:table-cell office:value-type="float" office:value="205" table:style-name="ce3">
            <text:p>2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48" table:style-name="ce3">
            <text:p>354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20" table:style-name="ce3">
            <text:p>20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49" table:style-name="ce3">
            <text:p>354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21" table:style-name="ce3">
            <text:p>21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50" table:style-name="ce3">
            <text:p>355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22" table:style-name="ce3">
            <text:p>22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51" table:style-name="ce3">
            <text:p>355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23" table:style-name="ce3">
            <text:p>23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52" table:style-name="ce3">
            <text:p>355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24" table:style-name="ce3">
            <text:p>24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53" table:style-name="ce3">
            <text:p>355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25" table:style-name="ce3">
            <text:p>25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54" table:style-name="ce3">
            <text:p>355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26" table:style-name="ce3">
            <text:p>26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55" table:style-name="ce3">
            <text:p>355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27" table:style-name="ce3">
            <text:p>27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56" table:style-name="ce3">
            <text:p>355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28" table:style-name="ce3">
            <text:p>28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57" table:style-name="ce3">
            <text:p>355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29" table:style-name="ce3">
            <text:p>29</text:p>
          </table:table-cell>
          <table:table-cell office:value-type="float" office:value="247" table:style-name="ce3">
            <text:p>2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58" table:style-name="ce3">
            <text:p>355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30" table:style-name="ce3">
            <text:p>30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59" table:style-name="ce3">
            <text:p>355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31" table:style-name="ce3">
            <text:p>31</text:p>
          </table:table-cell>
          <table:table-cell office:value-type="float" office:value="256" table:style-name="ce3">
            <text:p>2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60" table:style-name="ce3">
            <text:p>356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32" table:style-name="ce3">
            <text:p>32</text:p>
          </table:table-cell>
          <table:table-cell office:value-type="float" office:value="269" table:style-name="ce3">
            <text:p>2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61" table:style-name="ce3">
            <text:p>356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33" table:style-name="ce3">
            <text:p>33</text:p>
          </table:table-cell>
          <table:table-cell office:value-type="float" office:value="204" table:style-name="ce3">
            <text:p>20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62" table:style-name="ce3">
            <text:p>356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34" table:style-name="ce3">
            <text:p>34</text:p>
          </table:table-cell>
          <table:table-cell office:value-type="float" office:value="206" table:style-name="ce3">
            <text:p>20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63" table:style-name="ce3">
            <text:p>356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35" table:style-name="ce3">
            <text:p>35</text:p>
          </table:table-cell>
          <table:table-cell office:value-type="float" office:value="208" table:style-name="ce3">
            <text:p>20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64" table:style-name="ce3">
            <text:p>356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36" table:style-name="ce3">
            <text:p>36</text:p>
          </table:table-cell>
          <table:table-cell office:value-type="float" office:value="209" table:style-name="ce3">
            <text:p>20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81" table:style-name="ce3">
            <text:p>408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37" table:style-name="ce3">
            <text:p>37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82" table:style-name="ce3">
            <text:p>408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38" table:style-name="ce3">
            <text:p>38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83" table:style-name="ce3">
            <text:p>408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39" table:style-name="ce3">
            <text:p>39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84" table:style-name="ce3">
            <text:p>408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40" table:style-name="ce3">
            <text:p>40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85" table:style-name="ce3">
            <text:p>408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41" table:style-name="ce3">
            <text:p>41</text:p>
          </table:table-cell>
          <table:table-cell office:value-type="float" office:value="355" table:style-name="ce3">
            <text:p>3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86" table:style-name="ce3">
            <text:p>408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42" table:style-name="ce3">
            <text:p>42</text:p>
          </table:table-cell>
          <table:table-cell office:value-type="float" office:value="343" table:style-name="ce3">
            <text:p>3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87" table:style-name="ce3">
            <text:p>408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43" table:style-name="ce3">
            <text:p>43</text:p>
          </table:table-cell>
          <table:table-cell office:value-type="float" office:value="322" table:style-name="ce3">
            <text:p>3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88" table:style-name="ce3">
            <text:p>408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44" table:style-name="ce3">
            <text:p>44</text:p>
          </table:table-cell>
          <table:table-cell office:value-type="float" office:value="369" table:style-name="ce3">
            <text:p>3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89" table:style-name="ce3">
            <text:p>408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45" table:style-name="ce3">
            <text:p>45</text:p>
          </table:table-cell>
          <table:table-cell office:value-type="float" office:value="399" table:style-name="ce3">
            <text:p>3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90" table:style-name="ce3">
            <text:p>409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46" table:style-name="ce3">
            <text:p>46</text:p>
          </table:table-cell>
          <table:table-cell office:value-type="float" office:value="307" table:style-name="ce3">
            <text:p>30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91" table:style-name="ce3">
            <text:p>409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47" table:style-name="ce3">
            <text:p>47</text:p>
          </table:table-cell>
          <table:table-cell office:value-type="float" office:value="302" table:style-name="ce3">
            <text:p>30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92" table:style-name="ce3">
            <text:p>409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48" table:style-name="ce3">
            <text:p>48</text:p>
          </table:table-cell>
          <table:table-cell office:value-type="float" office:value="301" table:style-name="ce3">
            <text:p>3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93" table:style-name="ce3">
            <text:p>409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49" table:style-name="ce3">
            <text:p>49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94" table:style-name="ce3">
            <text:p>409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50" table:style-name="ce3">
            <text:p>50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95" table:style-name="ce3">
            <text:p>409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51" table:style-name="ce3">
            <text:p>51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96" table:style-name="ce3">
            <text:p>409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52" table:style-name="ce3">
            <text:p>52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97" table:style-name="ce3">
            <text:p>409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53" table:style-name="ce3">
            <text:p>53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98" table:style-name="ce3">
            <text:p>409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54" table:style-name="ce3">
            <text:p>54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99" table:style-name="ce3">
            <text:p>409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55" table:style-name="ce3">
            <text:p>55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00" table:style-name="ce3">
            <text:p>410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56" table:style-name="ce3">
            <text:p>56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01" table:style-name="ce3">
            <text:p>410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57" table:style-name="ce3">
            <text:p>57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02" table:style-name="ce3">
            <text:p>410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58" table:style-name="ce3">
            <text:p>58</text:p>
          </table:table-cell>
          <table:table-cell office:value-type="float" office:value="355" table:style-name="ce3">
            <text:p>3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03" table:style-name="ce3">
            <text:p>410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59" table:style-name="ce3">
            <text:p>59</text:p>
          </table:table-cell>
          <table:table-cell office:value-type="float" office:value="343" table:style-name="ce3">
            <text:p>3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04" table:style-name="ce3">
            <text:p>410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7</text:p>
          </table:table-cell>
          <table:table-cell office:value-type="float" office:value="60" table:style-name="ce3">
            <text:p>60</text:p>
          </table:table-cell>
          <table:table-cell office:value-type="float" office:value="322" table:style-name="ce3">
            <text:p>3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5" table:style-name="ce3">
            <text:p>140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1" table:style-name="ce3">
            <text:p>1</text:p>
          </table:table-cell>
          <table:table-cell office:value-type="float" office:value="275" table:style-name="ce3">
            <text:p>2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6" table:style-name="ce3">
            <text:p>140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2" table:style-name="ce3">
            <text:p>2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7" table:style-name="ce3">
            <text:p>140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3" table:style-name="ce3">
            <text:p>3</text:p>
          </table:table-cell>
          <table:table-cell office:value-type="float" office:value="228" table:style-name="ce3">
            <text:p>2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8" table:style-name="ce3">
            <text:p>140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4" table:style-name="ce3">
            <text:p>4</text:p>
          </table:table-cell>
          <table:table-cell office:value-type="float" office:value="217" table:style-name="ce3">
            <text:p>21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9" table:style-name="ce3">
            <text:p>140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5" table:style-name="ce3">
            <text:p>5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0" table:style-name="ce3">
            <text:p>141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6" table:style-name="ce3">
            <text:p>6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1" table:style-name="ce3">
            <text:p>141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7" table:style-name="ce3">
            <text:p>7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2" table:style-name="ce3">
            <text:p>141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8" table:style-name="ce3">
            <text:p>8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3" table:style-name="ce3">
            <text:p>141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9" table:style-name="ce3">
            <text:p>9</text:p>
          </table:table-cell>
          <table:table-cell office:value-type="float" office:value="287" table:style-name="ce3">
            <text:p>2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4" table:style-name="ce3">
            <text:p>141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10" table:style-name="ce3">
            <text:p>10</text:p>
          </table:table-cell>
          <table:table-cell office:value-type="float" office:value="265" table:style-name="ce3">
            <text:p>2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5" table:style-name="ce3">
            <text:p>141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11" table:style-name="ce3">
            <text:p>11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6" table:style-name="ce3">
            <text:p>141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12" table:style-name="ce3">
            <text:p>12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7" table:style-name="ce3">
            <text:p>141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13" table:style-name="ce3">
            <text:p>13</text:p>
          </table:table-cell>
          <table:table-cell office:value-type="float" office:value="264" table:style-name="ce3">
            <text:p>2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8" table:style-name="ce3">
            <text:p>141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14" table:style-name="ce3">
            <text:p>14</text:p>
          </table:table-cell>
          <table:table-cell office:value-type="float" office:value="237" table:style-name="ce3">
            <text:p>23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9" table:style-name="ce3">
            <text:p>141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15" table:style-name="ce3">
            <text:p>15</text:p>
          </table:table-cell>
          <table:table-cell office:value-type="float" office:value="218" table:style-name="ce3">
            <text:p>21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0" table:style-name="ce3">
            <text:p>142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16" table:style-name="ce3">
            <text:p>16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1" table:style-name="ce3">
            <text:p>142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17" table:style-name="ce3">
            <text:p>17</text:p>
          </table:table-cell>
          <table:table-cell office:value-type="float" office:value="273" table:style-name="ce3">
            <text:p>2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2" table:style-name="ce3">
            <text:p>142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18" table:style-name="ce3">
            <text:p>18</text:p>
          </table:table-cell>
          <table:table-cell office:value-type="float" office:value="284" table:style-name="ce3">
            <text:p>2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3" table:style-name="ce3">
            <text:p>142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19" table:style-name="ce3">
            <text:p>19</text:p>
          </table:table-cell>
          <table:table-cell office:value-type="float" office:value="253" table:style-name="ce3">
            <text:p>25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4" table:style-name="ce3">
            <text:p>142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20" table:style-name="ce3">
            <text:p>20</text:p>
          </table:table-cell>
          <table:table-cell office:value-type="float" office:value="261" table:style-name="ce3">
            <text:p>26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5" table:style-name="ce3">
            <text:p>142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21" table:style-name="ce3">
            <text:p>21</text:p>
          </table:table-cell>
          <table:table-cell office:value-type="float" office:value="276" table:style-name="ce3">
            <text:p>2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6" table:style-name="ce3">
            <text:p>142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22" table:style-name="ce3">
            <text:p>22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7" table:style-name="ce3">
            <text:p>142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23" table:style-name="ce3">
            <text:p>23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8" table:style-name="ce3">
            <text:p>142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24" table:style-name="ce3">
            <text:p>24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9" table:style-name="ce3">
            <text:p>142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25" table:style-name="ce3">
            <text:p>25</text:p>
          </table:table-cell>
          <table:table-cell office:value-type="float" office:value="238" table:style-name="ce3">
            <text:p>2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0" table:style-name="ce3">
            <text:p>143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26" table:style-name="ce3">
            <text:p>26</text:p>
          </table:table-cell>
          <table:table-cell office:value-type="float" office:value="295" table:style-name="ce3">
            <text:p>2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1" table:style-name="ce3">
            <text:p>143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27" table:style-name="ce3">
            <text:p>27</text:p>
          </table:table-cell>
          <table:table-cell office:value-type="float" office:value="211" table:style-name="ce3">
            <text:p>21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2" table:style-name="ce3">
            <text:p>143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28" table:style-name="ce3">
            <text:p>28</text:p>
          </table:table-cell>
          <table:table-cell office:value-type="float" office:value="233" table:style-name="ce3">
            <text:p>23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3" table:style-name="ce3">
            <text:p>143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29" table:style-name="ce3">
            <text:p>29</text:p>
          </table:table-cell>
          <table:table-cell office:value-type="float" office:value="244" table:style-name="ce3">
            <text:p>2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4" table:style-name="ce3">
            <text:p>143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30" table:style-name="ce3">
            <text:p>30</text:p>
          </table:table-cell>
          <table:table-cell office:value-type="float" office:value="255" table:style-name="ce3">
            <text:p>2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5" table:style-name="ce3">
            <text:p>143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31" table:style-name="ce3">
            <text:p>31</text:p>
          </table:table-cell>
          <table:table-cell office:value-type="float" office:value="266" table:style-name="ce3">
            <text:p>26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6" table:style-name="ce3">
            <text:p>143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32" table:style-name="ce3">
            <text:p>32</text:p>
          </table:table-cell>
          <table:table-cell office:value-type="float" office:value="277" table:style-name="ce3">
            <text:p>27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7" table:style-name="ce3">
            <text:p>143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33" table:style-name="ce3">
            <text:p>33</text:p>
          </table:table-cell>
          <table:table-cell office:value-type="float" office:value="288" table:style-name="ce3">
            <text:p>28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8" table:style-name="ce3">
            <text:p>143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34" table:style-name="ce3">
            <text:p>34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9" table:style-name="ce3">
            <text:p>143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35" table:style-name="ce3">
            <text:p>35</text:p>
          </table:table-cell>
          <table:table-cell office:value-type="float" office:value="201" table:style-name="ce3">
            <text:p>2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0" table:style-name="ce3">
            <text:p>144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8</text:p>
          </table:table-cell>
          <table:table-cell office:value-type="float" office:value="36" table:style-name="ce3">
            <text:p>36</text:p>
          </table:table-cell>
          <table:table-cell office:value-type="float" office:value="205" table:style-name="ce3">
            <text:p>2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5" table:style-name="ce3">
            <text:p>194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37" table:style-name="ce3">
            <text:p>37</text:p>
          </table:table-cell>
          <table:table-cell office:value-type="float" office:value="399" table:style-name="ce3">
            <text:p>3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6" table:style-name="ce3">
            <text:p>194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38" table:style-name="ce3">
            <text:p>38</text:p>
          </table:table-cell>
          <table:table-cell office:value-type="float" office:value="307" table:style-name="ce3">
            <text:p>30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7" table:style-name="ce3">
            <text:p>194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39" table:style-name="ce3">
            <text:p>39</text:p>
          </table:table-cell>
          <table:table-cell office:value-type="float" office:value="302" table:style-name="ce3">
            <text:p>30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8" table:style-name="ce3">
            <text:p>194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40" table:style-name="ce3">
            <text:p>40</text:p>
          </table:table-cell>
          <table:table-cell office:value-type="float" office:value="301" table:style-name="ce3">
            <text:p>3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9" table:style-name="ce3">
            <text:p>194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41" table:style-name="ce3">
            <text:p>41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0" table:style-name="ce3">
            <text:p>195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42" table:style-name="ce3">
            <text:p>42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1" table:style-name="ce3">
            <text:p>195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43" table:style-name="ce3">
            <text:p>43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2" table:style-name="ce3">
            <text:p>195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44" table:style-name="ce3">
            <text:p>44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3" table:style-name="ce3">
            <text:p>195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45" table:style-name="ce3">
            <text:p>45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4" table:style-name="ce3">
            <text:p>195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46" table:style-name="ce3">
            <text:p>46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5" table:style-name="ce3">
            <text:p>195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47" table:style-name="ce3">
            <text:p>47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6" table:style-name="ce3">
            <text:p>195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48" table:style-name="ce3">
            <text:p>48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7" table:style-name="ce3">
            <text:p>195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49" table:style-name="ce3">
            <text:p>49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8" table:style-name="ce3">
            <text:p>195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50" table:style-name="ce3">
            <text:p>50</text:p>
          </table:table-cell>
          <table:table-cell office:value-type="float" office:value="355" table:style-name="ce3">
            <text:p>3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9" table:style-name="ce3">
            <text:p>195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51" table:style-name="ce3">
            <text:p>51</text:p>
          </table:table-cell>
          <table:table-cell office:value-type="float" office:value="343" table:style-name="ce3">
            <text:p>3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0" table:style-name="ce3">
            <text:p>196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52" table:style-name="ce3">
            <text:p>52</text:p>
          </table:table-cell>
          <table:table-cell office:value-type="float" office:value="322" table:style-name="ce3">
            <text:p>3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1" table:style-name="ce3">
            <text:p>196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53" table:style-name="ce3">
            <text:p>53</text:p>
          </table:table-cell>
          <table:table-cell office:value-type="float" office:value="369" table:style-name="ce3">
            <text:p>3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2" table:style-name="ce3">
            <text:p>196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54" table:style-name="ce3">
            <text:p>54</text:p>
          </table:table-cell>
          <table:table-cell office:value-type="float" office:value="399" table:style-name="ce3">
            <text:p>3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3" table:style-name="ce3">
            <text:p>196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55" table:style-name="ce3">
            <text:p>55</text:p>
          </table:table-cell>
          <table:table-cell office:value-type="float" office:value="307" table:style-name="ce3">
            <text:p>30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4" table:style-name="ce3">
            <text:p>196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56" table:style-name="ce3">
            <text:p>56</text:p>
          </table:table-cell>
          <table:table-cell office:value-type="float" office:value="302" table:style-name="ce3">
            <text:p>30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5" table:style-name="ce3">
            <text:p>196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57" table:style-name="ce3">
            <text:p>57</text:p>
          </table:table-cell>
          <table:table-cell office:value-type="float" office:value="301" table:style-name="ce3">
            <text:p>3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6" table:style-name="ce3">
            <text:p>196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58" table:style-name="ce3">
            <text:p>58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7" table:style-name="ce3">
            <text:p>196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59" table:style-name="ce3">
            <text:p>59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8" table:style-name="ce3">
            <text:p>196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60" table:style-name="ce3">
            <text:p>60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85" table:style-name="ce3">
            <text:p>248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86" table:style-name="ce3">
            <text:p>248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2" table:style-name="ce3">
            <text:p>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87" table:style-name="ce3">
            <text:p>248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3" table:style-name="ce3">
            <text:p>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88" table:style-name="ce3">
            <text:p>248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4" table:style-name="ce3">
            <text:p>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89" table:style-name="ce3">
            <text:p>248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5" table:style-name="ce3">
            <text:p>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90" table:style-name="ce3">
            <text:p>249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6" table:style-name="ce3">
            <text:p>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91" table:style-name="ce3">
            <text:p>249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7" table:style-name="ce3">
            <text:p>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92" table:style-name="ce3">
            <text:p>249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8" table:style-name="ce3">
            <text:p>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93" table:style-name="ce3">
            <text:p>249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9" table:style-name="ce3">
            <text:p>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94" table:style-name="ce3">
            <text:p>249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10" table:style-name="ce3">
            <text:p>1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95" table:style-name="ce3">
            <text:p>249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11" table:style-name="ce3">
            <text:p>1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96" table:style-name="ce3">
            <text:p>249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12" table:style-name="ce3">
            <text:p>1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97" table:style-name="ce3">
            <text:p>249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13" table:style-name="ce3">
            <text:p>1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98" table:style-name="ce3">
            <text:p>249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14" table:style-name="ce3">
            <text:p>1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99" table:style-name="ce3">
            <text:p>249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15" table:style-name="ce3">
            <text:p>1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00" table:style-name="ce3">
            <text:p>250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16" table:style-name="ce3">
            <text:p>1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01" table:style-name="ce3">
            <text:p>250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17" table:style-name="ce3">
            <text:p>1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02" table:style-name="ce3">
            <text:p>250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18" table:style-name="ce3">
            <text:p>1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03" table:style-name="ce3">
            <text:p>250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19" table:style-name="ce3">
            <text:p>1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04" table:style-name="ce3">
            <text:p>250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20" table:style-name="ce3">
            <text:p>2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05" table:style-name="ce3">
            <text:p>250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21" table:style-name="ce3">
            <text:p>2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06" table:style-name="ce3">
            <text:p>250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22" table:style-name="ce3">
            <text:p>2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07" table:style-name="ce3">
            <text:p>250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23" table:style-name="ce3">
            <text:p>2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08" table:style-name="ce3">
            <text:p>250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24" table:style-name="ce3">
            <text:p>2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09" table:style-name="ce3">
            <text:p>250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25" table:style-name="ce3">
            <text:p>2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10" table:style-name="ce3">
            <text:p>251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26" table:style-name="ce3">
            <text:p>2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11" table:style-name="ce3">
            <text:p>251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27" table:style-name="ce3">
            <text:p>2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12" table:style-name="ce3">
            <text:p>251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28" table:style-name="ce3">
            <text:p>2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13" table:style-name="ce3">
            <text:p>251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29" table:style-name="ce3">
            <text:p>2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14" table:style-name="ce3">
            <text:p>251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30" table:style-name="ce3">
            <text:p>3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15" table:style-name="ce3">
            <text:p>251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31" table:style-name="ce3">
            <text:p>3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16" table:style-name="ce3">
            <text:p>251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32" table:style-name="ce3">
            <text:p>3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17" table:style-name="ce3">
            <text:p>251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33" table:style-name="ce3">
            <text:p>3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18" table:style-name="ce3">
            <text:p>251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34" table:style-name="ce3">
            <text:p>3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19" table:style-name="ce3">
            <text:p>251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35" table:style-name="ce3">
            <text:p>3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20" table:style-name="ce3">
            <text:p>252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8</text:p>
          </table:table-cell>
          <table:table-cell office:value-type="float" office:value="36" table:style-name="ce3">
            <text:p>3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25" table:style-name="ce3">
            <text:p>302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8</text:p>
          </table:table-cell>
          <table:table-cell office:value-type="float" office:value="37" table:style-name="ce3">
            <text:p>3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26" table:style-name="ce3">
            <text:p>302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8</text:p>
          </table:table-cell>
          <table:table-cell office:value-type="float" office:value="38" table:style-name="ce3">
            <text:p>3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27" table:style-name="ce3">
            <text:p>302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8</text:p>
          </table:table-cell>
          <table:table-cell office:value-type="float" office:value="39" table:style-name="ce3">
            <text:p>3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28" table:style-name="ce3">
            <text:p>302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8</text:p>
          </table:table-cell>
          <table:table-cell office:value-type="float" office:value="40" table:style-name="ce3">
            <text:p>4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29" table:style-name="ce3">
            <text:p>302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8</text:p>
          </table:table-cell>
          <table:table-cell office:value-type="float" office:value="41" table:style-name="ce3">
            <text:p>4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30" table:style-name="ce3">
            <text:p>303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8</text:p>
          </table:table-cell>
          <table:table-cell office:value-type="float" office:value="42" table:style-name="ce3">
            <text:p>4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31" table:style-name="ce3">
            <text:p>303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8</text:p>
          </table:table-cell>
          <table:table-cell office:value-type="float" office:value="43" table:style-name="ce3">
            <text:p>4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32" table:style-name="ce3">
            <text:p>303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8</text:p>
          </table:table-cell>
          <table:table-cell office:value-type="float" office:value="44" table:style-name="ce3">
            <text:p>4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33" table:style-name="ce3">
            <text:p>303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8</text:p>
          </table:table-cell>
          <table:table-cell office:value-type="float" office:value="45" table:style-name="ce3">
            <text:p>4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34" table:style-name="ce3">
            <text:p>303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8</text:p>
          </table:table-cell>
          <table:table-cell office:value-type="float" office:value="46" table:style-name="ce3">
            <text:p>4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35" table:style-name="ce3">
            <text:p>303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8</text:p>
          </table:table-cell>
          <table:table-cell office:value-type="float" office:value="47" table:style-name="ce3">
            <text:p>4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36" table:style-name="ce3">
            <text:p>303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8</text:p>
          </table:table-cell>
          <table:table-cell office:value-type="float" office:value="48" table:style-name="ce3">
            <text:p>4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37" table:style-name="ce3">
            <text:p>303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8</text:p>
          </table:table-cell>
          <table:table-cell office:value-type="float" office:value="49" table:style-name="ce3">
            <text:p>4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38" table:style-name="ce3">
            <text:p>303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8</text:p>
          </table:table-cell>
          <table:table-cell office:value-type="float" office:value="50" table:style-name="ce3">
            <text:p>5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39" table:style-name="ce3">
            <text:p>303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8</text:p>
          </table:table-cell>
          <table:table-cell office:value-type="float" office:value="51" table:style-name="ce3">
            <text:p>51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40" table:style-name="ce3">
            <text:p>304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8</text:p>
          </table:table-cell>
          <table:table-cell office:value-type="float" office:value="52" table:style-name="ce3">
            <text:p>52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41" table:style-name="ce3">
            <text:p>304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8</text:p>
          </table:table-cell>
          <table:table-cell office:value-type="float" office:value="53" table:style-name="ce3">
            <text:p>53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42" table:style-name="ce3">
            <text:p>304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8</text:p>
          </table:table-cell>
          <table:table-cell office:value-type="float" office:value="54" table:style-name="ce3">
            <text:p>54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43" table:style-name="ce3">
            <text:p>304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8</text:p>
          </table:table-cell>
          <table:table-cell office:value-type="float" office:value="55" table:style-name="ce3">
            <text:p>55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44" table:style-name="ce3">
            <text:p>304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8</text:p>
          </table:table-cell>
          <table:table-cell office:value-type="float" office:value="56" table:style-name="ce3">
            <text:p>56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45" table:style-name="ce3">
            <text:p>304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8</text:p>
          </table:table-cell>
          <table:table-cell office:value-type="float" office:value="57" table:style-name="ce3">
            <text:p>57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46" table:style-name="ce3">
            <text:p>304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8</text:p>
          </table:table-cell>
          <table:table-cell office:value-type="float" office:value="58" table:style-name="ce3">
            <text:p>5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47" table:style-name="ce3">
            <text:p>304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8</text:p>
          </table:table-cell>
          <table:table-cell office:value-type="float" office:value="59" table:style-name="ce3">
            <text:p>59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48" table:style-name="ce3">
            <text:p>304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8</text:p>
          </table:table-cell>
          <table:table-cell office:value-type="float" office:value="60" table:style-name="ce3">
            <text:p>6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65" table:style-name="ce3">
            <text:p>356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1" table:style-name="ce3">
            <text:p>1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66" table:style-name="ce3">
            <text:p>356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2" table:style-name="ce3">
            <text:p>2</text:p>
          </table:table-cell>
          <table:table-cell office:value-type="float" office:value="275" table:style-name="ce3">
            <text:p>2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67" table:style-name="ce3">
            <text:p>356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3" table:style-name="ce3">
            <text:p>3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68" table:style-name="ce3">
            <text:p>356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4" table:style-name="ce3">
            <text:p>4</text:p>
          </table:table-cell>
          <table:table-cell office:value-type="float" office:value="228" table:style-name="ce3">
            <text:p>2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69" table:style-name="ce3">
            <text:p>356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5" table:style-name="ce3">
            <text:p>5</text:p>
          </table:table-cell>
          <table:table-cell office:value-type="float" office:value="217" table:style-name="ce3">
            <text:p>21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70" table:style-name="ce3">
            <text:p>357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6" table:style-name="ce3">
            <text:p>6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71" table:style-name="ce3">
            <text:p>357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7" table:style-name="ce3">
            <text:p>7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72" table:style-name="ce3">
            <text:p>357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8" table:style-name="ce3">
            <text:p>8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73" table:style-name="ce3">
            <text:p>357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9" table:style-name="ce3">
            <text:p>9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74" table:style-name="ce3">
            <text:p>357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10" table:style-name="ce3">
            <text:p>10</text:p>
          </table:table-cell>
          <table:table-cell office:value-type="float" office:value="287" table:style-name="ce3">
            <text:p>28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75" table:style-name="ce3">
            <text:p>357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11" table:style-name="ce3">
            <text:p>11</text:p>
          </table:table-cell>
          <table:table-cell office:value-type="float" office:value="265" table:style-name="ce3">
            <text:p>2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76" table:style-name="ce3">
            <text:p>357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12" table:style-name="ce3">
            <text:p>12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77" table:style-name="ce3">
            <text:p>357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13" table:style-name="ce3">
            <text:p>13</text:p>
          </table:table-cell>
          <table:table-cell office:value-type="float" office:value="258" table:style-name="ce3">
            <text:p>25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78" table:style-name="ce3">
            <text:p>357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14" table:style-name="ce3">
            <text:p>14</text:p>
          </table:table-cell>
          <table:table-cell office:value-type="float" office:value="264" table:style-name="ce3">
            <text:p>2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79" table:style-name="ce3">
            <text:p>357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15" table:style-name="ce3">
            <text:p>15</text:p>
          </table:table-cell>
          <table:table-cell office:value-type="float" office:value="237" table:style-name="ce3">
            <text:p>23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80" table:style-name="ce3">
            <text:p>358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16" table:style-name="ce3">
            <text:p>16</text:p>
          </table:table-cell>
          <table:table-cell office:value-type="float" office:value="218" table:style-name="ce3">
            <text:p>21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81" table:style-name="ce3">
            <text:p>358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17" table:style-name="ce3">
            <text:p>17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82" table:style-name="ce3">
            <text:p>358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18" table:style-name="ce3">
            <text:p>18</text:p>
          </table:table-cell>
          <table:table-cell office:value-type="float" office:value="273" table:style-name="ce3">
            <text:p>2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83" table:style-name="ce3">
            <text:p>358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19" table:style-name="ce3">
            <text:p>19</text:p>
          </table:table-cell>
          <table:table-cell office:value-type="float" office:value="284" table:style-name="ce3">
            <text:p>2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84" table:style-name="ce3">
            <text:p>358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20" table:style-name="ce3">
            <text:p>20</text:p>
          </table:table-cell>
          <table:table-cell office:value-type="float" office:value="253" table:style-name="ce3">
            <text:p>25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85" table:style-name="ce3">
            <text:p>358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21" table:style-name="ce3">
            <text:p>21</text:p>
          </table:table-cell>
          <table:table-cell office:value-type="float" office:value="261" table:style-name="ce3">
            <text:p>26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86" table:style-name="ce3">
            <text:p>358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22" table:style-name="ce3">
            <text:p>22</text:p>
          </table:table-cell>
          <table:table-cell office:value-type="float" office:value="276" table:style-name="ce3">
            <text:p>2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87" table:style-name="ce3">
            <text:p>358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23" table:style-name="ce3">
            <text:p>23</text:p>
          </table:table-cell>
          <table:table-cell office:value-type="float" office:value="248" table:style-name="ce3">
            <text:p>2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88" table:style-name="ce3">
            <text:p>358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24" table:style-name="ce3">
            <text:p>24</text:p>
          </table:table-cell>
          <table:table-cell office:value-type="float" office:value="249" table:style-name="ce3">
            <text:p>24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89" table:style-name="ce3">
            <text:p>358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25" table:style-name="ce3">
            <text:p>25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90" table:style-name="ce3">
            <text:p>359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26" table:style-name="ce3">
            <text:p>26</text:p>
          </table:table-cell>
          <table:table-cell office:value-type="float" office:value="238" table:style-name="ce3">
            <text:p>2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91" table:style-name="ce3">
            <text:p>359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27" table:style-name="ce3">
            <text:p>27</text:p>
          </table:table-cell>
          <table:table-cell office:value-type="float" office:value="295" table:style-name="ce3">
            <text:p>29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92" table:style-name="ce3">
            <text:p>359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28" table:style-name="ce3">
            <text:p>28</text:p>
          </table:table-cell>
          <table:table-cell office:value-type="float" office:value="211" table:style-name="ce3">
            <text:p>21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93" table:style-name="ce3">
            <text:p>359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29" table:style-name="ce3">
            <text:p>29</text:p>
          </table:table-cell>
          <table:table-cell office:value-type="float" office:value="233" table:style-name="ce3">
            <text:p>23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94" table:style-name="ce3">
            <text:p>359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30" table:style-name="ce3">
            <text:p>30</text:p>
          </table:table-cell>
          <table:table-cell office:value-type="float" office:value="244" table:style-name="ce3">
            <text:p>2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95" table:style-name="ce3">
            <text:p>359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31" table:style-name="ce3">
            <text:p>31</text:p>
          </table:table-cell>
          <table:table-cell office:value-type="float" office:value="255" table:style-name="ce3">
            <text:p>2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96" table:style-name="ce3">
            <text:p>359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32" table:style-name="ce3">
            <text:p>32</text:p>
          </table:table-cell>
          <table:table-cell office:value-type="float" office:value="266" table:style-name="ce3">
            <text:p>26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97" table:style-name="ce3">
            <text:p>359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33" table:style-name="ce3">
            <text:p>33</text:p>
          </table:table-cell>
          <table:table-cell office:value-type="float" office:value="277" table:style-name="ce3">
            <text:p>27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98" table:style-name="ce3">
            <text:p>359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34" table:style-name="ce3">
            <text:p>34</text:p>
          </table:table-cell>
          <table:table-cell office:value-type="float" office:value="288" table:style-name="ce3">
            <text:p>28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99" table:style-name="ce3">
            <text:p>359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35" table:style-name="ce3">
            <text:p>35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00" table:style-name="ce3">
            <text:p>360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36" table:style-name="ce3">
            <text:p>36</text:p>
          </table:table-cell>
          <table:table-cell office:value-type="float" office:value="201" table:style-name="ce3">
            <text:p>2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05" table:style-name="ce3">
            <text:p>410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37" table:style-name="ce3">
            <text:p>37</text:p>
          </table:table-cell>
          <table:table-cell office:value-type="float" office:value="369" table:style-name="ce3">
            <text:p>3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06" table:style-name="ce3">
            <text:p>410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38" table:style-name="ce3">
            <text:p>38</text:p>
          </table:table-cell>
          <table:table-cell office:value-type="float" office:value="399" table:style-name="ce3">
            <text:p>3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07" table:style-name="ce3">
            <text:p>410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39" table:style-name="ce3">
            <text:p>39</text:p>
          </table:table-cell>
          <table:table-cell office:value-type="float" office:value="307" table:style-name="ce3">
            <text:p>30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08" table:style-name="ce3">
            <text:p>410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40" table:style-name="ce3">
            <text:p>40</text:p>
          </table:table-cell>
          <table:table-cell office:value-type="float" office:value="302" table:style-name="ce3">
            <text:p>30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09" table:style-name="ce3">
            <text:p>410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41" table:style-name="ce3">
            <text:p>41</text:p>
          </table:table-cell>
          <table:table-cell office:value-type="float" office:value="301" table:style-name="ce3">
            <text:p>3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10" table:style-name="ce3">
            <text:p>411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42" table:style-name="ce3">
            <text:p>42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11" table:style-name="ce3">
            <text:p>411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43" table:style-name="ce3">
            <text:p>43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12" table:style-name="ce3">
            <text:p>411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44" table:style-name="ce3">
            <text:p>44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13" table:style-name="ce3">
            <text:p>411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45" table:style-name="ce3">
            <text:p>45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14" table:style-name="ce3">
            <text:p>411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46" table:style-name="ce3">
            <text:p>46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15" table:style-name="ce3">
            <text:p>411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47" table:style-name="ce3">
            <text:p>47</text:p>
          </table:table-cell>
          <table:table-cell office:value-type="float" office:value="203" table:style-name="ce3">
            <text:p>20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16" table:style-name="ce3">
            <text:p>411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48" table:style-name="ce3">
            <text:p>48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17" table:style-name="ce3">
            <text:p>411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49" table:style-name="ce3">
            <text:p>49</text:p>
          </table:table-cell>
          <table:table-cell office:value-type="float" office:value="225" table:style-name="ce3">
            <text:p>22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18" table:style-name="ce3">
            <text:p>411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50" table:style-name="ce3">
            <text:p>50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19" table:style-name="ce3">
            <text:p>411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51" table:style-name="ce3">
            <text:p>51</text:p>
          </table:table-cell>
          <table:table-cell office:value-type="float" office:value="355" table:style-name="ce3">
            <text:p>3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20" table:style-name="ce3">
            <text:p>412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52" table:style-name="ce3">
            <text:p>52</text:p>
          </table:table-cell>
          <table:table-cell office:value-type="float" office:value="343" table:style-name="ce3">
            <text:p>3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21" table:style-name="ce3">
            <text:p>412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53" table:style-name="ce3">
            <text:p>53</text:p>
          </table:table-cell>
          <table:table-cell office:value-type="float" office:value="322" table:style-name="ce3">
            <text:p>32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22" table:style-name="ce3">
            <text:p>412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54" table:style-name="ce3">
            <text:p>54</text:p>
          </table:table-cell>
          <table:table-cell office:value-type="float" office:value="369" table:style-name="ce3">
            <text:p>36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23" table:style-name="ce3">
            <text:p>412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55" table:style-name="ce3">
            <text:p>55</text:p>
          </table:table-cell>
          <table:table-cell office:value-type="float" office:value="399" table:style-name="ce3">
            <text:p>39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24" table:style-name="ce3">
            <text:p>412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56" table:style-name="ce3">
            <text:p>56</text:p>
          </table:table-cell>
          <table:table-cell office:value-type="float" office:value="307" table:style-name="ce3">
            <text:p>30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25" table:style-name="ce3">
            <text:p>412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57" table:style-name="ce3">
            <text:p>57</text:p>
          </table:table-cell>
          <table:table-cell office:value-type="float" office:value="302" table:style-name="ce3">
            <text:p>30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26" table:style-name="ce3">
            <text:p>412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58" table:style-name="ce3">
            <text:p>58</text:p>
          </table:table-cell>
          <table:table-cell office:value-type="float" office:value="301" table:style-name="ce3">
            <text:p>30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27" table:style-name="ce3">
            <text:p>412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59" table:style-name="ce3">
            <text:p>59</text:p>
          </table:table-cell>
          <table:table-cell office:value-type="float" office:value="357" table:style-name="ce3">
            <text:p>3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28" table:style-name="ce3">
            <text:p>412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8</text:p>
          </table:table-cell>
          <table:table-cell office:value-type="float" office:value="60" table:style-name="ce3">
            <text:p>60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5" table:style-name="ce3">
            <text:p>158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1" table:style-name="ce3">
            <text:p>1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6" table:style-name="ce3">
            <text:p>158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2" table:style-name="ce3">
            <text:p>2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7" table:style-name="ce3">
            <text:p>158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3" table:style-name="ce3">
            <text:p>3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8" table:style-name="ce3">
            <text:p>158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4" table:style-name="ce3">
            <text:p>4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9" table:style-name="ce3">
            <text:p>158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5" table:style-name="ce3">
            <text:p>5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0" table:style-name="ce3">
            <text:p>159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6" table:style-name="ce3">
            <text:p>6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1" table:style-name="ce3">
            <text:p>159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7" table:style-name="ce3">
            <text:p>7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2" table:style-name="ce3">
            <text:p>159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8" table:style-name="ce3">
            <text:p>8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3" table:style-name="ce3">
            <text:p>159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9" table:style-name="ce3">
            <text:p>9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4" table:style-name="ce3">
            <text:p>159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10" table:style-name="ce3">
            <text:p>10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5" table:style-name="ce3">
            <text:p>159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11" table:style-name="ce3">
            <text:p>11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6" table:style-name="ce3">
            <text:p>159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12" table:style-name="ce3">
            <text:p>12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7" table:style-name="ce3">
            <text:p>159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13" table:style-name="ce3">
            <text:p>13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8" table:style-name="ce3">
            <text:p>159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14" table:style-name="ce3">
            <text:p>14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9" table:style-name="ce3">
            <text:p>159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15" table:style-name="ce3">
            <text:p>15</text:p>
          </table:table-cell>
          <table:table-cell office:value-type="float" office:value="86" table:style-name="ce3">
            <text:p>8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0" table:style-name="ce3">
            <text:p>160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16" table:style-name="ce3">
            <text:p>16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1" table:style-name="ce3">
            <text:p>160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17" table:style-name="ce3">
            <text:p>17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2" table:style-name="ce3">
            <text:p>160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18" table:style-name="ce3">
            <text:p>18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3" table:style-name="ce3">
            <text:p>160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19" table:style-name="ce3">
            <text:p>19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4" table:style-name="ce3">
            <text:p>160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20" table:style-name="ce3">
            <text:p>20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5" table:style-name="ce3">
            <text:p>160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21" table:style-name="ce3">
            <text:p>21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6" table:style-name="ce3">
            <text:p>160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22" table:style-name="ce3">
            <text:p>22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7" table:style-name="ce3">
            <text:p>160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23" table:style-name="ce3">
            <text:p>23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8" table:style-name="ce3">
            <text:p>160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24" table:style-name="ce3">
            <text:p>24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9" table:style-name="ce3">
            <text:p>160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25" table:style-name="ce3">
            <text:p>25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0" table:style-name="ce3">
            <text:p>161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26" table:style-name="ce3">
            <text:p>26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1" table:style-name="ce3">
            <text:p>1611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27" table:style-name="ce3">
            <text:p>27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2" table:style-name="ce3">
            <text:p>1612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28" table:style-name="ce3">
            <text:p>28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3" table:style-name="ce3">
            <text:p>1613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29" table:style-name="ce3">
            <text:p>29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4" table:style-name="ce3">
            <text:p>1614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30" table:style-name="ce3">
            <text:p>30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5" table:style-name="ce3">
            <text:p>1615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31" table:style-name="ce3">
            <text:p>31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6" table:style-name="ce3">
            <text:p>1616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32" table:style-name="ce3">
            <text:p>32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7" table:style-name="ce3">
            <text:p>1617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33" table:style-name="ce3">
            <text:p>33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8" table:style-name="ce3">
            <text:p>1618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34" table:style-name="ce3">
            <text:p>34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9" table:style-name="ce3">
            <text:p>1619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35" table:style-name="ce3">
            <text:p>35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0" table:style-name="ce3">
            <text:p>1620</text:p>
          </table:table-cell>
          <table:table-cell office:value-type="date" office:date-value="2024-10-07T00:00:00" table:style-name="ce4">
            <text:p>07.10.2024</text:p>
          </table:table-cell>
          <table:table-cell office:value-type="string" table:style-name="ce5">
            <text:p>M9</text:p>
          </table:table-cell>
          <table:table-cell office:value-type="float" office:value="36" table:style-name="ce3">
            <text:p>36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5" table:style-name="ce3">
            <text:p>206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37" table:style-name="ce3">
            <text:p>37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6" table:style-name="ce3">
            <text:p>206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38" table:style-name="ce3">
            <text:p>38</text:p>
          </table:table-cell>
          <table:table-cell office:value-type="float" office:value="155" table:style-name="ce3">
            <text:p>1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7" table:style-name="ce3">
            <text:p>206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39" table:style-name="ce3">
            <text:p>39</text:p>
          </table:table-cell>
          <table:table-cell office:value-type="float" office:value="143" table:style-name="ce3">
            <text:p>1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8" table:style-name="ce3">
            <text:p>206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40" table:style-name="ce3">
            <text:p>40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9" table:style-name="ce3">
            <text:p>206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41" table:style-name="ce3">
            <text:p>41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0" table:style-name="ce3">
            <text:p>207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42" table:style-name="ce3">
            <text:p>42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1" table:style-name="ce3">
            <text:p>207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43" table:style-name="ce3">
            <text:p>43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2" table:style-name="ce3">
            <text:p>207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44" table:style-name="ce3">
            <text:p>44</text:p>
          </table:table-cell>
          <table:table-cell office:value-type="float" office:value="165" table:style-name="ce3">
            <text:p>1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3" table:style-name="ce3">
            <text:p>207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45" table:style-name="ce3">
            <text:p>45</text:p>
          </table:table-cell>
          <table:table-cell office:value-type="float" office:value="167" table:style-name="ce3">
            <text:p>16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4" table:style-name="ce3">
            <text:p>207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46" table:style-name="ce3">
            <text:p>46</text:p>
          </table:table-cell>
          <table:table-cell office:value-type="float" office:value="132" table:style-name="ce3">
            <text:p>13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5" table:style-name="ce3">
            <text:p>207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47" table:style-name="ce3">
            <text:p>47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6" table:style-name="ce3">
            <text:p>207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48" table:style-name="ce3">
            <text:p>48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7" table:style-name="ce3">
            <text:p>207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49" table:style-name="ce3">
            <text:p>49</text:p>
          </table:table-cell>
          <table:table-cell office:value-type="float" office:value="192" table:style-name="ce3">
            <text:p>1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8" table:style-name="ce3">
            <text:p>207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50" table:style-name="ce3">
            <text:p>50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9" table:style-name="ce3">
            <text:p>207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51" table:style-name="ce3">
            <text:p>51</text:p>
          </table:table-cell>
          <table:table-cell office:value-type="float" office:value="163" table:style-name="ce3">
            <text:p>16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0" table:style-name="ce3">
            <text:p>208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52" table:style-name="ce3">
            <text:p>52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1" table:style-name="ce3">
            <text:p>208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53" table:style-name="ce3">
            <text:p>53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2" table:style-name="ce3">
            <text:p>208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54" table:style-name="ce3">
            <text:p>54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3" table:style-name="ce3">
            <text:p>208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55" table:style-name="ce3">
            <text:p>55</text:p>
          </table:table-cell>
          <table:table-cell office:value-type="float" office:value="164" table:style-name="ce3">
            <text:p>1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4" table:style-name="ce3">
            <text:p>208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56" table:style-name="ce3">
            <text:p>56</text:p>
          </table:table-cell>
          <table:table-cell office:value-type="float" office:value="176" table:style-name="ce3">
            <text:p>1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5" table:style-name="ce3">
            <text:p>208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57" table:style-name="ce3">
            <text:p>57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6" table:style-name="ce3">
            <text:p>208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58" table:style-name="ce3">
            <text:p>58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7" table:style-name="ce3">
            <text:p>208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59" table:style-name="ce3">
            <text:p>59</text:p>
          </table:table-cell>
          <table:table-cell office:value-type="float" office:value="173" table:style-name="ce3">
            <text:p>1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8" table:style-name="ce3">
            <text:p>208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60" table:style-name="ce3">
            <text:p>60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65" table:style-name="ce3">
            <text:p>266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1" table:style-name="ce3">
            <text:p>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66" table:style-name="ce3">
            <text:p>266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2" table:style-name="ce3">
            <text:p>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67" table:style-name="ce3">
            <text:p>266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3" table:style-name="ce3">
            <text:p>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68" table:style-name="ce3">
            <text:p>266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4" table:style-name="ce3">
            <text:p>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69" table:style-name="ce3">
            <text:p>266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5" table:style-name="ce3">
            <text:p>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70" table:style-name="ce3">
            <text:p>267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6" table:style-name="ce3">
            <text:p>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71" table:style-name="ce3">
            <text:p>267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7" table:style-name="ce3">
            <text:p>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72" table:style-name="ce3">
            <text:p>267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8" table:style-name="ce3">
            <text:p>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73" table:style-name="ce3">
            <text:p>267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9" table:style-name="ce3">
            <text:p>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74" table:style-name="ce3">
            <text:p>267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10" table:style-name="ce3">
            <text:p>1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75" table:style-name="ce3">
            <text:p>267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11" table:style-name="ce3">
            <text:p>1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76" table:style-name="ce3">
            <text:p>267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12" table:style-name="ce3">
            <text:p>1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77" table:style-name="ce3">
            <text:p>267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13" table:style-name="ce3">
            <text:p>1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78" table:style-name="ce3">
            <text:p>267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14" table:style-name="ce3">
            <text:p>1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79" table:style-name="ce3">
            <text:p>267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15" table:style-name="ce3">
            <text:p>1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80" table:style-name="ce3">
            <text:p>268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16" table:style-name="ce3">
            <text:p>1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81" table:style-name="ce3">
            <text:p>268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17" table:style-name="ce3">
            <text:p>1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82" table:style-name="ce3">
            <text:p>268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18" table:style-name="ce3">
            <text:p>1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83" table:style-name="ce3">
            <text:p>268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19" table:style-name="ce3">
            <text:p>1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84" table:style-name="ce3">
            <text:p>268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20" table:style-name="ce3">
            <text:p>2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85" table:style-name="ce3">
            <text:p>268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21" table:style-name="ce3">
            <text:p>2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86" table:style-name="ce3">
            <text:p>268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22" table:style-name="ce3">
            <text:p>2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87" table:style-name="ce3">
            <text:p>268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23" table:style-name="ce3">
            <text:p>2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88" table:style-name="ce3">
            <text:p>268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24" table:style-name="ce3">
            <text:p>2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89" table:style-name="ce3">
            <text:p>268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25" table:style-name="ce3">
            <text:p>2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90" table:style-name="ce3">
            <text:p>269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26" table:style-name="ce3">
            <text:p>2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91" table:style-name="ce3">
            <text:p>2691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27" table:style-name="ce3">
            <text:p>2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92" table:style-name="ce3">
            <text:p>2692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28" table:style-name="ce3">
            <text:p>2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93" table:style-name="ce3">
            <text:p>2693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29" table:style-name="ce3">
            <text:p>2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94" table:style-name="ce3">
            <text:p>2694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30" table:style-name="ce3">
            <text:p>3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95" table:style-name="ce3">
            <text:p>2695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31" table:style-name="ce3">
            <text:p>3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96" table:style-name="ce3">
            <text:p>2696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32" table:style-name="ce3">
            <text:p>3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97" table:style-name="ce3">
            <text:p>2697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33" table:style-name="ce3">
            <text:p>3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98" table:style-name="ce3">
            <text:p>2698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34" table:style-name="ce3">
            <text:p>3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99" table:style-name="ce3">
            <text:p>2699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35" table:style-name="ce3">
            <text:p>3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00" table:style-name="ce3">
            <text:p>2700</text:p>
          </table:table-cell>
          <table:table-cell office:value-type="date" office:date-value="2024-10-09T00:00:00" table:style-name="ce4">
            <text:p>09.10.2024</text:p>
          </table:table-cell>
          <table:table-cell office:value-type="string" table:style-name="ce5">
            <text:p>M9</text:p>
          </table:table-cell>
          <table:table-cell office:value-type="float" office:value="36" table:style-name="ce3">
            <text:p>3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45" table:style-name="ce3">
            <text:p>314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9</text:p>
          </table:table-cell>
          <table:table-cell office:value-type="float" office:value="37" table:style-name="ce3">
            <text:p>3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46" table:style-name="ce3">
            <text:p>314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9</text:p>
          </table:table-cell>
          <table:table-cell office:value-type="float" office:value="38" table:style-name="ce3">
            <text:p>3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47" table:style-name="ce3">
            <text:p>314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9</text:p>
          </table:table-cell>
          <table:table-cell office:value-type="float" office:value="39" table:style-name="ce3">
            <text:p>3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48" table:style-name="ce3">
            <text:p>314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9</text:p>
          </table:table-cell>
          <table:table-cell office:value-type="float" office:value="40" table:style-name="ce3">
            <text:p>4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49" table:style-name="ce3">
            <text:p>314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9</text:p>
          </table:table-cell>
          <table:table-cell office:value-type="float" office:value="41" table:style-name="ce3">
            <text:p>4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50" table:style-name="ce3">
            <text:p>315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9</text:p>
          </table:table-cell>
          <table:table-cell office:value-type="float" office:value="42" table:style-name="ce3">
            <text:p>4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51" table:style-name="ce3">
            <text:p>315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9</text:p>
          </table:table-cell>
          <table:table-cell office:value-type="float" office:value="43" table:style-name="ce3">
            <text:p>4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52" table:style-name="ce3">
            <text:p>315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9</text:p>
          </table:table-cell>
          <table:table-cell office:value-type="float" office:value="44" table:style-name="ce3">
            <text:p>4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53" table:style-name="ce3">
            <text:p>315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9</text:p>
          </table:table-cell>
          <table:table-cell office:value-type="float" office:value="45" table:style-name="ce3">
            <text:p>4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54" table:style-name="ce3">
            <text:p>315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9</text:p>
          </table:table-cell>
          <table:table-cell office:value-type="float" office:value="46" table:style-name="ce3">
            <text:p>4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55" table:style-name="ce3">
            <text:p>315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9</text:p>
          </table:table-cell>
          <table:table-cell office:value-type="float" office:value="47" table:style-name="ce3">
            <text:p>4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56" table:style-name="ce3">
            <text:p>315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9</text:p>
          </table:table-cell>
          <table:table-cell office:value-type="float" office:value="48" table:style-name="ce3">
            <text:p>4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57" table:style-name="ce3">
            <text:p>315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9</text:p>
          </table:table-cell>
          <table:table-cell office:value-type="float" office:value="49" table:style-name="ce3">
            <text:p>4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58" table:style-name="ce3">
            <text:p>315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9</text:p>
          </table:table-cell>
          <table:table-cell office:value-type="float" office:value="50" table:style-name="ce3">
            <text:p>5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59" table:style-name="ce3">
            <text:p>3159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9</text:p>
          </table:table-cell>
          <table:table-cell office:value-type="float" office:value="51" table:style-name="ce3">
            <text:p>51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60" table:style-name="ce3">
            <text:p>3160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9</text:p>
          </table:table-cell>
          <table:table-cell office:value-type="float" office:value="52" table:style-name="ce3">
            <text:p>52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61" table:style-name="ce3">
            <text:p>3161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9</text:p>
          </table:table-cell>
          <table:table-cell office:value-type="float" office:value="53" table:style-name="ce3">
            <text:p>53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62" table:style-name="ce3">
            <text:p>3162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9</text:p>
          </table:table-cell>
          <table:table-cell office:value-type="float" office:value="54" table:style-name="ce3">
            <text:p>54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63" table:style-name="ce3">
            <text:p>3163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9</text:p>
          </table:table-cell>
          <table:table-cell office:value-type="float" office:value="55" table:style-name="ce3">
            <text:p>5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64" table:style-name="ce3">
            <text:p>3164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9</text:p>
          </table:table-cell>
          <table:table-cell office:value-type="float" office:value="56" table:style-name="ce3">
            <text:p>56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65" table:style-name="ce3">
            <text:p>3165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9</text:p>
          </table:table-cell>
          <table:table-cell office:value-type="float" office:value="57" table:style-name="ce3">
            <text:p>57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66" table:style-name="ce3">
            <text:p>3166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9</text:p>
          </table:table-cell>
          <table:table-cell office:value-type="float" office:value="58" table:style-name="ce3">
            <text:p>58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67" table:style-name="ce3">
            <text:p>3167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9</text:p>
          </table:table-cell>
          <table:table-cell office:value-type="float" office:value="59" table:style-name="ce3">
            <text:p>59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68" table:style-name="ce3">
            <text:p>3168</text:p>
          </table:table-cell>
          <table:table-cell office:value-type="date" office:date-value="2024-10-10T00:00:00" table:style-name="ce4">
            <text:p>10.10.2024</text:p>
          </table:table-cell>
          <table:table-cell office:value-type="string" table:style-name="ce5">
            <text:p>M9</text:p>
          </table:table-cell>
          <table:table-cell office:value-type="float" office:value="60" table:style-name="ce3">
            <text:p>6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Поступление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45" table:style-name="ce3">
            <text:p>374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1" table:style-name="ce3">
            <text:p>1</text:p>
          </table:table-cell>
          <table:table-cell office:value-type="float" office:value="92" table:style-name="ce3">
            <text:p>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46" table:style-name="ce3">
            <text:p>374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2" table:style-name="ce3">
            <text:p>2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47" table:style-name="ce3">
            <text:p>374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3" table:style-name="ce3">
            <text:p>3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48" table:style-name="ce3">
            <text:p>374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4" table:style-name="ce3">
            <text:p>4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49" table:style-name="ce3">
            <text:p>374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5" table:style-name="ce3">
            <text:p>5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50" table:style-name="ce3">
            <text:p>375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6" table:style-name="ce3">
            <text:p>6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51" table:style-name="ce3">
            <text:p>375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7" table:style-name="ce3">
            <text:p>7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52" table:style-name="ce3">
            <text:p>375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8" table:style-name="ce3">
            <text:p>8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53" table:style-name="ce3">
            <text:p>375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9" table:style-name="ce3">
            <text:p>9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54" table:style-name="ce3">
            <text:p>375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10" table:style-name="ce3">
            <text:p>10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55" table:style-name="ce3">
            <text:p>375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11" table:style-name="ce3">
            <text:p>11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56" table:style-name="ce3">
            <text:p>375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12" table:style-name="ce3">
            <text:p>12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57" table:style-name="ce3">
            <text:p>375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13" table:style-name="ce3">
            <text:p>13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58" table:style-name="ce3">
            <text:p>375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14" table:style-name="ce3">
            <text:p>14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59" table:style-name="ce3">
            <text:p>375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15" table:style-name="ce3">
            <text:p>15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60" table:style-name="ce3">
            <text:p>376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16" table:style-name="ce3">
            <text:p>16</text:p>
          </table:table-cell>
          <table:table-cell office:value-type="float" office:value="86" table:style-name="ce3">
            <text:p>8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61" table:style-name="ce3">
            <text:p>376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17" table:style-name="ce3">
            <text:p>17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62" table:style-name="ce3">
            <text:p>376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18" table:style-name="ce3">
            <text:p>18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63" table:style-name="ce3">
            <text:p>376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19" table:style-name="ce3">
            <text:p>19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64" table:style-name="ce3">
            <text:p>376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20" table:style-name="ce3">
            <text:p>20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65" table:style-name="ce3">
            <text:p>376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21" table:style-name="ce3">
            <text:p>21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66" table:style-name="ce3">
            <text:p>376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22" table:style-name="ce3">
            <text:p>22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67" table:style-name="ce3">
            <text:p>376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23" table:style-name="ce3">
            <text:p>23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68" table:style-name="ce3">
            <text:p>376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24" table:style-name="ce3">
            <text:p>24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69" table:style-name="ce3">
            <text:p>376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25" table:style-name="ce3">
            <text:p>25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70" table:style-name="ce3">
            <text:p>377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26" table:style-name="ce3">
            <text:p>26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71" table:style-name="ce3">
            <text:p>377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27" table:style-name="ce3">
            <text:p>27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72" table:style-name="ce3">
            <text:p>377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28" table:style-name="ce3">
            <text:p>28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73" table:style-name="ce3">
            <text:p>377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29" table:style-name="ce3">
            <text:p>29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74" table:style-name="ce3">
            <text:p>377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30" table:style-name="ce3">
            <text:p>30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75" table:style-name="ce3">
            <text:p>377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31" table:style-name="ce3">
            <text:p>31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76" table:style-name="ce3">
            <text:p>377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32" table:style-name="ce3">
            <text:p>32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77" table:style-name="ce3">
            <text:p>377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33" table:style-name="ce3">
            <text:p>33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78" table:style-name="ce3">
            <text:p>377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34" table:style-name="ce3">
            <text:p>34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79" table:style-name="ce3">
            <text:p>377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80" table:style-name="ce3">
            <text:p>378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36" table:style-name="ce3">
            <text:p>36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25" table:style-name="ce3">
            <text:p>422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37" table:style-name="ce3">
            <text:p>37</text:p>
          </table:table-cell>
          <table:table-cell office:value-type="float" office:value="129" table:style-name="ce3">
            <text:p>129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26" table:style-name="ce3">
            <text:p>422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38" table:style-name="ce3">
            <text:p>38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27" table:style-name="ce3">
            <text:p>422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39" table:style-name="ce3">
            <text:p>39</text:p>
          </table:table-cell>
          <table:table-cell office:value-type="float" office:value="155" table:style-name="ce3">
            <text:p>15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28" table:style-name="ce3">
            <text:p>422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40" table:style-name="ce3">
            <text:p>40</text:p>
          </table:table-cell>
          <table:table-cell office:value-type="float" office:value="143" table:style-name="ce3">
            <text:p>14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29" table:style-name="ce3">
            <text:p>422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41" table:style-name="ce3">
            <text:p>41</text:p>
          </table:table-cell>
          <table:table-cell office:value-type="float" office:value="178" table:style-name="ce3">
            <text:p>17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30" table:style-name="ce3">
            <text:p>423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42" table:style-name="ce3">
            <text:p>42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31" table:style-name="ce3">
            <text:p>423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43" table:style-name="ce3">
            <text:p>43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32" table:style-name="ce3">
            <text:p>423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44" table:style-name="ce3">
            <text:p>44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33" table:style-name="ce3">
            <text:p>423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45" table:style-name="ce3">
            <text:p>45</text:p>
          </table:table-cell>
          <table:table-cell office:value-type="float" office:value="165" table:style-name="ce3">
            <text:p>16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34" table:style-name="ce3">
            <text:p>423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46" table:style-name="ce3">
            <text:p>46</text:p>
          </table:table-cell>
          <table:table-cell office:value-type="float" office:value="167" table:style-name="ce3">
            <text:p>167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35" table:style-name="ce3">
            <text:p>423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47" table:style-name="ce3">
            <text:p>47</text:p>
          </table:table-cell>
          <table:table-cell office:value-type="float" office:value="132" table:style-name="ce3">
            <text:p>13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36" table:style-name="ce3">
            <text:p>423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48" table:style-name="ce3">
            <text:p>48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37" table:style-name="ce3">
            <text:p>423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49" table:style-name="ce3">
            <text:p>49</text:p>
          </table:table-cell>
          <table:table-cell office:value-type="float" office:value="114" table:style-name="ce3">
            <text:p>11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38" table:style-name="ce3">
            <text:p>423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50" table:style-name="ce3">
            <text:p>50</text:p>
          </table:table-cell>
          <table:table-cell office:value-type="float" office:value="192" table:style-name="ce3">
            <text:p>192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39" table:style-name="ce3">
            <text:p>4239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51" table:style-name="ce3">
            <text:p>51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40" table:style-name="ce3">
            <text:p>4240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52" table:style-name="ce3">
            <text:p>52</text:p>
          </table:table-cell>
          <table:table-cell office:value-type="float" office:value="163" table:style-name="ce3">
            <text:p>16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41" table:style-name="ce3">
            <text:p>4241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53" table:style-name="ce3">
            <text:p>53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42" table:style-name="ce3">
            <text:p>4242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54" table:style-name="ce3">
            <text:p>54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43" table:style-name="ce3">
            <text:p>4243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55" table:style-name="ce3">
            <text:p>55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44" table:style-name="ce3">
            <text:p>4244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56" table:style-name="ce3">
            <text:p>56</text:p>
          </table:table-cell>
          <table:table-cell office:value-type="float" office:value="164" table:style-name="ce3">
            <text:p>164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45" table:style-name="ce3">
            <text:p>4245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57" table:style-name="ce3">
            <text:p>57</text:p>
          </table:table-cell>
          <table:table-cell office:value-type="float" office:value="176" table:style-name="ce3">
            <text:p>17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46" table:style-name="ce3">
            <text:p>4246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58" table:style-name="ce3">
            <text:p>58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47" table:style-name="ce3">
            <text:p>4247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59" table:style-name="ce3">
            <text:p>59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48" table:style-name="ce3">
            <text:p>4248</text:p>
          </table:table-cell>
          <table:table-cell office:value-type="date" office:date-value="2024-10-14T00:00:00" table:style-name="ce4">
            <text:p>14.10.2024</text:p>
          </table:table-cell>
          <table:table-cell office:value-type="string" table:style-name="ce5">
            <text:p>M9</text:p>
          </table:table-cell>
          <table:table-cell office:value-type="float" office:value="60" table:style-name="ce3">
            <text:p>60</text:p>
          </table:table-cell>
          <table:table-cell office:value-type="float" office:value="173" table:style-name="ce3">
            <text:p>173</text:p>
          </table:table-cell>
          <table:table-cell office:value-type="string" table:style-name="ce3">
            <text:p>Продажа</text:p>
          </table:table-cell>
          <table:table-cell table:number-columns-repeated="16378"/>
        </table:table-row>
        <table:table-row table:number-rows-repeated="7" table:style-name="ro2">
          <table:table-cell table:number-columns-repeated="16384" table:style-name="ce3"/>
        </table:table-row>
        <table:table-row table:number-rows-repeated="1072" table:style-name="ro2">
          <table:table-cell table:number-columns-repeated="16384"/>
        </table:table-row>
        <table:table-row table:style-name="ro2">
          <table:table-cell/>
          <table:table-cell table:number-columns-repeated="16383" table:style-name="ce3"/>
        </table:table-row>
        <table:table-row table:number-rows-repeated="2160" table:style-name="ro2">
          <table:table-cell/>
          <table:table-cell table:style-name="ce4"/>
          <table:table-cell table:style-name="ce5"/>
          <table:table-cell table:number-columns-repeated="16381"/>
        </table:table-row>
        <table:table-row table:number-rows-repeated="1042095" table:style-name="ro6">
          <table:table-cell table:number-columns-repeated="16384"/>
        </table:table-row>
      </table:table>
      <table:table table:name="Товар" table:style-name="ta2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number-columns-repeated="16378" table:default-cell-style-name="ce3"/>
        <table:table-row table:style-name="ro7">
          <table:table-cell office:value-type="string" table:style-name="ce2">
            <text:p>Артикул</text:p>
          </table:table-cell>
          <table:table-cell office:value-type="string" table:style-name="ce2">
            <text:p>Отдел</text:p>
          </table:table-cell>
          <table:table-cell office:value-type="string" table:style-name="ce2">
            <text:p>Наименование товара</text:p>
          </table:table-cell>
          <table:table-cell office:value-type="string" table:style-name="ce2">
            <text:p>Ед_изм</text:p>
          </table:table-cell>
          <table:table-cell office:value-type="string" table:style-name="ce2">
            <text:p>Количество в упаковке</text:p>
          </table:table-cell>
          <table:table-cell office:value-type="string" table:style-name="ce2">
            <text:p>Цена за упаковку</text:p>
          </table:table-cell>
          <table:table-cell table:number-columns-repeated="16378"/>
        </table:table-row>
        <table:table-row table:style-name="ro2" table:visibility="filter">
          <table:table-cell office:value-type="float" office:value="1" table:style-name="ce3">
            <text:p>1</text:p>
          </table:table-cell>
          <table:table-cell office:value-type="string" table:style-name="ce3">
            <text:p>Йогурты</text:p>
          </table:table-cell>
          <table:table-cell office:value-type="string" table:style-name="ce3">
            <text:p>Йогурт безлактозный клубника шиповник 3,5%</text:p>
          </table:table-cell>
          <table:table-cell office:value-type="string" table:style-name="ce3">
            <text:p>грамм</text:p>
          </table:table-cell>
          <table:table-cell office:value-type="float" office:value="130" table:style-name="ce3">
            <text:p>130</text:p>
          </table:table-cell>
          <table:table-cell office:value-type="float" office:value="58" table:style-name="ce3">
            <text:p>58</text:p>
          </table:table-cell>
          <table:table-cell table:number-columns-repeated="16378"/>
        </table:table-row>
        <table:table-row table:style-name="ro2" table:visibility="filter">
          <table:table-cell office:value-type="float" office:value="2" table:style-name="ce3">
            <text:p>2</text:p>
          </table:table-cell>
          <table:table-cell office:value-type="string" table:style-name="ce3">
            <text:p>Йогурты</text:p>
          </table:table-cell>
          <table:table-cell office:value-type="string" table:style-name="ce3">
            <text:p>Йогурт безлактозный персик 3,5%</text:p>
          </table:table-cell>
          <table:table-cell office:value-type="string" table:style-name="ce3">
            <text:p>грамм</text:p>
          </table:table-cell>
          <table:table-cell office:value-type="float" office:value="130" table:style-name="ce3">
            <text:p>130</text:p>
          </table:table-cell>
          <table:table-cell office:value-type="float" office:value="58" table:style-name="ce3">
            <text:p>58</text:p>
          </table:table-cell>
          <table:table-cell table:number-columns-repeated="16378"/>
        </table:table-row>
        <table:table-row table:style-name="ro2" table:visibility="filter">
          <table:table-cell office:value-type="float" office:value="3" table:style-name="ce3">
            <text:p>3</text:p>
          </table:table-cell>
          <table:table-cell office:value-type="string" table:style-name="ce3">
            <text:p>Йогурты</text:p>
          </table:table-cell>
          <table:table-cell office:value-type="string" table:style-name="ce3">
            <text:p>Йогурт греческий натуральный без сахара 2%</text:p>
          </table:table-cell>
          <table:table-cell office:value-type="string" table:style-name="ce3">
            <text:p>грамм</text:p>
          </table:table-cell>
          <table:table-cell office:value-type="float" office:value="250" table:style-name="ce3">
            <text:p>250</text:p>
          </table:table-cell>
          <table:table-cell office:value-type="float" office:value="84" table:style-name="ce3">
            <text:p>84</text:p>
          </table:table-cell>
          <table:table-cell table:number-columns-repeated="16378"/>
        </table:table-row>
        <table:table-row table:style-name="ro2" table:visibility="filter">
          <table:table-cell office:value-type="float" office:value="4" table:style-name="ce3">
            <text:p>4</text:p>
          </table:table-cell>
          <table:table-cell office:value-type="string" table:style-name="ce3">
            <text:p>Йогурты</text:p>
          </table:table-cell>
          <table:table-cell office:value-type="string" table:style-name="ce3">
            <text:p>Йогурт греческий натуральный без сахара 4%</text:p>
          </table:table-cell>
          <table:table-cell office:value-type="string" table:style-name="ce3">
            <text:p>грамм</text:p>
          </table:table-cell>
          <table:table-cell office:value-type="float" office:value="170" table:style-name="ce3">
            <text:p>170</text:p>
          </table:table-cell>
          <table:table-cell office:value-type="float" office:value="98" table:style-name="ce3">
            <text:p>98</text:p>
          </table:table-cell>
          <table:table-cell table:number-columns-repeated="16378"/>
        </table:table-row>
        <table:table-row table:style-name="ro2" table:visibility="filter">
          <table:table-cell office:value-type="float" office:value="5" table:style-name="ce3">
            <text:p>5</text:p>
          </table:table-cell>
          <table:table-cell office:value-type="string" table:style-name="ce3">
            <text:p>Йогурты</text:p>
          </table:table-cell>
          <table:table-cell office:value-type="string" table:style-name="ce3">
            <text:p>Йогурт ложковый с бананом 2,6%</text:p>
          </table:table-cell>
          <table:table-cell office:value-type="string" table:style-name="ce3">
            <text:p>грамм</text:p>
          </table:table-cell>
          <table:table-cell office:value-type="float" office:value="180" table:style-name="ce3">
            <text:p>180</text:p>
          </table:table-cell>
          <table:table-cell office:value-type="float" office:value="65" table:style-name="ce3">
            <text:p>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6" table:style-name="ce3">
            <text:p>6</text:p>
          </table:table-cell>
          <table:table-cell office:value-type="string" table:style-name="ce3">
            <text:p>Йогурты</text:p>
          </table:table-cell>
          <table:table-cell office:value-type="string" table:style-name="ce3">
            <text:p>Йогурт ложковый с зеленым яблоком 2,6%</text:p>
          </table:table-cell>
          <table:table-cell office:value-type="string" table:style-name="ce3">
            <text:p>грамм</text:p>
          </table:table-cell>
          <table:table-cell office:value-type="float" office:value="180" table:style-name="ce3">
            <text:p>180</text:p>
          </table:table-cell>
          <table:table-cell office:value-type="float" office:value="65" table:style-name="ce3">
            <text:p>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7" table:style-name="ce3">
            <text:p>7</text:p>
          </table:table-cell>
          <table:table-cell office:value-type="string" table:style-name="ce3">
            <text:p>Йогурты</text:p>
          </table:table-cell>
          <table:table-cell office:value-type="string" table:style-name="ce3">
            <text:p>Йогурт натуральный <text:s/>безлактозный 3,5%</text:p>
          </table:table-cell>
          <table:table-cell office:value-type="string" table:style-name="ce3">
            <text:p>грамм</text:p>
          </table:table-cell>
          <table:table-cell office:value-type="float" office:value="130" table:style-name="ce3">
            <text:p>130</text:p>
          </table:table-cell>
          <table:table-cell office:value-type="float" office:value="55" table:style-name="ce3">
            <text:p>55</text:p>
          </table:table-cell>
          <table:table-cell table:number-columns-repeated="16378"/>
        </table:table-row>
        <table:table-row table:style-name="ro2" table:visibility="filter">
          <table:table-cell office:value-type="float" office:value="8" table:style-name="ce3">
            <text:p>8</text:p>
          </table:table-cell>
          <table:table-cell office:value-type="string" table:style-name="ce3">
            <text:p>Йогурты</text:p>
          </table:table-cell>
          <table:table-cell office:value-type="string" table:style-name="ce3">
            <text:p>Йогурт питьевой с клубникой 1,5%</text:p>
          </table:table-cell>
          <table:table-cell office:value-type="string" table:style-name="ce3">
            <text:p>грамм</text:p>
          </table:table-cell>
          <table:table-cell office:value-type="float" office:value="260" table:style-name="ce3">
            <text:p>260</text:p>
          </table:table-cell>
          <table:table-cell office:value-type="float" office:value="68" table:style-name="ce3">
            <text:p>68</text:p>
          </table:table-cell>
          <table:table-cell table:number-columns-repeated="16378"/>
        </table:table-row>
        <table:table-row table:style-name="ro2" table:visibility="filter">
          <table:table-cell office:value-type="float" office:value="9" table:style-name="ce3">
            <text:p>9</text:p>
          </table:table-cell>
          <table:table-cell office:value-type="string" table:style-name="ce3">
            <text:p>Йогурты</text:p>
          </table:table-cell>
          <table:table-cell office:value-type="string" table:style-name="ce3">
            <text:p>Йогурт питьевой с малиной 1,5%</text:p>
          </table:table-cell>
          <table:table-cell office:value-type="string" table:style-name="ce3">
            <text:p>грамм</text:p>
          </table:table-cell>
          <table:table-cell office:value-type="float" office:value="260" table:style-name="ce3">
            <text:p>260</text:p>
          </table:table-cell>
          <table:table-cell office:value-type="float" office:value="68" table:style-name="ce3">
            <text:p>68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" table:style-name="ce3">
            <text:p>10</text:p>
          </table:table-cell>
          <table:table-cell office:value-type="string" table:style-name="ce3">
            <text:p>Йогурты</text:p>
          </table:table-cell>
          <table:table-cell office:value-type="string" table:style-name="ce3">
            <text:p>Йогурт питьевой с черникой 1,5%</text:p>
          </table:table-cell>
          <table:table-cell office:value-type="string" table:style-name="ce3">
            <text:p>грамм</text:p>
          </table:table-cell>
          <table:table-cell office:value-type="float" office:value="260" table:style-name="ce3">
            <text:p>260</text:p>
          </table:table-cell>
          <table:table-cell office:value-type="float" office:value="68" table:style-name="ce3">
            <text:p>68</text:p>
          </table:table-cell>
          <table:table-cell table:number-columns-repeated="16378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3">
            <text:p>Кисломолочные</text:p>
          </table:table-cell>
          <table:table-cell office:value-type="string" table:style-name="ce3">
            <text:p>Варенец термостатный</text:p>
          </table:table-cell>
          <table:table-cell office:value-type="string" table:style-name="ce3">
            <text:p>грамм</text:p>
          </table:table-cell>
          <table:table-cell office:value-type="float" office:value="300" table:style-name="ce3">
            <text:p>300</text:p>
          </table:table-cell>
          <table:table-cell office:value-type="float" office:value="76" table:style-name="ce3">
            <text:p>76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" table:style-name="ce3">
            <text:p>12</text:p>
          </table:table-cell>
          <table:table-cell office:value-type="string" table:style-name="ce3">
            <text:p>Кисломолочные</text:p>
          </table:table-cell>
          <table:table-cell office:value-type="string" table:style-name="ce3">
            <text:p>Кефир 1%</text:p>
          </table:table-cell>
          <table:table-cell office:value-type="string" table:style-name="ce3">
            <text:p>мл</text:p>
          </table:table-cell>
          <table:table-cell office:value-type="float" office:value="500" table:style-name="ce3">
            <text:p>500</text:p>
          </table:table-cell>
          <table:table-cell office:value-type="float" office:value="54" table:style-name="ce3">
            <text:p>54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" table:style-name="ce3">
            <text:p>13</text:p>
          </table:table-cell>
          <table:table-cell office:value-type="string" table:style-name="ce3">
            <text:p>Кисломолочные</text:p>
          </table:table-cell>
          <table:table-cell office:value-type="string" table:style-name="ce3">
            <text:p>Кефир 1%</text:p>
          </table:table-cell>
          <table:table-cell office:value-type="string" table:style-name="ce3">
            <text:p>мл</text:p>
          </table:table-cell>
          <table:table-cell office:value-type="float" office:value="930" table:style-name="ce3">
            <text:p>930</text:p>
          </table:table-cell>
          <table:table-cell office:value-type="float" office:value="80" table:style-name="ce3">
            <text:p>8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" table:style-name="ce3">
            <text:p>14</text:p>
          </table:table-cell>
          <table:table-cell office:value-type="string" table:style-name="ce3">
            <text:p>Кисломолочные</text:p>
          </table:table-cell>
          <table:table-cell office:value-type="string" table:style-name="ce3">
            <text:p>Кефир 2,5%</text:p>
          </table:table-cell>
          <table:table-cell office:value-type="string" table:style-name="ce3">
            <text:p>мл</text:p>
          </table:table-cell>
          <table:table-cell office:value-type="float" office:value="930" table:style-name="ce3">
            <text:p>930</text:p>
          </table:table-cell>
          <table:table-cell office:value-type="float" office:value="90" table:style-name="ce3">
            <text:p>9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" table:style-name="ce3">
            <text:p>15</text:p>
          </table:table-cell>
          <table:table-cell office:value-type="string" table:style-name="ce3">
            <text:p>Кисломолочные</text:p>
          </table:table-cell>
          <table:table-cell office:value-type="string" table:style-name="ce3">
            <text:p>Кефир 3,2%</text:p>
          </table:table-cell>
          <table:table-cell office:value-type="string" table:style-name="ce3">
            <text:p>мл</text:p>
          </table:table-cell>
          <table:table-cell office:value-type="float" office:value="930" table:style-name="ce3">
            <text:p>930</text:p>
          </table:table-cell>
          <table:table-cell office:value-type="float" office:value="95" table:style-name="ce3">
            <text:p>9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" table:style-name="ce3">
            <text:p>16</text:p>
          </table:table-cell>
          <table:table-cell office:value-type="string" table:style-name="ce3">
            <text:p>Кисломолочные</text:p>
          </table:table-cell>
          <table:table-cell office:value-type="string" table:style-name="ce3">
            <text:p>Ряженка <text:s/>детская 3,2% клубника</text:p>
          </table:table-cell>
          <table:table-cell office:value-type="string" table:style-name="ce3">
            <text:p>мл</text:p>
          </table:table-cell>
          <table:table-cell office:value-type="float" office:value="200" table:style-name="ce3">
            <text:p>200</text:p>
          </table:table-cell>
          <table:table-cell office:value-type="float" office:value="44" table:style-name="ce3">
            <text:p>44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" table:style-name="ce3">
            <text:p>17</text:p>
          </table:table-cell>
          <table:table-cell office:value-type="string" table:style-name="ce3">
            <text:p>Кисломолочные</text:p>
          </table:table-cell>
          <table:table-cell office:value-type="string" table:style-name="ce3">
            <text:p>Ряженка 2,5% стекл. банка</text:p>
          </table:table-cell>
          <table:table-cell office:value-type="string" table:style-name="ce3">
            <text:p>мл</text:p>
          </table:table-cell>
          <table:table-cell office:value-type="float" office:value="400" table:style-name="ce3">
            <text:p>400</text:p>
          </table:table-cell>
          <table:table-cell office:value-type="float" office:value="112" table:style-name="ce3">
            <text:p>11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" table:style-name="ce3">
            <text:p>18</text:p>
          </table:table-cell>
          <table:table-cell office:value-type="string" table:style-name="ce3">
            <text:p>Кисломолочные</text:p>
          </table:table-cell>
          <table:table-cell office:value-type="string" table:style-name="ce3">
            <text:p>Ряженка 3,2%</text:p>
          </table:table-cell>
          <table:table-cell office:value-type="string" table:style-name="ce3">
            <text:p>мл</text:p>
          </table:table-cell>
          <table:table-cell office:value-type="float" office:value="500" table:style-name="ce3">
            <text:p>500</text:p>
          </table:table-cell>
          <table:table-cell office:value-type="float" office:value="55" table:style-name="ce3">
            <text:p>5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" table:style-name="ce3">
            <text:p>19</text:p>
          </table:table-cell>
          <table:table-cell office:value-type="string" table:style-name="ce3">
            <text:p>Кисломолочные</text:p>
          </table:table-cell>
          <table:table-cell office:value-type="string" table:style-name="ce3">
            <text:p>Ряженка 3,2%</text:p>
          </table:table-cell>
          <table:table-cell office:value-type="string" table:style-name="ce3">
            <text:p>мл</text:p>
          </table:table-cell>
          <table:table-cell office:value-type="float" office:value="1000" table:style-name="ce3">
            <text:p>1000</text:p>
          </table:table-cell>
          <table:table-cell office:value-type="float" office:value="97" table:style-name="ce3">
            <text:p>97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" table:style-name="ce3">
            <text:p>20</text:p>
          </table:table-cell>
          <table:table-cell office:value-type="string" table:style-name="ce3">
            <text:p>Кисломолочные</text:p>
          </table:table-cell>
          <table:table-cell office:value-type="string" table:style-name="ce3">
            <text:p>Сметана 10%</text:p>
          </table:table-cell>
          <table:table-cell office:value-type="string" table:style-name="ce3">
            <text:p>грамм</text:p>
          </table:table-cell>
          <table:table-cell office:value-type="float" office:value="300" table:style-name="ce3">
            <text:p>300</text:p>
          </table:table-cell>
          <table:table-cell office:value-type="float" office:value="60" table:style-name="ce3">
            <text:p>6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" table:style-name="ce3">
            <text:p>21</text:p>
          </table:table-cell>
          <table:table-cell office:value-type="string" table:style-name="ce3">
            <text:p>Кисломолочные</text:p>
          </table:table-cell>
          <table:table-cell office:value-type="string" table:style-name="ce3">
            <text:p>Сметана 15%</text:p>
          </table:table-cell>
          <table:table-cell office:value-type="string" table:style-name="ce3">
            <text:p>грамм</text:p>
          </table:table-cell>
          <table:table-cell office:value-type="float" office:value="300" table:style-name="ce3">
            <text:p>300</text:p>
          </table:table-cell>
          <table:table-cell office:value-type="float" office:value="70" table:style-name="ce3">
            <text:p>7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" table:style-name="ce3">
            <text:p>22</text:p>
          </table:table-cell>
          <table:table-cell office:value-type="string" table:style-name="ce3">
            <text:p>Кисломолочные</text:p>
          </table:table-cell>
          <table:table-cell office:value-type="string" table:style-name="ce3">
            <text:p>Сметана 20%</text:p>
          </table:table-cell>
          <table:table-cell office:value-type="string" table:style-name="ce3">
            <text:p>грамм</text:p>
          </table:table-cell>
          <table:table-cell office:value-type="float" office:value="300" table:style-name="ce3">
            <text:p>300</text:p>
          </table:table-cell>
          <table:table-cell office:value-type="float" office:value="80" table:style-name="ce3">
            <text:p>8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" table:style-name="ce3">
            <text:p>23</text:p>
          </table:table-cell>
          <table:table-cell office:value-type="string" table:style-name="ce3">
            <text:p>Кисломолочные</text:p>
          </table:table-cell>
          <table:table-cell office:value-type="string" table:style-name="ce3">
            <text:p>Сметана 20% безлактозная</text:p>
          </table:table-cell>
          <table:table-cell office:value-type="string" table:style-name="ce3">
            <text:p>грамм</text:p>
          </table:table-cell>
          <table:table-cell office:value-type="float" office:value="300" table:style-name="ce3">
            <text:p>300</text:p>
          </table:table-cell>
          <table:table-cell office:value-type="float" office:value="120" table:style-name="ce3">
            <text:p>12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" table:style-name="ce3">
            <text:p>24</text:p>
          </table:table-cell>
          <table:table-cell office:value-type="string" table:style-name="ce3">
            <text:p>Кисломолочные</text:p>
          </table:table-cell>
          <table:table-cell office:value-type="string" table:style-name="ce3">
            <text:p>Сметана 25%</text:p>
          </table:table-cell>
          <table:table-cell office:value-type="string" table:style-name="ce3">
            <text:p>грамм</text:p>
          </table:table-cell>
          <table:table-cell office:value-type="float" office:value="300" table:style-name="ce3">
            <text:p>300</text:p>
          </table:table-cell>
          <table:table-cell office:value-type="float" office:value="115" table:style-name="ce3">
            <text:p>1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" table:style-name="ce3">
            <text:p>25</text:p>
          </table:table-cell>
          <table:table-cell office:value-type="string" table:style-name="ce3">
            <text:p>Кисломолочные</text:p>
          </table:table-cell>
          <table:table-cell office:value-type="string" table:style-name="ce3">
            <text:p>Снежок 2,5%</text:p>
          </table:table-cell>
          <table:table-cell office:value-type="string" table:style-name="ce3">
            <text:p>грамм</text:p>
          </table:table-cell>
          <table:table-cell office:value-type="float" office:value="500" table:style-name="ce3">
            <text:p>500</text:p>
          </table:table-cell>
          <table:table-cell office:value-type="float" office:value="53" table:style-name="ce3">
            <text:p>53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" table:style-name="ce3">
            <text:p>26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Молоко безлактозное 1,8%</text:p>
          </table:table-cell>
          <table:table-cell office:value-type="string" table:style-name="ce3">
            <text:p>мл</text:p>
          </table:table-cell>
          <table:table-cell office:value-type="float" office:value="950" table:style-name="ce3">
            <text:p>950</text:p>
          </table:table-cell>
          <table:table-cell office:value-type="float" office:value="155" table:style-name="ce3">
            <text:p>15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" table:style-name="ce3">
            <text:p>27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Молоко козье цельное 2,8 - 5,6%</text:p>
          </table:table-cell>
          <table:table-cell office:value-type="string" table:style-name="ce3">
            <text:p>мл</text:p>
          </table:table-cell>
          <table:table-cell office:value-type="float" office:value="500" table:style-name="ce3">
            <text:p>500</text:p>
          </table:table-cell>
          <table:table-cell office:value-type="float" office:value="115" table:style-name="ce3">
            <text:p>1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" table:style-name="ce3">
            <text:p>28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Молоко пастеризованное топленое 4%</text:p>
          </table:table-cell>
          <table:table-cell office:value-type="string" table:style-name="ce3">
            <text:p>мл</text:p>
          </table:table-cell>
          <table:table-cell office:value-type="float" office:value="1000" table:style-name="ce3">
            <text:p>1000</text:p>
          </table:table-cell>
          <table:table-cell office:value-type="float" office:value="130" table:style-name="ce3">
            <text:p>13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" table:style-name="ce3">
            <text:p>29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Молоко пастеризованное цельное отборное 3,4 - 4,5%</text:p>
          </table:table-cell>
          <table:table-cell office:value-type="string" table:style-name="ce3">
            <text:p>мл</text:p>
          </table:table-cell>
          <table:table-cell office:value-type="float" office:value="900" table:style-name="ce3">
            <text:p>900</text:p>
          </table:table-cell>
          <table:table-cell office:value-type="float" office:value="95" table:style-name="ce3">
            <text:p>9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" table:style-name="ce3">
            <text:p>30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Молоко сгущеное вареное с сахаром, жб</text:p>
          </table:table-cell>
          <table:table-cell office:value-type="string" table:style-name="ce3">
            <text:p>грамм</text:p>
          </table:table-cell>
          <table:table-cell office:value-type="float" office:value="360" table:style-name="ce3">
            <text:p>360</text:p>
          </table:table-cell>
          <table:table-cell office:value-type="float" office:value="130" table:style-name="ce3">
            <text:p>13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" table:style-name="ce3">
            <text:p>31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Молоко сгущеное с сахаром 8,5%</text:p>
          </table:table-cell>
          <table:table-cell office:value-type="string" table:style-name="ce3">
            <text:p>грамм</text:p>
          </table:table-cell>
          <table:table-cell office:value-type="float" office:value="270" table:style-name="ce3">
            <text:p>270</text:p>
          </table:table-cell>
          <table:table-cell office:value-type="float" office:value="110" table:style-name="ce3">
            <text:p>11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" table:style-name="ce3">
            <text:p>32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Молоко сгущеное цельное с сахаром, жб</text:p>
          </table:table-cell>
          <table:table-cell office:value-type="string" table:style-name="ce3">
            <text:p>грамм</text:p>
          </table:table-cell>
          <table:table-cell office:value-type="float" office:value="380" table:style-name="ce3">
            <text:p>380</text:p>
          </table:table-cell>
          <table:table-cell office:value-type="float" office:value="120" table:style-name="ce3">
            <text:p>12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" table:style-name="ce3">
            <text:p>33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Молоко ультрапастеризованное 1.5%</text:p>
          </table:table-cell>
          <table:table-cell office:value-type="string" table:style-name="ce3">
            <text:p>мл</text:p>
          </table:table-cell>
          <table:table-cell office:value-type="float" office:value="970" table:style-name="ce3">
            <text:p>970</text:p>
          </table:table-cell>
          <table:table-cell office:value-type="float" office:value="55" table:style-name="ce3">
            <text:p>5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" table:style-name="ce3">
            <text:p>34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Молоко ультрапастеризованное 2.5%</text:p>
          </table:table-cell>
          <table:table-cell office:value-type="string" table:style-name="ce3">
            <text:p>мл</text:p>
          </table:table-cell>
          <table:table-cell office:value-type="float" office:value="970" table:style-name="ce3">
            <text:p>970</text:p>
          </table:table-cell>
          <table:table-cell office:value-type="float" office:value="65" table:style-name="ce3">
            <text:p>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" table:style-name="ce3">
            <text:p>35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Молоко ультрапастеризованное 3.2%</text:p>
          </table:table-cell>
          <table:table-cell office:value-type="string" table:style-name="ce3">
            <text:p>мл</text:p>
          </table:table-cell>
          <table:table-cell office:value-type="float" office:value="970" table:style-name="ce3">
            <text:p>970</text:p>
          </table:table-cell>
          <table:table-cell office:value-type="float" office:value="70" table:style-name="ce3">
            <text:p>7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" table:style-name="ce3">
            <text:p>36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Сливки для взбивания 33%</text:p>
          </table:table-cell>
          <table:table-cell office:value-type="string" table:style-name="ce3">
            <text:p>мл</text:p>
          </table:table-cell>
          <table:table-cell office:value-type="float" office:value="500" table:style-name="ce3">
            <text:p>500</text:p>
          </table:table-cell>
          <table:table-cell office:value-type="float" office:value="290" table:style-name="ce3">
            <text:p>29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" table:style-name="ce3">
            <text:p>37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Сливки питьевые 10%</text:p>
          </table:table-cell>
          <table:table-cell office:value-type="string" table:style-name="ce3">
            <text:p>мл</text:p>
          </table:table-cell>
          <table:table-cell office:value-type="float" office:value="200" table:style-name="ce3">
            <text:p>200</text:p>
          </table:table-cell>
          <table:table-cell office:value-type="float" office:value="60" table:style-name="ce3">
            <text:p>6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" table:style-name="ce3">
            <text:p>38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Сливки питьевые 10%</text:p>
          </table:table-cell>
          <table:table-cell office:value-type="string" table:style-name="ce3">
            <text:p>мл</text:p>
          </table:table-cell>
          <table:table-cell office:value-type="float" office:value="500" table:style-name="ce3">
            <text:p>500</text:p>
          </table:table-cell>
          <table:table-cell office:value-type="float" office:value="135" table:style-name="ce3">
            <text:p>13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" table:style-name="ce3">
            <text:p>39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Сливки порционные питьевые безлактозные 10%</text:p>
          </table:table-cell>
          <table:table-cell office:value-type="string" table:style-name="ce3">
            <text:p>грамм</text:p>
          </table:table-cell>
          <table:table-cell office:value-type="float" office:value="100" table:style-name="ce3">
            <text:p>100</text:p>
          </table:table-cell>
          <table:table-cell office:value-type="float" office:value="68" table:style-name="ce3">
            <text:p>68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" table:style-name="ce3">
            <text:p>40</text:p>
          </table:table-cell>
          <table:table-cell office:value-type="string" table:style-name="ce3">
            <text:p>Молоко</text:p>
          </table:table-cell>
          <table:table-cell office:value-type="string" table:style-name="ce3">
            <text:p>Сливки стерилизованные 20%</text:p>
          </table:table-cell>
          <table:table-cell office:value-type="string" table:style-name="ce3">
            <text:p>мл</text:p>
          </table:table-cell>
          <table:table-cell office:value-type="float" office:value="500" table:style-name="ce3">
            <text:p>500</text:p>
          </table:table-cell>
          <table:table-cell office:value-type="float" office:value="204" table:style-name="ce3">
            <text:p>204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" table:style-name="ce3">
            <text:p>41</text:p>
          </table:table-cell>
          <table:table-cell office:value-type="string" table:style-name="ce3">
            <text:p>Творог</text:p>
          </table:table-cell>
          <table:table-cell office:value-type="string" table:style-name="ce3">
            <text:p>Творог зерненый домашний 4%</text:p>
          </table:table-cell>
          <table:table-cell office:value-type="string" table:style-name="ce3">
            <text:p>грамм</text:p>
          </table:table-cell>
          <table:table-cell office:value-type="float" office:value="200" table:style-name="ce3">
            <text:p>200</text:p>
          </table:table-cell>
          <table:table-cell office:value-type="float" office:value="70" table:style-name="ce3">
            <text:p>70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" table:style-name="ce3">
            <text:p>42</text:p>
          </table:table-cell>
          <table:table-cell office:value-type="string" table:style-name="ce3">
            <text:p>Творог</text:p>
          </table:table-cell>
          <table:table-cell office:value-type="string" table:style-name="ce3">
            <text:p>Творог зерненый домашний 4%</text:p>
          </table:table-cell>
          <table:table-cell office:value-type="string" table:style-name="ce3">
            <text:p>грамм</text:p>
          </table:table-cell>
          <table:table-cell office:value-type="float" office:value="300" table:style-name="ce3">
            <text:p>300</text:p>
          </table:table-cell>
          <table:table-cell office:value-type="float" office:value="120" table:style-name="ce3">
            <text:p>120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" table:style-name="ce3">
            <text:p>43</text:p>
          </table:table-cell>
          <table:table-cell office:value-type="string" table:style-name="ce3">
            <text:p>Творог</text:p>
          </table:table-cell>
          <table:table-cell office:value-type="string" table:style-name="ce3">
            <text:p>Творог мягкий <text:s/>натуральный 5,9%</text:p>
          </table:table-cell>
          <table:table-cell office:value-type="string" table:style-name="ce3">
            <text:p>грамм</text:p>
          </table:table-cell>
          <table:table-cell office:value-type="float" office:value="125" table:style-name="ce3">
            <text:p>125</text:p>
          </table:table-cell>
          <table:table-cell office:value-type="float" office:value="70" table:style-name="ce3">
            <text:p>70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" table:style-name="ce3">
            <text:p>44</text:p>
          </table:table-cell>
          <table:table-cell office:value-type="string" table:style-name="ce3">
            <text:p>Творог</text:p>
          </table:table-cell>
          <table:table-cell office:value-type="string" table:style-name="ce3">
            <text:p>Творог мягкий <text:s/>натуральный 9%</text:p>
          </table:table-cell>
          <table:table-cell office:value-type="string" table:style-name="ce3">
            <text:p>грамм</text:p>
          </table:table-cell>
          <table:table-cell office:value-type="float" office:value="200" table:style-name="ce3">
            <text:p>200</text:p>
          </table:table-cell>
          <table:table-cell office:value-type="float" office:value="93" table:style-name="ce3">
            <text:p>9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" table:style-name="ce3">
            <text:p>45</text:p>
          </table:table-cell>
          <table:table-cell office:value-type="string" table:style-name="ce3">
            <text:p>Творог</text:p>
          </table:table-cell>
          <table:table-cell office:value-type="string" table:style-name="ce3">
            <text:p>Творог мягкий 4,5%</text:p>
          </table:table-cell>
          <table:table-cell office:value-type="string" table:style-name="ce3">
            <text:p>грамм</text:p>
          </table:table-cell>
          <table:table-cell office:value-type="float" office:value="130" table:style-name="ce3">
            <text:p>130</text:p>
          </table:table-cell>
          <table:table-cell office:value-type="float" office:value="55" table:style-name="ce3">
            <text:p>55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" table:style-name="ce3">
            <text:p>46</text:p>
          </table:table-cell>
          <table:table-cell office:value-type="string" table:style-name="ce3">
            <text:p>Творог</text:p>
          </table:table-cell>
          <table:table-cell office:value-type="string" table:style-name="ce3">
            <text:p>Творог мягкий детский манго 4,2%</text:p>
          </table:table-cell>
          <table:table-cell office:value-type="string" table:style-name="ce3">
            <text:p>грамм</text:p>
          </table:table-cell>
          <table:table-cell office:value-type="float" office:value="100" table:style-name="ce3">
            <text:p>100</text:p>
          </table:table-cell>
          <table:table-cell office:value-type="float" office:value="46" table:style-name="ce3">
            <text:p>4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" table:style-name="ce3">
            <text:p>47</text:p>
          </table:table-cell>
          <table:table-cell office:value-type="string" table:style-name="ce3">
            <text:p>Творог</text:p>
          </table:table-cell>
          <table:table-cell office:value-type="string" table:style-name="ce3">
            <text:p>Творог мягкий обезжиренный</text:p>
          </table:table-cell>
          <table:table-cell office:value-type="string" table:style-name="ce3">
            <text:p>грамм</text:p>
          </table:table-cell>
          <table:table-cell office:value-type="float" office:value="170" table:style-name="ce3">
            <text:p>170</text:p>
          </table:table-cell>
          <table:table-cell office:value-type="float" office:value="57" table:style-name="ce3">
            <text:p>5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" table:style-name="ce3">
            <text:p>48</text:p>
          </table:table-cell>
          <table:table-cell office:value-type="string" table:style-name="ce3">
            <text:p>Творог</text:p>
          </table:table-cell>
          <table:table-cell office:value-type="string" table:style-name="ce3">
            <text:p>Творог мягкий с черникой 4,2%</text:p>
          </table:table-cell>
          <table:table-cell office:value-type="string" table:style-name="ce3">
            <text:p>грамм</text:p>
          </table:table-cell>
          <table:table-cell office:value-type="float" office:value="130" table:style-name="ce3">
            <text:p>130</text:p>
          </table:table-cell>
          <table:table-cell office:value-type="float" office:value="54" table:style-name="ce3">
            <text:p>54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" table:style-name="ce3">
            <text:p>49</text:p>
          </table:table-cell>
          <table:table-cell office:value-type="string" table:style-name="ce3">
            <text:p>Творог</text:p>
          </table:table-cell>
          <table:table-cell office:value-type="string" table:style-name="ce3">
            <text:p>Творог пластовой 10 - 20%</text:p>
          </table:table-cell>
          <table:table-cell office:value-type="string" table:style-name="ce3">
            <text:p>грамм</text:p>
          </table:table-cell>
          <table:table-cell office:value-type="float" office:value="350" table:style-name="ce3">
            <text:p>350</text:p>
          </table:table-cell>
          <table:table-cell office:value-type="float" office:value="214" table:style-name="ce3">
            <text:p>214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" table:style-name="ce3">
            <text:p>50</text:p>
          </table:table-cell>
          <table:table-cell office:value-type="string" table:style-name="ce3">
            <text:p>Творог</text:p>
          </table:table-cell>
          <table:table-cell office:value-type="string" table:style-name="ce3">
            <text:p>Творог пластовой 5%</text:p>
          </table:table-cell>
          <table:table-cell office:value-type="string" table:style-name="ce3">
            <text:p>грамм</text:p>
          </table:table-cell>
          <table:table-cell office:value-type="float" office:value="250" table:style-name="ce3">
            <text:p>250</text:p>
          </table:table-cell>
          <table:table-cell office:value-type="float" office:value="127" table:style-name="ce3">
            <text:p>127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" table:style-name="ce3">
            <text:p>51</text:p>
          </table:table-cell>
          <table:table-cell office:value-type="string" table:style-name="ce3">
            <text:p>Яйцо</text:p>
          </table:table-cell>
          <table:table-cell office:value-type="string" table:style-name="ce3">
            <text:p>Яйцо куриное С0</text:p>
          </table:table-cell>
          <table:table-cell office:value-type="string" table:style-name="ce3">
            <text:p>шт</text:p>
          </table:table-cell>
          <table:table-cell office:value-type="float" office:value="10" table:style-name="ce3">
            <text:p>10</text:p>
          </table:table-cell>
          <table:table-cell office:value-type="float" office:value="110" table:style-name="ce3">
            <text:p>110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" table:style-name="ce3">
            <text:p>52</text:p>
          </table:table-cell>
          <table:table-cell office:value-type="string" table:style-name="ce3">
            <text:p>Яйцо</text:p>
          </table:table-cell>
          <table:table-cell office:value-type="string" table:style-name="ce3">
            <text:p>Яйцо куриное С0</text:p>
          </table:table-cell>
          <table:table-cell office:value-type="string" table:style-name="ce3">
            <text:p>шт</text:p>
          </table:table-cell>
          <table:table-cell office:value-type="float" office:value="30" table:style-name="ce3">
            <text:p>30</text:p>
          </table:table-cell>
          <table:table-cell office:value-type="float" office:value="320" table:style-name="ce3">
            <text:p>320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" table:style-name="ce3">
            <text:p>53</text:p>
          </table:table-cell>
          <table:table-cell office:value-type="string" table:style-name="ce3">
            <text:p>Яйцо</text:p>
          </table:table-cell>
          <table:table-cell office:value-type="string" table:style-name="ce3">
            <text:p>Яйцо куриное С0 деревенское</text:p>
          </table:table-cell>
          <table:table-cell office:value-type="string" table:style-name="ce3">
            <text:p>шт</text:p>
          </table:table-cell>
          <table:table-cell office:value-type="float" office:value="10" table:style-name="ce3">
            <text:p>10</text:p>
          </table:table-cell>
          <table:table-cell office:value-type="float" office:value="125" table:style-name="ce3">
            <text:p>125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" table:style-name="ce3">
            <text:p>54</text:p>
          </table:table-cell>
          <table:table-cell office:value-type="string" table:style-name="ce3">
            <text:p>Яйцо</text:p>
          </table:table-cell>
          <table:table-cell office:value-type="string" table:style-name="ce3">
            <text:p>Яйцо куриное С0 зерновой откорм</text:p>
          </table:table-cell>
          <table:table-cell office:value-type="string" table:style-name="ce3">
            <text:p>шт</text:p>
          </table:table-cell>
          <table:table-cell office:value-type="float" office:value="10" table:style-name="ce3">
            <text:p>10</text:p>
          </table:table-cell>
          <table:table-cell office:value-type="float" office:value="170" table:style-name="ce3">
            <text:p>170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" table:style-name="ce3">
            <text:p>55</text:p>
          </table:table-cell>
          <table:table-cell office:value-type="string" table:style-name="ce3">
            <text:p>Яйцо</text:p>
          </table:table-cell>
          <table:table-cell office:value-type="string" table:style-name="ce3">
            <text:p>Яйцо куриное С0 Экстра белое</text:p>
          </table:table-cell>
          <table:table-cell office:value-type="string" table:style-name="ce3">
            <text:p>шт</text:p>
          </table:table-cell>
          <table:table-cell office:value-type="float" office:value="20" table:style-name="ce3">
            <text:p>20</text:p>
          </table:table-cell>
          <table:table-cell office:value-type="float" office:value="270" table:style-name="ce3">
            <text:p>270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" table:style-name="ce3">
            <text:p>56</text:p>
          </table:table-cell>
          <table:table-cell office:value-type="string" table:style-name="ce3">
            <text:p>Яйцо</text:p>
          </table:table-cell>
          <table:table-cell office:value-type="string" table:style-name="ce3">
            <text:p>Яйцо куриное С1</text:p>
          </table:table-cell>
          <table:table-cell office:value-type="string" table:style-name="ce3">
            <text:p>шт</text:p>
          </table:table-cell>
          <table:table-cell office:value-type="float" office:value="10" table:style-name="ce3">
            <text:p>10</text:p>
          </table:table-cell>
          <table:table-cell office:value-type="float" office:value="100" table:style-name="ce3">
            <text:p>100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" table:style-name="ce3">
            <text:p>57</text:p>
          </table:table-cell>
          <table:table-cell office:value-type="string" table:style-name="ce3">
            <text:p>Яйцо</text:p>
          </table:table-cell>
          <table:table-cell office:value-type="string" table:style-name="ce3">
            <text:p>Яйцо куриное С1</text:p>
          </table:table-cell>
          <table:table-cell office:value-type="string" table:style-name="ce3">
            <text:p>шт</text:p>
          </table:table-cell>
          <table:table-cell office:value-type="float" office:value="30" table:style-name="ce3">
            <text:p>30</text:p>
          </table:table-cell>
          <table:table-cell office:value-type="float" office:value="290" table:style-name="ce3">
            <text:p>290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" table:style-name="ce3">
            <text:p>58</text:p>
          </table:table-cell>
          <table:table-cell office:value-type="string" table:style-name="ce3">
            <text:p>Яйцо</text:p>
          </table:table-cell>
          <table:table-cell office:value-type="string" table:style-name="ce3">
            <text:p>Яйцо куриное С2</text:p>
          </table:table-cell>
          <table:table-cell office:value-type="string" table:style-name="ce3">
            <text:p>шт</text:p>
          </table:table-cell>
          <table:table-cell office:value-type="float" office:value="10" table:style-name="ce3">
            <text:p>10</text:p>
          </table:table-cell>
          <table:table-cell office:value-type="float" office:value="85" table:style-name="ce3">
            <text:p>85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" table:style-name="ce3">
            <text:p>59</text:p>
          </table:table-cell>
          <table:table-cell office:value-type="string" table:style-name="ce3">
            <text:p>Яйцо</text:p>
          </table:table-cell>
          <table:table-cell office:value-type="string" table:style-name="ce3">
            <text:p>Яйцо куриное С2</text:p>
          </table:table-cell>
          <table:table-cell office:value-type="string" table:style-name="ce3">
            <text:p>шт</text:p>
          </table:table-cell>
          <table:table-cell office:value-type="float" office:value="30" table:style-name="ce3">
            <text:p>30</text:p>
          </table:table-cell>
          <table:table-cell office:value-type="float" office:value="240" table:style-name="ce3">
            <text:p>2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" table:style-name="ce3">
            <text:p>60</text:p>
          </table:table-cell>
          <table:table-cell office:value-type="string" table:style-name="ce3">
            <text:p>Яйцо</text:p>
          </table:table-cell>
          <table:table-cell office:value-type="string" table:style-name="ce3">
            <text:p>Яйцо перепелиное</text:p>
          </table:table-cell>
          <table:table-cell office:value-type="string" table:style-name="ce3">
            <text:p>шт</text:p>
          </table:table-cell>
          <table:table-cell office:value-type="float" office:value="20" table:style-name="ce3">
            <text:p>20</text:p>
          </table:table-cell>
          <table:table-cell office:value-type="float" office:value="150" table:style-name="ce3">
            <text:p>150</text:p>
          </table:table-cell>
          <table:table-cell table:number-columns-repeated="16378"/>
        </table:table-row>
        <table:table-row table:number-rows-repeated="1048515" table:style-name="ro6">
          <table:table-cell table:number-columns-repeated="16384"/>
        </table:table-row>
      </table:table>
      <table:table table:name="Магазин" table:style-name="ta1"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7" table:number-columns-repeated="16381" table:default-cell-style-name="ce3"/>
        <table:table-row table:style-name="ro2">
          <table:table-cell office:value-type="string" table:style-name="ce5">
            <text:p>ID магазина</text:p>
          </table:table-cell>
          <table:table-cell office:value-type="string" table:style-name="ce5">
            <text:p>Район</text:p>
          </table:table-cell>
          <table:table-cell office:value-type="string" table:style-name="ce5">
            <text:p>Адрес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</text:p>
          </table:table-cell>
          <table:table-cell office:value-type="string" table:style-name="ce3">
            <text:p>Нагорный</text:p>
          </table:table-cell>
          <table:table-cell office:value-type="string" table:style-name="ce3">
            <text:p>Верхняя улица, 15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2</text:p>
          </table:table-cell>
          <table:table-cell office:value-type="string" table:style-name="ce3">
            <text:p>Центральный</text:p>
          </table:table-cell>
          <table:table-cell office:value-type="string" table:style-name="ce3">
            <text:p>улица Пушкина, 9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3</text:p>
          </table:table-cell>
          <table:table-cell office:value-type="string" table:style-name="ce3">
            <text:p>Нагорный</text:p>
          </table:table-cell>
          <table:table-cell office:value-type="string" table:style-name="ce3">
            <text:p>Верхняя улица, 48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4</text:p>
          </table:table-cell>
          <table:table-cell office:value-type="string" table:style-name="ce3">
            <text:p>Центральный</text:p>
          </table:table-cell>
          <table:table-cell office:value-type="string" table:style-name="ce3">
            <text:p>Гоголевский бульвар, 17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5</text:p>
          </table:table-cell>
          <table:table-cell office:value-type="string" table:style-name="ce6">
            <text:p>Заречный</text:p>
          </table:table-cell>
          <table:table-cell office:value-type="string" table:style-name="ce3">
            <text:p>Широкая улица, 1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6</text:p>
          </table:table-cell>
          <table:table-cell office:value-type="string" table:style-name="ce3">
            <text:p>Центральный</text:p>
          </table:table-cell>
          <table:table-cell office:value-type="string" table:style-name="ce3">
            <text:p>улица Пушкина, 22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7</text:p>
          </table:table-cell>
          <table:table-cell office:value-type="string" table:style-name="ce6">
            <text:p>Заречный</text:p>
          </table:table-cell>
          <table:table-cell office:value-type="string" table:style-name="ce3">
            <text:p>Широкая улица, 35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8</text:p>
          </table:table-cell>
          <table:table-cell office:value-type="string" table:style-name="ce3">
            <text:p>Нагорный</text:p>
          </table:table-cell>
          <table:table-cell office:value-type="string" table:style-name="ce3">
            <text:p>проспект Авиаторов, 2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9</text:p>
          </table:table-cell>
          <table:table-cell office:value-type="string" table:style-name="ce3">
            <text:p>Центральный</text:p>
          </table:table-cell>
          <table:table-cell office:value-type="string" table:style-name="ce6">
            <text:p>Некрасовский бульвар, 12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0</text:p>
          </table:table-cell>
          <table:table-cell office:value-type="string" table:style-name="ce6">
            <text:p>Заречный</text:p>
          </table:table-cell>
          <table:table-cell office:value-type="string" table:style-name="ce3">
            <text:p>Луговая улица, 3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1</text:p>
          </table:table-cell>
          <table:table-cell office:value-type="string" table:style-name="ce6">
            <text:p>Заречный</text:p>
          </table:table-cell>
          <table:table-cell office:value-type="string" table:style-name="ce6">
            <text:p>Цветочная площадь, 1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2</text:p>
          </table:table-cell>
          <table:table-cell office:value-type="string" table:style-name="ce6">
            <text:p>Заречный</text:p>
          </table:table-cell>
          <table:table-cell office:value-type="string" table:style-name="ce3">
            <text:p>Луговая улица, 7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3</text:p>
          </table:table-cell>
          <table:table-cell office:value-type="string" table:style-name="ce3">
            <text:p>Нагорный</text:p>
          </table:table-cell>
          <table:table-cell office:value-type="string" table:style-name="ce6">
            <text:p>Самолетная улица, 37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4</text:p>
          </table:table-cell>
          <table:table-cell office:value-type="string" table:style-name="ce3">
            <text:p>Центральный</text:p>
          </table:table-cell>
          <table:table-cell office:value-type="string" table:style-name="ce6">
            <text:p>Лермонтовский проспект, 18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5</text:p>
          </table:table-cell>
          <table:table-cell office:value-type="string" table:style-name="ce3">
            <text:p>Нагорный</text:p>
          </table:table-cell>
          <table:table-cell office:value-type="string" table:style-name="ce6">
            <text:p>Самолетная улица, 18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6</text:p>
          </table:table-cell>
          <table:table-cell office:value-type="string" table:style-name="ce3">
            <text:p>Центральный</text:p>
          </table:table-cell>
          <table:table-cell office:value-type="string" table:style-name="ce6">
            <text:p>Лермонтовский проспект, 38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7</text:p>
          </table:table-cell>
          <table:table-cell office:value-type="string" table:style-name="ce3">
            <text:p>Центральный</text:p>
          </table:table-cell>
          <table:table-cell office:value-type="string" table:style-name="ce6">
            <text:p>Некрасовский бульвар, 25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8</text:p>
          </table:table-cell>
          <table:table-cell office:value-type="string" table:style-name="ce6">
            <text:p>Заречный</text:p>
          </table:table-cell>
          <table:table-cell office:value-type="string" table:style-name="ce6">
            <text:p>Полевая улица, 14</text:p>
          </table:table-cell>
          <table:table-cell table:number-columns-repeated="16381"/>
        </table:table-row>
        <table:table-row table:number-rows-repeated="1048557" table:style-name="ro6">
          <table:table-cell table:number-columns-repeated="16384"/>
        </table:table-row>
      </table:table>
      <table:database-ranges>
        <table:database-range table:target-range-address="Движение_товаров.A1:Движение_товаров.F3241">
          <table:sort>
            <table:sort-by table:field-number="2"/>
          </table:sort>
        </table:database-range>
        <table:database-range table:target-range-address="Движение_товаров.A1:Движение_товаров.F3241" table:display-filter-buttons="true">
          <table:filter>
            <table:filter-and>
              <table:filter-or>
                <table:filter-condition table:field-number="2" table:value="M1" table:operator="="/>
                <table:filter-condition table:field-number="2" table:value="M13" table:operator="="/>
                <table:filter-condition table:field-number="2" table:value="M15" table:operator="="/>
                <table:filter-condition table:field-number="2" table:value="M3" table:operator="="/>
              </table:filter-or>
              <table:filter-condition table:field-number="3" table:value="11" table:operator="="/>
              <table:filter-condition table:field-number="5" table:value="Продажа" table:operator="="/>
            </table:filter-and>
          </table:filter>
        </table:database-range>
        <table:database-range table:target-range-address="Товар.A1:Товар.F61" table:display-filter-buttons="true">
          <table:filter>
            <table:filter-condition table:field-number="2" table:value="Варенец термостатный" table:operator="="/>
          </table:filter>
        </table:database-range>
        <table:database-range table:target-range-address="Магазин.A1:Магазин.C19" table:display-filter-buttons="true">
          <table:filter>
            <table:filter-condition table:field-number="1" table:value="Нагорный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Bad" style:family="table-cell" style:data-style-name="N0">
      <style:table-cell-properties style:vertical-align="automatic" fo:background-color="#FFCCCC"/>
      <style:text-properties fo:color="#CC0000" style:font-name="Calibri" style:font-name-asian="Calibri" style:font-name-complex="Calibri" fo:font-size="11pt" style:font-size-asian="11pt" style:font-size-complex="11pt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6600" style:font-name="Calibri" style:font-name-asian="Calibri" style:font-name-complex="Calibri" fo:font-size="11pt" style:font-size-asian="11pt" style:font-size-complex="11pt" style:font-family-generic="swiss"/>
    </style:style>
    <style:style style:name="Heading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Calibri" style:font-name-asian="Calibri" style:font-name-complex="Calibri" fo:font-size="11pt" style:font-size-asian="11pt" style:font-size-complex="11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Calibri" style:font-name-asian="Calibri" style:font-name-complex="Calibri" fo:font-size="11pt" style:font-size-asian="11pt" style:font-size-complex="11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Calibri" style:font-name-asian="Calibri" style:font-name-complex="Calibri" fo:font-size="11pt" style:font-size-asian="11pt" style:font-size-complex="11pt" style:font-family-generic="swiss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Слава</meta:initial-creator>
    <dc:creator>Игорь Соколов</dc:creator>
    <meta:creation-date>2021-07-09T17:04:06Z</meta:creation-date>
    <dc:date>2025-10-25T03:54:35Z</dc:date>
    <meta:editing-cycles>1</meta:editing-cycles>
    <meta:editing-duration>PT23S</meta:editing-duration>
  </office:meta>
</office:document-meta>
</file>